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91cm"/>
    </style:style>
    <style:style style:name="co2" style:family="table-column">
      <style:table-column-properties fo:break-before="auto" style:column-width="1.538cm"/>
    </style:style>
    <style:style style:name="co3" style:family="table-column">
      <style:table-column-properties fo:break-before="auto" style:column-width="1.311cm"/>
    </style:style>
    <style:style style:name="co4" style:family="table-column">
      <style:table-column-properties fo:break-before="auto" style:column-width="1.81cm"/>
    </style:style>
    <style:style style:name="co5" style:family="table-column">
      <style:table-column-properties fo:break-before="auto" style:column-width="2.649cm"/>
    </style:style>
    <style:style style:name="co6" style:family="table-column">
      <style:table-column-properties fo:break-before="auto" style:column-width="2.286cm"/>
    </style:style>
    <style:style style:name="co7" style:family="table-column">
      <style:table-column-properties fo:break-before="auto" style:column-width="2.26cm"/>
    </style:style>
    <style:style style:name="co8" style:family="table-column">
      <style:table-column-properties fo:break-before="auto" style:column-width="2.258cm"/>
    </style:style>
    <style:style style:name="co9" style:family="table-column">
      <style:table-column-properties fo:break-before="auto" style:column-width="1.674cm"/>
    </style:style>
    <style:style style:name="co10" style:family="table-column">
      <style:table-column-properties fo:break-before="auto" style:column-width="6.258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data-style-name="N99">
      <style:map style:condition="cell-content()=FALSE()" style:apply-style-name="Warning" style:base-cell-address="Templates.E2"/>
      <style:map style:condition="cell-content()=TRUE()" style:apply-style-name="Good" style:base-cell-address="Templates.E2"/>
    </style:style>
    <style:style style:name="ce3" style:family="table-cell" style:parent-style-name="Default">
      <style:table-cell-properties fo:background-color="transparent"/>
    </style:style>
    <style:style style:name="ce4" style:family="table-cell" style:parent-style-name="Default" style:data-style-name="N0">
      <style:table-cell-properties fo:background-color="transparent"/>
      <style:map style:condition="cell-content()=FALSE()" style:apply-style-name="Warning" style:base-cell-address="Templates.E2"/>
      <style:map style:condition="cell-content()=TRUE()" style:apply-style-name="Good" style:base-cell-address="Templates.E2"/>
    </style:style>
    <style:style style:name="ce5" style:family="table-cell" style:parent-style-name="Default" style:data-style-name="N99">
      <style:table-cell-properties fo:background-color="transparent"/>
      <style:map style:condition="cell-content()=FALSE()" style:apply-style-name="Warning" style:base-cell-address="Templates.E2"/>
      <style:map style:condition="cell-content()=TRUE()" style:apply-style-name="Good" style:base-cell-address="Templates.E2"/>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ema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Default"/>
        <table:table-column table:style-name="co9" table:default-cell-style-name="Default"/>
        <table:table-column table:style-name="co7" table:default-cell-style-name="Default"/>
        <table:table-column table:style-name="co8" table:number-columns-repeated="2" table:default-cell-style-name="Default"/>
        <table:table-row table:style-name="ro1">
          <table:table-cell office:value-type="string" calcext:value-type="string">
            <text:p>Página</text:p>
          </table:table-cell>
          <table:table-cell office:value-type="string" calcext:value-type="string">
            <text:p>Tipo</text:p>
          </table:table-cell>
          <table:table-cell office:value-type="string" calcext:value-type="string">
            <text:p>No</text:p>
          </table:table-cell>
          <table:table-cell office:value-type="string" calcext:value-type="string">
            <text:p>Padre</text:p>
          </table:table-cell>
          <table:table-cell office:value-type="string" calcext:value-type="string">
            <text:p>Es Padre</text:p>
          </table:table-cell>
          <table:table-cell office:value-type="string" calcext:value-type="string">
            <text:p>Relacion</text:p>
          </table:table-cell>
          <table:table-cell office:value-type="string" calcext:value-type="string">
            <text:p>Tema</text:p>
          </table:table-cell>
          <table:table-cell office:value-type="string" calcext:value-type="string">
            <text:p>Id</text:p>
          </table:table-cell>
          <table:table-cell office:value-type="string" calcext:value-type="string">
            <text:p>Nivel</text:p>
          </table:table-cell>
          <table:table-cell office:value-type="string" calcext:value-type="string">
            <text:p>Titulo</text:p>
          </table:table-cell>
          <table:table-cell office:value-type="string" calcext:value-type="string">
            <text:p>Link</text:p>
          </table:table-cell>
          <table:table-cell office:value-type="string" calcext:value-type="string">
            <text:p>IdChk</text:p>
          </table:table-cell>
        </table:table-row>
        <table:table-row table:style-name="ro2">
          <table:table-cell office:value-type="float" office:value="1" calcext:value-type="float">
            <text:p>1</text:p>
          </table:table-cell>
          <table:table-cell office:value-type="string" calcext:value-type="string">
            <text:p>idx</text:p>
          </table:table-cell>
          <table:table-cell office:value-type="float" office:value="1" calcext:value-type="float">
            <text:p>1</text:p>
          </table:table-cell>
          <table:table-cell/>
          <table:table-cell table:style-name="ce1" table:formula="of:=NOT(ISERROR( VLOOKUP([.C2];[.D2:.$D$200];1;FALSE())))" office:value-type="boolean" office:boolean-value="false" calcext:value-type="boolean">
            <text:p>FALSO</text:p>
          </table:table-cell>
          <table:table-cell table:style-name="ce4" table:formula="of:=IF([.D2]&gt;0;[.D2]&amp; &quot; - &quot; &amp;[.C2];IF([.E2];[.C2]&amp; &quot; - 00&quot;;&quot;&quot;))">
            <text:p/>
          </table:table-cell>
          <table:table-cell office:value-type="string" calcext:value-type="string">
            <text:p>Introducción y preliminares.</text:p>
          </table:table-cell>
          <table:table-cell office:value-type="string" calcext:value-type="string">
            <text:p>introduccion-y-preliminares</text:p>
          </table:table-cell>
          <table:table-cell office:value-type="float" office:value="2" calcext:value-type="float">
            <text:p>2</text:p>
          </table:table-cell>
          <table:table-cell table:formula="of:=SUBSTITUTE(SUBSTITUTE(IF([.I2]=2;tpl_section;SUBSTITUTE(tpl_nivel;&quot;__NIVEL__&quot;;[.I2]));&quot;__ID__&quot;;[.H2]);&quot;__TEMA__&quot;;[.G2])" office:value-type="string" office:string-value="&lt;section&gt;&lt;h2 id=&quot;introduccion-y-preliminares&quot;&gt;Introducción y preliminares.&lt;/h2&gt;&lt;div class=&quot;contenido&quot;&gt;&lt;p&gt;&lt;/p&gt;&lt;/div&gt;&lt;/section&gt;" calcext:value-type="string">
            <text:p>&lt;section&gt;&lt;h2 id="introduccion-y-preliminares"&gt;Introducción y preliminares.&lt;/h2&gt;&lt;div class="contenido"&gt;&lt;p&gt;&lt;/p&gt;&lt;/div&gt;&lt;/section&gt;</text:p>
          </table:table-cell>
          <table:table-cell table:formula="of:=&quot;&lt;li&gt;&lt;a href=&quot;&quot;#&quot;&amp;[.H2]&amp;&quot;&quot;&quot;&gt;&quot;&amp;[.G2]&amp;&quot;&lt;/a&gt;&lt;/li&gt;&quot;" office:value-type="string" office:string-value="&lt;li&gt;&lt;a href=&quot;#introduccion-y-preliminares&quot;&gt;Introducción y preliminares.&lt;/a&gt;&lt;/li&gt;" calcext:value-type="string">
            <text:p>&lt;li&gt;&lt;a href="#introduccion-y-preliminares"&gt;Introducción y preliminares.&lt;/a&gt;&lt;/li&gt;</text:p>
          </table:table-cell>
          <table:table-cell table:formula="of:=COUNTIF([.$H$2:.$H$200];[.H2])" office:value-type="float" office:value="1" calcext:value-type="float">
            <text:p>1</text:p>
          </table:table-cell>
        </table:table-row>
        <table:table-row table:style-name="ro2">
          <table:table-cell office:value-type="float" office:value="17" calcext:value-type="float">
            <text:p>17</text:p>
          </table:table-cell>
          <table:table-cell office:value-type="string" calcext:value-type="string">
            <text:p>idx</text:p>
          </table:table-cell>
          <table:table-cell office:value-type="float" office:value="2" calcext:value-type="float">
            <text:p>2</text:p>
          </table:table-cell>
          <table:table-cell/>
          <table:table-cell table:style-name="ce1" table:formula="of:=NOT(ISERROR( VLOOKUP([.C3];[.D3:.$D$200];1;FALSE())))" office:value-type="boolean" office:boolean-value="false" calcext:value-type="boolean">
            <text:p>FALSO</text:p>
          </table:table-cell>
          <table:table-cell table:style-name="ce4" table:formula="of:=IF([.D3]&gt;0;[.D3]&amp; &quot; - &quot; &amp;[.C3];IF([.E3];[.C3]&amp; &quot; - 00&quot;;&quot;&quot;))">
            <text:p/>
          </table:table-cell>
          <table:table-cell office:value-type="string" calcext:value-type="string">
            <text:p>Canales, aires internos y gotas.</text:p>
          </table:table-cell>
          <table:table-cell office:value-type="string" calcext:value-type="string">
            <text:p>canales-aires-internos-y-gotas</text:p>
          </table:table-cell>
          <table:table-cell office:value-type="float" office:value="2" calcext:value-type="float">
            <text:p>2</text:p>
          </table:table-cell>
          <table:table-cell table:formula="of:=SUBSTITUTE(SUBSTITUTE(IF([.I3]=2;tpl_section;SUBSTITUTE(tpl_nivel;&quot;__NIVEL__&quot;;[.I3]));&quot;__ID__&quot;;[.H3]);&quot;__TEMA__&quot;;[.G3])" office:value-type="string" office:string-value="&lt;section&gt;&lt;h2 id=&quot;canales-aires-internos-y-gotas&quot;&gt;Canales, aires internos y gotas.&lt;/h2&gt;&lt;div class=&quot;contenido&quot;&gt;&lt;p&gt;&lt;/p&gt;&lt;/div&gt;&lt;/section&gt;" calcext:value-type="string">
            <text:p>&lt;section&gt;&lt;h2 id="canales-aires-internos-y-gotas"&gt;Canales, aires internos y gotas.&lt;/h2&gt;&lt;div class="contenido"&gt;&lt;p&gt;&lt;/p&gt;&lt;/div&gt;&lt;/section&gt;</text:p>
          </table:table-cell>
          <table:table-cell table:formula="of:=&quot;&lt;li&gt;&lt;a href=&quot;&quot;#&quot;&amp;[.H3]&amp;&quot;&quot;&quot;&gt;&quot;&amp;[.G3]&amp;&quot;&lt;/a&gt;&lt;/li&gt;&quot;" office:value-type="string" office:string-value="&lt;li&gt;&lt;a href=&quot;#canales-aires-internos-y-gotas&quot;&gt;Canales, aires internos y gotas.&lt;/a&gt;&lt;/li&gt;" calcext:value-type="string">
            <text:p>&lt;li&gt;&lt;a href="#canales-aires-internos-y-gotas"&gt;Canales, aires internos y gotas.&lt;/a&gt;&lt;/li&gt;</text:p>
          </table:table-cell>
          <table:table-cell table:formula="of:=COUNTIF([.$H$2:.$H$200];[.H3])" office:value-type="float" office:value="1" calcext:value-type="float">
            <text:p>1</text:p>
          </table:table-cell>
        </table:table-row>
        <table:table-row table:style-name="ro2">
          <table:table-cell office:value-type="float" office:value="37" calcext:value-type="float">
            <text:p>37</text:p>
          </table:table-cell>
          <table:table-cell office:value-type="string" calcext:value-type="string">
            <text:p>idx</text:p>
          </table:table-cell>
          <table:table-cell office:value-type="float" office:value="3" calcext:value-type="float">
            <text:p>3</text:p>
          </table:table-cell>
          <table:table-cell/>
          <table:table-cell table:style-name="ce1" table:formula="of:=NOT(ISERROR( VLOOKUP([.C4];[.D4:.$D$200];1;FALSE())))" office:value-type="boolean" office:boolean-value="false" calcext:value-type="boolean">
            <text:p>FALSO</text:p>
          </table:table-cell>
          <table:table-cell table:style-name="ce4" table:formula="of:=IF([.D4]&gt;0;[.D4]&amp; &quot; - &quot; &amp;[.C4];IF([.E4];[.C4]&amp; &quot; - 00&quot;;&quot;&quot;))">
            <text:p/>
          </table:table-cell>
          <table:table-cell office:value-type="string" calcext:value-type="string">
            <text:p>Fuego interno.</text:p>
          </table:table-cell>
          <table:table-cell office:value-type="string" calcext:value-type="string">
            <text:p>fuego-interno</text:p>
          </table:table-cell>
          <table:table-cell office:value-type="float" office:value="2" calcext:value-type="float">
            <text:p>2</text:p>
          </table:table-cell>
          <table:table-cell table:formula="of:=SUBSTITUTE(SUBSTITUTE(IF([.I4]=2;tpl_section;SUBSTITUTE(tpl_nivel;&quot;__NIVEL__&quot;;[.I4]));&quot;__ID__&quot;;[.H4]);&quot;__TEMA__&quot;;[.G4])" office:value-type="string" office:string-value="&lt;section&gt;&lt;h2 id=&quot;fuego-interno&quot;&gt;Fuego interno.&lt;/h2&gt;&lt;div class=&quot;contenido&quot;&gt;&lt;p&gt;&lt;/p&gt;&lt;/div&gt;&lt;/section&gt;" calcext:value-type="string">
            <text:p>&lt;section&gt;&lt;h2 id="fuego-interno"&gt;Fuego interno.&lt;/h2&gt;&lt;div class="contenido"&gt;&lt;p&gt;&lt;/p&gt;&lt;/div&gt;&lt;/section&gt;</text:p>
          </table:table-cell>
          <table:table-cell table:formula="of:=&quot;&lt;li&gt;&lt;a href=&quot;&quot;#&quot;&amp;[.H4]&amp;&quot;&quot;&quot;&gt;&quot;&amp;[.G4]&amp;&quot;&lt;/a&gt;&lt;/li&gt;&quot;" office:value-type="string" office:string-value="&lt;li&gt;&lt;a href=&quot;#fuego-interno&quot;&gt;Fuego interno.&lt;/a&gt;&lt;/li&gt;" calcext:value-type="string">
            <text:p>&lt;li&gt;&lt;a href="#fuego-interno"&gt;Fuego interno.&lt;/a&gt;&lt;/li&gt;</text:p>
          </table:table-cell>
          <table:table-cell table:formula="of:=COUNTIF([.$H$2:.$H$200];[.H4])" office:value-type="float" office:value="1" calcext:value-type="float">
            <text:p>1</text:p>
          </table:table-cell>
        </table:table-row>
        <table:table-row table:style-name="ro2">
          <table:table-cell office:value-type="float" office:value="79" calcext:value-type="float">
            <text:p>79</text:p>
          </table:table-cell>
          <table:table-cell office:value-type="string" calcext:value-type="string">
            <text:p>idx</text:p>
          </table:table-cell>
          <table:table-cell office:value-type="float" office:value="4" calcext:value-type="float">
            <text:p>4</text:p>
          </table:table-cell>
          <table:table-cell/>
          <table:table-cell table:style-name="ce1" table:formula="of:=NOT(ISERROR( VLOOKUP([.C5];[.D5:.$D$200];1;FALSE())))" office:value-type="boolean" office:boolean-value="false" calcext:value-type="boolean">
            <text:p>FALSO</text:p>
          </table:table-cell>
          <table:table-cell table:style-name="ce4" table:formula="of:=IF([.D5]&gt;0;[.D5]&amp; &quot; - &quot; &amp;[.C5];IF([.E5];[.C5]&amp; &quot; - 00&quot;;&quot;&quot;))">
            <text:p/>
          </table:table-cell>
          <table:table-cell office:value-type="string" calcext:value-type="string">
            <text:p>La luz clara y los cuatro gozos.</text:p>
          </table:table-cell>
          <table:table-cell office:value-type="string" calcext:value-type="string">
            <text:p>la-luz-clara-y-los-cuatro-gozos</text:p>
          </table:table-cell>
          <table:table-cell office:value-type="float" office:value="2" calcext:value-type="float">
            <text:p>2</text:p>
          </table:table-cell>
          <table:table-cell table:formula="of:=SUBSTITUTE(SUBSTITUTE(IF([.I5]=2;tpl_section;SUBSTITUTE(tpl_nivel;&quot;__NIVEL__&quot;;[.I5]));&quot;__ID__&quot;;[.H5]);&quot;__TEMA__&quot;;[.G5])" office:value-type="string" office:string-value="&lt;section&gt;&lt;h2 id=&quot;la-luz-clara-y-los-cuatro-gozos&quot;&gt;La luz clara y los cuatro gozos.&lt;/h2&gt;&lt;div class=&quot;contenido&quot;&gt;&lt;p&gt;&lt;/p&gt;&lt;/div&gt;&lt;/section&gt;" calcext:value-type="string">
            <text:p>&lt;section&gt;&lt;h2 id="la-luz-clara-y-los-cuatro-gozos"&gt;La luz clara y los cuatro gozos.&lt;/h2&gt;&lt;div class="contenido"&gt;&lt;p&gt;&lt;/p&gt;&lt;/div&gt;&lt;/section&gt;</text:p>
          </table:table-cell>
          <table:table-cell table:formula="of:=&quot;&lt;li&gt;&lt;a href=&quot;&quot;#&quot;&amp;[.H5]&amp;&quot;&quot;&quot;&gt;&quot;&amp;[.G5]&amp;&quot;&lt;/a&gt;&lt;/li&gt;&quot;" office:value-type="string" office:string-value="&lt;li&gt;&lt;a href=&quot;#la-luz-clara-y-los-cuatro-gozos&quot;&gt;La luz clara y los cuatro gozos.&lt;/a&gt;&lt;/li&gt;" calcext:value-type="string">
            <text:p>&lt;li&gt;&lt;a href="#la-luz-clara-y-los-cuatro-gozos"&gt;La luz clara y los cuatro gozos.&lt;/a&gt;&lt;/li&gt;</text:p>
          </table:table-cell>
          <table:table-cell table:formula="of:=COUNTIF([.$H$2:.$H$200];[.H5])" office:value-type="float" office:value="1" calcext:value-type="float">
            <text:p>1</text:p>
          </table:table-cell>
        </table:table-row>
        <table:table-row table:style-name="ro2">
          <table:table-cell office:value-type="float" office:value="117" calcext:value-type="float">
            <text:p>117</text:p>
          </table:table-cell>
          <table:table-cell office:value-type="string" calcext:value-type="string">
            <text:p>idx</text:p>
          </table:table-cell>
          <table:table-cell office:value-type="float" office:value="5" calcext:value-type="float">
            <text:p>5</text:p>
          </table:table-cell>
          <table:table-cell/>
          <table:table-cell table:style-name="ce1" table:formula="of:=NOT(ISERROR( VLOOKUP([.C6];[.D6:.$D$200];1;FALSE())))" office:value-type="boolean" office:boolean-value="false" calcext:value-type="boolean">
            <text:p>FALSO</text:p>
          </table:table-cell>
          <table:table-cell table:style-name="ce4" table:formula="of:=IF([.D6]&gt;0;[.D6]&amp; &quot; - &quot; &amp;[.C6];IF([.E6];[.C6]&amp; &quot; - 00&quot;;&quot;&quot;))">
            <text:p/>
          </table:table-cell>
          <table:table-cell office:value-type="string" calcext:value-type="string">
            <text:p>Las nueve fusiones y los dos mudras.</text:p>
          </table:table-cell>
          <table:table-cell office:value-type="string" calcext:value-type="string">
            <text:p>las-nueve-fusiones-y-los-dos-mudras</text:p>
          </table:table-cell>
          <table:table-cell office:value-type="float" office:value="2" calcext:value-type="float">
            <text:p>2</text:p>
          </table:table-cell>
          <table:table-cell table:formula="of:=SUBSTITUTE(SUBSTITUTE(IF([.I6]=2;tpl_section;SUBSTITUTE(tpl_nivel;&quot;__NIVEL__&quot;;[.I6]));&quot;__ID__&quot;;[.H6]);&quot;__TEMA__&quot;;[.G6])" office:value-type="string" office:string-value="&lt;section&gt;&lt;h2 id=&quot;las-nueve-fusiones-y-los-dos-mudras&quot;&gt;Las nueve fusiones y los dos mudras.&lt;/h2&gt;&lt;div class=&quot;contenido&quot;&gt;&lt;p&gt;&lt;/p&gt;&lt;/div&gt;&lt;/section&gt;" calcext:value-type="string">
            <text:p>&lt;section&gt;&lt;h2 id="las-nueve-fusiones-y-los-dos-mudras"&gt;Las nueve fusiones y los dos mudras.&lt;/h2&gt;&lt;div class="contenido"&gt;&lt;p&gt;&lt;/p&gt;&lt;/div&gt;&lt;/section&gt;</text:p>
          </table:table-cell>
          <table:table-cell table:formula="of:=&quot;&lt;li&gt;&lt;a href=&quot;&quot;#&quot;&amp;[.H6]&amp;&quot;&quot;&quot;&gt;&quot;&amp;[.G6]&amp;&quot;&lt;/a&gt;&lt;/li&gt;&quot;" office:value-type="string" office:string-value="&lt;li&gt;&lt;a href=&quot;#las-nueve-fusiones-y-los-dos-mudras&quot;&gt;Las nueve fusiones y los dos mudras.&lt;/a&gt;&lt;/li&gt;" calcext:value-type="string">
            <text:p>&lt;li&gt;&lt;a href="#las-nueve-fusiones-y-los-dos-mudras"&gt;Las nueve fusiones y los dos mudras.&lt;/a&gt;&lt;/li&gt;</text:p>
          </table:table-cell>
          <table:table-cell table:formula="of:=COUNTIF([.$H$2:.$H$200];[.H6])" office:value-type="float" office:value="1" calcext:value-type="float">
            <text:p>1</text:p>
          </table:table-cell>
        </table:table-row>
        <table:table-row table:style-name="ro2">
          <table:table-cell office:value-type="float" office:value="151" calcext:value-type="float">
            <text:p>151</text:p>
          </table:table-cell>
          <table:table-cell office:value-type="string" calcext:value-type="string">
            <text:p>idx</text:p>
          </table:table-cell>
          <table:table-cell office:value-type="float" office:value="6" calcext:value-type="float">
            <text:p>6</text:p>
          </table:table-cell>
          <table:table-cell/>
          <table:table-cell table:style-name="ce1" table:formula="of:=NOT(ISERROR( VLOOKUP([.C7];[.D7:.$D$200];1;FALSE())))" office:value-type="boolean" office:boolean-value="false" calcext:value-type="boolean">
            <text:p>FALSO</text:p>
          </table:table-cell>
          <table:table-cell table:style-name="ce4" table:formula="of:=IF([.D7]&gt;0;[.D7]&amp; &quot; - &quot; &amp;[.C7];IF([.E7];[.C7]&amp; &quot; - 00&quot;;&quot;&quot;))">
            <text:p/>
          </table:table-cell>
          <table:table-cell office:value-type="string" calcext:value-type="string">
            <text:p>Introducción a la naturaleza de la mente.</text:p>
          </table:table-cell>
          <table:table-cell office:value-type="string" calcext:value-type="string">
            <text:p>introduccion-a-la-naturaleza-de-la-mente</text:p>
          </table:table-cell>
          <table:table-cell office:value-type="float" office:value="2" calcext:value-type="float">
            <text:p>2</text:p>
          </table:table-cell>
          <table:table-cell table:formula="of:=SUBSTITUTE(SUBSTITUTE(IF([.I7]=2;tpl_section;SUBSTITUTE(tpl_nivel;&quot;__NIVEL__&quot;;[.I7]));&quot;__ID__&quot;;[.H7]);&quot;__TEMA__&quot;;[.G7])" office:value-type="string" office:string-value="&lt;section&gt;&lt;h2 id=&quot;introduccion-a-la-naturaleza-de-la-mente&quot;&gt;Introducción a la naturaleza de la mente.&lt;/h2&gt;&lt;div class=&quot;contenido&quot;&gt;&lt;p&gt;&lt;/p&gt;&lt;/div&gt;&lt;/section&gt;" calcext:value-type="string">
            <text:p>&lt;section&gt;&lt;h2 id="introduccion-a-la-naturaleza-de-la-mente"&gt;Introducción a la naturaleza de la mente.&lt;/h2&gt;&lt;div class="contenido"&gt;&lt;p&gt;&lt;/p&gt;&lt;/div&gt;&lt;/section&gt;</text:p>
          </table:table-cell>
          <table:table-cell table:formula="of:=&quot;&lt;li&gt;&lt;a href=&quot;&quot;#&quot;&amp;[.H7]&amp;&quot;&quot;&quot;&gt;&quot;&amp;[.G7]&amp;&quot;&lt;/a&gt;&lt;/li&gt;&quot;" office:value-type="string" office:string-value="&lt;li&gt;&lt;a href=&quot;#introduccion-a-la-naturaleza-de-la-mente&quot;&gt;Introducción a la naturaleza de la mente.&lt;/a&gt;&lt;/li&gt;" calcext:value-type="string">
            <text:p>&lt;li&gt;&lt;a href="#introduccion-a-la-naturaleza-de-la-mente"&gt;Introducción a la naturaleza de la mente.&lt;/a&gt;&lt;/li&gt;</text:p>
          </table:table-cell>
          <table:table-cell table:formula="of:=COUNTIF([.$H$2:.$H$200];[.H7])" office:value-type="float" office:value="1" calcext:value-type="float">
            <text:p>1</text:p>
          </table:table-cell>
        </table:table-row>
        <table:table-row table:style-name="ro2">
          <table:table-cell office:value-type="float" office:value="171" calcext:value-type="float">
            <text:p>171</text:p>
          </table:table-cell>
          <table:table-cell office:value-type="string" calcext:value-type="string">
            <text:p>idx</text:p>
          </table:table-cell>
          <table:table-cell office:value-type="float" office:value="7" calcext:value-type="float">
            <text:p>7</text:p>
          </table:table-cell>
          <table:table-cell/>
          <table:table-cell table:style-name="ce1" table:formula="of:=NOT(ISERROR( VLOOKUP([.C8];[.D8:.$D$200];1;FALSE())))" office:value-type="boolean" office:boolean-value="false" calcext:value-type="boolean">
            <text:p>FALSO</text:p>
          </table:table-cell>
          <table:table-cell table:style-name="ce4" table:formula="of:=IF([.D8]&gt;0;[.D8]&amp; &quot; - &quot; &amp;[.C8];IF([.E8];[.C8]&amp; &quot; - 00&quot;;&quot;&quot;))">
            <text:p/>
          </table:table-cell>
          <table:table-cell office:value-type="string" calcext:value-type="string">
            <text:p>Permanencia apacible.</text:p>
          </table:table-cell>
          <table:table-cell office:value-type="string" calcext:value-type="string">
            <text:p>permanencia-apacible</text:p>
          </table:table-cell>
          <table:table-cell office:value-type="float" office:value="2" calcext:value-type="float">
            <text:p>2</text:p>
          </table:table-cell>
          <table:table-cell table:formula="of:=SUBSTITUTE(SUBSTITUTE(IF([.I8]=2;tpl_section;SUBSTITUTE(tpl_nivel;&quot;__NIVEL__&quot;;[.I8]));&quot;__ID__&quot;;[.H8]);&quot;__TEMA__&quot;;[.G8])" office:value-type="string" office:string-value="&lt;section&gt;&lt;h2 id=&quot;permanencia-apacible&quot;&gt;Permanencia apacible.&lt;/h2&gt;&lt;div class=&quot;contenido&quot;&gt;&lt;p&gt;&lt;/p&gt;&lt;/div&gt;&lt;/section&gt;" calcext:value-type="string">
            <text:p>&lt;section&gt;&lt;h2 id="permanencia-apacible"&gt;Permanencia apacible.&lt;/h2&gt;&lt;div class="contenido"&gt;&lt;p&gt;&lt;/p&gt;&lt;/div&gt;&lt;/section&gt;</text:p>
          </table:table-cell>
          <table:table-cell table:formula="of:=&quot;&lt;li&gt;&lt;a href=&quot;&quot;#&quot;&amp;[.H8]&amp;&quot;&quot;&quot;&gt;&quot;&amp;[.G8]&amp;&quot;&lt;/a&gt;&lt;/li&gt;&quot;" office:value-type="string" office:string-value="&lt;li&gt;&lt;a href=&quot;#permanencia-apacible&quot;&gt;Permanencia apacible.&lt;/a&gt;&lt;/li&gt;" calcext:value-type="string">
            <text:p>&lt;li&gt;&lt;a href="#permanencia-apacible"&gt;Permanencia apacible.&lt;/a&gt;&lt;/li&gt;</text:p>
          </table:table-cell>
          <table:table-cell table:formula="of:=COUNTIF([.$H$2:.$H$200];[.H8])" office:value-type="float" office:value="1" calcext:value-type="float">
            <text:p>1</text:p>
          </table:table-cell>
        </table:table-row>
        <table:table-row table:style-name="ro2">
          <table:table-cell office:value-type="float" office:value="195" calcext:value-type="float">
            <text:p>195</text:p>
          </table:table-cell>
          <table:table-cell office:value-type="string" calcext:value-type="string">
            <text:p>idx</text:p>
          </table:table-cell>
          <table:table-cell office:value-type="float" office:value="8" calcext:value-type="float">
            <text:p>8</text:p>
          </table:table-cell>
          <table:table-cell/>
          <table:table-cell table:style-name="ce1" table:formula="of:=NOT(ISERROR( VLOOKUP([.C9];[.D9:.$D$200];1;FALSE())))" office:value-type="boolean" office:boolean-value="false" calcext:value-type="boolean">
            <text:p>FALSO</text:p>
          </table:table-cell>
          <table:table-cell table:style-name="ce4" table:formula="of:=IF([.D9]&gt;0;[.D9]&amp; &quot; - &quot; &amp;[.C9];IF([.E9];[.C9]&amp; &quot; - 00&quot;;&quot;&quot;))">
            <text:p/>
          </table:table-cell>
          <table:table-cell office:value-type="string" calcext:value-type="string">
            <text:p>Meditación en la vacuidad.</text:p>
          </table:table-cell>
          <table:table-cell office:value-type="string" calcext:value-type="string">
            <text:p>meditacion-en-la-vacuidad</text:p>
          </table:table-cell>
          <table:table-cell office:value-type="float" office:value="2" calcext:value-type="float">
            <text:p>2</text:p>
          </table:table-cell>
          <table:table-cell table:formula="of:=SUBSTITUTE(SUBSTITUTE(IF([.I9]=2;tpl_section;SUBSTITUTE(tpl_nivel;&quot;__NIVEL__&quot;;[.I9]));&quot;__ID__&quot;;[.H9]);&quot;__TEMA__&quot;;[.G9])" office:value-type="string" office:string-value="&lt;section&gt;&lt;h2 id=&quot;meditacion-en-la-vacuidad&quot;&gt;Meditación en la vacuidad.&lt;/h2&gt;&lt;div class=&quot;contenido&quot;&gt;&lt;p&gt;&lt;/p&gt;&lt;/div&gt;&lt;/section&gt;" calcext:value-type="string">
            <text:p>&lt;section&gt;&lt;h2 id="meditacion-en-la-vacuidad"&gt;Meditación en la vacuidad.&lt;/h2&gt;&lt;div class="contenido"&gt;&lt;p&gt;&lt;/p&gt;&lt;/div&gt;&lt;/section&gt;</text:p>
          </table:table-cell>
          <table:table-cell table:formula="of:=&quot;&lt;li&gt;&lt;a href=&quot;&quot;#&quot;&amp;[.H9]&amp;&quot;&quot;&quot;&gt;&quot;&amp;[.G9]&amp;&quot;&lt;/a&gt;&lt;/li&gt;&quot;" office:value-type="string" office:string-value="&lt;li&gt;&lt;a href=&quot;#meditacion-en-la-vacuidad&quot;&gt;Meditación en la vacuidad.&lt;/a&gt;&lt;/li&gt;" calcext:value-type="string">
            <text:p>&lt;li&gt;&lt;a href="#meditacion-en-la-vacuidad"&gt;Meditación en la vacuidad.&lt;/a&gt;&lt;/li&gt;</text:p>
          </table:table-cell>
          <table:table-cell table:formula="of:=COUNTIF([.$H$2:.$H$200];[.H9])" office:value-type="float" office:value="1" calcext:value-type="float">
            <text:p>1</text:p>
          </table:table-cell>
        </table:table-row>
        <table:table-row table:style-name="ro2">
          <table:table-cell office:value-type="float" office:value="215" calcext:value-type="float">
            <text:p>215</text:p>
          </table:table-cell>
          <table:table-cell office:value-type="string" calcext:value-type="string">
            <text:p>idx</text:p>
          </table:table-cell>
          <table:table-cell office:value-type="float" office:value="9" calcext:value-type="float">
            <text:p>9</text:p>
          </table:table-cell>
          <table:table-cell/>
          <table:table-cell table:style-name="ce1" table:formula="of:=NOT(ISERROR( VLOOKUP([.C10];[.D10:.$D$200];1;FALSE())))" office:value-type="boolean" office:boolean-value="false" calcext:value-type="boolean">
            <text:p>FALSO</text:p>
          </table:table-cell>
          <table:table-cell table:style-name="ce4" table:formula="of:=IF([.D10]&gt;0;[.D10]&amp; &quot; - &quot; &amp;[.C10];IF([.E10];[.C10]&amp; &quot; - 00&quot;;&quot;&quot;))">
            <text:p/>
          </table:table-cell>
          <table:table-cell office:value-type="string" calcext:value-type="string">
            <text:p>Cuerpo ilusorio.</text:p>
          </table:table-cell>
          <table:table-cell office:value-type="string" calcext:value-type="string">
            <text:p>cuerpo-ilusorio</text:p>
          </table:table-cell>
          <table:table-cell office:value-type="float" office:value="2" calcext:value-type="float">
            <text:p>2</text:p>
          </table:table-cell>
          <table:table-cell table:formula="of:=SUBSTITUTE(SUBSTITUTE(IF([.I10]=2;tpl_section;SUBSTITUTE(tpl_nivel;&quot;__NIVEL__&quot;;[.I10]));&quot;__ID__&quot;;[.H10]);&quot;__TEMA__&quot;;[.G10])" office:value-type="string" office:string-value="&lt;section&gt;&lt;h2 id=&quot;cuerpo-ilusorio&quot;&gt;Cuerpo ilusorio.&lt;/h2&gt;&lt;div class=&quot;contenido&quot;&gt;&lt;p&gt;&lt;/p&gt;&lt;/div&gt;&lt;/section&gt;" calcext:value-type="string">
            <text:p>&lt;section&gt;&lt;h2 id="cuerpo-ilusorio"&gt;Cuerpo ilusorio.&lt;/h2&gt;&lt;div class="contenido"&gt;&lt;p&gt;&lt;/p&gt;&lt;/div&gt;&lt;/section&gt;</text:p>
          </table:table-cell>
          <table:table-cell table:formula="of:=&quot;&lt;li&gt;&lt;a href=&quot;&quot;#&quot;&amp;[.H10]&amp;&quot;&quot;&quot;&gt;&quot;&amp;[.G10]&amp;&quot;&lt;/a&gt;&lt;/li&gt;&quot;" office:value-type="string" office:string-value="&lt;li&gt;&lt;a href=&quot;#cuerpo-ilusorio&quot;&gt;Cuerpo ilusorio.&lt;/a&gt;&lt;/li&gt;" calcext:value-type="string">
            <text:p>&lt;li&gt;&lt;a href="#cuerpo-ilusorio"&gt;Cuerpo ilusorio.&lt;/a&gt;&lt;/li&gt;</text:p>
          </table:table-cell>
          <table:table-cell table:formula="of:=COUNTIF([.$H$2:.$H$200];[.H10])" office:value-type="float" office:value="1" calcext:value-type="float">
            <text:p>1</text:p>
          </table:table-cell>
        </table:table-row>
        <table:table-row table:style-name="ro2">
          <table:table-cell office:value-type="float" office:value="239" calcext:value-type="float">
            <text:p>239</text:p>
          </table:table-cell>
          <table:table-cell office:value-type="string" calcext:value-type="string">
            <text:p>idx</text:p>
          </table:table-cell>
          <table:table-cell office:value-type="float" office:value="10" calcext:value-type="float">
            <text:p>10</text:p>
          </table:table-cell>
          <table:table-cell/>
          <table:table-cell table:style-name="ce1" table:formula="of:=NOT(ISERROR( VLOOKUP([.C11];[.D11:.$D$200];1;FALSE())))" office:value-type="boolean" office:boolean-value="false" calcext:value-type="boolean">
            <text:p>FALSO</text:p>
          </table:table-cell>
          <table:table-cell table:style-name="ce4" table:formula="of:=IF([.D11]&gt;0;[.D11]&amp; &quot; - &quot; &amp;[.C11];IF([.E11];[.C11]&amp; &quot; - 00&quot;;&quot;&quot;))">
            <text:p/>
          </table:table-cell>
          <table:table-cell office:value-type="string" calcext:value-type="string">
            <text:p>La luz clara y la unión.</text:p>
          </table:table-cell>
          <table:table-cell office:value-type="string" calcext:value-type="string">
            <text:p>la-luz-clara-y-la-union</text:p>
          </table:table-cell>
          <table:table-cell office:value-type="float" office:value="2" calcext:value-type="float">
            <text:p>2</text:p>
          </table:table-cell>
          <table:table-cell table:formula="of:=SUBSTITUTE(SUBSTITUTE(IF([.I11]=2;tpl_section;SUBSTITUTE(tpl_nivel;&quot;__NIVEL__&quot;;[.I11]));&quot;__ID__&quot;;[.H11]);&quot;__TEMA__&quot;;[.G11])" office:value-type="string" office:string-value="&lt;section&gt;&lt;h2 id=&quot;la-luz-clara-y-la-union&quot;&gt;La luz clara y la unión.&lt;/h2&gt;&lt;div class=&quot;contenido&quot;&gt;&lt;p&gt;&lt;/p&gt;&lt;/div&gt;&lt;/section&gt;" calcext:value-type="string">
            <text:p>&lt;section&gt;&lt;h2 id="la-luz-clara-y-la-union"&gt;La luz clara y la unión.&lt;/h2&gt;&lt;div class="contenido"&gt;&lt;p&gt;&lt;/p&gt;&lt;/div&gt;&lt;/section&gt;</text:p>
          </table:table-cell>
          <table:table-cell table:formula="of:=&quot;&lt;li&gt;&lt;a href=&quot;&quot;#&quot;&amp;[.H11]&amp;&quot;&quot;&quot;&gt;&quot;&amp;[.G11]&amp;&quot;&lt;/a&gt;&lt;/li&gt;&quot;" office:value-type="string" office:string-value="&lt;li&gt;&lt;a href=&quot;#la-luz-clara-y-la-union&quot;&gt;La luz clara y la unión.&lt;/a&gt;&lt;/li&gt;" calcext:value-type="string">
            <text:p>&lt;li&gt;&lt;a href="#la-luz-clara-y-la-union"&gt;La luz clara y la unión.&lt;/a&gt;&lt;/li&gt;</text:p>
          </table:table-cell>
          <table:table-cell table:formula="of:=COUNTIF([.$H$2:.$H$200];[.H11])" office:value-type="float" office:value="1" calcext:value-type="float">
            <text:p>1</text:p>
          </table:table-cell>
        </table:table-row>
        <table:table-row table:style-name="ro2">
          <table:table-cell office:value-type="float" office:value="251" calcext:value-type="float">
            <text:p>251</text:p>
          </table:table-cell>
          <table:table-cell office:value-type="string" calcext:value-type="string">
            <text:p>idx</text:p>
          </table:table-cell>
          <table:table-cell office:value-type="float" office:value="11" calcext:value-type="float">
            <text:p>11</text:p>
          </table:table-cell>
          <table:table-cell/>
          <table:table-cell table:style-name="ce1" table:formula="of:=NOT(ISERROR( VLOOKUP([.C12];[.D12:.$D$200];1;FALSE())))" office:value-type="boolean" office:boolean-value="false" calcext:value-type="boolean">
            <text:p>FALSO</text:p>
          </table:table-cell>
          <table:table-cell table:style-name="ce4" table:formula="of:=IF([.D12]&gt;0;[.D12]&amp; &quot; - &quot; &amp;[.C12];IF([.E12];[.C12]&amp; &quot; - 00&quot;;&quot;&quot;))">
            <text:p/>
          </table:table-cell>
          <table:table-cell office:value-type="string" calcext:value-type="string">
            <text:p>Mahamudra resultante.</text:p>
          </table:table-cell>
          <table:table-cell office:value-type="string" calcext:value-type="string">
            <text:p>mahamudra-resultante</text:p>
          </table:table-cell>
          <table:table-cell office:value-type="float" office:value="2" calcext:value-type="float">
            <text:p>2</text:p>
          </table:table-cell>
          <table:table-cell table:formula="of:=SUBSTITUTE(SUBSTITUTE(IF([.I12]=2;tpl_section;SUBSTITUTE(tpl_nivel;&quot;__NIVEL__&quot;;[.I12]));&quot;__ID__&quot;;[.H12]);&quot;__TEMA__&quot;;[.G12])" office:value-type="string" office:string-value="&lt;section&gt;&lt;h2 id=&quot;mahamudra-resultante&quot;&gt;Mahamudra resultante.&lt;/h2&gt;&lt;div class=&quot;contenido&quot;&gt;&lt;p&gt;&lt;/p&gt;&lt;/div&gt;&lt;/section&gt;" calcext:value-type="string">
            <text:p>&lt;section&gt;&lt;h2 id="mahamudra-resultante"&gt;Mahamudra resultante.&lt;/h2&gt;&lt;div class="contenido"&gt;&lt;p&gt;&lt;/p&gt;&lt;/div&gt;&lt;/section&gt;</text:p>
          </table:table-cell>
          <table:table-cell table:formula="of:=&quot;&lt;li&gt;&lt;a href=&quot;&quot;#&quot;&amp;[.H12]&amp;&quot;&quot;&quot;&gt;&quot;&amp;[.G12]&amp;&quot;&lt;/a&gt;&lt;/li&gt;&quot;" office:value-type="string" office:string-value="&lt;li&gt;&lt;a href=&quot;#mahamudra-resultante&quot;&gt;Mahamudra resultante.&lt;/a&gt;&lt;/li&gt;" calcext:value-type="string">
            <text:p>&lt;li&gt;&lt;a href="#mahamudra-resultante"&gt;Mahamudra resultante.&lt;/a&gt;&lt;/li&gt;</text:p>
          </table:table-cell>
          <table:table-cell table:formula="of:=COUNTIF([.$H$2:.$H$200];[.H12])" office:value-type="float" office:value="1" calcext:value-type="float">
            <text:p>1</text:p>
          </table:table-cell>
        </table:table-row>
        <table:table-row table:style-name="ro2">
          <table:table-cell office:value-type="float" office:value="267" calcext:value-type="float">
            <text:p>267</text:p>
          </table:table-cell>
          <table:table-cell office:value-type="string" calcext:value-type="string">
            <text:p>idx</text:p>
          </table:table-cell>
          <table:table-cell office:value-type="float" office:value="12" calcext:value-type="float">
            <text:p>12</text:p>
          </table:table-cell>
          <table:table-cell/>
          <table:table-cell table:style-name="ce1" table:formula="of:=NOT(ISERROR( VLOOKUP([.C13];[.D13:.$D$200];1;FALSE())))" office:value-type="boolean" office:boolean-value="false" calcext:value-type="boolean">
            <text:p>FALSO</text:p>
          </table:table-cell>
          <table:table-cell table:style-name="ce4" table:formula="of:=IF([.D13]&gt;0;[.D13]&amp; &quot; - &quot; &amp;[.C13];IF([.E13];[.C13]&amp; &quot; - 00&quot;;&quot;&quot;))">
            <text:p/>
          </table:table-cell>
          <table:table-cell office:value-type="string" calcext:value-type="string">
            <text:p>Dedicación.</text:p>
          </table:table-cell>
          <table:table-cell office:value-type="string" calcext:value-type="string">
            <text:p>dedicacion</text:p>
          </table:table-cell>
          <table:table-cell office:value-type="float" office:value="2" calcext:value-type="float">
            <text:p>2</text:p>
          </table:table-cell>
          <table:table-cell table:formula="of:=SUBSTITUTE(SUBSTITUTE(IF([.I13]=2;tpl_section;SUBSTITUTE(tpl_nivel;&quot;__NIVEL__&quot;;[.I13]));&quot;__ID__&quot;;[.H13]);&quot;__TEMA__&quot;;[.G13])" office:value-type="string" office:string-value="&lt;section&gt;&lt;h2 id=&quot;dedicacion&quot;&gt;Dedicación.&lt;/h2&gt;&lt;div class=&quot;contenido&quot;&gt;&lt;p&gt;&lt;/p&gt;&lt;/div&gt;&lt;/section&gt;" calcext:value-type="string">
            <text:p>&lt;section&gt;&lt;h2 id="dedicacion"&gt;Dedicación.&lt;/h2&gt;&lt;div class="contenido"&gt;&lt;p&gt;&lt;/p&gt;&lt;/div&gt;&lt;/section&gt;</text:p>
          </table:table-cell>
          <table:table-cell table:formula="of:=&quot;&lt;li&gt;&lt;a href=&quot;&quot;#&quot;&amp;[.H13]&amp;&quot;&quot;&quot;&gt;&quot;&amp;[.G13]&amp;&quot;&lt;/a&gt;&lt;/li&gt;&quot;" office:value-type="string" office:string-value="&lt;li&gt;&lt;a href=&quot;#dedicacion&quot;&gt;Dedicación.&lt;/a&gt;&lt;/li&gt;" calcext:value-type="string">
            <text:p>&lt;li&gt;&lt;a href="#dedicacion"&gt;Dedicación.&lt;/a&gt;&lt;/li&gt;</text:p>
          </table:table-cell>
          <table:table-cell table:formula="of:=COUNTIF([.$H$2:.$H$200];[.H13])" office:value-type="float" office:value="1" calcext:value-type="float">
            <text:p>1</text:p>
          </table:table-cell>
        </table:table-row>
        <table:table-row table:style-name="ro1">
          <table:table-cell office:value-type="float" office:value="1" calcext:value-type="float">
            <text:p>1</text:p>
          </table:table-cell>
          <table:table-cell office:value-type="string" calcext:value-type="string">
            <text:p>SC</text:p>
          </table:table-cell>
          <table:table-cell office:value-type="float" office:value="13" calcext:value-type="float">
            <text:p>13</text:p>
          </table:table-cell>
          <table:table-cell/>
          <table:table-cell table:style-name="ce1" table:formula="of:=NOT(ISERROR( VLOOKUP([.C14];[.D14:.$D$200];1;FALSE())))" office:value-type="boolean" office:boolean-value="true" calcext:value-type="boolean">
            <text:p>VERDADERO</text:p>
          </table:table-cell>
          <table:table-cell table:style-name="ce4" table:formula="of:=IF([.D14]&gt;0;[.D14]&amp; &quot; - &quot; &amp;[.C14];IF([.E14];[.C14]&amp; &quot; - 00&quot;;&quot;&quot;))" office:value-type="string" office:string-value="13 - 00" calcext:value-type="string">
            <text:p>13 - 00</text:p>
          </table:table-cell>
          <table:table-cell office:value-type="string" calcext:value-type="string">
            <text:p>La exposición de las etapas de cómo practicar el camino rápido vajrayana del Mahamudra del linaje oral de la incomparable tradición virtuosa.</text:p>
          </table:table-cell>
          <table:table-cell office:value-type="string" calcext:value-type="string">
            <text:p>la-exposicion-de-las-etapas-de-como-practicar-el-camino-rapido-vajraya</text:p>
          </table:table-cell>
          <table:table-cell office:value-type="float" office:value="2" calcext:value-type="float">
            <text:p>2</text:p>
          </table:table-cell>
          <table:table-cell table:formula="of:=SUBSTITUTE(SUBSTITUTE(IF([.I14]=2;tpl_section;SUBSTITUTE(tpl_nivel;&quot;__NIVEL__&quot;;[.I14]));&quot;__ID__&quot;;[.H14]);&quot;__TEMA__&quot;;[.G14])" office:value-type="string" office:string-value="&lt;section&gt;&lt;h2 id=&quot;la-exposicion-de-las-etapas-de-como-practicar-el-camino-rapido-vajraya&quot;&gt;La exposición de las etapas de cómo practicar el camino rápido vajrayana del Mahamudra del linaje oral de la incomparable tradición virtuosa.&lt;/h2&gt;&lt;div class=&quot;contenido&quot;&gt;&lt;p&gt;&lt;/p&gt;&lt;/div&gt;&lt;/section&gt;" calcext:value-type="string">
            <text:p>&lt;section&gt;&lt;h2 id="la-exposicion-de-las-etapas-de-como-practicar-el-camino-rapido-vajraya"&gt;La exposición de las etapas de cómo practicar el camino rápido vajrayana del Mahamudra del linaje oral de la incomparable tradición virtuosa.&lt;/h2&gt;&lt;div class="contenido"&gt;&lt;p&gt;&lt;/p&gt;&lt;/div&gt;&lt;/section&gt;</text:p>
          </table:table-cell>
          <table:table-cell table:formula="of:=&quot;&lt;li&gt;&lt;a href=&quot;&quot;#&quot;&amp;[.H14]&amp;&quot;&quot;&quot;&gt;&quot;&amp;[.G14]&amp;&quot;&lt;/a&gt;&lt;/li&gt;&quot;" office:value-type="string" office:string-value="&lt;li&gt;&lt;a href=&quot;#la-exposicion-de-las-etapas-de-como-practicar-el-camino-rapido-vajraya&quot;&gt;La exposición de las etapas de cómo practicar el camino rápido vajrayana del Mahamudra del linaje oral de la incomparable tradición virtuosa.&lt;/a&gt;&lt;/li&gt;" calcext:value-type="string">
            <text:p>&lt;li&gt;&lt;a href="#la-exposicion-de-las-etapas-de-como-practicar-el-camino-rapido-vajraya"&gt;La exposición de las etapas de cómo practicar el camino rápido vajrayana del Mahamudra del linaje oral de la incomparable tradición virtuosa.&lt;/a&gt;&lt;/li&gt;</text:p>
          </table:table-cell>
          <table:table-cell table:formula="of:=COUNTIF([.$H$2:.$H$200];[.H14])" office:value-type="float" office:value="1" calcext:value-type="float">
            <text:p>1</text:p>
          </table:table-cell>
        </table:table-row>
        <table:table-row table:style-name="ro1">
          <table:table-cell office:value-type="float" office:value="1" calcext:value-type="float">
            <text:p>1</text:p>
          </table:table-cell>
          <table:table-cell office:value-type="string" calcext:value-type="string">
            <text:p>SC</text:p>
          </table:table-cell>
          <table:table-cell office:value-type="float" office:value="14" calcext:value-type="float">
            <text:p>14</text:p>
          </table:table-cell>
          <table:table-cell office:value-type="float" office:value="13" calcext:value-type="float">
            <text:p>13</text:p>
          </table:table-cell>
          <table:table-cell table:style-name="ce1" table:formula="of:=NOT(ISERROR( VLOOKUP([.C15];[.D15:.$D$200];1;FALSE())))" office:value-type="boolean" office:boolean-value="false" calcext:value-type="boolean">
            <text:p>FALSO</text:p>
          </table:table-cell>
          <table:table-cell table:style-name="ce4" table:formula="of:=IF([.D15]&gt;0;[.D15]&amp; &quot; - &quot; &amp;[.C15];IF([.E15];[.C15]&amp; &quot; - 00&quot;;&quot;&quot;))" office:value-type="string" office:string-value="13 - 14" calcext:value-type="string">
            <text:p>13 - 14</text:p>
          </table:table-cell>
          <table:table-cell office:value-type="string" calcext:value-type="string">
            <text:p>Introducción a los caminos generales.</text:p>
          </table:table-cell>
          <table:table-cell office:value-type="string" calcext:value-type="string">
            <text:p>introduccion-a-los-caminos-generales</text:p>
          </table:table-cell>
          <table:table-cell office:value-type="float" office:value="3" calcext:value-type="float">
            <text:p>3</text:p>
          </table:table-cell>
          <table:table-cell table:formula="of:=SUBSTITUTE(SUBSTITUTE(IF([.I15]=2;tpl_section;SUBSTITUTE(tpl_nivel;&quot;__NIVEL__&quot;;[.I15]));&quot;__ID__&quot;;[.H15]);&quot;__TEMA__&quot;;[.G15])" office:value-type="string" office:string-value="&lt;h3 id=&quot;introduccion-a-los-caminos-generales&quot;&gt;Introducción a los caminos generales.&lt;/h3&gt;" calcext:value-type="string">
            <text:p>&lt;h3 id="introduccion-a-los-caminos-generales"&gt;Introducción a los caminos generales.&lt;/h3&gt;</text:p>
          </table:table-cell>
          <table:table-cell table:formula="of:=&quot;&lt;li&gt;&lt;a href=&quot;&quot;#&quot;&amp;[.H15]&amp;&quot;&quot;&quot;&gt;&quot;&amp;[.G15]&amp;&quot;&lt;/a&gt;&lt;/li&gt;&quot;" office:value-type="string" office:string-value="&lt;li&gt;&lt;a href=&quot;#introduccion-a-los-caminos-generales&quot;&gt;Introducción a los caminos generales.&lt;/a&gt;&lt;/li&gt;" calcext:value-type="string">
            <text:p>&lt;li&gt;&lt;a href="#introduccion-a-los-caminos-generales"&gt;Introducción a los caminos generales.&lt;/a&gt;&lt;/li&gt;</text:p>
          </table:table-cell>
          <table:table-cell table:formula="of:=COUNTIF([.$H$2:.$H$200];[.H15])" office:value-type="float" office:value="1" calcext:value-type="float">
            <text:p>1</text:p>
          </table:table-cell>
        </table:table-row>
        <table:table-row table:style-name="ro1">
          <table:table-cell office:value-type="float" office:value="10" calcext:value-type="float">
            <text:p>10</text:p>
          </table:table-cell>
          <table:table-cell office:value-type="string" calcext:value-type="string">
            <text:p>SC</text:p>
          </table:table-cell>
          <table:table-cell office:value-type="float" office:value="15" calcext:value-type="float">
            <text:p>15</text:p>
          </table:table-cell>
          <table:table-cell office:value-type="float" office:value="13" calcext:value-type="float">
            <text:p>13</text:p>
          </table:table-cell>
          <table:table-cell table:style-name="ce1" table:formula="of:=NOT(ISERROR( VLOOKUP([.C16];[.D16:.$D$200];1;FALSE())))" office:value-type="boolean" office:boolean-value="false" calcext:value-type="boolean">
            <text:p>FALSO</text:p>
          </table:table-cell>
          <table:table-cell table:style-name="ce4" table:formula="of:=IF([.D16]&gt;0;[.D16]&amp; &quot; - &quot; &amp;[.C16];IF([.E16];[.C16]&amp; &quot; - 00&quot;;&quot;&quot;))" office:value-type="string" office:string-value="13 - 15" calcext:value-type="string">
            <text:p>13 - 15</text:p>
          </table:table-cell>
          <table:table-cell office:value-type="string" calcext:value-type="string">
            <text:p>La fuente del linaje de donde proceden esta instrucciones.</text:p>
          </table:table-cell>
          <table:table-cell office:value-type="string" calcext:value-type="string">
            <text:p>la-fuente-del-linaje-de-donde-proceden-esta-instrucciones</text:p>
          </table:table-cell>
          <table:table-cell office:value-type="float" office:value="3" calcext:value-type="float">
            <text:p>3</text:p>
          </table:table-cell>
          <table:table-cell table:formula="of:=SUBSTITUTE(SUBSTITUTE(IF([.I16]=2;tpl_section;SUBSTITUTE(tpl_nivel;&quot;__NIVEL__&quot;;[.I16]));&quot;__ID__&quot;;[.H16]);&quot;__TEMA__&quot;;[.G16])" office:value-type="string" office:string-value="&lt;h3 id=&quot;la-fuente-del-linaje-de-donde-proceden-esta-instrucciones&quot;&gt;La fuente del linaje de donde proceden esta instrucciones.&lt;/h3&gt;" calcext:value-type="string">
            <text:p>&lt;h3 id="la-fuente-del-linaje-de-donde-proceden-esta-instrucciones"&gt;La fuente del linaje de donde proceden esta instrucciones.&lt;/h3&gt;</text:p>
          </table:table-cell>
          <table:table-cell table:formula="of:=&quot;&lt;li&gt;&lt;a href=&quot;&quot;#&quot;&amp;[.H16]&amp;&quot;&quot;&quot;&gt;&quot;&amp;[.G16]&amp;&quot;&lt;/a&gt;&lt;/li&gt;&quot;" office:value-type="string" office:string-value="&lt;li&gt;&lt;a href=&quot;#la-fuente-del-linaje-de-donde-proceden-esta-instrucciones&quot;&gt;La fuente del linaje de donde proceden esta instrucciones.&lt;/a&gt;&lt;/li&gt;" calcext:value-type="string">
            <text:p>&lt;li&gt;&lt;a href="#la-fuente-del-linaje-de-donde-proceden-esta-instrucciones"&gt;La fuente del linaje de donde proceden esta instrucciones.&lt;/a&gt;&lt;/li&gt;</text:p>
          </table:table-cell>
          <table:table-cell table:formula="of:=COUNTIF([.$H$2:.$H$200];[.H16])"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SC</text:p>
          </table:table-cell>
          <table:table-cell office:value-type="float" office:value="16" calcext:value-type="float">
            <text:p>16</text:p>
          </table:table-cell>
          <table:table-cell office:value-type="float" office:value="13" calcext:value-type="float">
            <text:p>13</text:p>
          </table:table-cell>
          <table:table-cell table:style-name="ce1" table:formula="of:=NOT(ISERROR( VLOOKUP([.C17];[.D17:.$D$200];1;FALSE())))" office:value-type="boolean" office:boolean-value="true" calcext:value-type="boolean">
            <text:p>VERDADERO</text:p>
          </table:table-cell>
          <table:table-cell table:style-name="ce4" table:formula="of:=IF([.D17]&gt;0;[.D17]&amp; &quot; - &quot; &amp;[.C17];IF([.E17];[.C17]&amp; &quot; - 00&quot;;&quot;&quot;))" office:value-type="string" office:string-value="13 - 16" calcext:value-type="string">
            <text:p>13 - 16</text:p>
          </table:table-cell>
          <table:table-cell office:value-type="string" calcext:value-type="string">
            <text:p>Exposición en sí de las instrucciones que poseen este linaje.</text:p>
          </table:table-cell>
          <table:table-cell office:value-type="string" calcext:value-type="string">
            <text:p>exposicion-en-si-de-las-instrucciones-que-poseen-este-linaje</text:p>
          </table:table-cell>
          <table:table-cell office:value-type="float" office:value="3" calcext:value-type="float">
            <text:p>3</text:p>
          </table:table-cell>
          <table:table-cell table:formula="of:=SUBSTITUTE(SUBSTITUTE(IF([.I17]=2;tpl_section;SUBSTITUTE(tpl_nivel;&quot;__NIVEL__&quot;;[.I17]));&quot;__ID__&quot;;[.H17]);&quot;__TEMA__&quot;;[.G17])" office:value-type="string" office:string-value="&lt;h3 id=&quot;exposicion-en-si-de-las-instrucciones-que-poseen-este-linaje&quot;&gt;Exposición en sí de las instrucciones que poseen este linaje.&lt;/h3&gt;" calcext:value-type="string">
            <text:p>&lt;h3 id="exposicion-en-si-de-las-instrucciones-que-poseen-este-linaje"&gt;Exposición en sí de las instrucciones que poseen este linaje.&lt;/h3&gt;</text:p>
          </table:table-cell>
          <table:table-cell table:formula="of:=&quot;&lt;li&gt;&lt;a href=&quot;&quot;#&quot;&amp;[.H17]&amp;&quot;&quot;&quot;&gt;&quot;&amp;[.G17]&amp;&quot;&lt;/a&gt;&lt;/li&gt;&quot;" office:value-type="string" office:string-value="&lt;li&gt;&lt;a href=&quot;#exposicion-en-si-de-las-instrucciones-que-poseen-este-linaje&quot;&gt;Exposición en sí de las instrucciones que poseen este linaje.&lt;/a&gt;&lt;/li&gt;" calcext:value-type="string">
            <text:p>&lt;li&gt;&lt;a href="#exposicion-en-si-de-las-instrucciones-que-poseen-este-linaje"&gt;Exposición en sí de las instrucciones que poseen este linaje.&lt;/a&gt;&lt;/li&gt;</text:p>
          </table:table-cell>
          <table:table-cell table:formula="of:=COUNTIF([.$H$2:.$H$200];[.H17])"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SC</text:p>
          </table:table-cell>
          <table:table-cell office:value-type="float" office:value="17" calcext:value-type="float">
            <text:p>17</text:p>
          </table:table-cell>
          <table:table-cell office:value-type="float" office:value="16" calcext:value-type="float">
            <text:p>16</text:p>
          </table:table-cell>
          <table:table-cell table:style-name="ce1" table:formula="of:=NOT(ISERROR( VLOOKUP([.C18];[.D18:.$D$200];1;FALSE())))" office:value-type="boolean" office:boolean-value="true" calcext:value-type="boolean">
            <text:p>VERDADERO</text:p>
          </table:table-cell>
          <table:table-cell table:style-name="ce4" table:formula="of:=IF([.D18]&gt;0;[.D18]&amp; &quot; - &quot; &amp;[.C18];IF([.E18];[.C18]&amp; &quot; - 00&quot;;&quot;&quot;))" office:value-type="string" office:string-value="16 - 17" calcext:value-type="string">
            <text:p>16 - 17</text:p>
          </table:table-cell>
          <table:table-cell office:value-type="string" calcext:value-type="string">
            <text:p>Las prácticas preliminares.</text:p>
          </table:table-cell>
          <table:table-cell office:value-type="string" calcext:value-type="string">
            <text:p>las-practicas-preliminares</text:p>
          </table:table-cell>
          <table:table-cell office:value-type="float" office:value="4" calcext:value-type="float">
            <text:p>4</text:p>
          </table:table-cell>
          <table:table-cell table:formula="of:=SUBSTITUTE(SUBSTITUTE(IF([.I18]=2;tpl_section;SUBSTITUTE(tpl_nivel;&quot;__NIVEL__&quot;;[.I18]));&quot;__ID__&quot;;[.H18]);&quot;__TEMA__&quot;;[.G18])" office:value-type="string" office:string-value="&lt;h4 id=&quot;las-practicas-preliminares&quot;&gt;Las prácticas preliminares.&lt;/h4&gt;" calcext:value-type="string">
            <text:p>&lt;h4 id="las-practicas-preliminares"&gt;Las prácticas preliminares.&lt;/h4&gt;</text:p>
          </table:table-cell>
          <table:table-cell table:formula="of:=&quot;&lt;li&gt;&lt;a href=&quot;&quot;#&quot;&amp;[.H18]&amp;&quot;&quot;&quot;&gt;&quot;&amp;[.G18]&amp;&quot;&lt;/a&gt;&lt;/li&gt;&quot;" office:value-type="string" office:string-value="&lt;li&gt;&lt;a href=&quot;#las-practicas-preliminares&quot;&gt;Las prácticas preliminares.&lt;/a&gt;&lt;/li&gt;" calcext:value-type="string">
            <text:p>&lt;li&gt;&lt;a href="#las-practicas-preliminares"&gt;Las prácticas preliminares.&lt;/a&gt;&lt;/li&gt;</text:p>
          </table:table-cell>
          <table:table-cell table:formula="of:=COUNTIF([.$H$2:.$H$200];[.H18])" office:value-type="float" office:value="1" calcext:value-type="float">
            <text:p>1</text:p>
          </table:table-cell>
        </table:table-row>
        <table:table-row table:style-name="ro1">
          <table:table-cell office:value-type="float" office:value="17" calcext:value-type="float">
            <text:p>17</text:p>
          </table:table-cell>
          <table:table-cell office:value-type="string" calcext:value-type="string">
            <text:p>SC</text:p>
          </table:table-cell>
          <table:table-cell office:value-type="float" office:value="18" calcext:value-type="float">
            <text:p>18</text:p>
          </table:table-cell>
          <table:table-cell office:value-type="float" office:value="16" calcext:value-type="float">
            <text:p>16</text:p>
          </table:table-cell>
          <table:table-cell table:style-name="ce1" table:formula="of:=NOT(ISERROR( VLOOKUP([.C19];[.D19:.$D$200];1;FALSE())))" office:value-type="boolean" office:boolean-value="true" calcext:value-type="boolean">
            <text:p>VERDADERO</text:p>
          </table:table-cell>
          <table:table-cell table:style-name="ce4" table:formula="of:=IF([.D19]&gt;0;[.D19]&amp; &quot; - &quot; &amp;[.C19];IF([.E19];[.C19]&amp; &quot; - 00&quot;;&quot;&quot;))" office:value-type="string" office:string-value="16 - 18" calcext:value-type="string">
            <text:p>16 - 18</text:p>
          </table:table-cell>
          <table:table-cell office:value-type="string" calcext:value-type="string">
            <text:p>La práctica en sí.</text:p>
          </table:table-cell>
          <table:table-cell office:value-type="string" calcext:value-type="string">
            <text:p>la-practica-en-si</text:p>
          </table:table-cell>
          <table:table-cell office:value-type="float" office:value="3" calcext:value-type="float">
            <text:p>3</text:p>
          </table:table-cell>
          <table:table-cell table:formula="of:=SUBSTITUTE(SUBSTITUTE(IF([.I19]=2;tpl_section;SUBSTITUTE(tpl_nivel;&quot;__NIVEL__&quot;;[.I19]));&quot;__ID__&quot;;[.H19]);&quot;__TEMA__&quot;;[.G19])" office:value-type="string" office:string-value="&lt;h3 id=&quot;la-practica-en-si&quot;&gt;La práctica en sí.&lt;/h3&gt;" calcext:value-type="string">
            <text:p>&lt;h3 id="la-practica-en-si"&gt;La práctica en sí.&lt;/h3&gt;</text:p>
          </table:table-cell>
          <table:table-cell table:formula="of:=&quot;&lt;li&gt;&lt;a href=&quot;&quot;#&quot;&amp;[.H19]&amp;&quot;&quot;&quot;&gt;&quot;&amp;[.G19]&amp;&quot;&lt;/a&gt;&lt;/li&gt;&quot;" office:value-type="string" office:string-value="&lt;li&gt;&lt;a href=&quot;#la-practica-en-si&quot;&gt;La práctica en sí.&lt;/a&gt;&lt;/li&gt;" calcext:value-type="string">
            <text:p>&lt;li&gt;&lt;a href="#la-practica-en-si"&gt;La práctica en sí.&lt;/a&gt;&lt;/li&gt;</text:p>
          </table:table-cell>
          <table:table-cell table:formula="of:=COUNTIF([.$H$2:.$H$200];[.H19])" office:value-type="float" office:value="1" calcext:value-type="float">
            <text:p>1</text:p>
          </table:table-cell>
        </table:table-row>
        <table:table-row table:style-name="ro1">
          <table:table-cell office:value-type="float" office:value="264" calcext:value-type="float">
            <text:p>264</text:p>
          </table:table-cell>
          <table:table-cell office:value-type="string" calcext:value-type="string">
            <text:p>SC</text:p>
          </table:table-cell>
          <table:table-cell office:value-type="float" office:value="19" calcext:value-type="float">
            <text:p>19</text:p>
          </table:table-cell>
          <table:table-cell office:value-type="float" office:value="16" calcext:value-type="float">
            <text:p>16</text:p>
          </table:table-cell>
          <table:table-cell table:style-name="ce1" table:formula="of:=NOT(ISERROR( VLOOKUP([.C20];[.D20:.$D$200];1;FALSE())))" office:value-type="boolean" office:boolean-value="false" calcext:value-type="boolean">
            <text:p>FALSO</text:p>
          </table:table-cell>
          <table:table-cell table:style-name="ce4" table:formula="of:=IF([.D20]&gt;0;[.D20]&amp; &quot; - &quot; &amp;[.C20];IF([.E20];[.C20]&amp; &quot; - 00&quot;;&quot;&quot;))" office:value-type="string" office:string-value="16 - 19" calcext:value-type="string">
            <text:p>16 - 19</text:p>
          </table:table-cell>
          <table:table-cell office:value-type="string" calcext:value-type="string">
            <text:p>Etapas concluyentes.</text:p>
          </table:table-cell>
          <table:table-cell office:value-type="string" calcext:value-type="string">
            <text:p>etapas-concluyentes</text:p>
          </table:table-cell>
          <table:table-cell office:value-type="float" office:value="3" calcext:value-type="float">
            <text:p>3</text:p>
          </table:table-cell>
          <table:table-cell table:formula="of:=SUBSTITUTE(SUBSTITUTE(IF([.I20]=2;tpl_section;SUBSTITUTE(tpl_nivel;&quot;__NIVEL__&quot;;[.I20]));&quot;__ID__&quot;;[.H20]);&quot;__TEMA__&quot;;[.G20])" office:value-type="string" office:string-value="&lt;h3 id=&quot;etapas-concluyentes&quot;&gt;Etapas concluyentes.&lt;/h3&gt;" calcext:value-type="string">
            <text:p>&lt;h3 id="etapas-concluyentes"&gt;Etapas concluyentes.&lt;/h3&gt;</text:p>
          </table:table-cell>
          <table:table-cell table:formula="of:=&quot;&lt;li&gt;&lt;a href=&quot;&quot;#&quot;&amp;[.H20]&amp;&quot;&quot;&quot;&gt;&quot;&amp;[.G20]&amp;&quot;&lt;/a&gt;&lt;/li&gt;&quot;" office:value-type="string" office:string-value="&lt;li&gt;&lt;a href=&quot;#etapas-concluyentes&quot;&gt;Etapas concluyentes.&lt;/a&gt;&lt;/li&gt;" calcext:value-type="string">
            <text:p>&lt;li&gt;&lt;a href="#etapas-concluyentes"&gt;Etapas concluyentes.&lt;/a&gt;&lt;/li&gt;</text:p>
          </table:table-cell>
          <table:table-cell table:formula="of:=COUNTIF([.$H$2:.$H$200];[.H20])"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SC</text:p>
          </table:table-cell>
          <table:table-cell office:value-type="float" office:value="20" calcext:value-type="float">
            <text:p>20</text:p>
          </table:table-cell>
          <table:table-cell office:value-type="float" office:value="17" calcext:value-type="float">
            <text:p>17</text:p>
          </table:table-cell>
          <table:table-cell table:style-name="ce1" table:formula="of:=NOT(ISERROR( VLOOKUP([.C21];[.D21:.$D$200];1;FALSE())))" office:value-type="boolean" office:boolean-value="true" calcext:value-type="boolean">
            <text:p>VERDADERO</text:p>
          </table:table-cell>
          <table:table-cell table:style-name="ce4" table:formula="of:=IF([.D21]&gt;0;[.D21]&amp; &quot; - &quot; &amp;[.C21];IF([.E21];[.C21]&amp; &quot; - 00&quot;;&quot;&quot;))" office:value-type="string" office:string-value="17 - 20" calcext:value-type="string">
            <text:p>17 - 20</text:p>
          </table:table-cell>
          <table:table-cell office:value-type="string" calcext:value-type="string">
            <text:p>Las prácticas preliminares comunes.</text:p>
          </table:table-cell>
          <table:table-cell office:value-type="string" calcext:value-type="string">
            <text:p>las-practicas-preliminares-comunes</text:p>
          </table:table-cell>
          <table:table-cell office:value-type="float" office:value="5" calcext:value-type="float">
            <text:p>5</text:p>
          </table:table-cell>
          <table:table-cell table:formula="of:=SUBSTITUTE(SUBSTITUTE(IF([.I21]=2;tpl_section;SUBSTITUTE(tpl_nivel;&quot;__NIVEL__&quot;;[.I21]));&quot;__ID__&quot;;[.H21]);&quot;__TEMA__&quot;;[.G21])" office:value-type="string" office:string-value="&lt;h5 id=&quot;las-practicas-preliminares-comunes&quot;&gt;Las prácticas preliminares comunes.&lt;/h5&gt;" calcext:value-type="string">
            <text:p>&lt;h5 id="las-practicas-preliminares-comunes"&gt;Las prácticas preliminares comunes.&lt;/h5&gt;</text:p>
          </table:table-cell>
          <table:table-cell table:formula="of:=&quot;&lt;li&gt;&lt;a href=&quot;&quot;#&quot;&amp;[.H21]&amp;&quot;&quot;&quot;&gt;&quot;&amp;[.G21]&amp;&quot;&lt;/a&gt;&lt;/li&gt;&quot;" office:value-type="string" office:string-value="&lt;li&gt;&lt;a href=&quot;#las-practicas-preliminares-comunes&quot;&gt;Las prácticas preliminares comunes.&lt;/a&gt;&lt;/li&gt;" calcext:value-type="string">
            <text:p>&lt;li&gt;&lt;a href="#las-practicas-preliminares-comunes"&gt;Las prácticas preliminares comunes.&lt;/a&gt;&lt;/li&gt;</text:p>
          </table:table-cell>
          <table:table-cell table:formula="of:=COUNTIF([.$H$2:.$H$200];[.H21])" office:value-type="float" office:value="1" calcext:value-type="float">
            <text:p>1</text:p>
          </table:table-cell>
        </table:table-row>
        <table:table-row table:style-name="ro1">
          <table:table-cell office:value-type="float" office:value="13" calcext:value-type="float">
            <text:p>13</text:p>
          </table:table-cell>
          <table:table-cell office:value-type="string" calcext:value-type="string">
            <text:p>SC</text:p>
          </table:table-cell>
          <table:table-cell office:value-type="float" office:value="21" calcext:value-type="float">
            <text:p>21</text:p>
          </table:table-cell>
          <table:table-cell office:value-type="float" office:value="17" calcext:value-type="float">
            <text:p>17</text:p>
          </table:table-cell>
          <table:table-cell table:style-name="ce1" table:formula="of:=NOT(ISERROR( VLOOKUP([.C22];[.D22:.$D$200];1;FALSE())))" office:value-type="boolean" office:boolean-value="false" calcext:value-type="boolean">
            <text:p>FALSO</text:p>
          </table:table-cell>
          <table:table-cell table:style-name="ce4" table:formula="of:=IF([.D22]&gt;0;[.D22]&amp; &quot; - &quot; &amp;[.C22];IF([.E22];[.C22]&amp; &quot; - 00&quot;;&quot;&quot;))" office:value-type="string" office:string-value="17 - 21" calcext:value-type="string">
            <text:p>17 - 21</text:p>
          </table:table-cell>
          <table:table-cell office:value-type="string" calcext:value-type="string">
            <text:p>Las prácticas preliminares extraordinarias.</text:p>
          </table:table-cell>
          <table:table-cell office:value-type="string" calcext:value-type="string">
            <text:p>las-practicas-preliminares-extraordinarias</text:p>
          </table:table-cell>
          <table:table-cell office:value-type="float" office:value="5" calcext:value-type="float">
            <text:p>5</text:p>
          </table:table-cell>
          <table:table-cell table:formula="of:=SUBSTITUTE(SUBSTITUTE(IF([.I22]=2;tpl_section;SUBSTITUTE(tpl_nivel;&quot;__NIVEL__&quot;;[.I22]));&quot;__ID__&quot;;[.H22]);&quot;__TEMA__&quot;;[.G22])" office:value-type="string" office:string-value="&lt;h5 id=&quot;las-practicas-preliminares-extraordinarias&quot;&gt;Las prácticas preliminares extraordinarias.&lt;/h5&gt;" calcext:value-type="string">
            <text:p>&lt;h5 id="las-practicas-preliminares-extraordinarias"&gt;Las prácticas preliminares extraordinarias.&lt;/h5&gt;</text:p>
          </table:table-cell>
          <table:table-cell table:formula="of:=&quot;&lt;li&gt;&lt;a href=&quot;&quot;#&quot;&amp;[.H22]&amp;&quot;&quot;&quot;&gt;&quot;&amp;[.G22]&amp;&quot;&lt;/a&gt;&lt;/li&gt;&quot;" office:value-type="string" office:string-value="&lt;li&gt;&lt;a href=&quot;#las-practicas-preliminares-extraordinarias&quot;&gt;Las prácticas preliminares extraordinarias.&lt;/a&gt;&lt;/li&gt;" calcext:value-type="string">
            <text:p>&lt;li&gt;&lt;a href="#las-practicas-preliminares-extraordinarias"&gt;Las prácticas preliminares extraordinarias.&lt;/a&gt;&lt;/li&gt;</text:p>
          </table:table-cell>
          <table:table-cell table:formula="of:=COUNTIF([.$H$2:.$H$200];[.H22])"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SC</text:p>
          </table:table-cell>
          <table:table-cell office:value-type="float" office:value="22" calcext:value-type="float">
            <text:p>22</text:p>
          </table:table-cell>
          <table:table-cell office:value-type="float" office:value="20" calcext:value-type="float">
            <text:p>20</text:p>
          </table:table-cell>
          <table:table-cell table:style-name="ce1" table:formula="of:=NOT(ISERROR( VLOOKUP([.C23];[.D23:.$D$200];1;FALSE())))" office:value-type="boolean" office:boolean-value="false" calcext:value-type="boolean">
            <text:p>FALSO</text:p>
          </table:table-cell>
          <table:table-cell table:style-name="ce4" table:formula="of:=IF([.D23]&gt;0;[.D23]&amp; &quot; - &quot; &amp;[.C23];IF([.E23];[.C23]&amp; &quot; - 00&quot;;&quot;&quot;))" office:value-type="string" office:string-value="20 - 22" calcext:value-type="string">
            <text:p>20 - 22</text:p>
          </table:table-cell>
          <table:table-cell office:value-type="string" calcext:value-type="string">
            <text:p>La guía del refugio y la generación de bodhichita -la entrada al Budadharma y al mahayana-.</text:p>
          </table:table-cell>
          <table:table-cell office:value-type="string" calcext:value-type="string">
            <text:p>la-guia-del-refugio-y-la-generacion-de-bodhichita-la-entrada-al-budadh</text:p>
          </table:table-cell>
          <table:table-cell/>
          <table:table-cell table:formula="of:=SUBSTITUTE(SUBSTITUTE(IF([.I23]=2;tpl_section;SUBSTITUTE(tpl_nivel;&quot;__NIVEL__&quot;;[.I23]));&quot;__ID__&quot;;[.H23]);&quot;__TEMA__&quot;;[.G23])" office:value-type="string" office:string-value="&lt;h id=&quot;la-guia-del-refugio-y-la-generacion-de-bodhichita-la-entrada-al-budadh&quot;&gt;La guía del refugio y la generación de bodhichita -la entrada al Budadharma y al mahayana-.&lt;/h&gt;" calcext:value-type="string">
            <text:p>&lt;h id="la-guia-del-refugio-y-la-generacion-de-bodhichita-la-entrada-al-budadh"&gt;La guía del refugio y la generación de bodhichita -la entrada al Budadharma y al mahayana-.&lt;/h&gt;</text:p>
          </table:table-cell>
          <table:table-cell table:formula="of:=&quot;&lt;li&gt;&lt;a href=&quot;&quot;#&quot;&amp;[.H23]&amp;&quot;&quot;&quot;&gt;&quot;&amp;[.G23]&amp;&quot;&lt;/a&gt;&lt;/li&gt;&quot;" office:value-type="string" office:string-value="&lt;li&gt;&lt;a href=&quot;#la-guia-del-refugio-y-la-generacion-de-bodhichita-la-entrada-al-budadh&quot;&gt;La guía del refugio y la generación de bodhichita -la entrada al Budadharma y al mahayana-.&lt;/a&gt;&lt;/li&gt;" calcext:value-type="string">
            <text:p>&lt;li&gt;&lt;a href="#la-guia-del-refugio-y-la-generacion-de-bodhichita-la-entrada-al-budadh"&gt;La guía del refugio y la generación de bodhichita -la entrada al Budadharma y al mahayana-.&lt;/a&gt;&lt;/li&gt;</text:p>
          </table:table-cell>
          <table:table-cell table:formula="of:=COUNTIF([.$H$2:.$H$200];[.H23])"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SC</text:p>
          </table:table-cell>
          <table:table-cell office:value-type="float" office:value="23" calcext:value-type="float">
            <text:p>23</text:p>
          </table:table-cell>
          <table:table-cell office:value-type="float" office:value="20" calcext:value-type="float">
            <text:p>20</text:p>
          </table:table-cell>
          <table:table-cell table:style-name="ce1" table:formula="of:=NOT(ISERROR( VLOOKUP([.C24];[.D24:.$D$200];1;FALSE())))" office:value-type="boolean" office:boolean-value="false" calcext:value-type="boolean">
            <text:p>FALSO</text:p>
          </table:table-cell>
          <table:table-cell table:style-name="ce4" table:formula="of:=IF([.D24]&gt;0;[.D24]&amp; &quot; - &quot; &amp;[.C24];IF([.E24];[.C24]&amp; &quot; - 00&quot;;&quot;&quot;))" office:value-type="string" office:string-value="20 - 23" calcext:value-type="string">
            <text:p>20 - 23</text:p>
          </table:table-cell>
          <table:table-cell office:value-type="string" calcext:value-type="string">
            <text:p>La guía del ofrecimiento del mandala -la entrada para acumular méritos-.</text:p>
          </table:table-cell>
          <table:table-cell office:value-type="string" calcext:value-type="string">
            <text:p>la-guia-del-ofrecimiento-del-mandala-la-entrada-para-acumular-meritos</text:p>
          </table:table-cell>
          <table:table-cell/>
          <table:table-cell table:formula="of:=SUBSTITUTE(SUBSTITUTE(IF([.I24]=2;tpl_section;SUBSTITUTE(tpl_nivel;&quot;__NIVEL__&quot;;[.I24]));&quot;__ID__&quot;;[.H24]);&quot;__TEMA__&quot;;[.G24])" office:value-type="string" office:string-value="&lt;h id=&quot;la-guia-del-ofrecimiento-del-mandala-la-entrada-para-acumular-meritos&quot;&gt;La guía del ofrecimiento del mandala -la entrada para acumular méritos-.&lt;/h&gt;" calcext:value-type="string">
            <text:p>&lt;h id="la-guia-del-ofrecimiento-del-mandala-la-entrada-para-acumular-meritos"&gt;La guía del ofrecimiento del mandala -la entrada para acumular méritos-.&lt;/h&gt;</text:p>
          </table:table-cell>
          <table:table-cell table:formula="of:=&quot;&lt;li&gt;&lt;a href=&quot;&quot;#&quot;&amp;[.H24]&amp;&quot;&quot;&quot;&gt;&quot;&amp;[.G24]&amp;&quot;&lt;/a&gt;&lt;/li&gt;&quot;" office:value-type="string" office:string-value="&lt;li&gt;&lt;a href=&quot;#la-guia-del-ofrecimiento-del-mandala-la-entrada-para-acumular-meritos&quot;&gt;La guía del ofrecimiento del mandala -la entrada para acumular méritos-.&lt;/a&gt;&lt;/li&gt;" calcext:value-type="string">
            <text:p>&lt;li&gt;&lt;a href="#la-guia-del-ofrecimiento-del-mandala-la-entrada-para-acumular-meritos"&gt;La guía del ofrecimiento del mandala -la entrada para acumular méritos-.&lt;/a&gt;&lt;/li&gt;</text:p>
          </table:table-cell>
          <table:table-cell table:formula="of:=COUNTIF([.$H$2:.$H$200];[.H24])"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SC</text:p>
          </table:table-cell>
          <table:table-cell office:value-type="float" office:value="24" calcext:value-type="float">
            <text:p>24</text:p>
          </table:table-cell>
          <table:table-cell office:value-type="float" office:value="20" calcext:value-type="float">
            <text:p>20</text:p>
          </table:table-cell>
          <table:table-cell table:style-name="ce1" table:formula="of:=NOT(ISERROR( VLOOKUP([.C25];[.D25:.$D$200];1;FALSE())))" office:value-type="boolean" office:boolean-value="false" calcext:value-type="boolean">
            <text:p>FALSO</text:p>
          </table:table-cell>
          <table:table-cell table:style-name="ce4" table:formula="of:=IF([.D25]&gt;0;[.D25]&amp; &quot; - &quot; &amp;[.C25];IF([.E25];[.C25]&amp; &quot; - 00&quot;;&quot;&quot;))" office:value-type="string" office:string-value="20 - 24" calcext:value-type="string">
            <text:p>20 - 24</text:p>
          </table:table-cell>
          <table:table-cell office:value-type="string" calcext:value-type="string">
            <text:p>La guía de la meditación y recitación de Vajrasatva -la entrada para purificar las faltas y caídas morales-.</text:p>
          </table:table-cell>
          <table:table-cell office:value-type="string" calcext:value-type="string">
            <text:p>la-guia-de-la-meditacion-y-recitacion-de-vajrasatva-la-entrada-para-pu</text:p>
          </table:table-cell>
          <table:table-cell/>
          <table:table-cell table:formula="of:=SUBSTITUTE(SUBSTITUTE(IF([.I25]=2;tpl_section;SUBSTITUTE(tpl_nivel;&quot;__NIVEL__&quot;;[.I25]));&quot;__ID__&quot;;[.H25]);&quot;__TEMA__&quot;;[.G25])" office:value-type="string" office:string-value="&lt;h id=&quot;la-guia-de-la-meditacion-y-recitacion-de-vajrasatva-la-entrada-para-pu&quot;&gt;La guía de la meditación y recitación de Vajrasatva -la entrada para purificar las faltas y caídas morales-.&lt;/h&gt;" calcext:value-type="string">
            <text:p>&lt;h id="la-guia-de-la-meditacion-y-recitacion-de-vajrasatva-la-entrada-para-pu"&gt;La guía de la meditación y recitación de Vajrasatva -la entrada para purificar las faltas y caídas morales-.&lt;/h&gt;</text:p>
          </table:table-cell>
          <table:table-cell table:formula="of:=&quot;&lt;li&gt;&lt;a href=&quot;&quot;#&quot;&amp;[.H25]&amp;&quot;&quot;&quot;&gt;&quot;&amp;[.G25]&amp;&quot;&lt;/a&gt;&lt;/li&gt;&quot;" office:value-type="string" office:string-value="&lt;li&gt;&lt;a href=&quot;#la-guia-de-la-meditacion-y-recitacion-de-vajrasatva-la-entrada-para-pu&quot;&gt;La guía de la meditación y recitación de Vajrasatva -la entrada para purificar las faltas y caídas morales-.&lt;/a&gt;&lt;/li&gt;" calcext:value-type="string">
            <text:p>&lt;li&gt;&lt;a href="#la-guia-de-la-meditacion-y-recitacion-de-vajrasatva-la-entrada-para-pu"&gt;La guía de la meditación y recitación de Vajrasatva -la entrada para purificar las faltas y caídas morales-.&lt;/a&gt;&lt;/li&gt;</text:p>
          </table:table-cell>
          <table:table-cell table:formula="of:=COUNTIF([.$H$2:.$H$200];[.H25])"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SC</text:p>
          </table:table-cell>
          <table:table-cell office:value-type="float" office:value="25" calcext:value-type="float">
            <text:p>25</text:p>
          </table:table-cell>
          <table:table-cell office:value-type="float" office:value="20" calcext:value-type="float">
            <text:p>20</text:p>
          </table:table-cell>
          <table:table-cell table:style-name="ce1" table:formula="of:=NOT(ISERROR( VLOOKUP([.C26];[.D26:.$D$200];1;FALSE())))" office:value-type="boolean" office:boolean-value="false" calcext:value-type="boolean">
            <text:p>FALSO</text:p>
          </table:table-cell>
          <table:table-cell table:style-name="ce4" table:formula="of:=IF([.D26]&gt;0;[.D26]&amp; &quot; - &quot; &amp;[.C26];IF([.E26];[.C26]&amp; &quot; - 00&quot;;&quot;&quot;))" office:value-type="string" office:string-value="20 - 25" calcext:value-type="string">
            <text:p>20 - 25</text:p>
          </table:table-cell>
          <table:table-cell office:value-type="string" calcext:value-type="string">
            <text:p>La guía del yoga del Guru -la entrada para recibir bendiciones-.</text:p>
          </table:table-cell>
          <table:table-cell office:value-type="string" calcext:value-type="string">
            <text:p>la-guia-del-yoga-del-guru-la-entrada-para-recibir-bendiciones</text:p>
          </table:table-cell>
          <table:table-cell/>
          <table:table-cell table:formula="of:=SUBSTITUTE(SUBSTITUTE(IF([.I26]=2;tpl_section;SUBSTITUTE(tpl_nivel;&quot;__NIVEL__&quot;;[.I26]));&quot;__ID__&quot;;[.H26]);&quot;__TEMA__&quot;;[.G26])" office:value-type="string" office:string-value="&lt;h id=&quot;la-guia-del-yoga-del-guru-la-entrada-para-recibir-bendiciones&quot;&gt;La guía del yoga del Guru -la entrada para recibir bendiciones-.&lt;/h&gt;" calcext:value-type="string">
            <text:p>&lt;h id="la-guia-del-yoga-del-guru-la-entrada-para-recibir-bendiciones"&gt;La guía del yoga del Guru -la entrada para recibir bendiciones-.&lt;/h&gt;</text:p>
          </table:table-cell>
          <table:table-cell table:formula="of:=&quot;&lt;li&gt;&lt;a href=&quot;&quot;#&quot;&amp;[.H26]&amp;&quot;&quot;&quot;&gt;&quot;&amp;[.G26]&amp;&quot;&lt;/a&gt;&lt;/li&gt;&quot;" office:value-type="string" office:string-value="&lt;li&gt;&lt;a href=&quot;#la-guia-del-yoga-del-guru-la-entrada-para-recibir-bendiciones&quot;&gt;La guía del yoga del Guru -la entrada para recibir bendiciones-.&lt;/a&gt;&lt;/li&gt;" calcext:value-type="string">
            <text:p>&lt;li&gt;&lt;a href="#la-guia-del-yoga-del-guru-la-entrada-para-recibir-bendiciones"&gt;La guía del yoga del Guru -la entrada para recibir bendiciones-.&lt;/a&gt;&lt;/li&gt;</text:p>
          </table:table-cell>
          <table:table-cell table:formula="of:=COUNTIF([.$H$2:.$H$200];[.H26])" office:value-type="float" office:value="1" calcext:value-type="float">
            <text:p>1</text:p>
          </table:table-cell>
        </table:table-row>
        <table:table-row table:style-name="ro1">
          <table:table-cell office:value-type="float" office:value="17" calcext:value-type="float">
            <text:p>17</text:p>
          </table:table-cell>
          <table:table-cell office:value-type="string" calcext:value-type="string">
            <text:p>SC</text:p>
          </table:table-cell>
          <table:table-cell office:value-type="float" office:value="26" calcext:value-type="float">
            <text:p>26</text:p>
          </table:table-cell>
          <table:table-cell office:value-type="float" office:value="18" calcext:value-type="float">
            <text:p>18</text:p>
          </table:table-cell>
          <table:table-cell table:style-name="ce1" table:formula="of:=NOT(ISERROR( VLOOKUP([.C27];[.D27:.$D$200];1;FALSE())))" office:value-type="boolean" office:boolean-value="true" calcext:value-type="boolean">
            <text:p>VERDADERO</text:p>
          </table:table-cell>
          <table:table-cell table:style-name="ce4" table:formula="of:=IF([.D27]&gt;0;[.D27]&amp; &quot; - &quot; &amp;[.C27];IF([.E27];[.C27]&amp; &quot; - 00&quot;;&quot;&quot;))" office:value-type="string" office:string-value="18 - 26" calcext:value-type="string">
            <text:p>18 - 26</text:p>
          </table:table-cell>
          <table:table-cell office:value-type="string" calcext:value-type="string">
            <text:p>Cómo practicar el Mahamudra que es la unión del gozo y la vacuidad.</text:p>
          </table:table-cell>
          <table:table-cell office:value-type="string" calcext:value-type="string">
            <text:p>como-practicar-el-mahamudra-que-es-la-union-del-gozo-y-la-vacuidad</text:p>
          </table:table-cell>
          <table:table-cell office:value-type="float" office:value="4" calcext:value-type="float">
            <text:p>4</text:p>
          </table:table-cell>
          <table:table-cell table:formula="of:=SUBSTITUTE(SUBSTITUTE(IF([.I27]=2;tpl_section;SUBSTITUTE(tpl_nivel;&quot;__NIVEL__&quot;;[.I27]));&quot;__ID__&quot;;[.H27]);&quot;__TEMA__&quot;;[.G27])" office:value-type="string" office:string-value="&lt;h4 id=&quot;como-practicar-el-mahamudra-que-es-la-union-del-gozo-y-la-vacuidad&quot;&gt;Cómo practicar el Mahamudra que es la unión del gozo y la vacuidad.&lt;/h4&gt;" calcext:value-type="string">
            <text:p>&lt;h4 id="como-practicar-el-mahamudra-que-es-la-union-del-gozo-y-la-vacuidad"&gt;Cómo practicar el Mahamudra que es la unión del gozo y la vacuidad.&lt;/h4&gt;</text:p>
          </table:table-cell>
          <table:table-cell table:formula="of:=&quot;&lt;li&gt;&lt;a href=&quot;&quot;#&quot;&amp;[.H27]&amp;&quot;&quot;&quot;&gt;&quot;&amp;[.G27]&amp;&quot;&lt;/a&gt;&lt;/li&gt;&quot;" office:value-type="string" office:string-value="&lt;li&gt;&lt;a href=&quot;#como-practicar-el-mahamudra-que-es-la-union-del-gozo-y-la-vacuidad&quot;&gt;Cómo practicar el Mahamudra que es la unión del gozo y la vacuidad.&lt;/a&gt;&lt;/li&gt;" calcext:value-type="string">
            <text:p>&lt;li&gt;&lt;a href="#como-practicar-el-mahamudra-que-es-la-union-del-gozo-y-la-vacuidad"&gt;Cómo practicar el Mahamudra que es la unión del gozo y la vacuidad.&lt;/a&gt;&lt;/li&gt;</text:p>
          </table:table-cell>
          <table:table-cell table:formula="of:=COUNTIF([.$H$2:.$H$200];[.H27])" office:value-type="float" office:value="1" calcext:value-type="float">
            <text:p>1</text:p>
          </table:table-cell>
        </table:table-row>
        <table:table-row table:style-name="ro1">
          <table:table-cell office:value-type="float" office:value="215" calcext:value-type="float">
            <text:p>215</text:p>
          </table:table-cell>
          <table:table-cell office:value-type="string" calcext:value-type="string">
            <text:p>SC</text:p>
          </table:table-cell>
          <table:table-cell office:value-type="float" office:value="27" calcext:value-type="float">
            <text:p>27</text:p>
          </table:table-cell>
          <table:table-cell office:value-type="float" office:value="18" calcext:value-type="float">
            <text:p>18</text:p>
          </table:table-cell>
          <table:table-cell table:style-name="ce1" table:formula="of:=NOT(ISERROR( VLOOKUP([.C28];[.D28:.$D$200];1;FALSE())))" office:value-type="boolean" office:boolean-value="true" calcext:value-type="boolean">
            <text:p>VERDADERO</text:p>
          </table:table-cell>
          <table:table-cell table:style-name="ce4" table:formula="of:=IF([.D28]&gt;0;[.D28]&amp; &quot; - &quot; &amp;[.C28];IF([.E28];[.C28]&amp; &quot; - 00&quot;;&quot;&quot;))" office:value-type="string" office:string-value="18 - 27" calcext:value-type="string">
            <text:p>18 - 27</text:p>
          </table:table-cell>
          <table:table-cell office:value-type="string" calcext:value-type="string">
            <text:p>Cómo practicar el Mahamudra que es la unión de las dos verdades.</text:p>
          </table:table-cell>
          <table:table-cell office:value-type="string" calcext:value-type="string">
            <text:p>como-practicar-el-mahamudra-que-es-la-union-de-las-dos-verdades</text:p>
          </table:table-cell>
          <table:table-cell office:value-type="float" office:value="3" calcext:value-type="float">
            <text:p>3</text:p>
          </table:table-cell>
          <table:table-cell table:formula="of:=SUBSTITUTE(SUBSTITUTE(IF([.I28]=2;tpl_section;SUBSTITUTE(tpl_nivel;&quot;__NIVEL__&quot;;[.I28]));&quot;__ID__&quot;;[.H28]);&quot;__TEMA__&quot;;[.G28])" office:value-type="string" office:string-value="&lt;h3 id=&quot;como-practicar-el-mahamudra-que-es-la-union-de-las-dos-verdades&quot;&gt;Cómo practicar el Mahamudra que es la unión de las dos verdades.&lt;/h3&gt;" calcext:value-type="string">
            <text:p>&lt;h3 id="como-practicar-el-mahamudra-que-es-la-union-de-las-dos-verdades"&gt;Cómo practicar el Mahamudra que es la unión de las dos verdades.&lt;/h3&gt;</text:p>
          </table:table-cell>
          <table:table-cell table:formula="of:=&quot;&lt;li&gt;&lt;a href=&quot;&quot;#&quot;&amp;[.H28]&amp;&quot;&quot;&quot;&gt;&quot;&amp;[.G28]&amp;&quot;&lt;/a&gt;&lt;/li&gt;&quot;" office:value-type="string" office:string-value="&lt;li&gt;&lt;a href=&quot;#como-practicar-el-mahamudra-que-es-la-union-de-las-dos-verdades&quot;&gt;Cómo practicar el Mahamudra que es la unión de las dos verdades.&lt;/a&gt;&lt;/li&gt;" calcext:value-type="string">
            <text:p>&lt;li&gt;&lt;a href="#como-practicar-el-mahamudra-que-es-la-union-de-las-dos-verdades"&gt;Cómo practicar el Mahamudra que es la unión de las dos verdades.&lt;/a&gt;&lt;/li&gt;</text:p>
          </table:table-cell>
          <table:table-cell table:formula="of:=COUNTIF([.$H$2:.$H$200];[.H28])" office:value-type="float" office:value="1" calcext:value-type="float">
            <text:p>1</text:p>
          </table:table-cell>
        </table:table-row>
        <table:table-row table:style-name="ro1">
          <table:table-cell office:value-type="float" office:value="251" calcext:value-type="float">
            <text:p>251</text:p>
          </table:table-cell>
          <table:table-cell office:value-type="string" calcext:value-type="string">
            <text:p>SC</text:p>
          </table:table-cell>
          <table:table-cell office:value-type="float" office:value="28" calcext:value-type="float">
            <text:p>28</text:p>
          </table:table-cell>
          <table:table-cell office:value-type="float" office:value="18" calcext:value-type="float">
            <text:p>18</text:p>
          </table:table-cell>
          <table:table-cell table:style-name="ce1" table:formula="of:=NOT(ISERROR( VLOOKUP([.C29];[.D29:.$D$200];1;FALSE())))" office:value-type="boolean" office:boolean-value="true" calcext:value-type="boolean">
            <text:p>VERDADERO</text:p>
          </table:table-cell>
          <table:table-cell table:style-name="ce4" table:formula="of:=IF([.D29]&gt;0;[.D29]&amp; &quot; - &quot; &amp;[.C29];IF([.E29];[.C29]&amp; &quot; - 00&quot;;&quot;&quot;))" office:value-type="string" office:string-value="18 - 28" calcext:value-type="string">
            <text:p>18 - 28</text:p>
          </table:table-cell>
          <table:table-cell office:value-type="string" calcext:value-type="string">
            <text:p>Cómo realizar el Mahamudra que es la Unión resultante de No Más Aprendizaje, el estado que posee las siete cualidades preliminares del abrazo.</text:p>
          </table:table-cell>
          <table:table-cell office:value-type="string" calcext:value-type="string">
            <text:p>como-realizar-el-mahamudra-que-es-la-union-resultante-de-no-mas-aprend</text:p>
          </table:table-cell>
          <table:table-cell office:value-type="float" office:value="3" calcext:value-type="float">
            <text:p>3</text:p>
          </table:table-cell>
          <table:table-cell table:formula="of:=SUBSTITUTE(SUBSTITUTE(IF([.I29]=2;tpl_section;SUBSTITUTE(tpl_nivel;&quot;__NIVEL__&quot;;[.I29]));&quot;__ID__&quot;;[.H29]);&quot;__TEMA__&quot;;[.G29])" office:value-type="string" office:string-value="&lt;h3 id=&quot;como-realizar-el-mahamudra-que-es-la-union-resultante-de-no-mas-aprend&quot;&gt;Cómo realizar el Mahamudra que es la Unión resultante de No Más Aprendizaje, el estado que posee las siete cualidades preliminares del abrazo.&lt;/h3&gt;" calcext:value-type="string">
            <text:p>&lt;h3 id="como-realizar-el-mahamudra-que-es-la-union-resultante-de-no-mas-aprend"&gt;Cómo realizar el Mahamudra que es la Unión resultante de No Más Aprendizaje, el estado que posee las siete cualidades preliminares del abrazo.&lt;/h3&gt;</text:p>
          </table:table-cell>
          <table:table-cell table:formula="of:=&quot;&lt;li&gt;&lt;a href=&quot;&quot;#&quot;&amp;[.H29]&amp;&quot;&quot;&quot;&gt;&quot;&amp;[.G29]&amp;&quot;&lt;/a&gt;&lt;/li&gt;&quot;" office:value-type="string" office:string-value="&lt;li&gt;&lt;a href=&quot;#como-realizar-el-mahamudra-que-es-la-union-resultante-de-no-mas-aprend&quot;&gt;Cómo realizar el Mahamudra que es la Unión resultante de No Más Aprendizaje, el estado que posee las siete cualidades preliminares del abrazo.&lt;/a&gt;&lt;/li&gt;" calcext:value-type="string">
            <text:p>&lt;li&gt;&lt;a href="#como-realizar-el-mahamudra-que-es-la-union-resultante-de-no-mas-aprend"&gt;Cómo realizar el Mahamudra que es la Unión resultante de No Más Aprendizaje, el estado que posee las siete cualidades preliminares del abrazo.&lt;/a&gt;&lt;/li&gt;</text:p>
          </table:table-cell>
          <table:table-cell table:formula="of:=COUNTIF([.$H$2:.$H$200];[.H29])" office:value-type="float" office:value="1" calcext:value-type="float">
            <text:p>1</text:p>
          </table:table-cell>
        </table:table-row>
        <table:table-row table:style-name="ro1">
          <table:table-cell office:value-type="float" office:value="19" calcext:value-type="float">
            <text:p>19</text:p>
          </table:table-cell>
          <table:table-cell office:value-type="string" calcext:value-type="string">
            <text:p>SC</text:p>
          </table:table-cell>
          <table:table-cell office:value-type="float" office:value="29" calcext:value-type="float">
            <text:p>29</text:p>
          </table:table-cell>
          <table:table-cell office:value-type="float" office:value="26" calcext:value-type="float">
            <text:p>26</text:p>
          </table:table-cell>
          <table:table-cell table:style-name="ce1" table:formula="of:=NOT(ISERROR( VLOOKUP([.C30];[.D30:.$D$200];1;FALSE())))" office:value-type="boolean" office:boolean-value="true" calcext:value-type="boolean">
            <text:p>VERDADERO</text:p>
          </table:table-cell>
          <table:table-cell table:style-name="ce4" table:formula="of:=IF([.D30]&gt;0;[.D30]&amp; &quot; - &quot; &amp;[.C30];IF([.E30];[.C30]&amp; &quot; - 00&quot;;&quot;&quot;))" office:value-type="string" office:string-value="26 - 29" calcext:value-type="string">
            <text:p>26 - 29</text:p>
          </table:table-cell>
          <table:table-cell office:value-type="string" calcext:value-type="string">
            <text:p>Exposición del método para generar el poseedor del objeto, el gran gozo espontáneo.</text:p>
          </table:table-cell>
          <table:table-cell office:value-type="string" calcext:value-type="string">
            <text:p>exposicion-del-metodo-para-generar-el-poseedor-del-objeto-el-gran-gozo</text:p>
          </table:table-cell>
          <table:table-cell office:value-type="float" office:value="5" calcext:value-type="float">
            <text:p>5</text:p>
          </table:table-cell>
          <table:table-cell table:formula="of:=SUBSTITUTE(SUBSTITUTE(IF([.I30]=2;tpl_section;SUBSTITUTE(tpl_nivel;&quot;__NIVEL__&quot;;[.I30]));&quot;__ID__&quot;;[.H30]);&quot;__TEMA__&quot;;[.G30])" office:value-type="string" office:string-value="&lt;h5 id=&quot;exposicion-del-metodo-para-generar-el-poseedor-del-objeto-el-gran-gozo&quot;&gt;Exposición del método para generar el poseedor del objeto, el gran gozo espontáneo.&lt;/h5&gt;" calcext:value-type="string">
            <text:p>&lt;h5 id="exposicion-del-metodo-para-generar-el-poseedor-del-objeto-el-gran-gozo"&gt;Exposición del método para generar el poseedor del objeto, el gran gozo espontáneo.&lt;/h5&gt;</text:p>
          </table:table-cell>
          <table:table-cell table:formula="of:=&quot;&lt;li&gt;&lt;a href=&quot;&quot;#&quot;&amp;[.H30]&amp;&quot;&quot;&quot;&gt;&quot;&amp;[.G30]&amp;&quot;&lt;/a&gt;&lt;/li&gt;&quot;" office:value-type="string" office:string-value="&lt;li&gt;&lt;a href=&quot;#exposicion-del-metodo-para-generar-el-poseedor-del-objeto-el-gran-gozo&quot;&gt;Exposición del método para generar el poseedor del objeto, el gran gozo espontáneo.&lt;/a&gt;&lt;/li&gt;" calcext:value-type="string">
            <text:p>&lt;li&gt;&lt;a href="#exposicion-del-metodo-para-generar-el-poseedor-del-objeto-el-gran-gozo"&gt;Exposición del método para generar el poseedor del objeto, el gran gozo espontáneo.&lt;/a&gt;&lt;/li&gt;</text:p>
          </table:table-cell>
          <table:table-cell table:formula="of:=COUNTIF([.$H$2:.$H$200];[.H30])" office:value-type="float" office:value="1" calcext:value-type="float">
            <text:p>1</text:p>
          </table:table-cell>
        </table:table-row>
        <table:table-row table:style-name="ro1">
          <table:table-cell office:value-type="float" office:value="151" calcext:value-type="float">
            <text:p>151</text:p>
          </table:table-cell>
          <table:table-cell office:value-type="string" calcext:value-type="string">
            <text:p>SC</text:p>
          </table:table-cell>
          <table:table-cell office:value-type="float" office:value="30" calcext:value-type="float">
            <text:p>30</text:p>
          </table:table-cell>
          <table:table-cell office:value-type="float" office:value="26" calcext:value-type="float">
            <text:p>26</text:p>
          </table:table-cell>
          <table:table-cell table:style-name="ce1" table:formula="of:=NOT(ISERROR( VLOOKUP([.C31];[.D31:.$D$200];1;FALSE())))" office:value-type="boolean" office:boolean-value="true" calcext:value-type="boolean">
            <text:p>VERDADERO</text:p>
          </table:table-cell>
          <table:table-cell table:style-name="ce4" table:formula="of:=IF([.D31]&gt;0;[.D31]&amp; &quot; - &quot; &amp;[.C31];IF([.E31];[.C31]&amp; &quot; - 00&quot;;&quot;&quot;))" office:value-type="string" office:string-value="26 - 30" calcext:value-type="string">
            <text:p>26 - 30</text:p>
          </table:table-cell>
          <table:table-cell office:value-type="string" calcext:value-type="string">
            <text:p>Exposición del método para realizar el objeto, la vacuidad, de manera correcta.</text:p>
          </table:table-cell>
          <table:table-cell office:value-type="string" calcext:value-type="string">
            <text:p>exposicion-del-metodo-para-realizar-el-objeto-la-vacuidad-de-manera-co</text:p>
          </table:table-cell>
          <table:table-cell office:value-type="float" office:value="3" calcext:value-type="float">
            <text:p>3</text:p>
          </table:table-cell>
          <table:table-cell table:formula="of:=SUBSTITUTE(SUBSTITUTE(IF([.I31]=2;tpl_section;SUBSTITUTE(tpl_nivel;&quot;__NIVEL__&quot;;[.I31]));&quot;__ID__&quot;;[.H31]);&quot;__TEMA__&quot;;[.G31])" office:value-type="string" office:string-value="&lt;h3 id=&quot;exposicion-del-metodo-para-realizar-el-objeto-la-vacuidad-de-manera-co&quot;&gt;Exposición del método para realizar el objeto, la vacuidad, de manera correcta.&lt;/h3&gt;" calcext:value-type="string">
            <text:p>&lt;h3 id="exposicion-del-metodo-para-realizar-el-objeto-la-vacuidad-de-manera-co"&gt;Exposición del método para realizar el objeto, la vacuidad, de manera correcta.&lt;/h3&gt;</text:p>
          </table:table-cell>
          <table:table-cell table:formula="of:=&quot;&lt;li&gt;&lt;a href=&quot;&quot;#&quot;&amp;[.H31]&amp;&quot;&quot;&quot;&gt;&quot;&amp;[.G31]&amp;&quot;&lt;/a&gt;&lt;/li&gt;&quot;" office:value-type="string" office:string-value="&lt;li&gt;&lt;a href=&quot;#exposicion-del-metodo-para-realizar-el-objeto-la-vacuidad-de-manera-co&quot;&gt;Exposición del método para realizar el objeto, la vacuidad, de manera correcta.&lt;/a&gt;&lt;/li&gt;" calcext:value-type="string">
            <text:p>&lt;li&gt;&lt;a href="#exposicion-del-metodo-para-realizar-el-objeto-la-vacuidad-de-manera-co"&gt;Exposición del método para realizar el objeto, la vacuidad, de manera correcta.&lt;/a&gt;&lt;/li&gt;</text:p>
          </table:table-cell>
          <table:table-cell table:formula="of:=COUNTIF([.$H$2:.$H$200];[.H31])" office:value-type="float" office:value="1" calcext:value-type="float">
            <text:p>1</text:p>
          </table:table-cell>
        </table:table-row>
        <table:table-row table:style-name="ro1">
          <table:table-cell office:value-type="float" office:value="19" calcext:value-type="float">
            <text:p>19</text:p>
          </table:table-cell>
          <table:table-cell office:value-type="string" calcext:value-type="string">
            <text:p>SC</text:p>
          </table:table-cell>
          <table:table-cell office:value-type="float" office:value="31" calcext:value-type="float">
            <text:p>31</text:p>
          </table:table-cell>
          <table:table-cell office:value-type="float" office:value="29" calcext:value-type="float">
            <text:p>29</text:p>
          </table:table-cell>
          <table:table-cell table:style-name="ce1" table:formula="of:=NOT(ISERROR( VLOOKUP([.C32];[.D32:.$D$200];1;FALSE())))" office:value-type="boolean" office:boolean-value="true" calcext:value-type="boolean">
            <text:p>VERDADERO</text:p>
          </table:table-cell>
          <table:table-cell table:style-name="ce4" table:formula="of:=IF([.D32]&gt;0;[.D32]&amp; &quot; - &quot; &amp;[.C32];IF([.E32];[.C32]&amp; &quot; - 00&quot;;&quot;&quot;))" office:value-type="string" office:string-value="29 - 31" calcext:value-type="string">
            <text:p>29 - 31</text:p>
          </table:table-cell>
          <table:table-cell office:value-type="string" calcext:value-type="string">
            <text:p>Penetración de los puntos precisos de nuestro propio cuerpo.</text:p>
          </table:table-cell>
          <table:table-cell office:value-type="string" calcext:value-type="string">
            <text:p>penetracion-de-los-puntos-precisos-de-nuestro-propio-cuerpo</text:p>
          </table:table-cell>
          <table:table-cell office:value-type="float" office:value="6" calcext:value-type="float">
            <text:p>6</text:p>
          </table:table-cell>
          <table:table-cell table:formula="of:=SUBSTITUTE(SUBSTITUTE(IF([.I32]=2;tpl_section;SUBSTITUTE(tpl_nivel;&quot;__NIVEL__&quot;;[.I32]));&quot;__ID__&quot;;[.H32]);&quot;__TEMA__&quot;;[.G32])" office:value-type="string" office:string-value="&lt;h6 id=&quot;penetracion-de-los-puntos-precisos-de-nuestro-propio-cuerpo&quot;&gt;Penetración de los puntos precisos de nuestro propio cuerpo.&lt;/h6&gt;" calcext:value-type="string">
            <text:p>&lt;h6 id="penetracion-de-los-puntos-precisos-de-nuestro-propio-cuerpo"&gt;Penetración de los puntos precisos de nuestro propio cuerpo.&lt;/h6&gt;</text:p>
          </table:table-cell>
          <table:table-cell table:formula="of:=&quot;&lt;li&gt;&lt;a href=&quot;&quot;#&quot;&amp;[.H32]&amp;&quot;&quot;&quot;&gt;&quot;&amp;[.G32]&amp;&quot;&lt;/a&gt;&lt;/li&gt;&quot;" office:value-type="string" office:string-value="&lt;li&gt;&lt;a href=&quot;#penetracion-de-los-puntos-precisos-de-nuestro-propio-cuerpo&quot;&gt;Penetración de los puntos precisos de nuestro propio cuerpo.&lt;/a&gt;&lt;/li&gt;" calcext:value-type="string">
            <text:p>&lt;li&gt;&lt;a href="#penetracion-de-los-puntos-precisos-de-nuestro-propio-cuerpo"&gt;Penetración de los puntos precisos de nuestro propio cuerpo.&lt;/a&gt;&lt;/li&gt;</text:p>
          </table:table-cell>
          <table:table-cell table:formula="of:=COUNTIF([.$H$2:.$H$200];[.H32])" office:value-type="float" office:value="1" calcext:value-type="float">
            <text:p>1</text:p>
          </table:table-cell>
        </table:table-row>
        <table:table-row table:style-name="ro1">
          <table:table-cell office:value-type="float" office:value="147" calcext:value-type="float">
            <text:p>147</text:p>
          </table:table-cell>
          <table:table-cell office:value-type="string" calcext:value-type="string">
            <text:p>SC</text:p>
          </table:table-cell>
          <table:table-cell office:value-type="float" office:value="32" calcext:value-type="float">
            <text:p>32</text:p>
          </table:table-cell>
          <table:table-cell office:value-type="float" office:value="29" calcext:value-type="float">
            <text:p>29</text:p>
          </table:table-cell>
          <table:table-cell table:style-name="ce1" table:formula="of:=NOT(ISERROR( VLOOKUP([.C33];[.D33:.$D$200];1;FALSE())))" office:value-type="boolean" office:boolean-value="true" calcext:value-type="boolean">
            <text:p>VERDADERO</text:p>
          </table:table-cell>
          <table:table-cell table:style-name="ce4" table:formula="of:=IF([.D33]&gt;0;[.D33]&amp; &quot; - &quot; &amp;[.C33];IF([.E33];[.C33]&amp; &quot; - 00&quot;;&quot;&quot;))" office:value-type="string" office:string-value="29 - 32" calcext:value-type="string">
            <text:p>29 - 32</text:p>
          </table:table-cell>
          <table:table-cell office:value-type="string" calcext:value-type="string">
            <text:p>Penetración de los puntos precisos de del cuerpo de otra persona.</text:p>
          </table:table-cell>
          <table:table-cell office:value-type="string" calcext:value-type="string">
            <text:p>penetracion-de-los-puntos-precisos-de-del-cuerpo-de-otra-persona</text:p>
          </table:table-cell>
          <table:table-cell office:value-type="float" office:value="3" calcext:value-type="float">
            <text:p>3</text:p>
          </table:table-cell>
          <table:table-cell table:formula="of:=SUBSTITUTE(SUBSTITUTE(IF([.I33]=2;tpl_section;SUBSTITUTE(tpl_nivel;&quot;__NIVEL__&quot;;[.I33]));&quot;__ID__&quot;;[.H33]);&quot;__TEMA__&quot;;[.G33])" office:value-type="string" office:string-value="&lt;h3 id=&quot;penetracion-de-los-puntos-precisos-de-del-cuerpo-de-otra-persona&quot;&gt;Penetración de los puntos precisos de del cuerpo de otra persona.&lt;/h3&gt;" calcext:value-type="string">
            <text:p>&lt;h3 id="penetracion-de-los-puntos-precisos-de-del-cuerpo-de-otra-persona"&gt;Penetración de los puntos precisos de del cuerpo de otra persona.&lt;/h3&gt;</text:p>
          </table:table-cell>
          <table:table-cell table:formula="of:=&quot;&lt;li&gt;&lt;a href=&quot;&quot;#&quot;&amp;[.H33]&amp;&quot;&quot;&quot;&gt;&quot;&amp;[.G33]&amp;&quot;&lt;/a&gt;&lt;/li&gt;&quot;" office:value-type="string" office:string-value="&lt;li&gt;&lt;a href=&quot;#penetracion-de-los-puntos-precisos-de-del-cuerpo-de-otra-persona&quot;&gt;Penetración de los puntos precisos de del cuerpo de otra persona.&lt;/a&gt;&lt;/li&gt;" calcext:value-type="string">
            <text:p>&lt;li&gt;&lt;a href="#penetracion-de-los-puntos-precisos-de-del-cuerpo-de-otra-persona"&gt;Penetración de los puntos precisos de del cuerpo de otra persona.&lt;/a&gt;&lt;/li&gt;</text:p>
          </table:table-cell>
          <table:table-cell table:formula="of:=COUNTIF([.$H$2:.$H$200];[.H33])" office:value-type="float" office:value="1" calcext:value-type="float">
            <text:p>1</text:p>
          </table:table-cell>
        </table:table-row>
        <table:table-row table:style-name="ro1">
          <table:table-cell office:value-type="float" office:value="19" calcext:value-type="float">
            <text:p>19</text:p>
          </table:table-cell>
          <table:table-cell office:value-type="string" calcext:value-type="string">
            <text:p>SC</text:p>
          </table:table-cell>
          <table:table-cell office:value-type="float" office:value="33" calcext:value-type="float">
            <text:p>33</text:p>
          </table:table-cell>
          <table:table-cell office:value-type="float" office:value="31" calcext:value-type="float">
            <text:p>31</text:p>
          </table:table-cell>
          <table:table-cell table:style-name="ce1" table:formula="of:=NOT(ISERROR( VLOOKUP([.C34];[.D34:.$D$200];1;FALSE())))" office:value-type="boolean" office:boolean-value="false" calcext:value-type="boolean">
            <text:p>FALSO</text:p>
          </table:table-cell>
          <table:table-cell table:style-name="ce4" table:formula="of:=IF([.D34]&gt;0;[.D34]&amp; &quot; - &quot; &amp;[.C34];IF([.E34];[.C34]&amp; &quot; - 00&quot;;&quot;&quot;))" office:value-type="string" office:string-value="31 - 33" calcext:value-type="string">
            <text:p>31 - 33</text:p>
          </table:table-cell>
          <table:table-cell office:value-type="string" calcext:value-type="string">
            <text:p>Identificación de las diez puertas por donde los aires internos pueden entrar en el canal central.</text:p>
          </table:table-cell>
          <table:table-cell office:value-type="string" calcext:value-type="string">
            <text:p>identificacion-de-las-diez-puertas-por-donde-los-aires-internos-pueden</text:p>
          </table:table-cell>
          <table:table-cell office:value-type="string" calcext:value-type="string">
            <text:p>d</text:p>
          </table:table-cell>
          <table:table-cell table:formula="of:=SUBSTITUTE(SUBSTITUTE(IF([.I34]=2;tpl_section;SUBSTITUTE(tpl_nivel;&quot;__NIVEL__&quot;;[.I34]));&quot;__ID__&quot;;[.H34]);&quot;__TEMA__&quot;;[.G34])" office:value-type="string" office:string-value="&lt;hd id=&quot;identificacion-de-las-diez-puertas-por-donde-los-aires-internos-pueden&quot;&gt;Identificación de las diez puertas por donde los aires internos pueden entrar en el canal central.&lt;/hd&gt;" calcext:value-type="string">
            <text:p>&lt;hd id="identificacion-de-las-diez-puertas-por-donde-los-aires-internos-pueden"&gt;Identificación de las diez puertas por donde los aires internos pueden entrar en el canal central.&lt;/hd&gt;</text:p>
          </table:table-cell>
          <table:table-cell table:formula="of:=&quot;&lt;li&gt;&lt;a href=&quot;&quot;#&quot;&amp;[.H34]&amp;&quot;&quot;&quot;&gt;&quot;&amp;[.G34]&amp;&quot;&lt;/a&gt;&lt;/li&gt;&quot;" office:value-type="string" office:string-value="&lt;li&gt;&lt;a href=&quot;#identificacion-de-las-diez-puertas-por-donde-los-aires-internos-pueden&quot;&gt;Identificación de las diez puertas por donde los aires internos pueden entrar en el canal central.&lt;/a&gt;&lt;/li&gt;" calcext:value-type="string">
            <text:p>&lt;li&gt;&lt;a href="#identificacion-de-las-diez-puertas-por-donde-los-aires-internos-pueden"&gt;Identificación de las diez puertas por donde los aires internos pueden entrar en el canal central.&lt;/a&gt;&lt;/li&gt;</text:p>
          </table:table-cell>
          <table:table-cell table:formula="of:=COUNTIF([.$H$2:.$H$200];[.H34])" office:value-type="float" office:value="1" calcext:value-type="float">
            <text:p>1</text:p>
          </table:table-cell>
        </table:table-row>
        <table:table-row table:style-name="ro1">
          <table:table-cell office:value-type="float" office:value="32" calcext:value-type="float">
            <text:p>32</text:p>
          </table:table-cell>
          <table:table-cell office:value-type="string" calcext:value-type="string">
            <text:p>SC</text:p>
          </table:table-cell>
          <table:table-cell office:value-type="float" office:value="34" calcext:value-type="float">
            <text:p>34</text:p>
          </table:table-cell>
          <table:table-cell office:value-type="float" office:value="31" calcext:value-type="float">
            <text:p>31</text:p>
          </table:table-cell>
          <table:table-cell table:style-name="ce1" table:formula="of:=NOT(ISERROR( VLOOKUP([.C35];[.D35:.$D$200];1;FALSE())))" office:value-type="boolean" office:boolean-value="false" calcext:value-type="boolean">
            <text:p>FALSO</text:p>
          </table:table-cell>
          <table:table-cell table:style-name="ce4" table:formula="of:=IF([.D35]&gt;0;[.D35]&amp; &quot; - &quot; &amp;[.C35];IF([.E35];[.C35]&amp; &quot; - 00&quot;;&quot;&quot;))" office:value-type="string" office:string-value="31 - 34" calcext:value-type="string">
            <text:p>31 - 34</text:p>
          </table:table-cell>
          <table:table-cell office:value-type="string" calcext:value-type="string">
            <text:p>La razón por la que los aires internos pueden entrar en el canal central mediante la penetración de los puntos precisos de estas puertas.</text:p>
          </table:table-cell>
          <table:table-cell office:value-type="string" calcext:value-type="string">
            <text:p>la-razon-por-la-que-los-aires-internos-pueden-entrar-en-el-canal-centr</text:p>
          </table:table-cell>
          <table:table-cell office:value-type="string" calcext:value-type="string">
            <text:p>d</text:p>
          </table:table-cell>
          <table:table-cell table:formula="of:=SUBSTITUTE(SUBSTITUTE(IF([.I35]=2;tpl_section;SUBSTITUTE(tpl_nivel;&quot;__NIVEL__&quot;;[.I35]));&quot;__ID__&quot;;[.H35]);&quot;__TEMA__&quot;;[.G35])" office:value-type="string" office:string-value="&lt;hd id=&quot;la-razon-por-la-que-los-aires-internos-pueden-entrar-en-el-canal-centr&quot;&gt;La razón por la que los aires internos pueden entrar en el canal central mediante la penetración de los puntos precisos de estas puertas.&lt;/hd&gt;" calcext:value-type="string">
            <text:p>&lt;hd id="la-razon-por-la-que-los-aires-internos-pueden-entrar-en-el-canal-centr"&gt;La razón por la que los aires internos pueden entrar en el canal central mediante la penetración de los puntos precisos de estas puertas.&lt;/hd&gt;</text:p>
          </table:table-cell>
          <table:table-cell table:formula="of:=&quot;&lt;li&gt;&lt;a href=&quot;&quot;#&quot;&amp;[.H35]&amp;&quot;&quot;&quot;&gt;&quot;&amp;[.G35]&amp;&quot;&lt;/a&gt;&lt;/li&gt;&quot;" office:value-type="string" office:string-value="&lt;li&gt;&lt;a href=&quot;#la-razon-por-la-que-los-aires-internos-pueden-entrar-en-el-canal-centr&quot;&gt;La razón por la que los aires internos pueden entrar en el canal central mediante la penetración de los puntos precisos de estas puertas.&lt;/a&gt;&lt;/li&gt;" calcext:value-type="string">
            <text:p>&lt;li&gt;&lt;a href="#la-razon-por-la-que-los-aires-internos-pueden-entrar-en-el-canal-centr"&gt;La razón por la que los aires internos pueden entrar en el canal central mediante la penetración de los puntos precisos de estas puertas.&lt;/a&gt;&lt;/li&gt;</text:p>
          </table:table-cell>
          <table:table-cell table:formula="of:=COUNTIF([.$H$2:.$H$200];[.H35])" office:value-type="float" office:value="1" calcext:value-type="float">
            <text:p>1</text:p>
          </table:table-cell>
        </table:table-row>
        <table:table-row table:style-name="ro1">
          <table:table-cell office:value-type="float" office:value="34" calcext:value-type="float">
            <text:p>34</text:p>
          </table:table-cell>
          <table:table-cell office:value-type="string" calcext:value-type="string">
            <text:p>SC</text:p>
          </table:table-cell>
          <table:table-cell office:value-type="float" office:value="35" calcext:value-type="float">
            <text:p>35</text:p>
          </table:table-cell>
          <table:table-cell office:value-type="float" office:value="31" calcext:value-type="float">
            <text:p>31</text:p>
          </table:table-cell>
          <table:table-cell table:style-name="ce1" table:formula="of:=NOT(ISERROR( VLOOKUP([.C36];[.D36:.$D$200];1;FALSE())))" office:value-type="boolean" office:boolean-value="false" calcext:value-type="boolean">
            <text:p>FALSO</text:p>
          </table:table-cell>
          <table:table-cell table:style-name="ce4" table:formula="of:=IF([.D36]&gt;0;[.D36]&amp; &quot; - &quot; &amp;[.C36];IF([.E36];[.C36]&amp; &quot; - 00&quot;;&quot;&quot;))" office:value-type="string" office:string-value="31 - 35" calcext:value-type="string">
            <text:p>31 - 35</text:p>
          </table:table-cell>
          <table:table-cell office:value-type="string" calcext:value-type="string">
            <text:p>Exposición de sus diferentes funciones.</text:p>
          </table:table-cell>
          <table:table-cell office:value-type="string" calcext:value-type="string">
            <text:p>exposicion-de-sus-diferentes-funciones</text:p>
          </table:table-cell>
          <table:table-cell office:value-type="string" calcext:value-type="string">
            <text:p>d</text:p>
          </table:table-cell>
          <table:table-cell table:formula="of:=SUBSTITUTE(SUBSTITUTE(IF([.I36]=2;tpl_section;SUBSTITUTE(tpl_nivel;&quot;__NIVEL__&quot;;[.I36]));&quot;__ID__&quot;;[.H36]);&quot;__TEMA__&quot;;[.G36])" office:value-type="string" office:string-value="&lt;hd id=&quot;exposicion-de-sus-diferentes-funciones&quot;&gt;Exposición de sus diferentes funciones.&lt;/hd&gt;" calcext:value-type="string">
            <text:p>&lt;hd id="exposicion-de-sus-diferentes-funciones"&gt;Exposición de sus diferentes funciones.&lt;/hd&gt;</text:p>
          </table:table-cell>
          <table:table-cell table:formula="of:=&quot;&lt;li&gt;&lt;a href=&quot;&quot;#&quot;&amp;[.H36]&amp;&quot;&quot;&quot;&gt;&quot;&amp;[.G36]&amp;&quot;&lt;/a&gt;&lt;/li&gt;&quot;" office:value-type="string" office:string-value="&lt;li&gt;&lt;a href=&quot;#exposicion-de-sus-diferentes-funciones&quot;&gt;Exposición de sus diferentes funciones.&lt;/a&gt;&lt;/li&gt;" calcext:value-type="string">
            <text:p>&lt;li&gt;&lt;a href="#exposicion-de-sus-diferentes-funciones"&gt;Exposición de sus diferentes funciones.&lt;/a&gt;&lt;/li&gt;</text:p>
          </table:table-cell>
          <table:table-cell table:formula="of:=COUNTIF([.$H$2:.$H$200];[.H36])" office:value-type="float" office:value="1" calcext:value-type="float">
            <text:p>1</text:p>
          </table:table-cell>
        </table:table-row>
        <table:table-row table:style-name="ro1">
          <table:table-cell office:value-type="float" office:value="37" calcext:value-type="float">
            <text:p>37</text:p>
          </table:table-cell>
          <table:table-cell office:value-type="string" calcext:value-type="string">
            <text:p>SC</text:p>
          </table:table-cell>
          <table:table-cell office:value-type="float" office:value="36" calcext:value-type="float">
            <text:p>36</text:p>
          </table:table-cell>
          <table:table-cell office:value-type="float" office:value="31" calcext:value-type="float">
            <text:p>31</text:p>
          </table:table-cell>
          <table:table-cell table:style-name="ce1" table:formula="of:=NOT(ISERROR( VLOOKUP([.C37];[.D37:.$D$200];1;FALSE())))" office:value-type="boolean" office:boolean-value="true" calcext:value-type="boolean">
            <text:p>VERDADERO</text:p>
          </table:table-cell>
          <table:table-cell table:style-name="ce4" table:formula="of:=IF([.D37]&gt;0;[.D37]&amp; &quot; - &quot; &amp;[.C37];IF([.E37];[.C37]&amp; &quot; - 00&quot;;&quot;&quot;))" office:value-type="string" office:string-value="31 - 36" calcext:value-type="string">
            <text:p>31 - 36</text:p>
          </table:table-cell>
          <table:table-cell office:value-type="string" calcext:value-type="string">
            <text:p>Exposición de las etapas de la meditación en el fuego interno, tummo, en particular.</text:p>
          </table:table-cell>
          <table:table-cell office:value-type="string" calcext:value-type="string">
            <text:p>exposicion-de-las-etapas-de-la-meditacion-en-el-fuego-interno-tummo-en</text:p>
          </table:table-cell>
          <table:table-cell office:value-type="float" office:value="3" calcext:value-type="float">
            <text:p>3</text:p>
          </table:table-cell>
          <table:table-cell table:formula="of:=SUBSTITUTE(SUBSTITUTE(IF([.I37]=2;tpl_section;SUBSTITUTE(tpl_nivel;&quot;__NIVEL__&quot;;[.I37]));&quot;__ID__&quot;;[.H37]);&quot;__TEMA__&quot;;[.G37])" office:value-type="string" office:string-value="&lt;h3 id=&quot;exposicion-de-las-etapas-de-la-meditacion-en-el-fuego-interno-tummo-en&quot;&gt;Exposición de las etapas de la meditación en el fuego interno, tummo, en particular.&lt;/h3&gt;" calcext:value-type="string">
            <text:p>&lt;h3 id="exposicion-de-las-etapas-de-la-meditacion-en-el-fuego-interno-tummo-en"&gt;Exposición de las etapas de la meditación en el fuego interno, tummo, en particular.&lt;/h3&gt;</text:p>
          </table:table-cell>
          <table:table-cell table:formula="of:=&quot;&lt;li&gt;&lt;a href=&quot;&quot;#&quot;&amp;[.H37]&amp;&quot;&quot;&quot;&gt;&quot;&amp;[.G37]&amp;&quot;&lt;/a&gt;&lt;/li&gt;&quot;" office:value-type="string" office:string-value="&lt;li&gt;&lt;a href=&quot;#exposicion-de-las-etapas-de-la-meditacion-en-el-fuego-interno-tummo-en&quot;&gt;Exposición de las etapas de la meditación en el fuego interno, tummo, en particular.&lt;/a&gt;&lt;/li&gt;" calcext:value-type="string">
            <text:p>&lt;li&gt;&lt;a href="#exposicion-de-las-etapas-de-la-meditacion-en-el-fuego-interno-tummo-en"&gt;Exposición de las etapas de la meditación en el fuego interno, tummo, en particular.&lt;/a&gt;&lt;/li&gt;</text:p>
          </table:table-cell>
          <table:table-cell table:formula="of:=COUNTIF([.$H$2:.$H$200];[.H37])" office:value-type="float" office:value="1" calcext:value-type="float">
            <text:p>1</text:p>
          </table:table-cell>
        </table:table-row>
        <table:table-row table:style-name="ro1">
          <table:table-cell office:value-type="float" office:value="42" calcext:value-type="float">
            <text:p>42</text:p>
          </table:table-cell>
          <table:table-cell office:value-type="string" calcext:value-type="string">
            <text:p>SC</text:p>
          </table:table-cell>
          <table:table-cell office:value-type="float" office:value="37" calcext:value-type="float">
            <text:p>37</text:p>
          </table:table-cell>
          <table:table-cell office:value-type="float" office:value="36" calcext:value-type="float">
            <text:p>36</text:p>
          </table:table-cell>
          <table:table-cell table:style-name="ce1" table:formula="of:=NOT(ISERROR( VLOOKUP([.C38];[.D38:.$D$200];1;FALSE())))" office:value-type="boolean" office:boolean-value="true" calcext:value-type="boolean">
            <text:p>VERDADERO</text:p>
          </table:table-cell>
          <table:table-cell table:style-name="ce4" table:formula="of:=IF([.D38]&gt;0;[.D38]&amp; &quot; - &quot; &amp;[.C38];IF([.E38];[.C38]&amp; &quot; - 00&quot;;&quot;&quot;))" office:value-type="string" office:string-value="36 - 37" calcext:value-type="string">
            <text:p>36 - 37</text:p>
          </table:table-cell>
          <table:table-cell office:value-type="string" calcext:value-type="string">
            <text:p>Cómo meditar en el fuego interno, tummo, en ocho etapas.</text:p>
          </table:table-cell>
          <table:table-cell office:value-type="string" calcext:value-type="string">
            <text:p>como-meditar-en-el-fuego-interno-tummo-en-ocho-etapas</text:p>
          </table:table-cell>
          <table:table-cell office:value-type="float" office:value="4" calcext:value-type="float">
            <text:p>4</text:p>
          </table:table-cell>
          <table:table-cell table:formula="of:=SUBSTITUTE(SUBSTITUTE(IF([.I38]=2;tpl_section;SUBSTITUTE(tpl_nivel;&quot;__NIVEL__&quot;;[.I38]));&quot;__ID__&quot;;[.H38]);&quot;__TEMA__&quot;;[.G38])" office:value-type="string" office:string-value="&lt;h4 id=&quot;como-meditar-en-el-fuego-interno-tummo-en-ocho-etapas&quot;&gt;Cómo meditar en el fuego interno, tummo, en ocho etapas.&lt;/h4&gt;" calcext:value-type="string">
            <text:p>&lt;h4 id="como-meditar-en-el-fuego-interno-tummo-en-ocho-etapas"&gt;Cómo meditar en el fuego interno, tummo, en ocho etapas.&lt;/h4&gt;</text:p>
          </table:table-cell>
          <table:table-cell table:formula="of:=&quot;&lt;li&gt;&lt;a href=&quot;&quot;#&quot;&amp;[.H38]&amp;&quot;&quot;&quot;&gt;&quot;&amp;[.G38]&amp;&quot;&lt;/a&gt;&lt;/li&gt;&quot;" office:value-type="string" office:string-value="&lt;li&gt;&lt;a href=&quot;#como-meditar-en-el-fuego-interno-tummo-en-ocho-etapas&quot;&gt;Cómo meditar en el fuego interno, tummo, en ocho etapas.&lt;/a&gt;&lt;/li&gt;" calcext:value-type="string">
            <text:p>&lt;li&gt;&lt;a href="#como-meditar-en-el-fuego-interno-tummo-en-ocho-etapas"&gt;Cómo meditar en el fuego interno, tummo, en ocho etapas.&lt;/a&gt;&lt;/li&gt;</text:p>
          </table:table-cell>
          <table:table-cell table:formula="of:=COUNTIF([.$H$2:.$H$200];[.H38])" office:value-type="float" office:value="1" calcext:value-type="float">
            <text:p>1</text:p>
          </table:table-cell>
        </table:table-row>
        <table:table-row table:style-name="ro1">
          <table:table-cell office:value-type="float" office:value="79" calcext:value-type="float">
            <text:p>79</text:p>
          </table:table-cell>
          <table:table-cell office:value-type="string" calcext:value-type="string">
            <text:p>SC</text:p>
          </table:table-cell>
          <table:table-cell office:value-type="float" office:value="38" calcext:value-type="float">
            <text:p>38</text:p>
          </table:table-cell>
          <table:table-cell office:value-type="float" office:value="36" calcext:value-type="float">
            <text:p>36</text:p>
          </table:table-cell>
          <table:table-cell table:style-name="ce1" table:formula="of:=NOT(ISERROR( VLOOKUP([.C39];[.D39:.$D$200];1;FALSE())))" office:value-type="boolean" office:boolean-value="true" calcext:value-type="boolean">
            <text:p>VERDADERO</text:p>
          </table:table-cell>
          <table:table-cell table:style-name="ce4" table:formula="of:=IF([.D39]&gt;0;[.D39]&amp; &quot; - &quot; &amp;[.C39];IF([.E39];[.C39]&amp; &quot; - 00&quot;;&quot;&quot;))" office:value-type="string" office:string-value="36 - 38" calcext:value-type="string">
            <text:p>36 - 38</text:p>
          </table:table-cell>
          <table:table-cell office:value-type="string" calcext:value-type="string">
            <text:p>Sobre esta base, exposición de la práctica de los cuatro gozos y las nueve fusiones.</text:p>
          </table:table-cell>
          <table:table-cell office:value-type="string" calcext:value-type="string">
            <text:p>sobre-esta-base-exposicion-de-la-practica-de-los-cuatro-gozos-y-las-nu</text:p>
          </table:table-cell>
          <table:table-cell office:value-type="float" office:value="3" calcext:value-type="float">
            <text:p>3</text:p>
          </table:table-cell>
          <table:table-cell table:formula="of:=SUBSTITUTE(SUBSTITUTE(IF([.I39]=2;tpl_section;SUBSTITUTE(tpl_nivel;&quot;__NIVEL__&quot;;[.I39]));&quot;__ID__&quot;;[.H39]);&quot;__TEMA__&quot;;[.G39])" office:value-type="string" office:string-value="&lt;h3 id=&quot;sobre-esta-base-exposicion-de-la-practica-de-los-cuatro-gozos-y-las-nu&quot;&gt;Sobre esta base, exposición de la práctica de los cuatro gozos y las nueve fusiones.&lt;/h3&gt;" calcext:value-type="string">
            <text:p>&lt;h3 id="sobre-esta-base-exposicion-de-la-practica-de-los-cuatro-gozos-y-las-nu"&gt;Sobre esta base, exposición de la práctica de los cuatro gozos y las nueve fusiones.&lt;/h3&gt;</text:p>
          </table:table-cell>
          <table:table-cell table:formula="of:=&quot;&lt;li&gt;&lt;a href=&quot;&quot;#&quot;&amp;[.H39]&amp;&quot;&quot;&quot;&gt;&quot;&amp;[.G39]&amp;&quot;&lt;/a&gt;&lt;/li&gt;&quot;" office:value-type="string" office:string-value="&lt;li&gt;&lt;a href=&quot;#sobre-esta-base-exposicion-de-la-practica-de-los-cuatro-gozos-y-las-nu&quot;&gt;Sobre esta base, exposición de la práctica de los cuatro gozos y las nueve fusiones.&lt;/a&gt;&lt;/li&gt;" calcext:value-type="string">
            <text:p>&lt;li&gt;&lt;a href="#sobre-esta-base-exposicion-de-la-practica-de-los-cuatro-gozos-y-las-nu"&gt;Sobre esta base, exposición de la práctica de los cuatro gozos y las nueve fusiones.&lt;/a&gt;&lt;/li&gt;</text:p>
          </table:table-cell>
          <table:table-cell table:formula="of:=COUNTIF([.$H$2:.$H$200];[.H39])" office:value-type="float" office:value="1" calcext:value-type="float">
            <text:p>1</text:p>
          </table:table-cell>
        </table:table-row>
        <table:table-row table:style-name="ro1">
          <table:table-cell office:value-type="float" office:value="43" calcext:value-type="float">
            <text:p>43</text:p>
          </table:table-cell>
          <table:table-cell office:value-type="string" calcext:value-type="string">
            <text:p>SC</text:p>
          </table:table-cell>
          <table:table-cell office:value-type="float" office:value="39" calcext:value-type="float">
            <text:p>39</text:p>
          </table:table-cell>
          <table:table-cell office:value-type="float" office:value="37" calcext:value-type="float">
            <text:p>37</text:p>
          </table:table-cell>
          <table:table-cell table:style-name="ce1" table:formula="of:=NOT(ISERROR( VLOOKUP([.C40];[.D40:.$D$200];1;FALSE())))" office:value-type="boolean" office:boolean-value="false" calcext:value-type="boolean">
            <text:p>FALSO</text:p>
          </table:table-cell>
          <table:table-cell table:style-name="ce4" table:formula="of:=IF([.D40]&gt;0;[.D40]&amp; &quot; - &quot; &amp;[.C40];IF([.E40];[.C40]&amp; &quot; - 00&quot;;&quot;&quot;))" office:value-type="string" office:string-value="37 - 39" calcext:value-type="string">
            <text:p>37 - 39</text:p>
          </table:table-cell>
          <table:table-cell office:value-type="string" calcext:value-type="string">
            <text:p>Cómo disipar los aires internos impuros y meditación en un cuerpo hueco.</text:p>
          </table:table-cell>
          <table:table-cell office:value-type="string" calcext:value-type="string">
            <text:p>como-disipar-los-aires-internos-impuros-y-meditacion-en-un-cuerpo-huec</text:p>
          </table:table-cell>
          <table:table-cell office:value-type="float" office:value="5" calcext:value-type="float">
            <text:p>5</text:p>
          </table:table-cell>
          <table:table-cell table:formula="of:=SUBSTITUTE(SUBSTITUTE(IF([.I40]=2;tpl_section;SUBSTITUTE(tpl_nivel;&quot;__NIVEL__&quot;;[.I40]));&quot;__ID__&quot;;[.H40]);&quot;__TEMA__&quot;;[.G40])" office:value-type="string" office:string-value="&lt;h5 id=&quot;como-disipar-los-aires-internos-impuros-y-meditacion-en-un-cuerpo-huec&quot;&gt;Cómo disipar los aires internos impuros y meditación en un cuerpo hueco.&lt;/h5&gt;" calcext:value-type="string">
            <text:p>&lt;h5 id="como-disipar-los-aires-internos-impuros-y-meditacion-en-un-cuerpo-huec"&gt;Cómo disipar los aires internos impuros y meditación en un cuerpo hueco.&lt;/h5&gt;</text:p>
          </table:table-cell>
          <table:table-cell table:formula="of:=&quot;&lt;li&gt;&lt;a href=&quot;&quot;#&quot;&amp;[.H40]&amp;&quot;&quot;&quot;&gt;&quot;&amp;[.G40]&amp;&quot;&lt;/a&gt;&lt;/li&gt;&quot;" office:value-type="string" office:string-value="&lt;li&gt;&lt;a href=&quot;#como-disipar-los-aires-internos-impuros-y-meditacion-en-un-cuerpo-huec&quot;&gt;Cómo disipar los aires internos impuros y meditación en un cuerpo hueco.&lt;/a&gt;&lt;/li&gt;" calcext:value-type="string">
            <text:p>&lt;li&gt;&lt;a href="#como-disipar-los-aires-internos-impuros-y-meditacion-en-un-cuerpo-huec"&gt;Cómo disipar los aires internos impuros y meditación en un cuerpo hueco.&lt;/a&gt;&lt;/li&gt;</text:p>
          </table:table-cell>
          <table:table-cell table:formula="of:=COUNTIF([.$H$2:.$H$200];[.H40])" office:value-type="float" office:value="1" calcext:value-type="float">
            <text:p>1</text:p>
          </table:table-cell>
        </table:table-row>
        <table:table-row table:style-name="ro1">
          <table:table-cell office:value-type="float" office:value="49" calcext:value-type="float">
            <text:p>49</text:p>
          </table:table-cell>
          <table:table-cell office:value-type="string" calcext:value-type="string">
            <text:p>SC</text:p>
          </table:table-cell>
          <table:table-cell office:value-type="float" office:value="40" calcext:value-type="float">
            <text:p>40</text:p>
          </table:table-cell>
          <table:table-cell office:value-type="float" office:value="37" calcext:value-type="float">
            <text:p>37</text:p>
          </table:table-cell>
          <table:table-cell table:style-name="ce1" table:formula="of:=NOT(ISERROR( VLOOKUP([.C41];[.D41:.$D$200];1;FALSE())))" office:value-type="boolean" office:boolean-value="false" calcext:value-type="boolean">
            <text:p>FALSO</text:p>
          </table:table-cell>
          <table:table-cell table:style-name="ce4" table:formula="of:=IF([.D41]&gt;0;[.D41]&amp; &quot; - &quot; &amp;[.C41];IF([.E41];[.C41]&amp; &quot; - 00&quot;;&quot;&quot;))" office:value-type="string" office:string-value="37 - 40" calcext:value-type="string">
            <text:p>37 - 40</text:p>
          </table:table-cell>
          <table:table-cell office:value-type="string" calcext:value-type="string">
            <text:p>Visualización y meditación de los canales.</text:p>
          </table:table-cell>
          <table:table-cell office:value-type="string" calcext:value-type="string">
            <text:p>visualizacion-y-meditacion-de-los-canales</text:p>
          </table:table-cell>
          <table:table-cell office:value-type="float" office:value="5" calcext:value-type="float">
            <text:p>5</text:p>
          </table:table-cell>
          <table:table-cell table:formula="of:=SUBSTITUTE(SUBSTITUTE(IF([.I41]=2;tpl_section;SUBSTITUTE(tpl_nivel;&quot;__NIVEL__&quot;;[.I41]));&quot;__ID__&quot;;[.H41]);&quot;__TEMA__&quot;;[.G41])" office:value-type="string" office:string-value="&lt;h5 id=&quot;visualizacion-y-meditacion-de-los-canales&quot;&gt;Visualización y meditación de los canales.&lt;/h5&gt;" calcext:value-type="string">
            <text:p>&lt;h5 id="visualizacion-y-meditacion-de-los-canales"&gt;Visualización y meditación de los canales.&lt;/h5&gt;</text:p>
          </table:table-cell>
          <table:table-cell table:formula="of:=&quot;&lt;li&gt;&lt;a href=&quot;&quot;#&quot;&amp;[.H41]&amp;&quot;&quot;&quot;&gt;&quot;&amp;[.G41]&amp;&quot;&lt;/a&gt;&lt;/li&gt;&quot;" office:value-type="string" office:string-value="&lt;li&gt;&lt;a href=&quot;#visualizacion-y-meditacion-de-los-canales&quot;&gt;Visualización y meditación de los canales.&lt;/a&gt;&lt;/li&gt;" calcext:value-type="string">
            <text:p>&lt;li&gt;&lt;a href="#visualizacion-y-meditacion-de-los-canales"&gt;Visualización y meditación de los canales.&lt;/a&gt;&lt;/li&gt;</text:p>
          </table:table-cell>
          <table:table-cell table:formula="of:=COUNTIF([.$H$2:.$H$200];[.H41])" office:value-type="float" office:value="1" calcext:value-type="float">
            <text:p>1</text:p>
          </table:table-cell>
        </table:table-row>
        <table:table-row table:style-name="ro1">
          <table:table-cell office:value-type="float" office:value="53" calcext:value-type="float">
            <text:p>53</text:p>
          </table:table-cell>
          <table:table-cell office:value-type="string" calcext:value-type="string">
            <text:p>SC</text:p>
          </table:table-cell>
          <table:table-cell office:value-type="float" office:value="41" calcext:value-type="float">
            <text:p>41</text:p>
          </table:table-cell>
          <table:table-cell office:value-type="float" office:value="37" calcext:value-type="float">
            <text:p>37</text:p>
          </table:table-cell>
          <table:table-cell table:style-name="ce1" table:formula="of:=NOT(ISERROR( VLOOKUP([.C42];[.D42:.$D$200];1;FALSE())))" office:value-type="boolean" office:boolean-value="false" calcext:value-type="boolean">
            <text:p>FALSO</text:p>
          </table:table-cell>
          <table:table-cell table:style-name="ce4" table:formula="of:=IF([.D42]&gt;0;[.D42]&amp; &quot; - &quot; &amp;[.C42];IF([.E42];[.C42]&amp; &quot; - 00&quot;;&quot;&quot;))" office:value-type="string" office:string-value="37 - 41" calcext:value-type="string">
            <text:p>37 - 41</text:p>
          </table:table-cell>
          <table:table-cell office:value-type="string" calcext:value-type="string">
            <text:p>Adiestramiento en los caminos de los canales.</text:p>
          </table:table-cell>
          <table:table-cell office:value-type="string" calcext:value-type="string">
            <text:p>adiestramiento-en-los-caminos-de-los-canales</text:p>
          </table:table-cell>
          <table:table-cell office:value-type="float" office:value="5" calcext:value-type="float">
            <text:p>5</text:p>
          </table:table-cell>
          <table:table-cell table:formula="of:=SUBSTITUTE(SUBSTITUTE(IF([.I42]=2;tpl_section;SUBSTITUTE(tpl_nivel;&quot;__NIVEL__&quot;;[.I42]));&quot;__ID__&quot;;[.H42]);&quot;__TEMA__&quot;;[.G42])" office:value-type="string" office:string-value="&lt;h5 id=&quot;adiestramiento-en-los-caminos-de-los-canales&quot;&gt;Adiestramiento en los caminos de los canales.&lt;/h5&gt;" calcext:value-type="string">
            <text:p>&lt;h5 id="adiestramiento-en-los-caminos-de-los-canales"&gt;Adiestramiento en los caminos de los canales.&lt;/h5&gt;</text:p>
          </table:table-cell>
          <table:table-cell table:formula="of:=&quot;&lt;li&gt;&lt;a href=&quot;&quot;#&quot;&amp;[.H42]&amp;&quot;&quot;&quot;&gt;&quot;&amp;[.G42]&amp;&quot;&lt;/a&gt;&lt;/li&gt;&quot;" office:value-type="string" office:string-value="&lt;li&gt;&lt;a href=&quot;#adiestramiento-en-los-caminos-de-los-canales&quot;&gt;Adiestramiento en los caminos de los canales.&lt;/a&gt;&lt;/li&gt;" calcext:value-type="string">
            <text:p>&lt;li&gt;&lt;a href="#adiestramiento-en-los-caminos-de-los-canales"&gt;Adiestramiento en los caminos de los canales.&lt;/a&gt;&lt;/li&gt;</text:p>
          </table:table-cell>
          <table:table-cell table:formula="of:=COUNTIF([.$H$2:.$H$200];[.H42])" office:value-type="float" office:value="1" calcext:value-type="float">
            <text:p>1</text:p>
          </table:table-cell>
        </table:table-row>
        <table:table-row table:style-name="ro1">
          <table:table-cell office:value-type="float" office:value="58" calcext:value-type="float">
            <text:p>58</text:p>
          </table:table-cell>
          <table:table-cell office:value-type="string" calcext:value-type="string">
            <text:p>SC</text:p>
          </table:table-cell>
          <table:table-cell office:value-type="float" office:value="42" calcext:value-type="float">
            <text:p>42</text:p>
          </table:table-cell>
          <table:table-cell office:value-type="float" office:value="37" calcext:value-type="float">
            <text:p>37</text:p>
          </table:table-cell>
          <table:table-cell table:style-name="ce1" table:formula="of:=NOT(ISERROR( VLOOKUP([.C43];[.D43:.$D$200];1;FALSE())))" office:value-type="boolean" office:boolean-value="false" calcext:value-type="boolean">
            <text:p>FALSO</text:p>
          </table:table-cell>
          <table:table-cell table:style-name="ce4" table:formula="of:=IF([.D43]&gt;0;[.D43]&amp; &quot; - &quot; &amp;[.C43];IF([.E43];[.C43]&amp; &quot; - 00&quot;;&quot;&quot;))" office:value-type="string" office:string-value="37 - 42" calcext:value-type="string">
            <text:p>37 - 42</text:p>
          </table:table-cell>
          <table:table-cell office:value-type="string" calcext:value-type="string">
            <text:p>Visualización y meditación de las sílabas.</text:p>
          </table:table-cell>
          <table:table-cell office:value-type="string" calcext:value-type="string">
            <text:p>visualizacion-y-meditacion-de-las-silabas</text:p>
          </table:table-cell>
          <table:table-cell office:value-type="float" office:value="5" calcext:value-type="float">
            <text:p>5</text:p>
          </table:table-cell>
          <table:table-cell table:formula="of:=SUBSTITUTE(SUBSTITUTE(IF([.I43]=2;tpl_section;SUBSTITUTE(tpl_nivel;&quot;__NIVEL__&quot;;[.I43]));&quot;__ID__&quot;;[.H43]);&quot;__TEMA__&quot;;[.G43])" office:value-type="string" office:string-value="&lt;h5 id=&quot;visualizacion-y-meditacion-de-las-silabas&quot;&gt;Visualización y meditación de las sílabas.&lt;/h5&gt;" calcext:value-type="string">
            <text:p>&lt;h5 id="visualizacion-y-meditacion-de-las-silabas"&gt;Visualización y meditación de las sílabas.&lt;/h5&gt;</text:p>
          </table:table-cell>
          <table:table-cell table:formula="of:=&quot;&lt;li&gt;&lt;a href=&quot;&quot;#&quot;&amp;[.H43]&amp;&quot;&quot;&quot;&gt;&quot;&amp;[.G43]&amp;&quot;&lt;/a&gt;&lt;/li&gt;&quot;" office:value-type="string" office:string-value="&lt;li&gt;&lt;a href=&quot;#visualizacion-y-meditacion-de-las-silabas&quot;&gt;Visualización y meditación de las sílabas.&lt;/a&gt;&lt;/li&gt;" calcext:value-type="string">
            <text:p>&lt;li&gt;&lt;a href="#visualizacion-y-meditacion-de-las-silabas"&gt;Visualización y meditación de las sílabas.&lt;/a&gt;&lt;/li&gt;</text:p>
          </table:table-cell>
          <table:table-cell table:formula="of:=COUNTIF([.$H$2:.$H$200];[.H43])" office:value-type="float" office:value="1" calcext:value-type="float">
            <text:p>1</text:p>
          </table:table-cell>
        </table:table-row>
        <table:table-row table:style-name="ro1">
          <table:table-cell office:value-type="float" office:value="63" calcext:value-type="float">
            <text:p>63</text:p>
          </table:table-cell>
          <table:table-cell office:value-type="string" calcext:value-type="string">
            <text:p>SC</text:p>
          </table:table-cell>
          <table:table-cell office:value-type="float" office:value="43" calcext:value-type="float">
            <text:p>43</text:p>
          </table:table-cell>
          <table:table-cell office:value-type="float" office:value="37" calcext:value-type="float">
            <text:p>37</text:p>
          </table:table-cell>
          <table:table-cell table:style-name="ce1" table:formula="of:=NOT(ISERROR( VLOOKUP([.C44];[.D44:.$D$200];1;FALSE())))" office:value-type="boolean" office:boolean-value="false" calcext:value-type="boolean">
            <text:p>FALSO</text:p>
          </table:table-cell>
          <table:table-cell table:style-name="ce4" table:formula="of:=IF([.D44]&gt;0;[.D44]&amp; &quot; - &quot; &amp;[.C44];IF([.E44];[.C44]&amp; &quot; - 00&quot;;&quot;&quot;))" office:value-type="string" office:string-value="37 - 43" calcext:value-type="string">
            <text:p>37 - 43</text:p>
          </table:table-cell>
          <table:table-cell office:value-type="string" calcext:value-type="string">
            <text:p>Encendido del fuego interno, tummo.</text:p>
          </table:table-cell>
          <table:table-cell office:value-type="string" calcext:value-type="string">
            <text:p>encendido-del-fuego-interno-tummo</text:p>
          </table:table-cell>
          <table:table-cell office:value-type="float" office:value="5" calcext:value-type="float">
            <text:p>5</text:p>
          </table:table-cell>
          <table:table-cell table:formula="of:=SUBSTITUTE(SUBSTITUTE(IF([.I44]=2;tpl_section;SUBSTITUTE(tpl_nivel;&quot;__NIVEL__&quot;;[.I44]));&quot;__ID__&quot;;[.H44]);&quot;__TEMA__&quot;;[.G44])" office:value-type="string" office:string-value="&lt;h5 id=&quot;encendido-del-fuego-interno-tummo&quot;&gt;Encendido del fuego interno, tummo.&lt;/h5&gt;" calcext:value-type="string">
            <text:p>&lt;h5 id="encendido-del-fuego-interno-tummo"&gt;Encendido del fuego interno, tummo.&lt;/h5&gt;</text:p>
          </table:table-cell>
          <table:table-cell table:formula="of:=&quot;&lt;li&gt;&lt;a href=&quot;&quot;#&quot;&amp;[.H44]&amp;&quot;&quot;&quot;&gt;&quot;&amp;[.G44]&amp;&quot;&lt;/a&gt;&lt;/li&gt;&quot;" office:value-type="string" office:string-value="&lt;li&gt;&lt;a href=&quot;#encendido-del-fuego-interno-tummo&quot;&gt;Encendido del fuego interno, tummo.&lt;/a&gt;&lt;/li&gt;" calcext:value-type="string">
            <text:p>&lt;li&gt;&lt;a href="#encendido-del-fuego-interno-tummo"&gt;Encendido del fuego interno, tummo.&lt;/a&gt;&lt;/li&gt;</text:p>
          </table:table-cell>
          <table:table-cell table:formula="of:=COUNTIF([.$H$2:.$H$200];[.H44])" office:value-type="float" office:value="1" calcext:value-type="float">
            <text:p>1</text:p>
          </table:table-cell>
        </table:table-row>
        <table:table-row table:style-name="ro1">
          <table:table-cell office:value-type="float" office:value="70" calcext:value-type="float">
            <text:p>70</text:p>
          </table:table-cell>
          <table:table-cell office:value-type="string" calcext:value-type="string">
            <text:p>SC</text:p>
          </table:table-cell>
          <table:table-cell office:value-type="float" office:value="44" calcext:value-type="float">
            <text:p>44</text:p>
          </table:table-cell>
          <table:table-cell office:value-type="float" office:value="37" calcext:value-type="float">
            <text:p>37</text:p>
          </table:table-cell>
          <table:table-cell table:style-name="ce1" table:formula="of:=NOT(ISERROR( VLOOKUP([.C45];[.D45:.$D$200];1;FALSE())))" office:value-type="boolean" office:boolean-value="false" calcext:value-type="boolean">
            <text:p>FALSO</text:p>
          </table:table-cell>
          <table:table-cell table:style-name="ce4" table:formula="of:=IF([.D45]&gt;0;[.D45]&amp; &quot; - &quot; &amp;[.C45];IF([.E45];[.C45]&amp; &quot; - 00&quot;;&quot;&quot;))" office:value-type="string" office:string-value="37 - 44" calcext:value-type="string">
            <text:p>37 - 44</text:p>
          </table:table-cell>
          <table:table-cell office:value-type="string" calcext:value-type="string">
            <text:p>Avivar el ardor del fuego.</text:p>
          </table:table-cell>
          <table:table-cell office:value-type="string" calcext:value-type="string">
            <text:p>avivar-el-ardor-del-fuego</text:p>
          </table:table-cell>
          <table:table-cell office:value-type="float" office:value="5" calcext:value-type="float">
            <text:p>5</text:p>
          </table:table-cell>
          <table:table-cell table:formula="of:=SUBSTITUTE(SUBSTITUTE(IF([.I45]=2;tpl_section;SUBSTITUTE(tpl_nivel;&quot;__NIVEL__&quot;;[.I45]));&quot;__ID__&quot;;[.H45]);&quot;__TEMA__&quot;;[.G45])" office:value-type="string" office:string-value="&lt;h5 id=&quot;avivar-el-ardor-del-fuego&quot;&gt;Avivar el ardor del fuego.&lt;/h5&gt;" calcext:value-type="string">
            <text:p>&lt;h5 id="avivar-el-ardor-del-fuego"&gt;Avivar el ardor del fuego.&lt;/h5&gt;</text:p>
          </table:table-cell>
          <table:table-cell table:formula="of:=&quot;&lt;li&gt;&lt;a href=&quot;&quot;#&quot;&amp;[.H45]&amp;&quot;&quot;&quot;&gt;&quot;&amp;[.G45]&amp;&quot;&lt;/a&gt;&lt;/li&gt;&quot;" office:value-type="string" office:string-value="&lt;li&gt;&lt;a href=&quot;#avivar-el-ardor-del-fuego&quot;&gt;Avivar el ardor del fuego.&lt;/a&gt;&lt;/li&gt;" calcext:value-type="string">
            <text:p>&lt;li&gt;&lt;a href="#avivar-el-ardor-del-fuego"&gt;Avivar el ardor del fuego.&lt;/a&gt;&lt;/li&gt;</text:p>
          </table:table-cell>
          <table:table-cell table:formula="of:=COUNTIF([.$H$2:.$H$200];[.H45])" office:value-type="float" office:value="1" calcext:value-type="float">
            <text:p>1</text:p>
          </table:table-cell>
        </table:table-row>
        <table:table-row table:style-name="ro1">
          <table:table-cell office:value-type="float" office:value="72" calcext:value-type="float">
            <text:p>72</text:p>
          </table:table-cell>
          <table:table-cell office:value-type="string" calcext:value-type="string">
            <text:p>SC</text:p>
          </table:table-cell>
          <table:table-cell office:value-type="float" office:value="45" calcext:value-type="float">
            <text:p>45</text:p>
          </table:table-cell>
          <table:table-cell office:value-type="float" office:value="37" calcext:value-type="float">
            <text:p>37</text:p>
          </table:table-cell>
          <table:table-cell table:style-name="ce1" table:formula="of:=NOT(ISERROR( VLOOKUP([.C46];[.D46:.$D$200];1;FALSE())))" office:value-type="boolean" office:boolean-value="false" calcext:value-type="boolean">
            <text:p>FALSO</text:p>
          </table:table-cell>
          <table:table-cell table:style-name="ce4" table:formula="of:=IF([.D46]&gt;0;[.D46]&amp; &quot; - &quot; &amp;[.C46];IF([.E46];[.C46]&amp; &quot; - 00&quot;;&quot;&quot;))" office:value-type="string" office:string-value="37 - 45" calcext:value-type="string">
            <text:p>37 - 45</text:p>
          </table:table-cell>
          <table:table-cell office:value-type="string" calcext:value-type="string">
            <text:p>Mero ardor y goteo.</text:p>
          </table:table-cell>
          <table:table-cell office:value-type="string" calcext:value-type="string">
            <text:p>mero-ardor-y-goteo</text:p>
          </table:table-cell>
          <table:table-cell office:value-type="float" office:value="5" calcext:value-type="float">
            <text:p>5</text:p>
          </table:table-cell>
          <table:table-cell table:formula="of:=SUBSTITUTE(SUBSTITUTE(IF([.I46]=2;tpl_section;SUBSTITUTE(tpl_nivel;&quot;__NIVEL__&quot;;[.I46]));&quot;__ID__&quot;;[.H46]);&quot;__TEMA__&quot;;[.G46])" office:value-type="string" office:string-value="&lt;h5 id=&quot;mero-ardor-y-goteo&quot;&gt;Mero ardor y goteo.&lt;/h5&gt;" calcext:value-type="string">
            <text:p>&lt;h5 id="mero-ardor-y-goteo"&gt;Mero ardor y goteo.&lt;/h5&gt;</text:p>
          </table:table-cell>
          <table:table-cell table:formula="of:=&quot;&lt;li&gt;&lt;a href=&quot;&quot;#&quot;&amp;[.H46]&amp;&quot;&quot;&quot;&gt;&quot;&amp;[.G46]&amp;&quot;&lt;/a&gt;&lt;/li&gt;&quot;" office:value-type="string" office:string-value="&lt;li&gt;&lt;a href=&quot;#mero-ardor-y-goteo&quot;&gt;Mero ardor y goteo.&lt;/a&gt;&lt;/li&gt;" calcext:value-type="string">
            <text:p>&lt;li&gt;&lt;a href="#mero-ardor-y-goteo"&gt;Mero ardor y goteo.&lt;/a&gt;&lt;/li&gt;</text:p>
          </table:table-cell>
          <table:table-cell table:formula="of:=COUNTIF([.$H$2:.$H$200];[.H46])" office:value-type="float" office:value="1" calcext:value-type="float">
            <text:p>1</text:p>
          </table:table-cell>
        </table:table-row>
        <table:table-row table:style-name="ro1">
          <table:table-cell office:value-type="float" office:value="73" calcext:value-type="float">
            <text:p>73</text:p>
          </table:table-cell>
          <table:table-cell office:value-type="string" calcext:value-type="string">
            <text:p>SC</text:p>
          </table:table-cell>
          <table:table-cell office:value-type="float" office:value="46" calcext:value-type="float">
            <text:p>46</text:p>
          </table:table-cell>
          <table:table-cell office:value-type="float" office:value="37" calcext:value-type="float">
            <text:p>37</text:p>
          </table:table-cell>
          <table:table-cell table:style-name="ce1" table:formula="of:=NOT(ISERROR( VLOOKUP([.C47];[.D47:.$D$200];1;FALSE())))" office:value-type="boolean" office:boolean-value="false" calcext:value-type="boolean">
            <text:p>FALSO</text:p>
          </table:table-cell>
          <table:table-cell table:style-name="ce4" table:formula="of:=IF([.D47]&gt;0;[.D47]&amp; &quot; - &quot; &amp;[.C47];IF([.E47];[.C47]&amp; &quot; - 00&quot;;&quot;&quot;))" office:value-type="string" office:string-value="37 - 46" calcext:value-type="string">
            <text:p>37 - 46</text:p>
          </table:table-cell>
          <table:table-cell office:value-type="string" calcext:value-type="string">
            <text:p>Explicación del ardor y goteo extraordinarios.</text:p>
          </table:table-cell>
          <table:table-cell office:value-type="string" calcext:value-type="string">
            <text:p>explicacion-del-ardor-y-goteo-extraordinarios</text:p>
          </table:table-cell>
          <table:table-cell office:value-type="float" office:value="5" calcext:value-type="float">
            <text:p>5</text:p>
          </table:table-cell>
          <table:table-cell table:formula="of:=SUBSTITUTE(SUBSTITUTE(IF([.I47]=2;tpl_section;SUBSTITUTE(tpl_nivel;&quot;__NIVEL__&quot;;[.I47]));&quot;__ID__&quot;;[.H47]);&quot;__TEMA__&quot;;[.G47])" office:value-type="string" office:string-value="&lt;h5 id=&quot;explicacion-del-ardor-y-goteo-extraordinarios&quot;&gt;Explicación del ardor y goteo extraordinarios.&lt;/h5&gt;" calcext:value-type="string">
            <text:p>&lt;h5 id="explicacion-del-ardor-y-goteo-extraordinarios"&gt;Explicación del ardor y goteo extraordinarios.&lt;/h5&gt;</text:p>
          </table:table-cell>
          <table:table-cell table:formula="of:=&quot;&lt;li&gt;&lt;a href=&quot;&quot;#&quot;&amp;[.H47]&amp;&quot;&quot;&quot;&gt;&quot;&amp;[.G47]&amp;&quot;&lt;/a&gt;&lt;/li&gt;&quot;" office:value-type="string" office:string-value="&lt;li&gt;&lt;a href=&quot;#explicacion-del-ardor-y-goteo-extraordinarios&quot;&gt;Explicación del ardor y goteo extraordinarios.&lt;/a&gt;&lt;/li&gt;" calcext:value-type="string">
            <text:p>&lt;li&gt;&lt;a href="#explicacion-del-ardor-y-goteo-extraordinarios"&gt;Explicación del ardor y goteo extraordinarios.&lt;/a&gt;&lt;/li&gt;</text:p>
          </table:table-cell>
          <table:table-cell table:formula="of:=COUNTIF([.$H$2:.$H$200];[.H47])" office:value-type="float" office:value="1" calcext:value-type="float">
            <text:p>1</text:p>
          </table:table-cell>
        </table:table-row>
        <table:table-row table:style-name="ro1">
          <table:table-cell office:value-type="float" office:value="79" calcext:value-type="float">
            <text:p>79</text:p>
          </table:table-cell>
          <table:table-cell office:value-type="string" calcext:value-type="string">
            <text:p>SC</text:p>
          </table:table-cell>
          <table:table-cell office:value-type="float" office:value="47" calcext:value-type="float">
            <text:p>47</text:p>
          </table:table-cell>
          <table:table-cell office:value-type="float" office:value="38" calcext:value-type="float">
            <text:p>38</text:p>
          </table:table-cell>
          <table:table-cell table:style-name="ce1" table:formula="of:=NOT(ISERROR( VLOOKUP([.C48];[.D48:.$D$200];1;FALSE())))" office:value-type="boolean" office:boolean-value="false" calcext:value-type="boolean">
            <text:p>FALSO</text:p>
          </table:table-cell>
          <table:table-cell table:style-name="ce4" table:formula="of:=IF([.D48]&gt;0;[.D48]&amp; &quot; - &quot; &amp;[.C48];IF([.E48];[.C48]&amp; &quot; - 00&quot;;&quot;&quot;))" office:value-type="string" office:string-value="38 - 47" calcext:value-type="string">
            <text:p>38 - 47</text:p>
          </table:table-cell>
          <table:table-cell office:value-type="string" calcext:value-type="string">
            <text:p>Exposición de los cuatro gozos.</text:p>
          </table:table-cell>
          <table:table-cell office:value-type="string" calcext:value-type="string">
            <text:p>exposicion-de-los-cuatro-gozos</text:p>
          </table:table-cell>
          <table:table-cell office:value-type="float" office:value="4" calcext:value-type="float">
            <text:p>4</text:p>
          </table:table-cell>
          <table:table-cell table:formula="of:=SUBSTITUTE(SUBSTITUTE(IF([.I48]=2;tpl_section;SUBSTITUTE(tpl_nivel;&quot;__NIVEL__&quot;;[.I48]));&quot;__ID__&quot;;[.H48]);&quot;__TEMA__&quot;;[.G48])" office:value-type="string" office:string-value="&lt;h4 id=&quot;exposicion-de-los-cuatro-gozos&quot;&gt;Exposición de los cuatro gozos.&lt;/h4&gt;" calcext:value-type="string">
            <text:p>&lt;h4 id="exposicion-de-los-cuatro-gozos"&gt;Exposición de los cuatro gozos.&lt;/h4&gt;</text:p>
          </table:table-cell>
          <table:table-cell table:formula="of:=&quot;&lt;li&gt;&lt;a href=&quot;&quot;#&quot;&amp;[.H48]&amp;&quot;&quot;&quot;&gt;&quot;&amp;[.G48]&amp;&quot;&lt;/a&gt;&lt;/li&gt;&quot;" office:value-type="string" office:string-value="&lt;li&gt;&lt;a href=&quot;#exposicion-de-los-cuatro-gozos&quot;&gt;Exposición de los cuatro gozos.&lt;/a&gt;&lt;/li&gt;" calcext:value-type="string">
            <text:p>&lt;li&gt;&lt;a href="#exposicion-de-los-cuatro-gozos"&gt;Exposición de los cuatro gozos.&lt;/a&gt;&lt;/li&gt;</text:p>
          </table:table-cell>
          <table:table-cell table:formula="of:=COUNTIF([.$H$2:.$H$200];[.H48])" office:value-type="float" office:value="1" calcext:value-type="float">
            <text:p>1</text:p>
          </table:table-cell>
        </table:table-row>
        <table:table-row table:style-name="ro1">
          <table:table-cell office:value-type="float" office:value="117" calcext:value-type="float">
            <text:p>117</text:p>
          </table:table-cell>
          <table:table-cell office:value-type="string" calcext:value-type="string">
            <text:p>SC</text:p>
          </table:table-cell>
          <table:table-cell office:value-type="float" office:value="48" calcext:value-type="float">
            <text:p>48</text:p>
          </table:table-cell>
          <table:table-cell office:value-type="float" office:value="38" calcext:value-type="float">
            <text:p>38</text:p>
          </table:table-cell>
          <table:table-cell table:style-name="ce1" table:formula="of:=NOT(ISERROR( VLOOKUP([.C49];[.D49:.$D$200];1;FALSE())))" office:value-type="boolean" office:boolean-value="true" calcext:value-type="boolean">
            <text:p>VERDADERO</text:p>
          </table:table-cell>
          <table:table-cell table:style-name="ce4" table:formula="of:=IF([.D49]&gt;0;[.D49]&amp; &quot; - &quot; &amp;[.C49];IF([.E49];[.C49]&amp; &quot; - 00&quot;;&quot;&quot;))" office:value-type="string" office:string-value="38 - 48" calcext:value-type="string">
            <text:p>38 - 48</text:p>
          </table:table-cell>
          <table:table-cell office:value-type="string" calcext:value-type="string">
            <text:p>Exposición sobre las nueve fusiones.</text:p>
          </table:table-cell>
          <table:table-cell office:value-type="string" calcext:value-type="string">
            <text:p>exposicion-sobre-las-nueve-fusiones</text:p>
          </table:table-cell>
          <table:table-cell office:value-type="float" office:value="3" calcext:value-type="float">
            <text:p>3</text:p>
          </table:table-cell>
          <table:table-cell table:formula="of:=SUBSTITUTE(SUBSTITUTE(IF([.I49]=2;tpl_section;SUBSTITUTE(tpl_nivel;&quot;__NIVEL__&quot;;[.I49]));&quot;__ID__&quot;;[.H49]);&quot;__TEMA__&quot;;[.G49])" office:value-type="string" office:string-value="&lt;h3 id=&quot;exposicion-sobre-las-nueve-fusiones&quot;&gt;Exposición sobre las nueve fusiones.&lt;/h3&gt;" calcext:value-type="string">
            <text:p>&lt;h3 id="exposicion-sobre-las-nueve-fusiones"&gt;Exposición sobre las nueve fusiones.&lt;/h3&gt;</text:p>
          </table:table-cell>
          <table:table-cell table:formula="of:=&quot;&lt;li&gt;&lt;a href=&quot;&quot;#&quot;&amp;[.H49]&amp;&quot;&quot;&quot;&gt;&quot;&amp;[.G49]&amp;&quot;&lt;/a&gt;&lt;/li&gt;&quot;" office:value-type="string" office:string-value="&lt;li&gt;&lt;a href=&quot;#exposicion-sobre-las-nueve-fusiones&quot;&gt;Exposición sobre las nueve fusiones.&lt;/a&gt;&lt;/li&gt;" calcext:value-type="string">
            <text:p>&lt;li&gt;&lt;a href="#exposicion-sobre-las-nueve-fusiones"&gt;Exposición sobre las nueve fusiones.&lt;/a&gt;&lt;/li&gt;</text:p>
          </table:table-cell>
          <table:table-cell table:formula="of:=COUNTIF([.$H$2:.$H$200];[.H49])" office:value-type="float" office:value="1" calcext:value-type="float">
            <text:p>1</text:p>
          </table:table-cell>
        </table:table-row>
        <table:table-row table:style-name="ro1">
          <table:table-cell office:value-type="float" office:value="119" calcext:value-type="float">
            <text:p>119</text:p>
          </table:table-cell>
          <table:table-cell office:value-type="string" calcext:value-type="string">
            <text:p>SC</text:p>
          </table:table-cell>
          <table:table-cell office:value-type="float" office:value="49" calcext:value-type="float">
            <text:p>49</text:p>
          </table:table-cell>
          <table:table-cell office:value-type="float" office:value="48" calcext:value-type="float">
            <text:p>48</text:p>
          </table:table-cell>
          <table:table-cell table:style-name="ce1" table:formula="of:=NOT(ISERROR( VLOOKUP([.C50];[.D50:.$D$200];1;FALSE())))" office:value-type="boolean" office:boolean-value="true" calcext:value-type="boolean">
            <text:p>VERDADERO</text:p>
          </table:table-cell>
          <table:table-cell table:style-name="ce4" table:formula="of:=IF([.D50]&gt;0;[.D50]&amp; &quot; - &quot; &amp;[.C50];IF([.E50];[.C50]&amp; &quot; - 00&quot;;&quot;&quot;))" office:value-type="string" office:string-value="48 - 49" calcext:value-type="string">
            <text:p>48 - 49</text:p>
          </table:table-cell>
          <table:table-cell office:value-type="string" calcext:value-type="string">
            <text:p>Exposición de las fusiones durante la vigilia.</text:p>
          </table:table-cell>
          <table:table-cell office:value-type="string" calcext:value-type="string">
            <text:p>exposicion-de-las-fusiones-durante-la-vigilia</text:p>
          </table:table-cell>
          <table:table-cell office:value-type="float" office:value="4" calcext:value-type="float">
            <text:p>4</text:p>
          </table:table-cell>
          <table:table-cell table:formula="of:=SUBSTITUTE(SUBSTITUTE(IF([.I50]=2;tpl_section;SUBSTITUTE(tpl_nivel;&quot;__NIVEL__&quot;;[.I50]));&quot;__ID__&quot;;[.H50]);&quot;__TEMA__&quot;;[.G50])" office:value-type="string" office:string-value="&lt;h4 id=&quot;exposicion-de-las-fusiones-durante-la-vigilia&quot;&gt;Exposición de las fusiones durante la vigilia.&lt;/h4&gt;" calcext:value-type="string">
            <text:p>&lt;h4 id="exposicion-de-las-fusiones-durante-la-vigilia"&gt;Exposición de las fusiones durante la vigilia.&lt;/h4&gt;</text:p>
          </table:table-cell>
          <table:table-cell table:formula="of:=&quot;&lt;li&gt;&lt;a href=&quot;&quot;#&quot;&amp;[.H50]&amp;&quot;&quot;&quot;&gt;&quot;&amp;[.G50]&amp;&quot;&lt;/a&gt;&lt;/li&gt;&quot;" office:value-type="string" office:string-value="&lt;li&gt;&lt;a href=&quot;#exposicion-de-las-fusiones-durante-la-vigilia&quot;&gt;Exposición de las fusiones durante la vigilia.&lt;/a&gt;&lt;/li&gt;" calcext:value-type="string">
            <text:p>&lt;li&gt;&lt;a href="#exposicion-de-las-fusiones-durante-la-vigilia"&gt;Exposición de las fusiones durante la vigilia.&lt;/a&gt;&lt;/li&gt;</text:p>
          </table:table-cell>
          <table:table-cell table:formula="of:=COUNTIF([.$H$2:.$H$200];[.H50])" office:value-type="float" office:value="1" calcext:value-type="float">
            <text:p>1</text:p>
          </table:table-cell>
        </table:table-row>
        <table:table-row table:style-name="ro1">
          <table:table-cell office:value-type="float" office:value="125" calcext:value-type="float">
            <text:p>125</text:p>
          </table:table-cell>
          <table:table-cell office:value-type="string" calcext:value-type="string">
            <text:p>SC</text:p>
          </table:table-cell>
          <table:table-cell office:value-type="float" office:value="50" calcext:value-type="float">
            <text:p>50</text:p>
          </table:table-cell>
          <table:table-cell office:value-type="float" office:value="48" calcext:value-type="float">
            <text:p>48</text:p>
          </table:table-cell>
          <table:table-cell table:style-name="ce1" table:formula="of:=NOT(ISERROR( VLOOKUP([.C51];[.D51:.$D$200];1;FALSE())))" office:value-type="boolean" office:boolean-value="true" calcext:value-type="boolean">
            <text:p>VERDADERO</text:p>
          </table:table-cell>
          <table:table-cell table:style-name="ce4" table:formula="of:=IF([.D51]&gt;0;[.D51]&amp; &quot; - &quot; &amp;[.C51];IF([.E51];[.C51]&amp; &quot; - 00&quot;;&quot;&quot;))" office:value-type="string" office:string-value="48 - 50" calcext:value-type="string">
            <text:p>48 - 50</text:p>
          </table:table-cell>
          <table:table-cell office:value-type="string" calcext:value-type="string">
            <text:p>Exposición de las fusiones durante el sueño.</text:p>
          </table:table-cell>
          <table:table-cell office:value-type="string" calcext:value-type="string">
            <text:p>exposicion-de-las-fusiones-durante-el-suenio</text:p>
          </table:table-cell>
          <table:table-cell office:value-type="float" office:value="4" calcext:value-type="float">
            <text:p>4</text:p>
          </table:table-cell>
          <table:table-cell table:formula="of:=SUBSTITUTE(SUBSTITUTE(IF([.I51]=2;tpl_section;SUBSTITUTE(tpl_nivel;&quot;__NIVEL__&quot;;[.I51]));&quot;__ID__&quot;;[.H51]);&quot;__TEMA__&quot;;[.G51])" office:value-type="string" office:string-value="&lt;h4 id=&quot;exposicion-de-las-fusiones-durante-el-suenio&quot;&gt;Exposición de las fusiones durante el sueño.&lt;/h4&gt;" calcext:value-type="string">
            <text:p>&lt;h4 id="exposicion-de-las-fusiones-durante-el-suenio"&gt;Exposición de las fusiones durante el sueño.&lt;/h4&gt;</text:p>
          </table:table-cell>
          <table:table-cell table:formula="of:=&quot;&lt;li&gt;&lt;a href=&quot;&quot;#&quot;&amp;[.H51]&amp;&quot;&quot;&quot;&gt;&quot;&amp;[.G51]&amp;&quot;&lt;/a&gt;&lt;/li&gt;&quot;" office:value-type="string" office:string-value="&lt;li&gt;&lt;a href=&quot;#exposicion-de-las-fusiones-durante-el-suenio&quot;&gt;Exposición de las fusiones durante el sueño.&lt;/a&gt;&lt;/li&gt;" calcext:value-type="string">
            <text:p>&lt;li&gt;&lt;a href="#exposicion-de-las-fusiones-durante-el-suenio"&gt;Exposición de las fusiones durante el sueño.&lt;/a&gt;&lt;/li&gt;</text:p>
          </table:table-cell>
          <table:table-cell table:formula="of:=COUNTIF([.$H$2:.$H$200];[.H51])" office:value-type="float" office:value="1" calcext:value-type="float">
            <text:p>1</text:p>
          </table:table-cell>
        </table:table-row>
        <table:table-row table:style-name="ro1">
          <table:table-cell office:value-type="float" office:value="138" calcext:value-type="float">
            <text:p>138</text:p>
          </table:table-cell>
          <table:table-cell office:value-type="string" calcext:value-type="string">
            <text:p>SC</text:p>
          </table:table-cell>
          <table:table-cell office:value-type="float" office:value="51" calcext:value-type="float">
            <text:p>51</text:p>
          </table:table-cell>
          <table:table-cell office:value-type="float" office:value="48" calcext:value-type="float">
            <text:p>48</text:p>
          </table:table-cell>
          <table:table-cell table:style-name="ce1" table:formula="of:=NOT(ISERROR( VLOOKUP([.C52];[.D52:.$D$200];1;FALSE())))" office:value-type="boolean" office:boolean-value="true" calcext:value-type="boolean">
            <text:p>VERDADERO</text:p>
          </table:table-cell>
          <table:table-cell table:style-name="ce4" table:formula="of:=IF([.D52]&gt;0;[.D52]&amp; &quot; - &quot; &amp;[.C52];IF([.E52];[.C52]&amp; &quot; - 00&quot;;&quot;&quot;))" office:value-type="string" office:string-value="48 - 51" calcext:value-type="string">
            <text:p>48 - 51</text:p>
          </table:table-cell>
          <table:table-cell office:value-type="string" calcext:value-type="string">
            <text:p>Exposición de las fusiones durante la muerte.</text:p>
          </table:table-cell>
          <table:table-cell office:value-type="string" calcext:value-type="string">
            <text:p>exposicion-de-las-fusiones-durante-la-muerte</text:p>
          </table:table-cell>
          <table:table-cell office:value-type="float" office:value="4" calcext:value-type="float">
            <text:p>4</text:p>
          </table:table-cell>
          <table:table-cell table:formula="of:=SUBSTITUTE(SUBSTITUTE(IF([.I52]=2;tpl_section;SUBSTITUTE(tpl_nivel;&quot;__NIVEL__&quot;;[.I52]));&quot;__ID__&quot;;[.H52]);&quot;__TEMA__&quot;;[.G52])" office:value-type="string" office:string-value="&lt;h4 id=&quot;exposicion-de-las-fusiones-durante-la-muerte&quot;&gt;Exposición de las fusiones durante la muerte.&lt;/h4&gt;" calcext:value-type="string">
            <text:p>&lt;h4 id="exposicion-de-las-fusiones-durante-la-muerte"&gt;Exposición de las fusiones durante la muerte.&lt;/h4&gt;</text:p>
          </table:table-cell>
          <table:table-cell table:formula="of:=&quot;&lt;li&gt;&lt;a href=&quot;&quot;#&quot;&amp;[.H52]&amp;&quot;&quot;&quot;&gt;&quot;&amp;[.G52]&amp;&quot;&lt;/a&gt;&lt;/li&gt;&quot;" office:value-type="string" office:string-value="&lt;li&gt;&lt;a href=&quot;#exposicion-de-las-fusiones-durante-la-muerte&quot;&gt;Exposición de las fusiones durante la muerte.&lt;/a&gt;&lt;/li&gt;" calcext:value-type="string">
            <text:p>&lt;li&gt;&lt;a href="#exposicion-de-las-fusiones-durante-la-muerte"&gt;Exposición de las fusiones durante la muerte.&lt;/a&gt;&lt;/li&gt;</text:p>
          </table:table-cell>
          <table:table-cell table:formula="of:=COUNTIF([.$H$2:.$H$200];[.H52])" office:value-type="float" office:value="1" calcext:value-type="float">
            <text:p>1</text:p>
          </table:table-cell>
        </table:table-row>
        <table:table-row table:style-name="ro1">
          <table:table-cell office:value-type="float" office:value="119" calcext:value-type="float">
            <text:p>119</text:p>
          </table:table-cell>
          <table:table-cell office:value-type="string" calcext:value-type="string">
            <text:p>SC</text:p>
          </table:table-cell>
          <table:table-cell office:value-type="float" office:value="52" calcext:value-type="float">
            <text:p>52</text:p>
          </table:table-cell>
          <table:table-cell office:value-type="float" office:value="49" calcext:value-type="float">
            <text:p>49</text:p>
          </table:table-cell>
          <table:table-cell table:style-name="ce1" table:formula="of:=NOT(ISERROR( VLOOKUP([.C53];[.D53:.$D$200];1;FALSE())))" office:value-type="boolean" office:boolean-value="false" calcext:value-type="boolean">
            <text:p>FALSO</text:p>
          </table:table-cell>
          <table:table-cell table:style-name="ce4" table:formula="of:=IF([.D53]&gt;0;[.D53]&amp; &quot; - &quot; &amp;[.C53];IF([.E53];[.C53]&amp; &quot; - 00&quot;;&quot;&quot;))" office:value-type="string" office:string-value="49 - 52" calcext:value-type="string">
            <text:p>49 - 52</text:p>
          </table:table-cell>
          <table:table-cell office:value-type="string" calcext:value-type="string">
            <text:p>Fusión el con cuerpo de la Verdad durante la vigilia.</text:p>
          </table:table-cell>
          <table:table-cell office:value-type="string" calcext:value-type="string">
            <text:p>fusion-el-con-cuerpo-de-la-verdad-durante-la-vigilia</text:p>
          </table:table-cell>
          <table:table-cell office:value-type="float" office:value="5" calcext:value-type="float">
            <text:p>5</text:p>
          </table:table-cell>
          <table:table-cell table:formula="of:=SUBSTITUTE(SUBSTITUTE(IF([.I53]=2;tpl_section;SUBSTITUTE(tpl_nivel;&quot;__NIVEL__&quot;;[.I53]));&quot;__ID__&quot;;[.H53]);&quot;__TEMA__&quot;;[.G53])" office:value-type="string" office:string-value="&lt;h5 id=&quot;fusion-el-con-cuerpo-de-la-verdad-durante-la-vigilia&quot;&gt;Fusión el con cuerpo de la Verdad durante la vigilia.&lt;/h5&gt;" calcext:value-type="string">
            <text:p>&lt;h5 id="fusion-el-con-cuerpo-de-la-verdad-durante-la-vigilia"&gt;Fusión el con cuerpo de la Verdad durante la vigilia.&lt;/h5&gt;</text:p>
          </table:table-cell>
          <table:table-cell table:formula="of:=&quot;&lt;li&gt;&lt;a href=&quot;&quot;#&quot;&amp;[.H53]&amp;&quot;&quot;&quot;&gt;&quot;&amp;[.G53]&amp;&quot;&lt;/a&gt;&lt;/li&gt;&quot;" office:value-type="string" office:string-value="&lt;li&gt;&lt;a href=&quot;#fusion-el-con-cuerpo-de-la-verdad-durante-la-vigilia&quot;&gt;Fusión el con cuerpo de la Verdad durante la vigilia.&lt;/a&gt;&lt;/li&gt;" calcext:value-type="string">
            <text:p>&lt;li&gt;&lt;a href="#fusion-el-con-cuerpo-de-la-verdad-durante-la-vigilia"&gt;Fusión el con cuerpo de la Verdad durante la vigilia.&lt;/a&gt;&lt;/li&gt;</text:p>
          </table:table-cell>
          <table:table-cell table:formula="of:=COUNTIF([.$H$2:.$H$200];[.H53])" office:value-type="float" office:value="1" calcext:value-type="float">
            <text:p>1</text:p>
          </table:table-cell>
        </table:table-row>
        <table:table-row table:style-name="ro1">
          <table:table-cell office:value-type="float" office:value="122" calcext:value-type="float">
            <text:p>122</text:p>
          </table:table-cell>
          <table:table-cell office:value-type="string" calcext:value-type="string">
            <text:p>SC</text:p>
          </table:table-cell>
          <table:table-cell office:value-type="float" office:value="53" calcext:value-type="float">
            <text:p>53</text:p>
          </table:table-cell>
          <table:table-cell office:value-type="float" office:value="49" calcext:value-type="float">
            <text:p>49</text:p>
          </table:table-cell>
          <table:table-cell table:style-name="ce1" table:formula="of:=NOT(ISERROR( VLOOKUP([.C54];[.D54:.$D$200];1;FALSE())))" office:value-type="boolean" office:boolean-value="false" calcext:value-type="boolean">
            <text:p>FALSO</text:p>
          </table:table-cell>
          <table:table-cell table:style-name="ce4" table:formula="of:=IF([.D54]&gt;0;[.D54]&amp; &quot; - &quot; &amp;[.C54];IF([.E54];[.C54]&amp; &quot; - 00&quot;;&quot;&quot;))" office:value-type="string" office:string-value="49 - 53" calcext:value-type="string">
            <text:p>49 - 53</text:p>
          </table:table-cell>
          <table:table-cell office:value-type="string" calcext:value-type="string">
            <text:p>Fusión el con cuerpo de Deleite durante la vigilia.</text:p>
          </table:table-cell>
          <table:table-cell office:value-type="string" calcext:value-type="string">
            <text:p>fusion-el-con-cuerpo-de-deleite-durante-la-vigilia</text:p>
          </table:table-cell>
          <table:table-cell office:value-type="float" office:value="5" calcext:value-type="float">
            <text:p>5</text:p>
          </table:table-cell>
          <table:table-cell table:formula="of:=SUBSTITUTE(SUBSTITUTE(IF([.I54]=2;tpl_section;SUBSTITUTE(tpl_nivel;&quot;__NIVEL__&quot;;[.I54]));&quot;__ID__&quot;;[.H54]);&quot;__TEMA__&quot;;[.G54])" office:value-type="string" office:string-value="&lt;h5 id=&quot;fusion-el-con-cuerpo-de-deleite-durante-la-vigilia&quot;&gt;Fusión el con cuerpo de Deleite durante la vigilia.&lt;/h5&gt;" calcext:value-type="string">
            <text:p>&lt;h5 id="fusion-el-con-cuerpo-de-deleite-durante-la-vigilia"&gt;Fusión el con cuerpo de Deleite durante la vigilia.&lt;/h5&gt;</text:p>
          </table:table-cell>
          <table:table-cell table:formula="of:=&quot;&lt;li&gt;&lt;a href=&quot;&quot;#&quot;&amp;[.H54]&amp;&quot;&quot;&quot;&gt;&quot;&amp;[.G54]&amp;&quot;&lt;/a&gt;&lt;/li&gt;&quot;" office:value-type="string" office:string-value="&lt;li&gt;&lt;a href=&quot;#fusion-el-con-cuerpo-de-deleite-durante-la-vigilia&quot;&gt;Fusión el con cuerpo de Deleite durante la vigilia.&lt;/a&gt;&lt;/li&gt;" calcext:value-type="string">
            <text:p>&lt;li&gt;&lt;a href="#fusion-el-con-cuerpo-de-deleite-durante-la-vigilia"&gt;Fusión el con cuerpo de Deleite durante la vigilia.&lt;/a&gt;&lt;/li&gt;</text:p>
          </table:table-cell>
          <table:table-cell table:formula="of:=COUNTIF([.$H$2:.$H$200];[.H54])" office:value-type="float" office:value="1" calcext:value-type="float">
            <text:p>1</text:p>
          </table:table-cell>
        </table:table-row>
        <table:table-row table:style-name="ro1">
          <table:table-cell office:value-type="float" office:value="124" calcext:value-type="float">
            <text:p>124</text:p>
          </table:table-cell>
          <table:table-cell office:value-type="string" calcext:value-type="string">
            <text:p>SC</text:p>
          </table:table-cell>
          <table:table-cell office:value-type="float" office:value="54" calcext:value-type="float">
            <text:p>54</text:p>
          </table:table-cell>
          <table:table-cell office:value-type="float" office:value="49" calcext:value-type="float">
            <text:p>49</text:p>
          </table:table-cell>
          <table:table-cell table:style-name="ce1" table:formula="of:=NOT(ISERROR( VLOOKUP([.C55];[.D55:.$D$200];1;FALSE())))" office:value-type="boolean" office:boolean-value="false" calcext:value-type="boolean">
            <text:p>FALSO</text:p>
          </table:table-cell>
          <table:table-cell table:style-name="ce4" table:formula="of:=IF([.D55]&gt;0;[.D55]&amp; &quot; - &quot; &amp;[.C55];IF([.E55];[.C55]&amp; &quot; - 00&quot;;&quot;&quot;))" office:value-type="string" office:string-value="49 - 54" calcext:value-type="string">
            <text:p>49 - 54</text:p>
          </table:table-cell>
          <table:table-cell office:value-type="string" calcext:value-type="string">
            <text:p>Fusión el con cuerpo de Emanación durante la vigilia.</text:p>
          </table:table-cell>
          <table:table-cell office:value-type="string" calcext:value-type="string">
            <text:p>fusion-el-con-cuerpo-de-emanacion-durante-la-vigilia</text:p>
          </table:table-cell>
          <table:table-cell office:value-type="float" office:value="5" calcext:value-type="float">
            <text:p>5</text:p>
          </table:table-cell>
          <table:table-cell table:formula="of:=SUBSTITUTE(SUBSTITUTE(IF([.I55]=2;tpl_section;SUBSTITUTE(tpl_nivel;&quot;__NIVEL__&quot;;[.I55]));&quot;__ID__&quot;;[.H55]);&quot;__TEMA__&quot;;[.G55])" office:value-type="string" office:string-value="&lt;h5 id=&quot;fusion-el-con-cuerpo-de-emanacion-durante-la-vigilia&quot;&gt;Fusión el con cuerpo de Emanación durante la vigilia.&lt;/h5&gt;" calcext:value-type="string">
            <text:p>&lt;h5 id="fusion-el-con-cuerpo-de-emanacion-durante-la-vigilia"&gt;Fusión el con cuerpo de Emanación durante la vigilia.&lt;/h5&gt;</text:p>
          </table:table-cell>
          <table:table-cell table:formula="of:=&quot;&lt;li&gt;&lt;a href=&quot;&quot;#&quot;&amp;[.H55]&amp;&quot;&quot;&quot;&gt;&quot;&amp;[.G55]&amp;&quot;&lt;/a&gt;&lt;/li&gt;&quot;" office:value-type="string" office:string-value="&lt;li&gt;&lt;a href=&quot;#fusion-el-con-cuerpo-de-emanacion-durante-la-vigilia&quot;&gt;Fusión el con cuerpo de Emanación durante la vigilia.&lt;/a&gt;&lt;/li&gt;" calcext:value-type="string">
            <text:p>&lt;li&gt;&lt;a href="#fusion-el-con-cuerpo-de-emanacion-durante-la-vigilia"&gt;Fusión el con cuerpo de Emanación durante la vigilia.&lt;/a&gt;&lt;/li&gt;</text:p>
          </table:table-cell>
          <table:table-cell table:formula="of:=COUNTIF([.$H$2:.$H$200];[.H55])" office:value-type="float" office:value="1" calcext:value-type="float">
            <text:p>1</text:p>
          </table:table-cell>
        </table:table-row>
        <table:table-row table:style-name="ro1">
          <table:table-cell office:value-type="float" office:value="125" calcext:value-type="float">
            <text:p>125</text:p>
          </table:table-cell>
          <table:table-cell office:value-type="string" calcext:value-type="string">
            <text:p>SC</text:p>
          </table:table-cell>
          <table:table-cell office:value-type="float" office:value="55" calcext:value-type="float">
            <text:p>55</text:p>
          </table:table-cell>
          <table:table-cell office:value-type="float" office:value="50" calcext:value-type="float">
            <text:p>50</text:p>
          </table:table-cell>
          <table:table-cell table:style-name="ce1" table:formula="of:=NOT(ISERROR( VLOOKUP([.C56];[.D56:.$D$200];1;FALSE())))" office:value-type="boolean" office:boolean-value="false" calcext:value-type="boolean">
            <text:p>FALSO</text:p>
          </table:table-cell>
          <table:table-cell table:style-name="ce4" table:formula="of:=IF([.D56]&gt;0;[.D56]&amp; &quot; - &quot; &amp;[.C56];IF([.E56];[.C56]&amp; &quot; - 00&quot;;&quot;&quot;))" office:value-type="string" office:string-value="50 - 55" calcext:value-type="string">
            <text:p>50 - 55</text:p>
          </table:table-cell>
          <table:table-cell office:value-type="string" calcext:value-type="string">
            <text:p>Fusión el con cuerpo de la Verdad durante el sueño.</text:p>
          </table:table-cell>
          <table:table-cell office:value-type="string" calcext:value-type="string">
            <text:p>fusion-el-con-cuerpo-de-la-verdad-durante-el-suenio</text:p>
          </table:table-cell>
          <table:table-cell office:value-type="float" office:value="5" calcext:value-type="float">
            <text:p>5</text:p>
          </table:table-cell>
          <table:table-cell table:formula="of:=SUBSTITUTE(SUBSTITUTE(IF([.I56]=2;tpl_section;SUBSTITUTE(tpl_nivel;&quot;__NIVEL__&quot;;[.I56]));&quot;__ID__&quot;;[.H56]);&quot;__TEMA__&quot;;[.G56])" office:value-type="string" office:string-value="&lt;h5 id=&quot;fusion-el-con-cuerpo-de-la-verdad-durante-el-suenio&quot;&gt;Fusión el con cuerpo de la Verdad durante el sueño.&lt;/h5&gt;" calcext:value-type="string">
            <text:p>&lt;h5 id="fusion-el-con-cuerpo-de-la-verdad-durante-el-suenio"&gt;Fusión el con cuerpo de la Verdad durante el sueño.&lt;/h5&gt;</text:p>
          </table:table-cell>
          <table:table-cell table:formula="of:=&quot;&lt;li&gt;&lt;a href=&quot;&quot;#&quot;&amp;[.H56]&amp;&quot;&quot;&quot;&gt;&quot;&amp;[.G56]&amp;&quot;&lt;/a&gt;&lt;/li&gt;&quot;" office:value-type="string" office:string-value="&lt;li&gt;&lt;a href=&quot;#fusion-el-con-cuerpo-de-la-verdad-durante-el-suenio&quot;&gt;Fusión el con cuerpo de la Verdad durante el sueño.&lt;/a&gt;&lt;/li&gt;" calcext:value-type="string">
            <text:p>&lt;li&gt;&lt;a href="#fusion-el-con-cuerpo-de-la-verdad-durante-el-suenio"&gt;Fusión el con cuerpo de la Verdad durante el sueño.&lt;/a&gt;&lt;/li&gt;</text:p>
          </table:table-cell>
          <table:table-cell table:formula="of:=COUNTIF([.$H$2:.$H$200];[.H56])" office:value-type="float" office:value="1" calcext:value-type="float">
            <text:p>1</text:p>
          </table:table-cell>
        </table:table-row>
        <table:table-row table:style-name="ro1">
          <table:table-cell office:value-type="float" office:value="132" calcext:value-type="float">
            <text:p>132</text:p>
          </table:table-cell>
          <table:table-cell office:value-type="string" calcext:value-type="string">
            <text:p>SC</text:p>
          </table:table-cell>
          <table:table-cell office:value-type="float" office:value="56" calcext:value-type="float">
            <text:p>56</text:p>
          </table:table-cell>
          <table:table-cell office:value-type="float" office:value="50" calcext:value-type="float">
            <text:p>50</text:p>
          </table:table-cell>
          <table:table-cell table:style-name="ce1" table:formula="of:=NOT(ISERROR( VLOOKUP([.C57];[.D57:.$D$200];1;FALSE())))" office:value-type="boolean" office:boolean-value="false" calcext:value-type="boolean">
            <text:p>FALSO</text:p>
          </table:table-cell>
          <table:table-cell table:style-name="ce4" table:formula="of:=IF([.D57]&gt;0;[.D57]&amp; &quot; - &quot; &amp;[.C57];IF([.E57];[.C57]&amp; &quot; - 00&quot;;&quot;&quot;))" office:value-type="string" office:string-value="50 - 56" calcext:value-type="string">
            <text:p>50 - 56</text:p>
          </table:table-cell>
          <table:table-cell office:value-type="string" calcext:value-type="string">
            <text:p><text:span text:style-name="T1">Fusión el con cuerpo de Deleite durante el sueño</text:span>.</text:p>
          </table:table-cell>
          <table:table-cell office:value-type="string" calcext:value-type="string">
            <text:p>fusion-el-con-cuerpo-de-deleite-durante-el-suenio</text:p>
          </table:table-cell>
          <table:table-cell office:value-type="float" office:value="5" calcext:value-type="float">
            <text:p>5</text:p>
          </table:table-cell>
          <table:table-cell table:formula="of:=SUBSTITUTE(SUBSTITUTE(IF([.I57]=2;tpl_section;SUBSTITUTE(tpl_nivel;&quot;__NIVEL__&quot;;[.I57]));&quot;__ID__&quot;;[.H57]);&quot;__TEMA__&quot;;[.G57])" office:value-type="string" office:string-value="&lt;h5 id=&quot;fusion-el-con-cuerpo-de-deleite-durante-el-suenio&quot;&gt;Fusión el con cuerpo de Deleite durante el sueño.&lt;/h5&gt;" calcext:value-type="string">
            <text:p>&lt;h5 id="fusion-el-con-cuerpo-de-deleite-durante-el-suenio"&gt;Fusión el con cuerpo de Deleite durante el sueño.&lt;/h5&gt;</text:p>
          </table:table-cell>
          <table:table-cell table:formula="of:=&quot;&lt;li&gt;&lt;a href=&quot;&quot;#&quot;&amp;[.H57]&amp;&quot;&quot;&quot;&gt;&quot;&amp;[.G57]&amp;&quot;&lt;/a&gt;&lt;/li&gt;&quot;" office:value-type="string" office:string-value="&lt;li&gt;&lt;a href=&quot;#fusion-el-con-cuerpo-de-deleite-durante-el-suenio&quot;&gt;Fusión el con cuerpo de Deleite durante el sueño.&lt;/a&gt;&lt;/li&gt;" calcext:value-type="string">
            <text:p>&lt;li&gt;&lt;a href="#fusion-el-con-cuerpo-de-deleite-durante-el-suenio"&gt;Fusión el con cuerpo de Deleite durante el sueño.&lt;/a&gt;&lt;/li&gt;</text:p>
          </table:table-cell>
          <table:table-cell table:formula="of:=COUNTIF([.$H$2:.$H$200];[.H57])" office:value-type="float" office:value="1" calcext:value-type="float">
            <text:p>1</text:p>
          </table:table-cell>
        </table:table-row>
        <table:table-row table:style-name="ro1">
          <table:table-cell office:value-type="float" office:value="134" calcext:value-type="float">
            <text:p>134</text:p>
          </table:table-cell>
          <table:table-cell office:value-type="string" calcext:value-type="string">
            <text:p>SC</text:p>
          </table:table-cell>
          <table:table-cell office:value-type="float" office:value="57" calcext:value-type="float">
            <text:p>57</text:p>
          </table:table-cell>
          <table:table-cell office:value-type="float" office:value="50" calcext:value-type="float">
            <text:p>50</text:p>
          </table:table-cell>
          <table:table-cell table:style-name="ce1" table:formula="of:=NOT(ISERROR( VLOOKUP([.C58];[.D58:.$D$200];1;FALSE())))" office:value-type="boolean" office:boolean-value="false" calcext:value-type="boolean">
            <text:p>FALSO</text:p>
          </table:table-cell>
          <table:table-cell table:style-name="ce4" table:formula="of:=IF([.D58]&gt;0;[.D58]&amp; &quot; - &quot; &amp;[.C58];IF([.E58];[.C58]&amp; &quot; - 00&quot;;&quot;&quot;))" office:value-type="string" office:string-value="50 - 57" calcext:value-type="string">
            <text:p>50 - 57</text:p>
          </table:table-cell>
          <table:table-cell office:value-type="string" calcext:value-type="string">
            <text:p><text:span text:style-name="T1">Fusión el con cuerpo de Emanación durante el sueño</text:span>.</text:p>
          </table:table-cell>
          <table:table-cell office:value-type="string" calcext:value-type="string">
            <text:p>fusion-el-con-cuerpo-de-emanacion-durante-el-suenio</text:p>
          </table:table-cell>
          <table:table-cell office:value-type="float" office:value="5" calcext:value-type="float">
            <text:p>5</text:p>
          </table:table-cell>
          <table:table-cell table:formula="of:=SUBSTITUTE(SUBSTITUTE(IF([.I58]=2;tpl_section;SUBSTITUTE(tpl_nivel;&quot;__NIVEL__&quot;;[.I58]));&quot;__ID__&quot;;[.H58]);&quot;__TEMA__&quot;;[.G58])" office:value-type="string" office:string-value="&lt;h5 id=&quot;fusion-el-con-cuerpo-de-emanacion-durante-el-suenio&quot;&gt;Fusión el con cuerpo de Emanación durante el sueño.&lt;/h5&gt;" calcext:value-type="string">
            <text:p>&lt;h5 id="fusion-el-con-cuerpo-de-emanacion-durante-el-suenio"&gt;Fusión el con cuerpo de Emanación durante el sueño.&lt;/h5&gt;</text:p>
          </table:table-cell>
          <table:table-cell table:formula="of:=&quot;&lt;li&gt;&lt;a href=&quot;&quot;#&quot;&amp;[.H58]&amp;&quot;&quot;&quot;&gt;&quot;&amp;[.G58]&amp;&quot;&lt;/a&gt;&lt;/li&gt;&quot;" office:value-type="string" office:string-value="&lt;li&gt;&lt;a href=&quot;#fusion-el-con-cuerpo-de-emanacion-durante-el-suenio&quot;&gt;Fusión el con cuerpo de Emanación durante el sueño.&lt;/a&gt;&lt;/li&gt;" calcext:value-type="string">
            <text:p>&lt;li&gt;&lt;a href="#fusion-el-con-cuerpo-de-emanacion-durante-el-suenio"&gt;Fusión el con cuerpo de Emanación durante el sueño.&lt;/a&gt;&lt;/li&gt;</text:p>
          </table:table-cell>
          <table:table-cell table:formula="of:=COUNTIF([.$H$2:.$H$200];[.H58])" office:value-type="float" office:value="1" calcext:value-type="float">
            <text:p>1</text:p>
          </table:table-cell>
        </table:table-row>
        <table:table-row table:style-name="ro1">
          <table:table-cell office:value-type="float" office:value="140" calcext:value-type="float">
            <text:p>140</text:p>
          </table:table-cell>
          <table:table-cell office:value-type="string" calcext:value-type="string">
            <text:p>SC</text:p>
          </table:table-cell>
          <table:table-cell office:value-type="float" office:value="58" calcext:value-type="float">
            <text:p>58</text:p>
          </table:table-cell>
          <table:table-cell office:value-type="float" office:value="51" calcext:value-type="float">
            <text:p>51</text:p>
          </table:table-cell>
          <table:table-cell table:style-name="ce1" table:formula="of:=NOT(ISERROR( VLOOKUP([.C59];[.D59:.$D$200];1;FALSE())))" office:value-type="boolean" office:boolean-value="false" calcext:value-type="boolean">
            <text:p>FALSO</text:p>
          </table:table-cell>
          <table:table-cell table:style-name="ce4" table:formula="of:=IF([.D59]&gt;0;[.D59]&amp; &quot; - &quot; &amp;[.C59];IF([.E59];[.C59]&amp; &quot; - 00&quot;;&quot;&quot;))" office:value-type="string" office:string-value="51 - 58" calcext:value-type="string">
            <text:p>51 - 58</text:p>
          </table:table-cell>
          <table:table-cell office:value-type="string" calcext:value-type="string">
            <text:p>Fusión el con cuerpo de la Verdad durante la muerte.</text:p>
          </table:table-cell>
          <table:table-cell office:value-type="string" calcext:value-type="string">
            <text:p>fusion-el-con-cuerpo-de-la-verdad-durante-la-muerte</text:p>
          </table:table-cell>
          <table:table-cell office:value-type="float" office:value="5" calcext:value-type="float">
            <text:p>5</text:p>
          </table:table-cell>
          <table:table-cell table:formula="of:=SUBSTITUTE(SUBSTITUTE(IF([.I59]=2;tpl_section;SUBSTITUTE(tpl_nivel;&quot;__NIVEL__&quot;;[.I59]));&quot;__ID__&quot;;[.H59]);&quot;__TEMA__&quot;;[.G59])" office:value-type="string" office:string-value="&lt;h5 id=&quot;fusion-el-con-cuerpo-de-la-verdad-durante-la-muerte&quot;&gt;Fusión el con cuerpo de la Verdad durante la muerte.&lt;/h5&gt;" calcext:value-type="string">
            <text:p>&lt;h5 id="fusion-el-con-cuerpo-de-la-verdad-durante-la-muerte"&gt;Fusión el con cuerpo de la Verdad durante la muerte.&lt;/h5&gt;</text:p>
          </table:table-cell>
          <table:table-cell table:formula="of:=&quot;&lt;li&gt;&lt;a href=&quot;&quot;#&quot;&amp;[.H59]&amp;&quot;&quot;&quot;&gt;&quot;&amp;[.G59]&amp;&quot;&lt;/a&gt;&lt;/li&gt;&quot;" office:value-type="string" office:string-value="&lt;li&gt;&lt;a href=&quot;#fusion-el-con-cuerpo-de-la-verdad-durante-la-muerte&quot;&gt;Fusión el con cuerpo de la Verdad durante la muerte.&lt;/a&gt;&lt;/li&gt;" calcext:value-type="string">
            <text:p>&lt;li&gt;&lt;a href="#fusion-el-con-cuerpo-de-la-verdad-durante-la-muerte"&gt;Fusión el con cuerpo de la Verdad durante la muerte.&lt;/a&gt;&lt;/li&gt;</text:p>
          </table:table-cell>
          <table:table-cell table:formula="of:=COUNTIF([.$H$2:.$H$200];[.H59])" office:value-type="float" office:value="1" calcext:value-type="float">
            <text:p>1</text:p>
          </table:table-cell>
        </table:table-row>
        <table:table-row table:style-name="ro1">
          <table:table-cell office:value-type="float" office:value="141" calcext:value-type="float">
            <text:p>141</text:p>
          </table:table-cell>
          <table:table-cell office:value-type="string" calcext:value-type="string">
            <text:p>SC</text:p>
          </table:table-cell>
          <table:table-cell office:value-type="float" office:value="59" calcext:value-type="float">
            <text:p>59</text:p>
          </table:table-cell>
          <table:table-cell office:value-type="float" office:value="51" calcext:value-type="float">
            <text:p>51</text:p>
          </table:table-cell>
          <table:table-cell table:style-name="ce1" table:formula="of:=NOT(ISERROR( VLOOKUP([.C60];[.D60:.$D$200];1;FALSE())))" office:value-type="boolean" office:boolean-value="false" calcext:value-type="boolean">
            <text:p>FALSO</text:p>
          </table:table-cell>
          <table:table-cell table:style-name="ce4" table:formula="of:=IF([.D60]&gt;0;[.D60]&amp; &quot; - &quot; &amp;[.C60];IF([.E60];[.C60]&amp; &quot; - 00&quot;;&quot;&quot;))" office:value-type="string" office:string-value="51 - 59" calcext:value-type="string">
            <text:p>51 - 59</text:p>
          </table:table-cell>
          <table:table-cell office:value-type="string" calcext:value-type="string">
            <text:p><text:span text:style-name="T1">Fusión el con cuerpo de Deleite durante la muerte</text:span>.</text:p>
          </table:table-cell>
          <table:table-cell office:value-type="string" calcext:value-type="string">
            <text:p>fusion-el-con-cuerpo-de-deleite-durante-la-muerte</text:p>
          </table:table-cell>
          <table:table-cell office:value-type="float" office:value="5" calcext:value-type="float">
            <text:p>5</text:p>
          </table:table-cell>
          <table:table-cell table:formula="of:=SUBSTITUTE(SUBSTITUTE(IF([.I60]=2;tpl_section;SUBSTITUTE(tpl_nivel;&quot;__NIVEL__&quot;;[.I60]));&quot;__ID__&quot;;[.H60]);&quot;__TEMA__&quot;;[.G60])" office:value-type="string" office:string-value="&lt;h5 id=&quot;fusion-el-con-cuerpo-de-deleite-durante-la-muerte&quot;&gt;Fusión el con cuerpo de Deleite durante la muerte.&lt;/h5&gt;" calcext:value-type="string">
            <text:p>&lt;h5 id="fusion-el-con-cuerpo-de-deleite-durante-la-muerte"&gt;Fusión el con cuerpo de Deleite durante la muerte.&lt;/h5&gt;</text:p>
          </table:table-cell>
          <table:table-cell table:formula="of:=&quot;&lt;li&gt;&lt;a href=&quot;&quot;#&quot;&amp;[.H60]&amp;&quot;&quot;&quot;&gt;&quot;&amp;[.G60]&amp;&quot;&lt;/a&gt;&lt;/li&gt;&quot;" office:value-type="string" office:string-value="&lt;li&gt;&lt;a href=&quot;#fusion-el-con-cuerpo-de-deleite-durante-la-muerte&quot;&gt;Fusión el con cuerpo de Deleite durante la muerte.&lt;/a&gt;&lt;/li&gt;" calcext:value-type="string">
            <text:p>&lt;li&gt;&lt;a href="#fusion-el-con-cuerpo-de-deleite-durante-la-muerte"&gt;Fusión el con cuerpo de Deleite durante la muerte.&lt;/a&gt;&lt;/li&gt;</text:p>
          </table:table-cell>
          <table:table-cell table:formula="of:=COUNTIF([.$H$2:.$H$200];[.H60])" office:value-type="float" office:value="1" calcext:value-type="float">
            <text:p>1</text:p>
          </table:table-cell>
        </table:table-row>
        <table:table-row table:style-name="ro1">
          <table:table-cell office:value-type="float" office:value="143" calcext:value-type="float">
            <text:p>143</text:p>
          </table:table-cell>
          <table:table-cell office:value-type="string" calcext:value-type="string">
            <text:p>SC</text:p>
          </table:table-cell>
          <table:table-cell office:value-type="float" office:value="60" calcext:value-type="float">
            <text:p>60</text:p>
          </table:table-cell>
          <table:table-cell office:value-type="float" office:value="51" calcext:value-type="float">
            <text:p>51</text:p>
          </table:table-cell>
          <table:table-cell table:style-name="ce1" table:formula="of:=NOT(ISERROR( VLOOKUP([.C61];[.D61:.$D$200];1;FALSE())))" office:value-type="boolean" office:boolean-value="false" calcext:value-type="boolean">
            <text:p>FALSO</text:p>
          </table:table-cell>
          <table:table-cell table:style-name="ce4" table:formula="of:=IF([.D61]&gt;0;[.D61]&amp; &quot; - &quot; &amp;[.C61];IF([.E61];[.C61]&amp; &quot; - 00&quot;;&quot;&quot;))" office:value-type="string" office:string-value="51 - 60" calcext:value-type="string">
            <text:p>51 - 60</text:p>
          </table:table-cell>
          <table:table-cell office:value-type="string" calcext:value-type="string">
            <text:p><text:span text:style-name="T1">Fusión el con cuerpo de Emanación durante la muerte</text:span>.</text:p>
          </table:table-cell>
          <table:table-cell office:value-type="string" calcext:value-type="string">
            <text:p>fusion-el-con-cuerpo-de-emanacion-durante-la-muerte</text:p>
          </table:table-cell>
          <table:table-cell office:value-type="float" office:value="5" calcext:value-type="float">
            <text:p>5</text:p>
          </table:table-cell>
          <table:table-cell table:formula="of:=SUBSTITUTE(SUBSTITUTE(IF([.I61]=2;tpl_section;SUBSTITUTE(tpl_nivel;&quot;__NIVEL__&quot;;[.I61]));&quot;__ID__&quot;;[.H61]);&quot;__TEMA__&quot;;[.G61])" office:value-type="string" office:string-value="&lt;h5 id=&quot;fusion-el-con-cuerpo-de-emanacion-durante-la-muerte&quot;&gt;Fusión el con cuerpo de Emanación durante la muerte.&lt;/h5&gt;" calcext:value-type="string">
            <text:p>&lt;h5 id="fusion-el-con-cuerpo-de-emanacion-durante-la-muerte"&gt;Fusión el con cuerpo de Emanación durante la muerte.&lt;/h5&gt;</text:p>
          </table:table-cell>
          <table:table-cell table:formula="of:=&quot;&lt;li&gt;&lt;a href=&quot;&quot;#&quot;&amp;[.H61]&amp;&quot;&quot;&quot;&gt;&quot;&amp;[.G61]&amp;&quot;&lt;/a&gt;&lt;/li&gt;&quot;" office:value-type="string" office:string-value="&lt;li&gt;&lt;a href=&quot;#fusion-el-con-cuerpo-de-emanacion-durante-la-muerte&quot;&gt;Fusión el con cuerpo de Emanación durante la muerte.&lt;/a&gt;&lt;/li&gt;" calcext:value-type="string">
            <text:p>&lt;li&gt;&lt;a href="#fusion-el-con-cuerpo-de-emanacion-durante-la-muerte"&gt;Fusión el con cuerpo de Emanación durante la muerte.&lt;/a&gt;&lt;/li&gt;</text:p>
          </table:table-cell>
          <table:table-cell table:formula="of:=COUNTIF([.$H$2:.$H$200];[.H61])" office:value-type="float" office:value="1" calcext:value-type="float">
            <text:p>1</text:p>
          </table:table-cell>
        </table:table-row>
        <table:table-row table:style-name="ro1">
          <table:table-cell office:value-type="float" office:value="147" calcext:value-type="float">
            <text:p>147</text:p>
          </table:table-cell>
          <table:table-cell office:value-type="string" calcext:value-type="string">
            <text:p>SC</text:p>
          </table:table-cell>
          <table:table-cell office:value-type="float" office:value="61" calcext:value-type="float">
            <text:p>61</text:p>
          </table:table-cell>
          <table:table-cell office:value-type="float" office:value="32" calcext:value-type="float">
            <text:p>32</text:p>
          </table:table-cell>
          <table:table-cell table:style-name="ce1" table:formula="of:=NOT(ISERROR( VLOOKUP([.C62];[.D62:.$D$200];1;FALSE())))" office:value-type="boolean" office:boolean-value="false" calcext:value-type="boolean">
            <text:p>FALSO</text:p>
          </table:table-cell>
          <table:table-cell table:style-name="ce4" table:formula="of:=IF([.D62]&gt;0;[.D62]&amp; &quot; - &quot; &amp;[.C62];IF([.E62];[.C62]&amp; &quot; - 00&quot;;&quot;&quot;))" office:value-type="string" office:string-value="32 - 61" calcext:value-type="string">
            <text:p>32 - 61</text:p>
          </table:table-cell>
          <table:table-cell office:value-type="string" calcext:value-type="string">
            <text:p>Practicar con un mudra de acción.</text:p>
          </table:table-cell>
          <table:table-cell office:value-type="string" calcext:value-type="string">
            <text:p>practicar-con-un-mudra-de-accion</text:p>
          </table:table-cell>
          <table:table-cell office:value-type="float" office:value="4" calcext:value-type="float">
            <text:p>4</text:p>
          </table:table-cell>
          <table:table-cell table:formula="of:=SUBSTITUTE(SUBSTITUTE(IF([.I62]=2;tpl_section;SUBSTITUTE(tpl_nivel;&quot;__NIVEL__&quot;;[.I62]));&quot;__ID__&quot;;[.H62]);&quot;__TEMA__&quot;;[.G62])" office:value-type="string" office:string-value="&lt;h4 id=&quot;practicar-con-un-mudra-de-accion&quot;&gt;Practicar con un mudra de acción.&lt;/h4&gt;" calcext:value-type="string">
            <text:p>&lt;h4 id="practicar-con-un-mudra-de-accion"&gt;Practicar con un mudra de acción.&lt;/h4&gt;</text:p>
          </table:table-cell>
          <table:table-cell table:formula="of:=&quot;&lt;li&gt;&lt;a href=&quot;&quot;#&quot;&amp;[.H62]&amp;&quot;&quot;&quot;&gt;&quot;&amp;[.G62]&amp;&quot;&lt;/a&gt;&lt;/li&gt;&quot;" office:value-type="string" office:string-value="&lt;li&gt;&lt;a href=&quot;#practicar-con-un-mudra-de-accion&quot;&gt;Practicar con un mudra de acción.&lt;/a&gt;&lt;/li&gt;" calcext:value-type="string">
            <text:p>&lt;li&gt;&lt;a href="#practicar-con-un-mudra-de-accion"&gt;Practicar con un mudra de acción.&lt;/a&gt;&lt;/li&gt;</text:p>
          </table:table-cell>
          <table:table-cell table:formula="of:=COUNTIF([.$H$2:.$H$200];[.H62])" office:value-type="float" office:value="1" calcext:value-type="float">
            <text:p>1</text:p>
          </table:table-cell>
        </table:table-row>
        <table:table-row table:style-name="ro1">
          <table:table-cell office:value-type="float" office:value="150" calcext:value-type="float">
            <text:p>150</text:p>
          </table:table-cell>
          <table:table-cell office:value-type="string" calcext:value-type="string">
            <text:p>SC</text:p>
          </table:table-cell>
          <table:table-cell office:value-type="float" office:value="62" calcext:value-type="float">
            <text:p>62</text:p>
          </table:table-cell>
          <table:table-cell office:value-type="float" office:value="32" calcext:value-type="float">
            <text:p>32</text:p>
          </table:table-cell>
          <table:table-cell table:style-name="ce1" table:formula="of:=NOT(ISERROR( VLOOKUP([.C63];[.D63:.$D$200];1;FALSE())))" office:value-type="boolean" office:boolean-value="false" calcext:value-type="boolean">
            <text:p>FALSO</text:p>
          </table:table-cell>
          <table:table-cell table:style-name="ce4" table:formula="of:=IF([.D63]&gt;0;[.D63]&amp; &quot; - &quot; &amp;[.C63];IF([.E63];[.C63]&amp; &quot; - 00&quot;;&quot;&quot;))" office:value-type="string" office:string-value="32 - 62" calcext:value-type="string">
            <text:p>32 - 62</text:p>
          </table:table-cell>
          <table:table-cell office:value-type="string" calcext:value-type="string">
            <text:p>Practicar con un mudra de sabiduría.</text:p>
          </table:table-cell>
          <table:table-cell office:value-type="string" calcext:value-type="string">
            <text:p>practicar-con-un-mudra-de-sabiduria</text:p>
          </table:table-cell>
          <table:table-cell office:value-type="float" office:value="4" calcext:value-type="float">
            <text:p>4</text:p>
          </table:table-cell>
          <table:table-cell table:formula="of:=SUBSTITUTE(SUBSTITUTE(IF([.I63]=2;tpl_section;SUBSTITUTE(tpl_nivel;&quot;__NIVEL__&quot;;[.I63]));&quot;__ID__&quot;;[.H63]);&quot;__TEMA__&quot;;[.G63])" office:value-type="string" office:string-value="&lt;h4 id=&quot;practicar-con-un-mudra-de-sabiduria&quot;&gt;Practicar con un mudra de sabiduría.&lt;/h4&gt;" calcext:value-type="string">
            <text:p>&lt;h4 id="practicar-con-un-mudra-de-sabiduria"&gt;Practicar con un mudra de sabiduría.&lt;/h4&gt;</text:p>
          </table:table-cell>
          <table:table-cell table:formula="of:=&quot;&lt;li&gt;&lt;a href=&quot;&quot;#&quot;&amp;[.H63]&amp;&quot;&quot;&quot;&gt;&quot;&amp;[.G63]&amp;&quot;&lt;/a&gt;&lt;/li&gt;&quot;" office:value-type="string" office:string-value="&lt;li&gt;&lt;a href=&quot;#practicar-con-un-mudra-de-sabiduria&quot;&gt;Practicar con un mudra de sabiduría.&lt;/a&gt;&lt;/li&gt;" calcext:value-type="string">
            <text:p>&lt;li&gt;&lt;a href="#practicar-con-un-mudra-de-sabiduria"&gt;Practicar con un mudra de sabiduría.&lt;/a&gt;&lt;/li&gt;</text:p>
          </table:table-cell>
          <table:table-cell table:formula="of:=COUNTIF([.$H$2:.$H$200];[.H63])" office:value-type="float" office:value="1" calcext:value-type="float">
            <text:p>1</text:p>
          </table:table-cell>
        </table:table-row>
        <table:table-row table:style-name="ro1">
          <table:table-cell office:value-type="float" office:value="151" calcext:value-type="float">
            <text:p>151</text:p>
          </table:table-cell>
          <table:table-cell office:value-type="string" calcext:value-type="string">
            <text:p>SC</text:p>
          </table:table-cell>
          <table:table-cell office:value-type="float" office:value="63" calcext:value-type="float">
            <text:p>63</text:p>
          </table:table-cell>
          <table:table-cell office:value-type="float" office:value="30" calcext:value-type="float">
            <text:p>30</text:p>
          </table:table-cell>
          <table:table-cell table:style-name="ce1" table:formula="of:=NOT(ISERROR( VLOOKUP([.C64];[.D64:.$D$200];1;FALSE())))" office:value-type="boolean" office:boolean-value="false" calcext:value-type="boolean">
            <text:p>FALSO</text:p>
          </table:table-cell>
          <table:table-cell table:style-name="ce4" table:formula="of:=IF([.D64]&gt;0;[.D64]&amp; &quot; - &quot; &amp;[.C64];IF([.E64];[.C64]&amp; &quot; - 00&quot;;&quot;&quot;))" office:value-type="string" office:string-value="30 - 63" calcext:value-type="string">
            <text:p>30 - 63</text:p>
          </table:table-cell>
          <table:table-cell office:value-type="string" calcext:value-type="string">
            <text:p>La realización directa de la vacuidad depende de la permanencia apacible.</text:p>
          </table:table-cell>
          <table:table-cell office:value-type="string" calcext:value-type="string">
            <text:p>la-realizacion-directa-de-la-vacuidad-depende-de-la-permanencia-apacib</text:p>
          </table:table-cell>
          <table:table-cell office:value-type="float" office:value="4" calcext:value-type="float">
            <text:p>4</text:p>
          </table:table-cell>
          <table:table-cell table:formula="of:=SUBSTITUTE(SUBSTITUTE(IF([.I64]=2;tpl_section;SUBSTITUTE(tpl_nivel;&quot;__NIVEL__&quot;;[.I64]));&quot;__ID__&quot;;[.H64]);&quot;__TEMA__&quot;;[.G64])" office:value-type="string" office:string-value="&lt;h4 id=&quot;la-realizacion-directa-de-la-vacuidad-depende-de-la-permanencia-apacib&quot;&gt;La realización directa de la vacuidad depende de la permanencia apacible.&lt;/h4&gt;" calcext:value-type="string">
            <text:p>&lt;h4 id="la-realizacion-directa-de-la-vacuidad-depende-de-la-permanencia-apacib"&gt;La realización directa de la vacuidad depende de la permanencia apacible.&lt;/h4&gt;</text:p>
          </table:table-cell>
          <table:table-cell table:formula="of:=&quot;&lt;li&gt;&lt;a href=&quot;&quot;#&quot;&amp;[.H64]&amp;&quot;&quot;&quot;&gt;&quot;&amp;[.G64]&amp;&quot;&lt;/a&gt;&lt;/li&gt;&quot;" office:value-type="string" office:string-value="&lt;li&gt;&lt;a href=&quot;#la-realizacion-directa-de-la-vacuidad-depende-de-la-permanencia-apacib&quot;&gt;La realización directa de la vacuidad depende de la permanencia apacible.&lt;/a&gt;&lt;/li&gt;" calcext:value-type="string">
            <text:p>&lt;li&gt;&lt;a href="#la-realizacion-directa-de-la-vacuidad-depende-de-la-permanencia-apacib"&gt;La realización directa de la vacuidad depende de la permanencia apacible.&lt;/a&gt;&lt;/li&gt;</text:p>
          </table:table-cell>
          <table:table-cell table:formula="of:=COUNTIF([.$H$2:.$H$200];[.H64])" office:value-type="float" office:value="1" calcext:value-type="float">
            <text:p>1</text:p>
          </table:table-cell>
        </table:table-row>
        <table:table-row table:style-name="ro1">
          <table:table-cell office:value-type="float" office:value="155" calcext:value-type="float">
            <text:p>155</text:p>
          </table:table-cell>
          <table:table-cell office:value-type="string" calcext:value-type="string">
            <text:p>SC</text:p>
          </table:table-cell>
          <table:table-cell office:value-type="float" office:value="64" calcext:value-type="float">
            <text:p>64</text:p>
          </table:table-cell>
          <table:table-cell office:value-type="float" office:value="30" calcext:value-type="float">
            <text:p>30</text:p>
          </table:table-cell>
          <table:table-cell table:style-name="ce1" table:formula="of:=NOT(ISERROR( VLOOKUP([.C65];[.D65:.$D$200];1;FALSE())))" office:value-type="boolean" office:boolean-value="true" calcext:value-type="boolean">
            <text:p>VERDADERO</text:p>
          </table:table-cell>
          <table:table-cell table:style-name="ce4" table:formula="of:=IF([.D65]&gt;0;[.D65]&amp; &quot; - &quot; &amp;[.C65];IF([.E65];[.C65]&amp; &quot; - 00&quot;;&quot;&quot;))" office:value-type="string" office:string-value="30 - 64" calcext:value-type="string">
            <text:p>30 - 64</text:p>
          </table:table-cell>
          <table:table-cell office:value-type="string" calcext:value-type="string">
            <text:p>Explicación extraordinaria sobre cómo meditar en la permanencia apacible.</text:p>
          </table:table-cell>
          <table:table-cell office:value-type="string" calcext:value-type="string">
            <text:p>explicacion-extraordinaria-sobre-como-meditar-en-la-permanencia-apacib</text:p>
          </table:table-cell>
          <table:table-cell office:value-type="float" office:value="4" calcext:value-type="float">
            <text:p>4</text:p>
          </table:table-cell>
          <table:table-cell table:formula="of:=SUBSTITUTE(SUBSTITUTE(IF([.I65]=2;tpl_section;SUBSTITUTE(tpl_nivel;&quot;__NIVEL__&quot;;[.I65]));&quot;__ID__&quot;;[.H65]);&quot;__TEMA__&quot;;[.G65])" office:value-type="string" office:string-value="&lt;h4 id=&quot;explicacion-extraordinaria-sobre-como-meditar-en-la-permanencia-apacib&quot;&gt;Explicación extraordinaria sobre cómo meditar en la permanencia apacible.&lt;/h4&gt;" calcext:value-type="string">
            <text:p>&lt;h4 id="explicacion-extraordinaria-sobre-como-meditar-en-la-permanencia-apacib"&gt;Explicación extraordinaria sobre cómo meditar en la permanencia apacible.&lt;/h4&gt;</text:p>
          </table:table-cell>
          <table:table-cell table:formula="of:=&quot;&lt;li&gt;&lt;a href=&quot;&quot;#&quot;&amp;[.H65]&amp;&quot;&quot;&quot;&gt;&quot;&amp;[.G65]&amp;&quot;&lt;/a&gt;&lt;/li&gt;&quot;" office:value-type="string" office:string-value="&lt;li&gt;&lt;a href=&quot;#explicacion-extraordinaria-sobre-como-meditar-en-la-permanencia-apacib&quot;&gt;Explicación extraordinaria sobre cómo meditar en la permanencia apacible.&lt;/a&gt;&lt;/li&gt;" calcext:value-type="string">
            <text:p>&lt;li&gt;&lt;a href="#explicacion-extraordinaria-sobre-como-meditar-en-la-permanencia-apacib"&gt;Explicación extraordinaria sobre cómo meditar en la permanencia apacible.&lt;/a&gt;&lt;/li&gt;</text:p>
          </table:table-cell>
          <table:table-cell table:formula="of:=COUNTIF([.$H$2:.$H$200];[.H65])" office:value-type="float" office:value="1" calcext:value-type="float">
            <text:p>1</text:p>
          </table:table-cell>
        </table:table-row>
        <table:table-row table:style-name="ro1">
          <table:table-cell office:value-type="float" office:value="195" calcext:value-type="float">
            <text:p>195</text:p>
          </table:table-cell>
          <table:table-cell office:value-type="string" calcext:value-type="string">
            <text:p>SC</text:p>
          </table:table-cell>
          <table:table-cell office:value-type="float" office:value="65" calcext:value-type="float">
            <text:p>65</text:p>
          </table:table-cell>
          <table:table-cell office:value-type="float" office:value="30" calcext:value-type="float">
            <text:p>30</text:p>
          </table:table-cell>
          <table:table-cell table:style-name="ce1" table:formula="of:=NOT(ISERROR( VLOOKUP([.C66];[.D66:.$D$200];1;FALSE())))" office:value-type="boolean" office:boolean-value="true" calcext:value-type="boolean">
            <text:p>VERDADERO</text:p>
          </table:table-cell>
          <table:table-cell table:style-name="ce4" table:formula="of:=IF([.D66]&gt;0;[.D66]&amp; &quot; - &quot; &amp;[.C66];IF([.E66];[.C66]&amp; &quot; - 00&quot;;&quot;&quot;))" office:value-type="string" office:string-value="30 - 65" calcext:value-type="string">
            <text:p>30 - 65</text:p>
          </table:table-cell>
          <table:table-cell office:value-type="string" calcext:value-type="string">
            <text:p>Cómo encontrar la visión de la vacuidad por medio de la meditación.</text:p>
          </table:table-cell>
          <table:table-cell office:value-type="string" calcext:value-type="string">
            <text:p>como-encontrar-la-vision-de-la-vacuidad-por-medio-de-la-meditacion</text:p>
          </table:table-cell>
          <table:table-cell office:value-type="float" office:value="3" calcext:value-type="float">
            <text:p>3</text:p>
          </table:table-cell>
          <table:table-cell table:formula="of:=SUBSTITUTE(SUBSTITUTE(IF([.I66]=2;tpl_section;SUBSTITUTE(tpl_nivel;&quot;__NIVEL__&quot;;[.I66]));&quot;__ID__&quot;;[.H66]);&quot;__TEMA__&quot;;[.G66])" office:value-type="string" office:string-value="&lt;h3 id=&quot;como-encontrar-la-vision-de-la-vacuidad-por-medio-de-la-meditacion&quot;&gt;Cómo encontrar la visión de la vacuidad por medio de la meditación.&lt;/h3&gt;" calcext:value-type="string">
            <text:p>&lt;h3 id="como-encontrar-la-vision-de-la-vacuidad-por-medio-de-la-meditacion"&gt;Cómo encontrar la visión de la vacuidad por medio de la meditación.&lt;/h3&gt;</text:p>
          </table:table-cell>
          <table:table-cell table:formula="of:=&quot;&lt;li&gt;&lt;a href=&quot;&quot;#&quot;&amp;[.H66]&amp;&quot;&quot;&quot;&gt;&quot;&amp;[.G66]&amp;&quot;&lt;/a&gt;&lt;/li&gt;&quot;" office:value-type="string" office:string-value="&lt;li&gt;&lt;a href=&quot;#como-encontrar-la-vision-de-la-vacuidad-por-medio-de-la-meditacion&quot;&gt;Cómo encontrar la visión de la vacuidad por medio de la meditación.&lt;/a&gt;&lt;/li&gt;" calcext:value-type="string">
            <text:p>&lt;li&gt;&lt;a href="#como-encontrar-la-vision-de-la-vacuidad-por-medio-de-la-meditacion"&gt;Cómo encontrar la visión de la vacuidad por medio de la meditación.&lt;/a&gt;&lt;/li&gt;</text:p>
          </table:table-cell>
          <table:table-cell table:formula="of:=COUNTIF([.$H$2:.$H$200];[.H66])" office:value-type="float" office:value="1" calcext:value-type="float">
            <text:p>1</text:p>
          </table:table-cell>
        </table:table-row>
        <table:table-row table:style-name="ro1">
          <table:table-cell office:value-type="float" office:value="155" calcext:value-type="float">
            <text:p>155</text:p>
          </table:table-cell>
          <table:table-cell office:value-type="string" calcext:value-type="string">
            <text:p>SC</text:p>
          </table:table-cell>
          <table:table-cell office:value-type="float" office:value="66" calcext:value-type="float">
            <text:p>66</text:p>
          </table:table-cell>
          <table:table-cell office:value-type="float" office:value="64" calcext:value-type="float">
            <text:p>64</text:p>
          </table:table-cell>
          <table:table-cell table:style-name="ce1" table:formula="of:=NOT(ISERROR( VLOOKUP([.C67];[.D67:.$D$200];1;FALSE())))" office:value-type="boolean" office:boolean-value="true" calcext:value-type="boolean">
            <text:p>VERDADERO</text:p>
          </table:table-cell>
          <table:table-cell table:style-name="ce4" table:formula="of:=IF([.D67]&gt;0;[.D67]&amp; &quot; - &quot; &amp;[.C67];IF([.E67];[.C67]&amp; &quot; - 00&quot;;&quot;&quot;))" office:value-type="string" office:string-value="64 - 66" calcext:value-type="string">
            <text:p>64 - 66</text:p>
          </table:table-cell>
          <table:table-cell office:value-type="string" calcext:value-type="string">
            <text:p>Introducción al objeto de meditación, la mente misma.</text:p>
          </table:table-cell>
          <table:table-cell office:value-type="string" calcext:value-type="string">
            <text:p>introduccion-al-objeto-de-meditacion-la-mente-misma</text:p>
          </table:table-cell>
          <table:table-cell office:value-type="float" office:value="5" calcext:value-type="float">
            <text:p>5</text:p>
          </table:table-cell>
          <table:table-cell table:formula="of:=SUBSTITUTE(SUBSTITUTE(IF([.I67]=2;tpl_section;SUBSTITUTE(tpl_nivel;&quot;__NIVEL__&quot;;[.I67]));&quot;__ID__&quot;;[.H67]);&quot;__TEMA__&quot;;[.G67])" office:value-type="string" office:string-value="&lt;h5 id=&quot;introduccion-al-objeto-de-meditacion-la-mente-misma&quot;&gt;Introducción al objeto de meditación, la mente misma.&lt;/h5&gt;" calcext:value-type="string">
            <text:p>&lt;h5 id="introduccion-al-objeto-de-meditacion-la-mente-misma"&gt;Introducción al objeto de meditación, la mente misma.&lt;/h5&gt;</text:p>
          </table:table-cell>
          <table:table-cell table:formula="of:=&quot;&lt;li&gt;&lt;a href=&quot;&quot;#&quot;&amp;[.H67]&amp;&quot;&quot;&quot;&gt;&quot;&amp;[.G67]&amp;&quot;&lt;/a&gt;&lt;/li&gt;&quot;" office:value-type="string" office:string-value="&lt;li&gt;&lt;a href=&quot;#introduccion-al-objeto-de-meditacion-la-mente-misma&quot;&gt;Introducción al objeto de meditación, la mente misma.&lt;/a&gt;&lt;/li&gt;" calcext:value-type="string">
            <text:p>&lt;li&gt;&lt;a href="#introduccion-al-objeto-de-meditacion-la-mente-misma"&gt;Introducción al objeto de meditación, la mente misma.&lt;/a&gt;&lt;/li&gt;</text:p>
          </table:table-cell>
          <table:table-cell table:formula="of:=COUNTIF([.$H$2:.$H$200];[.H67])" office:value-type="float" office:value="1" calcext:value-type="float">
            <text:p>1</text:p>
          </table:table-cell>
        </table:table-row>
        <table:table-row table:style-name="ro1">
          <table:table-cell office:value-type="float" office:value="171" calcext:value-type="float">
            <text:p>171</text:p>
          </table:table-cell>
          <table:table-cell office:value-type="string" calcext:value-type="string">
            <text:p>SC</text:p>
          </table:table-cell>
          <table:table-cell office:value-type="float" office:value="67" calcext:value-type="float">
            <text:p>67</text:p>
          </table:table-cell>
          <table:table-cell office:value-type="float" office:value="64" calcext:value-type="float">
            <text:p>64</text:p>
          </table:table-cell>
          <table:table-cell table:style-name="ce1" table:formula="of:=NOT(ISERROR( VLOOKUP([.C68];[.D68:.$D$200];1;FALSE())))" office:value-type="boolean" office:boolean-value="true" calcext:value-type="boolean">
            <text:p>VERDADERO</text:p>
          </table:table-cell>
          <table:table-cell table:style-name="ce4" table:formula="of:=IF([.D68]&gt;0;[.D68]&amp; &quot; - &quot; &amp;[.C68];IF([.E68];[.C68]&amp; &quot; - 00&quot;;&quot;&quot;))" office:value-type="string" office:string-value="64 - 67" calcext:value-type="string">
            <text:p>64 - 67</text:p>
          </table:table-cell>
          <table:table-cell office:value-type="string" calcext:value-type="string">
            <text:p>Explicación en sí sobre cómo realizar el adiestramiento.</text:p>
          </table:table-cell>
          <table:table-cell office:value-type="string" calcext:value-type="string">
            <text:p>explicacion-en-si-sobre-como-realizar-el-adiestramiento</text:p>
          </table:table-cell>
          <table:table-cell office:value-type="float" office:value="3" calcext:value-type="float">
            <text:p>3</text:p>
          </table:table-cell>
          <table:table-cell table:formula="of:=SUBSTITUTE(SUBSTITUTE(IF([.I68]=2;tpl_section;SUBSTITUTE(tpl_nivel;&quot;__NIVEL__&quot;;[.I68]));&quot;__ID__&quot;;[.H68]);&quot;__TEMA__&quot;;[.G68])" office:value-type="string" office:string-value="&lt;h3 id=&quot;explicacion-en-si-sobre-como-realizar-el-adiestramiento&quot;&gt;Explicación en sí sobre cómo realizar el adiestramiento.&lt;/h3&gt;" calcext:value-type="string">
            <text:p>&lt;h3 id="explicacion-en-si-sobre-como-realizar-el-adiestramiento"&gt;Explicación en sí sobre cómo realizar el adiestramiento.&lt;/h3&gt;</text:p>
          </table:table-cell>
          <table:table-cell table:formula="of:=&quot;&lt;li&gt;&lt;a href=&quot;&quot;#&quot;&amp;[.H68]&amp;&quot;&quot;&quot;&gt;&quot;&amp;[.G68]&amp;&quot;&lt;/a&gt;&lt;/li&gt;&quot;" office:value-type="string" office:string-value="&lt;li&gt;&lt;a href=&quot;#explicacion-en-si-sobre-como-realizar-el-adiestramiento&quot;&gt;Explicación en sí sobre cómo realizar el adiestramiento.&lt;/a&gt;&lt;/li&gt;" calcext:value-type="string">
            <text:p>&lt;li&gt;&lt;a href="#explicacion-en-si-sobre-como-realizar-el-adiestramiento"&gt;Explicación en sí sobre cómo realizar el adiestramiento.&lt;/a&gt;&lt;/li&gt;</text:p>
          </table:table-cell>
          <table:table-cell table:formula="of:=COUNTIF([.$H$2:.$H$200];[.H68])" office:value-type="float" office:value="1" calcext:value-type="float">
            <text:p>1</text:p>
          </table:table-cell>
        </table:table-row>
        <table:table-row table:style-name="ro1">
          <table:table-cell office:value-type="float" office:value="157" calcext:value-type="float">
            <text:p>157</text:p>
          </table:table-cell>
          <table:table-cell office:value-type="string" calcext:value-type="string">
            <text:p>SC</text:p>
          </table:table-cell>
          <table:table-cell office:value-type="float" office:value="68" calcext:value-type="float">
            <text:p>68</text:p>
          </table:table-cell>
          <table:table-cell office:value-type="float" office:value="66" calcext:value-type="float">
            <text:p>66</text:p>
          </table:table-cell>
          <table:table-cell table:style-name="ce1" table:formula="of:=NOT(ISERROR( VLOOKUP([.C69];[.D69:.$D$200];1;FALSE())))" office:value-type="boolean" office:boolean-value="false" calcext:value-type="boolean">
            <text:p>FALSO</text:p>
          </table:table-cell>
          <table:table-cell table:style-name="ce4" table:formula="of:=IF([.D69]&gt;0;[.D69]&amp; &quot; - &quot; &amp;[.C69];IF([.E69];[.C69]&amp; &quot; - 00&quot;;&quot;&quot;))" office:value-type="string" office:string-value="66 - 68" calcext:value-type="string">
            <text:p>66 - 68</text:p>
          </table:table-cell>
          <table:table-cell office:value-type="string" calcext:value-type="string">
            <text:p>Introducción a la mente general.</text:p>
          </table:table-cell>
          <table:table-cell office:value-type="string" calcext:value-type="string">
            <text:p>introduccion-a-la-mente-general</text:p>
          </table:table-cell>
          <table:table-cell office:value-type="float" office:value="6" calcext:value-type="float">
            <text:p>6</text:p>
          </table:table-cell>
          <table:table-cell table:formula="of:=SUBSTITUTE(SUBSTITUTE(IF([.I69]=2;tpl_section;SUBSTITUTE(tpl_nivel;&quot;__NIVEL__&quot;;[.I69]));&quot;__ID__&quot;;[.H69]);&quot;__TEMA__&quot;;[.G69])" office:value-type="string" office:string-value="&lt;h6 id=&quot;introduccion-a-la-mente-general&quot;&gt;Introducción a la mente general.&lt;/h6&gt;" calcext:value-type="string">
            <text:p>&lt;h6 id="introduccion-a-la-mente-general"&gt;Introducción a la mente general.&lt;/h6&gt;</text:p>
          </table:table-cell>
          <table:table-cell table:formula="of:=&quot;&lt;li&gt;&lt;a href=&quot;&quot;#&quot;&amp;[.H69]&amp;&quot;&quot;&quot;&gt;&quot;&amp;[.G69]&amp;&quot;&lt;/a&gt;&lt;/li&gt;&quot;" office:value-type="string" office:string-value="&lt;li&gt;&lt;a href=&quot;#introduccion-a-la-mente-general&quot;&gt;Introducción a la mente general.&lt;/a&gt;&lt;/li&gt;" calcext:value-type="string">
            <text:p>&lt;li&gt;&lt;a href="#introduccion-a-la-mente-general"&gt;Introducción a la mente general.&lt;/a&gt;&lt;/li&gt;</text:p>
          </table:table-cell>
          <table:table-cell table:formula="of:=COUNTIF([.$H$2:.$H$200];[.H69])" office:value-type="float" office:value="1" calcext:value-type="float">
            <text:p>1</text:p>
          </table:table-cell>
        </table:table-row>
        <table:table-row table:style-name="ro1">
          <table:table-cell office:value-type="float" office:value="161" calcext:value-type="float">
            <text:p>161</text:p>
          </table:table-cell>
          <table:table-cell office:value-type="string" calcext:value-type="string">
            <text:p>SC</text:p>
          </table:table-cell>
          <table:table-cell office:value-type="float" office:value="69" calcext:value-type="float">
            <text:p>69</text:p>
          </table:table-cell>
          <table:table-cell office:value-type="float" office:value="66" calcext:value-type="float">
            <text:p>66</text:p>
          </table:table-cell>
          <table:table-cell table:style-name="ce1" table:formula="of:=NOT(ISERROR( VLOOKUP([.C70];[.D70:.$D$200];1;FALSE())))" office:value-type="boolean" office:boolean-value="true" calcext:value-type="boolean">
            <text:p>VERDADERO</text:p>
          </table:table-cell>
          <table:table-cell table:style-name="ce4" table:formula="of:=IF([.D70]&gt;0;[.D70]&amp; &quot; - &quot; &amp;[.C70];IF([.E70];[.C70]&amp; &quot; - 00&quot;;&quot;&quot;))" office:value-type="string" office:string-value="66 - 69" calcext:value-type="string">
            <text:p>66 - 69</text:p>
          </table:table-cell>
          <table:table-cell office:value-type="string" calcext:value-type="string">
            <text:p>Introducción a las mentes individuales.</text:p>
          </table:table-cell>
          <table:table-cell office:value-type="string" calcext:value-type="string">
            <text:p>introduccion-a-las-mentes-individuales</text:p>
          </table:table-cell>
          <table:table-cell office:value-type="float" office:value="6" calcext:value-type="float">
            <text:p>6</text:p>
          </table:table-cell>
          <table:table-cell table:formula="of:=SUBSTITUTE(SUBSTITUTE(IF([.I70]=2;tpl_section;SUBSTITUTE(tpl_nivel;&quot;__NIVEL__&quot;;[.I70]));&quot;__ID__&quot;;[.H70]);&quot;__TEMA__&quot;;[.G70])" office:value-type="string" office:string-value="&lt;h6 id=&quot;introduccion-a-las-mentes-individuales&quot;&gt;Introducción a las mentes individuales.&lt;/h6&gt;" calcext:value-type="string">
            <text:p>&lt;h6 id="introduccion-a-las-mentes-individuales"&gt;Introducción a las mentes individuales.&lt;/h6&gt;</text:p>
          </table:table-cell>
          <table:table-cell table:formula="of:=&quot;&lt;li&gt;&lt;a href=&quot;&quot;#&quot;&amp;[.H70]&amp;&quot;&quot;&quot;&gt;&quot;&amp;[.G70]&amp;&quot;&lt;/a&gt;&lt;/li&gt;&quot;" office:value-type="string" office:string-value="&lt;li&gt;&lt;a href=&quot;#introduccion-a-las-mentes-individuales&quot;&gt;Introducción a las mentes individuales.&lt;/a&gt;&lt;/li&gt;" calcext:value-type="string">
            <text:p>&lt;li&gt;&lt;a href="#introduccion-a-las-mentes-individuales"&gt;Introducción a las mentes individuales.&lt;/a&gt;&lt;/li&gt;</text:p>
          </table:table-cell>
          <table:table-cell table:formula="of:=COUNTIF([.$H$2:.$H$200];[.H70])" office:value-type="float" office:value="1" calcext:value-type="float">
            <text:p>1</text:p>
          </table:table-cell>
        </table:table-row>
        <table:table-row table:style-name="ro1">
          <table:table-cell office:value-type="float" office:value="165" calcext:value-type="float">
            <text:p>165</text:p>
          </table:table-cell>
          <table:table-cell office:value-type="string" calcext:value-type="string">
            <text:p>SC</text:p>
          </table:table-cell>
          <table:table-cell office:value-type="float" office:value="70" calcext:value-type="float">
            <text:p>70</text:p>
          </table:table-cell>
          <table:table-cell office:value-type="float" office:value="66" calcext:value-type="float">
            <text:p>66</text:p>
          </table:table-cell>
          <table:table-cell table:style-name="ce1" table:formula="of:=NOT(ISERROR( VLOOKUP([.C71];[.D71:.$D$200];1;FALSE())))" office:value-type="boolean" office:boolean-value="false" calcext:value-type="boolean">
            <text:p>FALSO</text:p>
          </table:table-cell>
          <table:table-cell table:style-name="ce4" table:formula="of:=IF([.D71]&gt;0;[.D71]&amp; &quot; - &quot; &amp;[.C71];IF([.E71];[.C71]&amp; &quot; - 00&quot;;&quot;&quot;))" office:value-type="string" office:string-value="66 - 70" calcext:value-type="string">
            <text:p>66 - 70</text:p>
          </table:table-cell>
          <table:table-cell office:value-type="string" calcext:value-type="string">
            <text:p>Evitar confundir la introducción a la naturaleza convencional de la mente con una introducción a la naturaleza última de la mente.</text:p>
          </table:table-cell>
          <table:table-cell office:value-type="string" calcext:value-type="string">
            <text:p>evitar-confundir-la-introduccion-a-la-naturaleza-convencional-de-la-me</text:p>
          </table:table-cell>
          <table:table-cell office:value-type="float" office:value="6" calcext:value-type="float">
            <text:p>6</text:p>
          </table:table-cell>
          <table:table-cell table:formula="of:=SUBSTITUTE(SUBSTITUTE(IF([.I71]=2;tpl_section;SUBSTITUTE(tpl_nivel;&quot;__NIVEL__&quot;;[.I71]));&quot;__ID__&quot;;[.H71]);&quot;__TEMA__&quot;;[.G71])" office:value-type="string" office:string-value="&lt;h6 id=&quot;evitar-confundir-la-introduccion-a-la-naturaleza-convencional-de-la-me&quot;&gt;Evitar confundir la introducción a la naturaleza convencional de la mente con una introducción a la naturaleza última de la mente.&lt;/h6&gt;" calcext:value-type="string">
            <text:p>&lt;h6 id="evitar-confundir-la-introduccion-a-la-naturaleza-convencional-de-la-me"&gt;Evitar confundir la introducción a la naturaleza convencional de la mente con una introducción a la naturaleza última de la mente.&lt;/h6&gt;</text:p>
          </table:table-cell>
          <table:table-cell table:formula="of:=&quot;&lt;li&gt;&lt;a href=&quot;&quot;#&quot;&amp;[.H71]&amp;&quot;&quot;&quot;&gt;&quot;&amp;[.G71]&amp;&quot;&lt;/a&gt;&lt;/li&gt;&quot;" office:value-type="string" office:string-value="&lt;li&gt;&lt;a href=&quot;#evitar-confundir-la-introduccion-a-la-naturaleza-convencional-de-la-me&quot;&gt;Evitar confundir la introducción a la naturaleza convencional de la mente con una introducción a la naturaleza última de la mente.&lt;/a&gt;&lt;/li&gt;" calcext:value-type="string">
            <text:p>&lt;li&gt;&lt;a href="#evitar-confundir-la-introduccion-a-la-naturaleza-convencional-de-la-me"&gt;Evitar confundir la introducción a la naturaleza convencional de la mente con una introducción a la naturaleza última de la mente.&lt;/a&gt;&lt;/li&gt;</text:p>
          </table:table-cell>
          <table:table-cell table:formula="of:=COUNTIF([.$H$2:.$H$200];[.H71])" office:value-type="float" office:value="1" calcext:value-type="float">
            <text:p>1</text:p>
          </table:table-cell>
        </table:table-row>
        <table:table-row table:style-name="ro1">
          <table:table-cell office:value-type="float" office:value="161" calcext:value-type="float">
            <text:p>161</text:p>
          </table:table-cell>
          <table:table-cell office:value-type="string" calcext:value-type="string">
            <text:p>SC</text:p>
          </table:table-cell>
          <table:table-cell office:value-type="float" office:value="71" calcext:value-type="float">
            <text:p>71</text:p>
          </table:table-cell>
          <table:table-cell office:value-type="float" office:value="69" calcext:value-type="float">
            <text:p>69</text:p>
          </table:table-cell>
          <table:table-cell table:style-name="ce1" table:formula="of:=NOT(ISERROR( VLOOKUP([.C72];[.D72:.$D$200];1;FALSE())))" office:value-type="boolean" office:boolean-value="false" calcext:value-type="boolean">
            <text:p>FALSO</text:p>
          </table:table-cell>
          <table:table-cell table:style-name="ce4" table:formula="of:=IF([.D72]&gt;0;[.D72]&amp; &quot; - &quot; &amp;[.C72];IF([.E72];[.C72]&amp; &quot; - 00&quot;;&quot;&quot;))" office:value-type="string" office:string-value="69 - 71" calcext:value-type="string">
            <text:p>69 - 71</text:p>
          </table:table-cell>
          <table:table-cell office:value-type="string" calcext:value-type="string">
            <text:p>Introducción a las mentes burdas.</text:p>
          </table:table-cell>
          <table:table-cell office:value-type="string" calcext:value-type="string">
            <text:p>introduccion-a-las-mentes-burdas</text:p>
          </table:table-cell>
          <table:table-cell/>
          <table:table-cell table:formula="of:=SUBSTITUTE(SUBSTITUTE(IF([.I72]=2;tpl_section;SUBSTITUTE(tpl_nivel;&quot;__NIVEL__&quot;;[.I72]));&quot;__ID__&quot;;[.H72]);&quot;__TEMA__&quot;;[.G72])" office:value-type="string" office:string-value="&lt;h id=&quot;introduccion-a-las-mentes-burdas&quot;&gt;Introducción a las mentes burdas.&lt;/h&gt;" calcext:value-type="string">
            <text:p>&lt;h id="introduccion-a-las-mentes-burdas"&gt;Introducción a las mentes burdas.&lt;/h&gt;</text:p>
          </table:table-cell>
          <table:table-cell table:formula="of:=&quot;&lt;li&gt;&lt;a href=&quot;&quot;#&quot;&amp;[.H72]&amp;&quot;&quot;&quot;&gt;&quot;&amp;[.G72]&amp;&quot;&lt;/a&gt;&lt;/li&gt;&quot;" office:value-type="string" office:string-value="&lt;li&gt;&lt;a href=&quot;#introduccion-a-las-mentes-burdas&quot;&gt;Introducción a las mentes burdas.&lt;/a&gt;&lt;/li&gt;" calcext:value-type="string">
            <text:p>&lt;li&gt;&lt;a href="#introduccion-a-las-mentes-burdas"&gt;Introducción a las mentes burdas.&lt;/a&gt;&lt;/li&gt;</text:p>
          </table:table-cell>
          <table:table-cell table:formula="of:=COUNTIF([.$H$2:.$H$200];[.H72])" office:value-type="float" office:value="1" calcext:value-type="float">
            <text:p>1</text:p>
          </table:table-cell>
        </table:table-row>
        <table:table-row table:style-name="ro1">
          <table:table-cell office:value-type="float" office:value="161" calcext:value-type="float">
            <text:p>161</text:p>
          </table:table-cell>
          <table:table-cell office:value-type="string" calcext:value-type="string">
            <text:p>SC</text:p>
          </table:table-cell>
          <table:table-cell office:value-type="float" office:value="72" calcext:value-type="float">
            <text:p>72</text:p>
          </table:table-cell>
          <table:table-cell office:value-type="float" office:value="69" calcext:value-type="float">
            <text:p>69</text:p>
          </table:table-cell>
          <table:table-cell table:style-name="ce1" table:formula="of:=NOT(ISERROR( VLOOKUP([.C73];[.D73:.$D$200];1;FALSE())))" office:value-type="boolean" office:boolean-value="false" calcext:value-type="boolean">
            <text:p>FALSO</text:p>
          </table:table-cell>
          <table:table-cell table:style-name="ce4" table:formula="of:=IF([.D73]&gt;0;[.D73]&amp; &quot; - &quot; &amp;[.C73];IF([.E73];[.C73]&amp; &quot; - 00&quot;;&quot;&quot;))" office:value-type="string" office:string-value="69 - 72" calcext:value-type="string">
            <text:p>69 - 72</text:p>
          </table:table-cell>
          <table:table-cell office:value-type="string" calcext:value-type="string">
            <text:p>Introducción a las mentes sutiles.</text:p>
          </table:table-cell>
          <table:table-cell office:value-type="string" calcext:value-type="string">
            <text:p>introduccion-a-las-mentes-sutiles</text:p>
          </table:table-cell>
          <table:table-cell/>
          <table:table-cell table:formula="of:=SUBSTITUTE(SUBSTITUTE(IF([.I73]=2;tpl_section;SUBSTITUTE(tpl_nivel;&quot;__NIVEL__&quot;;[.I73]));&quot;__ID__&quot;;[.H73]);&quot;__TEMA__&quot;;[.G73])" office:value-type="string" office:string-value="&lt;h id=&quot;introduccion-a-las-mentes-sutiles&quot;&gt;Introducción a las mentes sutiles.&lt;/h&gt;" calcext:value-type="string">
            <text:p>&lt;h id="introduccion-a-las-mentes-sutiles"&gt;Introducción a las mentes sutiles.&lt;/h&gt;</text:p>
          </table:table-cell>
          <table:table-cell table:formula="of:=&quot;&lt;li&gt;&lt;a href=&quot;&quot;#&quot;&amp;[.H73]&amp;&quot;&quot;&quot;&gt;&quot;&amp;[.G73]&amp;&quot;&lt;/a&gt;&lt;/li&gt;&quot;" office:value-type="string" office:string-value="&lt;li&gt;&lt;a href=&quot;#introduccion-a-las-mentes-sutiles&quot;&gt;Introducción a las mentes sutiles.&lt;/a&gt;&lt;/li&gt;" calcext:value-type="string">
            <text:p>&lt;li&gt;&lt;a href="#introduccion-a-las-mentes-sutiles"&gt;Introducción a las mentes sutiles.&lt;/a&gt;&lt;/li&gt;</text:p>
          </table:table-cell>
          <table:table-cell table:formula="of:=COUNTIF([.$H$2:.$H$200];[.H73])" office:value-type="float" office:value="1" calcext:value-type="float">
            <text:p>1</text:p>
          </table:table-cell>
        </table:table-row>
        <table:table-row table:style-name="ro1">
          <table:table-cell office:value-type="float" office:value="161" calcext:value-type="float">
            <text:p>161</text:p>
          </table:table-cell>
          <table:table-cell office:value-type="string" calcext:value-type="string">
            <text:p>SC</text:p>
          </table:table-cell>
          <table:table-cell office:value-type="float" office:value="73" calcext:value-type="float">
            <text:p>73</text:p>
          </table:table-cell>
          <table:table-cell office:value-type="float" office:value="69" calcext:value-type="float">
            <text:p>69</text:p>
          </table:table-cell>
          <table:table-cell table:style-name="ce1" table:formula="of:=NOT(ISERROR( VLOOKUP([.C74];[.D74:.$D$200];1;FALSE())))" office:value-type="boolean" office:boolean-value="false" calcext:value-type="boolean">
            <text:p>FALSO</text:p>
          </table:table-cell>
          <table:table-cell table:style-name="ce4" table:formula="of:=IF([.D74]&gt;0;[.D74]&amp; &quot; - &quot; &amp;[.C74];IF([.E74];[.C74]&amp; &quot; - 00&quot;;&quot;&quot;))" office:value-type="string" office:string-value="69 - 73" calcext:value-type="string">
            <text:p>69 - 73</text:p>
          </table:table-cell>
          <table:table-cell office:value-type="string" calcext:value-type="string">
            <text:p>Introducción a la mente muy sutil.</text:p>
          </table:table-cell>
          <table:table-cell office:value-type="string" calcext:value-type="string">
            <text:p>introduccion-a-la-mente-muy-sutil</text:p>
          </table:table-cell>
          <table:table-cell/>
          <table:table-cell table:formula="of:=SUBSTITUTE(SUBSTITUTE(IF([.I74]=2;tpl_section;SUBSTITUTE(tpl_nivel;&quot;__NIVEL__&quot;;[.I74]));&quot;__ID__&quot;;[.H74]);&quot;__TEMA__&quot;;[.G74])" office:value-type="string" office:string-value="&lt;h id=&quot;introduccion-a-la-mente-muy-sutil&quot;&gt;Introducción a la mente muy sutil.&lt;/h&gt;" calcext:value-type="string">
            <text:p>&lt;h id="introduccion-a-la-mente-muy-sutil"&gt;Introducción a la mente muy sutil.&lt;/h&gt;</text:p>
          </table:table-cell>
          <table:table-cell table:formula="of:=&quot;&lt;li&gt;&lt;a href=&quot;&quot;#&quot;&amp;[.H74]&amp;&quot;&quot;&quot;&gt;&quot;&amp;[.G74]&amp;&quot;&lt;/a&gt;&lt;/li&gt;&quot;" office:value-type="string" office:string-value="&lt;li&gt;&lt;a href=&quot;#introduccion-a-la-mente-muy-sutil&quot;&gt;Introducción a la mente muy sutil.&lt;/a&gt;&lt;/li&gt;" calcext:value-type="string">
            <text:p>&lt;li&gt;&lt;a href="#introduccion-a-la-mente-muy-sutil"&gt;Introducción a la mente muy sutil.&lt;/a&gt;&lt;/li&gt;</text:p>
          </table:table-cell>
          <table:table-cell table:formula="of:=COUNTIF([.$H$2:.$H$200];[.H74])" office:value-type="float" office:value="1" calcext:value-type="float">
            <text:p>1</text:p>
          </table:table-cell>
        </table:table-row>
        <table:table-row table:style-name="ro1">
          <table:table-cell office:value-type="float" office:value="171" calcext:value-type="float">
            <text:p>171</text:p>
          </table:table-cell>
          <table:table-cell office:value-type="string" calcext:value-type="string">
            <text:p>SC</text:p>
          </table:table-cell>
          <table:table-cell office:value-type="float" office:value="74" calcext:value-type="float">
            <text:p>74</text:p>
          </table:table-cell>
          <table:table-cell office:value-type="float" office:value="67" calcext:value-type="float">
            <text:p>67</text:p>
          </table:table-cell>
          <table:table-cell table:style-name="ce1" table:formula="of:=NOT(ISERROR( VLOOKUP([.C75];[.D75:.$D$200];1;FALSE())))" office:value-type="boolean" office:boolean-value="false" calcext:value-type="boolean">
            <text:p>FALSO</text:p>
          </table:table-cell>
          <table:table-cell table:style-name="ce4" table:formula="of:=IF([.D75]&gt;0;[.D75]&amp; &quot; - &quot; &amp;[.C75];IF([.E75];[.C75]&amp; &quot; - 00&quot;;&quot;&quot;))" office:value-type="string" office:string-value="67 - 74" calcext:value-type="string">
            <text:p>67 - 74</text:p>
          </table:table-cell>
          <table:table-cell office:value-type="string" calcext:value-type="string">
            <text:p>Cómo adiestrarse por medio de la retentiva mental general.</text:p>
          </table:table-cell>
          <table:table-cell office:value-type="string" calcext:value-type="string">
            <text:p>como-adiestrarse-por-medio-de-la-retentiva-mental-general</text:p>
          </table:table-cell>
          <table:table-cell office:value-type="float" office:value="4" calcext:value-type="float">
            <text:p>4</text:p>
          </table:table-cell>
          <table:table-cell table:formula="of:=SUBSTITUTE(SUBSTITUTE(IF([.I75]=2;tpl_section;SUBSTITUTE(tpl_nivel;&quot;__NIVEL__&quot;;[.I75]));&quot;__ID__&quot;;[.H75]);&quot;__TEMA__&quot;;[.G75])" office:value-type="string" office:string-value="&lt;h4 id=&quot;como-adiestrarse-por-medio-de-la-retentiva-mental-general&quot;&gt;Cómo adiestrarse por medio de la retentiva mental general.&lt;/h4&gt;" calcext:value-type="string">
            <text:p>&lt;h4 id="como-adiestrarse-por-medio-de-la-retentiva-mental-general"&gt;Cómo adiestrarse por medio de la retentiva mental general.&lt;/h4&gt;</text:p>
          </table:table-cell>
          <table:table-cell table:formula="of:=&quot;&lt;li&gt;&lt;a href=&quot;&quot;#&quot;&amp;[.H75]&amp;&quot;&quot;&quot;&gt;&quot;&amp;[.G75]&amp;&quot;&lt;/a&gt;&lt;/li&gt;&quot;" office:value-type="string" office:string-value="&lt;li&gt;&lt;a href=&quot;#como-adiestrarse-por-medio-de-la-retentiva-mental-general&quot;&gt;Cómo adiestrarse por medio de la retentiva mental general.&lt;/a&gt;&lt;/li&gt;" calcext:value-type="string">
            <text:p>&lt;li&gt;&lt;a href="#como-adiestrarse-por-medio-de-la-retentiva-mental-general"&gt;Cómo adiestrarse por medio de la retentiva mental general.&lt;/a&gt;&lt;/li&gt;</text:p>
          </table:table-cell>
          <table:table-cell table:formula="of:=COUNTIF([.$H$2:.$H$200];[.H75])" office:value-type="float" office:value="1" calcext:value-type="float">
            <text:p>1</text:p>
          </table:table-cell>
        </table:table-row>
        <table:table-row table:style-name="ro1">
          <table:table-cell office:value-type="float" office:value="179" calcext:value-type="float">
            <text:p>179</text:p>
          </table:table-cell>
          <table:table-cell office:value-type="string" calcext:value-type="string">
            <text:p>SC</text:p>
          </table:table-cell>
          <table:table-cell office:value-type="float" office:value="75" calcext:value-type="float">
            <text:p>75</text:p>
          </table:table-cell>
          <table:table-cell office:value-type="float" office:value="67" calcext:value-type="float">
            <text:p>67</text:p>
          </table:table-cell>
          <table:table-cell table:style-name="ce1" table:formula="of:=NOT(ISERROR( VLOOKUP([.C76];[.D76:.$D$200];1;FALSE())))" office:value-type="boolean" office:boolean-value="true" calcext:value-type="boolean">
            <text:p>VERDADERO</text:p>
          </table:table-cell>
          <table:table-cell table:style-name="ce4" table:formula="of:=IF([.D76]&gt;0;[.D76]&amp; &quot; - &quot; &amp;[.C76];IF([.E76];[.C76]&amp; &quot; - 00&quot;;&quot;&quot;))" office:value-type="string" office:string-value="67 - 75" calcext:value-type="string">
            <text:p>67 - 75</text:p>
          </table:table-cell>
          <table:table-cell office:value-type="string" calcext:value-type="string">
            <text:p>Cómo adiestrarse por medio de retentivas mentales específicas.</text:p>
          </table:table-cell>
          <table:table-cell office:value-type="string" calcext:value-type="string">
            <text:p>como-adiestrarse-por-medio-de-retentivas-mentales-especificas</text:p>
          </table:table-cell>
          <table:table-cell office:value-type="float" office:value="4" calcext:value-type="float">
            <text:p>4</text:p>
          </table:table-cell>
          <table:table-cell table:formula="of:=SUBSTITUTE(SUBSTITUTE(IF([.I76]=2;tpl_section;SUBSTITUTE(tpl_nivel;&quot;__NIVEL__&quot;;[.I76]));&quot;__ID__&quot;;[.H76]);&quot;__TEMA__&quot;;[.G76])" office:value-type="string" office:string-value="&lt;h4 id=&quot;como-adiestrarse-por-medio-de-retentivas-mentales-especificas&quot;&gt;Cómo adiestrarse por medio de retentivas mentales específicas.&lt;/h4&gt;" calcext:value-type="string">
            <text:p>&lt;h4 id="como-adiestrarse-por-medio-de-retentivas-mentales-especificas"&gt;Cómo adiestrarse por medio de retentivas mentales específicas.&lt;/h4&gt;</text:p>
          </table:table-cell>
          <table:table-cell table:formula="of:=&quot;&lt;li&gt;&lt;a href=&quot;&quot;#&quot;&amp;[.H76]&amp;&quot;&quot;&quot;&gt;&quot;&amp;[.G76]&amp;&quot;&lt;/a&gt;&lt;/li&gt;&quot;" office:value-type="string" office:string-value="&lt;li&gt;&lt;a href=&quot;#como-adiestrarse-por-medio-de-retentivas-mentales-especificas&quot;&gt;Cómo adiestrarse por medio de retentivas mentales específicas.&lt;/a&gt;&lt;/li&gt;" calcext:value-type="string">
            <text:p>&lt;li&gt;&lt;a href="#como-adiestrarse-por-medio-de-retentivas-mentales-especificas"&gt;Cómo adiestrarse por medio de retentivas mentales específicas.&lt;/a&gt;&lt;/li&gt;</text:p>
          </table:table-cell>
          <table:table-cell table:formula="of:=COUNTIF([.$H$2:.$H$200];[.H76])" office:value-type="float" office:value="1" calcext:value-type="float">
            <text:p>1</text:p>
          </table:table-cell>
        </table:table-row>
        <table:table-row table:style-name="ro1">
          <table:table-cell office:value-type="float" office:value="188" calcext:value-type="float">
            <text:p>188</text:p>
          </table:table-cell>
          <table:table-cell office:value-type="string" calcext:value-type="string">
            <text:p>SC</text:p>
          </table:table-cell>
          <table:table-cell office:value-type="float" office:value="76" calcext:value-type="float">
            <text:p>76</text:p>
          </table:table-cell>
          <table:table-cell office:value-type="float" office:value="67" calcext:value-type="float">
            <text:p>67</text:p>
          </table:table-cell>
          <table:table-cell table:style-name="ce1" table:formula="of:=NOT(ISERROR( VLOOKUP([.C77];[.D77:.$D$200];1;FALSE())))" office:value-type="boolean" office:boolean-value="true" calcext:value-type="boolean">
            <text:p>VERDADERO</text:p>
          </table:table-cell>
          <table:table-cell table:style-name="ce4" table:formula="of:=IF([.D77]&gt;0;[.D77]&amp; &quot; - &quot; &amp;[.C77];IF([.E77];[.C77]&amp; &quot; - 00&quot;;&quot;&quot;))" office:value-type="string" office:string-value="67 - 76" calcext:value-type="string">
            <text:p>67 - 76</text:p>
          </table:table-cell>
          <table:table-cell office:value-type="string" calcext:value-type="string">
            <text:p>Cómo adiestrarse por medio de los seis métodos para asentar la mente.</text:p>
          </table:table-cell>
          <table:table-cell office:value-type="string" calcext:value-type="string">
            <text:p>como-adiestrarse-por-medio-de-los-seis-metodos-para-asentar-la-mente</text:p>
          </table:table-cell>
          <table:table-cell office:value-type="float" office:value="4" calcext:value-type="float">
            <text:p>4</text:p>
          </table:table-cell>
          <table:table-cell table:formula="of:=SUBSTITUTE(SUBSTITUTE(IF([.I77]=2;tpl_section;SUBSTITUTE(tpl_nivel;&quot;__NIVEL__&quot;;[.I77]));&quot;__ID__&quot;;[.H77]);&quot;__TEMA__&quot;;[.G77])" office:value-type="string" office:string-value="&lt;h4 id=&quot;como-adiestrarse-por-medio-de-los-seis-metodos-para-asentar-la-mente&quot;&gt;Cómo adiestrarse por medio de los seis métodos para asentar la mente.&lt;/h4&gt;" calcext:value-type="string">
            <text:p>&lt;h4 id="como-adiestrarse-por-medio-de-los-seis-metodos-para-asentar-la-mente"&gt;Cómo adiestrarse por medio de los seis métodos para asentar la mente.&lt;/h4&gt;</text:p>
          </table:table-cell>
          <table:table-cell table:formula="of:=&quot;&lt;li&gt;&lt;a href=&quot;&quot;#&quot;&amp;[.H77]&amp;&quot;&quot;&quot;&gt;&quot;&amp;[.G77]&amp;&quot;&lt;/a&gt;&lt;/li&gt;&quot;" office:value-type="string" office:string-value="&lt;li&gt;&lt;a href=&quot;#como-adiestrarse-por-medio-de-los-seis-metodos-para-asentar-la-mente&quot;&gt;Cómo adiestrarse por medio de los seis métodos para asentar la mente.&lt;/a&gt;&lt;/li&gt;" calcext:value-type="string">
            <text:p>&lt;li&gt;&lt;a href="#como-adiestrarse-por-medio-de-los-seis-metodos-para-asentar-la-mente"&gt;Cómo adiestrarse por medio de los seis métodos para asentar la mente.&lt;/a&gt;&lt;/li&gt;</text:p>
          </table:table-cell>
          <table:table-cell table:formula="of:=COUNTIF([.$H$2:.$H$200];[.H77])" office:value-type="float" office:value="1" calcext:value-type="float">
            <text:p>1</text:p>
          </table:table-cell>
        </table:table-row>
        <table:table-row table:style-name="ro1">
          <table:table-cell office:value-type="float" office:value="181" calcext:value-type="float">
            <text:p>181</text:p>
          </table:table-cell>
          <table:table-cell office:value-type="string" calcext:value-type="string">
            <text:p>SC</text:p>
          </table:table-cell>
          <table:table-cell office:value-type="float" office:value="77" calcext:value-type="float">
            <text:p>77</text:p>
          </table:table-cell>
          <table:table-cell office:value-type="float" office:value="75" calcext:value-type="float">
            <text:p>75</text:p>
          </table:table-cell>
          <table:table-cell table:style-name="ce1" table:formula="of:=NOT(ISERROR( VLOOKUP([.C78];[.D78:.$D$200];1;FALSE())))" office:value-type="boolean" office:boolean-value="false" calcext:value-type="boolean">
            <text:p>FALSO</text:p>
          </table:table-cell>
          <table:table-cell table:style-name="ce4" table:formula="of:=IF([.D78]&gt;0;[.D78]&amp; &quot; - &quot; &amp;[.C78];IF([.E78];[.C78]&amp; &quot; - 00&quot;;&quot;&quot;))" office:value-type="string" office:string-value="75 - 77" calcext:value-type="string">
            <text:p>75 - 77</text:p>
          </table:table-cell>
          <table:table-cell office:value-type="string" calcext:value-type="string">
            <text:p>Cómo adiestrarse por medio de la retentiva mental nueva.</text:p>
          </table:table-cell>
          <table:table-cell office:value-type="string" calcext:value-type="string">
            <text:p>como-adiestrarse-por-medio-de-la-retentiva-mental-nueva</text:p>
          </table:table-cell>
          <table:table-cell office:value-type="float" office:value="5" calcext:value-type="float">
            <text:p>5</text:p>
          </table:table-cell>
          <table:table-cell table:formula="of:=SUBSTITUTE(SUBSTITUTE(IF([.I78]=2;tpl_section;SUBSTITUTE(tpl_nivel;&quot;__NIVEL__&quot;;[.I78]));&quot;__ID__&quot;;[.H78]);&quot;__TEMA__&quot;;[.G78])" office:value-type="string" office:string-value="&lt;h5 id=&quot;como-adiestrarse-por-medio-de-la-retentiva-mental-nueva&quot;&gt;Cómo adiestrarse por medio de la retentiva mental nueva.&lt;/h5&gt;" calcext:value-type="string">
            <text:p>&lt;h5 id="como-adiestrarse-por-medio-de-la-retentiva-mental-nueva"&gt;Cómo adiestrarse por medio de la retentiva mental nueva.&lt;/h5&gt;</text:p>
          </table:table-cell>
          <table:table-cell table:formula="of:=&quot;&lt;li&gt;&lt;a href=&quot;&quot;#&quot;&amp;[.H78]&amp;&quot;&quot;&quot;&gt;&quot;&amp;[.G78]&amp;&quot;&lt;/a&gt;&lt;/li&gt;&quot;" office:value-type="string" office:string-value="&lt;li&gt;&lt;a href=&quot;#como-adiestrarse-por-medio-de-la-retentiva-mental-nueva&quot;&gt;Cómo adiestrarse por medio de la retentiva mental nueva.&lt;/a&gt;&lt;/li&gt;" calcext:value-type="string">
            <text:p>&lt;li&gt;&lt;a href="#como-adiestrarse-por-medio-de-la-retentiva-mental-nueva"&gt;Cómo adiestrarse por medio de la retentiva mental nueva.&lt;/a&gt;&lt;/li&gt;</text:p>
          </table:table-cell>
          <table:table-cell table:formula="of:=COUNTIF([.$H$2:.$H$200];[.H78])" office:value-type="float" office:value="1" calcext:value-type="float">
            <text:p>1</text:p>
          </table:table-cell>
        </table:table-row>
        <table:table-row table:style-name="ro1">
          <table:table-cell office:value-type="float" office:value="181" calcext:value-type="float">
            <text:p>181</text:p>
          </table:table-cell>
          <table:table-cell office:value-type="string" calcext:value-type="string">
            <text:p>SC</text:p>
          </table:table-cell>
          <table:table-cell office:value-type="float" office:value="78" calcext:value-type="float">
            <text:p>78</text:p>
          </table:table-cell>
          <table:table-cell office:value-type="float" office:value="75" calcext:value-type="float">
            <text:p>75</text:p>
          </table:table-cell>
          <table:table-cell table:style-name="ce1" table:formula="of:=NOT(ISERROR( VLOOKUP([.C79];[.D79:.$D$200];1;FALSE())))" office:value-type="boolean" office:boolean-value="false" calcext:value-type="boolean">
            <text:p>FALSO</text:p>
          </table:table-cell>
          <table:table-cell table:style-name="ce4" table:formula="of:=IF([.D79]&gt;0;[.D79]&amp; &quot; - &quot; &amp;[.C79];IF([.E79];[.C79]&amp; &quot; - 00&quot;;&quot;&quot;))" office:value-type="string" office:string-value="75 - 78" calcext:value-type="string">
            <text:p>75 - 78</text:p>
          </table:table-cell>
          <table:table-cell office:value-type="string" calcext:value-type="string">
            <text:p>Cómo adiestrarse por medio de la retentiva mental vieja.</text:p>
          </table:table-cell>
          <table:table-cell office:value-type="string" calcext:value-type="string">
            <text:p>como-adiestrarse-por-medio-de-la-retentiva-mental-vieja</text:p>
          </table:table-cell>
          <table:table-cell office:value-type="float" office:value="5" calcext:value-type="float">
            <text:p>5</text:p>
          </table:table-cell>
          <table:table-cell table:formula="of:=SUBSTITUTE(SUBSTITUTE(IF([.I79]=2;tpl_section;SUBSTITUTE(tpl_nivel;&quot;__NIVEL__&quot;;[.I79]));&quot;__ID__&quot;;[.H79]);&quot;__TEMA__&quot;;[.G79])" office:value-type="string" office:string-value="&lt;h5 id=&quot;como-adiestrarse-por-medio-de-la-retentiva-mental-vieja&quot;&gt;Cómo adiestrarse por medio de la retentiva mental vieja.&lt;/h5&gt;" calcext:value-type="string">
            <text:p>&lt;h5 id="como-adiestrarse-por-medio-de-la-retentiva-mental-vieja"&gt;Cómo adiestrarse por medio de la retentiva mental vieja.&lt;/h5&gt;</text:p>
          </table:table-cell>
          <table:table-cell table:formula="of:=&quot;&lt;li&gt;&lt;a href=&quot;&quot;#&quot;&amp;[.H79]&amp;&quot;&quot;&quot;&gt;&quot;&amp;[.G79]&amp;&quot;&lt;/a&gt;&lt;/li&gt;&quot;" office:value-type="string" office:string-value="&lt;li&gt;&lt;a href=&quot;#como-adiestrarse-por-medio-de-la-retentiva-mental-vieja&quot;&gt;Cómo adiestrarse por medio de la retentiva mental vieja.&lt;/a&gt;&lt;/li&gt;" calcext:value-type="string">
            <text:p>&lt;li&gt;&lt;a href="#como-adiestrarse-por-medio-de-la-retentiva-mental-vieja"&gt;Cómo adiestrarse por medio de la retentiva mental vieja.&lt;/a&gt;&lt;/li&gt;</text:p>
          </table:table-cell>
          <table:table-cell table:formula="of:=COUNTIF([.$H$2:.$H$200];[.H79])" office:value-type="float" office:value="1" calcext:value-type="float">
            <text:p>1</text:p>
          </table:table-cell>
        </table:table-row>
        <table:table-row table:style-name="ro1">
          <table:table-cell office:value-type="float" office:value="183" calcext:value-type="float">
            <text:p>183</text:p>
          </table:table-cell>
          <table:table-cell office:value-type="string" calcext:value-type="string">
            <text:p>SC</text:p>
          </table:table-cell>
          <table:table-cell office:value-type="float" office:value="79" calcext:value-type="float">
            <text:p>79</text:p>
          </table:table-cell>
          <table:table-cell office:value-type="float" office:value="75" calcext:value-type="float">
            <text:p>75</text:p>
          </table:table-cell>
          <table:table-cell table:style-name="ce1" table:formula="of:=NOT(ISERROR( VLOOKUP([.C80];[.D80:.$D$200];1;FALSE())))" office:value-type="boolean" office:boolean-value="false" calcext:value-type="boolean">
            <text:p>FALSO</text:p>
          </table:table-cell>
          <table:table-cell table:style-name="ce4" table:formula="of:=IF([.D80]&gt;0;[.D80]&amp; &quot; - &quot; &amp;[.C80];IF([.E80];[.C80]&amp; &quot; - 00&quot;;&quot;&quot;))" office:value-type="string" office:string-value="75 - 79" calcext:value-type="string">
            <text:p>75 - 79</text:p>
          </table:table-cell>
          <table:table-cell office:value-type="string" calcext:value-type="string">
            <text:p>Cómo adiestrarse por medio de métodos apropiados.</text:p>
          </table:table-cell>
          <table:table-cell office:value-type="string" calcext:value-type="string">
            <text:p>como-adiestrarse-por-medio-de-metodos-apropiados</text:p>
          </table:table-cell>
          <table:table-cell office:value-type="float" office:value="5" calcext:value-type="float">
            <text:p>5</text:p>
          </table:table-cell>
          <table:table-cell table:formula="of:=SUBSTITUTE(SUBSTITUTE(IF([.I80]=2;tpl_section;SUBSTITUTE(tpl_nivel;&quot;__NIVEL__&quot;;[.I80]));&quot;__ID__&quot;;[.H80]);&quot;__TEMA__&quot;;[.G80])" office:value-type="string" office:string-value="&lt;h5 id=&quot;como-adiestrarse-por-medio-de-metodos-apropiados&quot;&gt;Cómo adiestrarse por medio de métodos apropiados.&lt;/h5&gt;" calcext:value-type="string">
            <text:p>&lt;h5 id="como-adiestrarse-por-medio-de-metodos-apropiados"&gt;Cómo adiestrarse por medio de métodos apropiados.&lt;/h5&gt;</text:p>
          </table:table-cell>
          <table:table-cell table:formula="of:=&quot;&lt;li&gt;&lt;a href=&quot;&quot;#&quot;&amp;[.H80]&amp;&quot;&quot;&quot;&gt;&quot;&amp;[.G80]&amp;&quot;&lt;/a&gt;&lt;/li&gt;&quot;" office:value-type="string" office:string-value="&lt;li&gt;&lt;a href=&quot;#como-adiestrarse-por-medio-de-metodos-apropiados&quot;&gt;Cómo adiestrarse por medio de métodos apropiados.&lt;/a&gt;&lt;/li&gt;" calcext:value-type="string">
            <text:p>&lt;li&gt;&lt;a href="#como-adiestrarse-por-medio-de-metodos-apropiados"&gt;Cómo adiestrarse por medio de métodos apropiados.&lt;/a&gt;&lt;/li&gt;</text:p>
          </table:table-cell>
          <table:table-cell table:formula="of:=COUNTIF([.$H$2:.$H$200];[.H80])" office:value-type="float" office:value="1" calcext:value-type="float">
            <text:p>1</text:p>
          </table:table-cell>
        </table:table-row>
        <table:table-row table:style-name="ro1">
          <table:table-cell office:value-type="float" office:value="185" calcext:value-type="float">
            <text:p>185</text:p>
          </table:table-cell>
          <table:table-cell office:value-type="string" calcext:value-type="string">
            <text:p>SC</text:p>
          </table:table-cell>
          <table:table-cell office:value-type="float" office:value="80" calcext:value-type="float">
            <text:p>80</text:p>
          </table:table-cell>
          <table:table-cell office:value-type="float" office:value="75" calcext:value-type="float">
            <text:p>75</text:p>
          </table:table-cell>
          <table:table-cell table:style-name="ce1" table:formula="of:=NOT(ISERROR( VLOOKUP([.C81];[.D81:.$D$200];1;FALSE())))" office:value-type="boolean" office:boolean-value="false" calcext:value-type="boolean">
            <text:p>FALSO</text:p>
          </table:table-cell>
          <table:table-cell table:style-name="ce4" table:formula="of:=IF([.D81]&gt;0;[.D81]&amp; &quot; - &quot; &amp;[.C81];IF([.E81];[.C81]&amp; &quot; - 00&quot;;&quot;&quot;))" office:value-type="string" office:string-value="75 - 80" calcext:value-type="string">
            <text:p>75 - 80</text:p>
          </table:table-cell>
          <table:table-cell office:value-type="string" calcext:value-type="string">
            <text:p>Cómo adiestrarse por medio de designaciones que otros conocen.</text:p>
          </table:table-cell>
          <table:table-cell office:value-type="string" calcext:value-type="string">
            <text:p>como-adiestrarse-por-medio-de-designaciones-que-otros-conocen</text:p>
          </table:table-cell>
          <table:table-cell office:value-type="float" office:value="5" calcext:value-type="float">
            <text:p>5</text:p>
          </table:table-cell>
          <table:table-cell table:formula="of:=SUBSTITUTE(SUBSTITUTE(IF([.I81]=2;tpl_section;SUBSTITUTE(tpl_nivel;&quot;__NIVEL__&quot;;[.I81]));&quot;__ID__&quot;;[.H81]);&quot;__TEMA__&quot;;[.G81])" office:value-type="string" office:string-value="&lt;h5 id=&quot;como-adiestrarse-por-medio-de-designaciones-que-otros-conocen&quot;&gt;Cómo adiestrarse por medio de designaciones que otros conocen.&lt;/h5&gt;" calcext:value-type="string">
            <text:p>&lt;h5 id="como-adiestrarse-por-medio-de-designaciones-que-otros-conocen"&gt;Cómo adiestrarse por medio de designaciones que otros conocen.&lt;/h5&gt;</text:p>
          </table:table-cell>
          <table:table-cell table:formula="of:=&quot;&lt;li&gt;&lt;a href=&quot;&quot;#&quot;&amp;[.H81]&amp;&quot;&quot;&quot;&gt;&quot;&amp;[.G81]&amp;&quot;&lt;/a&gt;&lt;/li&gt;&quot;" office:value-type="string" office:string-value="&lt;li&gt;&lt;a href=&quot;#como-adiestrarse-por-medio-de-designaciones-que-otros-conocen&quot;&gt;Cómo adiestrarse por medio de designaciones que otros conocen.&lt;/a&gt;&lt;/li&gt;" calcext:value-type="string">
            <text:p>&lt;li&gt;&lt;a href="#como-adiestrarse-por-medio-de-designaciones-que-otros-conocen"&gt;Cómo adiestrarse por medio de designaciones que otros conocen.&lt;/a&gt;&lt;/li&gt;</text:p>
          </table:table-cell>
          <table:table-cell table:formula="of:=COUNTIF([.$H$2:.$H$200];[.H81])" office:value-type="float" office:value="1" calcext:value-type="float">
            <text:p>1</text:p>
          </table:table-cell>
        </table:table-row>
        <table:table-row table:style-name="ro1">
          <table:table-cell office:value-type="float" office:value="188" calcext:value-type="float">
            <text:p>188</text:p>
          </table:table-cell>
          <table:table-cell office:value-type="string" calcext:value-type="string">
            <text:p>SC</text:p>
          </table:table-cell>
          <table:table-cell office:value-type="float" office:value="81" calcext:value-type="float">
            <text:p>81</text:p>
          </table:table-cell>
          <table:table-cell office:value-type="float" office:value="75" calcext:value-type="float">
            <text:p>75</text:p>
          </table:table-cell>
          <table:table-cell table:style-name="ce1" table:formula="of:=NOT(ISERROR( VLOOKUP([.C82];[.D82:.$D$200];1;FALSE())))" office:value-type="boolean" office:boolean-value="false" calcext:value-type="boolean">
            <text:p>FALSO</text:p>
          </table:table-cell>
          <table:table-cell table:style-name="ce4" table:formula="of:=IF([.D82]&gt;0;[.D82]&amp; &quot; - &quot; &amp;[.C82];IF([.E82];[.C82]&amp; &quot; - 00&quot;;&quot;&quot;))" office:value-type="string" office:string-value="75 - 81" calcext:value-type="string">
            <text:p>75 - 81</text:p>
          </table:table-cell>
          <table:table-cell office:value-type="string" calcext:value-type="string">
            <text:p>Cómo adiestrarse por medio de la cesación natural de pensamientos conceptuales.</text:p>
          </table:table-cell>
          <table:table-cell office:value-type="string" calcext:value-type="string">
            <text:p>como-adiestrarse-por-medio-de-la-cesacion-natural-de-pensamientos-conc</text:p>
          </table:table-cell>
          <table:table-cell office:value-type="float" office:value="5" calcext:value-type="float">
            <text:p>5</text:p>
          </table:table-cell>
          <table:table-cell table:formula="of:=SUBSTITUTE(SUBSTITUTE(IF([.I82]=2;tpl_section;SUBSTITUTE(tpl_nivel;&quot;__NIVEL__&quot;;[.I82]));&quot;__ID__&quot;;[.H82]);&quot;__TEMA__&quot;;[.G82])" office:value-type="string" office:string-value="&lt;h5 id=&quot;como-adiestrarse-por-medio-de-la-cesacion-natural-de-pensamientos-conc&quot;&gt;Cómo adiestrarse por medio de la cesación natural de pensamientos conceptuales.&lt;/h5&gt;" calcext:value-type="string">
            <text:p>&lt;h5 id="como-adiestrarse-por-medio-de-la-cesacion-natural-de-pensamientos-conc"&gt;Cómo adiestrarse por medio de la cesación natural de pensamientos conceptuales.&lt;/h5&gt;</text:p>
          </table:table-cell>
          <table:table-cell table:formula="of:=&quot;&lt;li&gt;&lt;a href=&quot;&quot;#&quot;&amp;[.H82]&amp;&quot;&quot;&quot;&gt;&quot;&amp;[.G82]&amp;&quot;&lt;/a&gt;&lt;/li&gt;&quot;" office:value-type="string" office:string-value="&lt;li&gt;&lt;a href=&quot;#como-adiestrarse-por-medio-de-la-cesacion-natural-de-pensamientos-conc&quot;&gt;Cómo adiestrarse por medio de la cesación natural de pensamientos conceptuales.&lt;/a&gt;&lt;/li&gt;" calcext:value-type="string">
            <text:p>&lt;li&gt;&lt;a href="#como-adiestrarse-por-medio-de-la-cesacion-natural-de-pensamientos-conc"&gt;Cómo adiestrarse por medio de la cesación natural de pensamientos conceptuales.&lt;/a&gt;&lt;/li&gt;</text:p>
          </table:table-cell>
          <table:table-cell table:formula="of:=COUNTIF([.$H$2:.$H$200];[.H82])" office:value-type="float" office:value="1" calcext:value-type="float">
            <text:p>1</text:p>
          </table:table-cell>
        </table:table-row>
        <table:table-row table:style-name="ro1">
          <table:table-cell office:value-type="float" office:value="189" calcext:value-type="float">
            <text:p>189</text:p>
          </table:table-cell>
          <table:table-cell office:value-type="string" calcext:value-type="string">
            <text:p>SC</text:p>
          </table:table-cell>
          <table:table-cell office:value-type="float" office:value="82" calcext:value-type="float">
            <text:p>82</text:p>
          </table:table-cell>
          <table:table-cell office:value-type="float" office:value="76" calcext:value-type="float">
            <text:p>76</text:p>
          </table:table-cell>
          <table:table-cell table:style-name="ce1" table:formula="of:=NOT(ISERROR( VLOOKUP([.C83];[.D83:.$D$200];1;FALSE())))" office:value-type="boolean" office:boolean-value="false" calcext:value-type="boolean">
            <text:p>FALSO</text:p>
          </table:table-cell>
          <table:table-cell table:style-name="ce4" table:formula="of:=IF([.D83]&gt;0;[.D83]&amp; &quot; - &quot; &amp;[.C83];IF([.E83];[.C83]&amp; &quot; - 00&quot;;&quot;&quot;))" office:value-type="string" office:string-value="76 - 82" calcext:value-type="string">
            <text:p>76 - 82</text:p>
          </table:table-cell>
          <table:table-cell office:value-type="string" calcext:value-type="string">
            <text:p>Asentamiento como el sol despejado de nubes.</text:p>
          </table:table-cell>
          <table:table-cell office:value-type="string" calcext:value-type="string">
            <text:p>asentamiento-como-el-sol-despejado-de-nubes</text:p>
          </table:table-cell>
          <table:table-cell office:value-type="float" office:value="5" calcext:value-type="float">
            <text:p>5</text:p>
          </table:table-cell>
          <table:table-cell table:formula="of:=SUBSTITUTE(SUBSTITUTE(IF([.I83]=2;tpl_section;SUBSTITUTE(tpl_nivel;&quot;__NIVEL__&quot;;[.I83]));&quot;__ID__&quot;;[.H83]);&quot;__TEMA__&quot;;[.G83])" office:value-type="string" office:string-value="&lt;h5 id=&quot;asentamiento-como-el-sol-despejado-de-nubes&quot;&gt;Asentamiento como el sol despejado de nubes.&lt;/h5&gt;" calcext:value-type="string">
            <text:p>&lt;h5 id="asentamiento-como-el-sol-despejado-de-nubes"&gt;Asentamiento como el sol despejado de nubes.&lt;/h5&gt;</text:p>
          </table:table-cell>
          <table:table-cell table:formula="of:=&quot;&lt;li&gt;&lt;a href=&quot;&quot;#&quot;&amp;[.H83]&amp;&quot;&quot;&quot;&gt;&quot;&amp;[.G83]&amp;&quot;&lt;/a&gt;&lt;/li&gt;&quot;" office:value-type="string" office:string-value="&lt;li&gt;&lt;a href=&quot;#asentamiento-como-el-sol-despejado-de-nubes&quot;&gt;Asentamiento como el sol despejado de nubes.&lt;/a&gt;&lt;/li&gt;" calcext:value-type="string">
            <text:p>&lt;li&gt;&lt;a href="#asentamiento-como-el-sol-despejado-de-nubes"&gt;Asentamiento como el sol despejado de nubes.&lt;/a&gt;&lt;/li&gt;</text:p>
          </table:table-cell>
          <table:table-cell table:formula="of:=COUNTIF([.$H$2:.$H$200];[.H83])" office:value-type="float" office:value="1" calcext:value-type="float">
            <text:p>1</text:p>
          </table:table-cell>
        </table:table-row>
        <table:table-row table:style-name="ro1">
          <table:table-cell office:value-type="float" office:value="189" calcext:value-type="float">
            <text:p>189</text:p>
          </table:table-cell>
          <table:table-cell office:value-type="string" calcext:value-type="string">
            <text:p>SC</text:p>
          </table:table-cell>
          <table:table-cell office:value-type="float" office:value="83" calcext:value-type="float">
            <text:p>83</text:p>
          </table:table-cell>
          <table:table-cell office:value-type="float" office:value="76" calcext:value-type="float">
            <text:p>76</text:p>
          </table:table-cell>
          <table:table-cell table:style-name="ce1" table:formula="of:=NOT(ISERROR( VLOOKUP([.C84];[.D84:.$D$200];1;FALSE())))" office:value-type="boolean" office:boolean-value="false" calcext:value-type="boolean">
            <text:p>FALSO</text:p>
          </table:table-cell>
          <table:table-cell table:style-name="ce4" table:formula="of:=IF([.D84]&gt;0;[.D84]&amp; &quot; - &quot; &amp;[.C84];IF([.E84];[.C84]&amp; &quot; - 00&quot;;&quot;&quot;))" office:value-type="string" office:string-value="76 - 83" calcext:value-type="string">
            <text:p>76 - 83</text:p>
          </table:table-cell>
          <table:table-cell office:value-type="string" calcext:value-type="string">
            <text:p>Asentamiento como garuda que planea por el cielo.</text:p>
          </table:table-cell>
          <table:table-cell office:value-type="string" calcext:value-type="string">
            <text:p>asentamiento-como-garuda-que-planea-por-el-cielo</text:p>
          </table:table-cell>
          <table:table-cell office:value-type="float" office:value="5" calcext:value-type="float">
            <text:p>5</text:p>
          </table:table-cell>
          <table:table-cell table:formula="of:=SUBSTITUTE(SUBSTITUTE(IF([.I84]=2;tpl_section;SUBSTITUTE(tpl_nivel;&quot;__NIVEL__&quot;;[.I84]));&quot;__ID__&quot;;[.H84]);&quot;__TEMA__&quot;;[.G84])" office:value-type="string" office:string-value="&lt;h5 id=&quot;asentamiento-como-garuda-que-planea-por-el-cielo&quot;&gt;Asentamiento como garuda que planea por el cielo.&lt;/h5&gt;" calcext:value-type="string">
            <text:p>&lt;h5 id="asentamiento-como-garuda-que-planea-por-el-cielo"&gt;Asentamiento como garuda que planea por el cielo.&lt;/h5&gt;</text:p>
          </table:table-cell>
          <table:table-cell table:formula="of:=&quot;&lt;li&gt;&lt;a href=&quot;&quot;#&quot;&amp;[.H84]&amp;&quot;&quot;&quot;&gt;&quot;&amp;[.G84]&amp;&quot;&lt;/a&gt;&lt;/li&gt;&quot;" office:value-type="string" office:string-value="&lt;li&gt;&lt;a href=&quot;#asentamiento-como-garuda-que-planea-por-el-cielo&quot;&gt;Asentamiento como garuda que planea por el cielo.&lt;/a&gt;&lt;/li&gt;" calcext:value-type="string">
            <text:p>&lt;li&gt;&lt;a href="#asentamiento-como-garuda-que-planea-por-el-cielo"&gt;Asentamiento como garuda que planea por el cielo.&lt;/a&gt;&lt;/li&gt;</text:p>
          </table:table-cell>
          <table:table-cell table:formula="of:=COUNTIF([.$H$2:.$H$200];[.H84])" office:value-type="float" office:value="1" calcext:value-type="float">
            <text:p>1</text:p>
          </table:table-cell>
        </table:table-row>
        <table:table-row table:style-name="ro1">
          <table:table-cell office:value-type="float" office:value="189" calcext:value-type="float">
            <text:p>189</text:p>
          </table:table-cell>
          <table:table-cell office:value-type="string" calcext:value-type="string">
            <text:p>SC</text:p>
          </table:table-cell>
          <table:table-cell office:value-type="float" office:value="84" calcext:value-type="float">
            <text:p>84</text:p>
          </table:table-cell>
          <table:table-cell office:value-type="float" office:value="76" calcext:value-type="float">
            <text:p>76</text:p>
          </table:table-cell>
          <table:table-cell table:style-name="ce1" table:formula="of:=NOT(ISERROR( VLOOKUP([.C85];[.D85:.$D$200];1;FALSE())))" office:value-type="boolean" office:boolean-value="false" calcext:value-type="boolean">
            <text:p>FALSO</text:p>
          </table:table-cell>
          <table:table-cell table:style-name="ce4" table:formula="of:=IF([.D85]&gt;0;[.D85]&amp; &quot; - &quot; &amp;[.C85];IF([.E85];[.C85]&amp; &quot; - 00&quot;;&quot;&quot;))" office:value-type="string" office:string-value="76 - 84" calcext:value-type="string">
            <text:p>76 - 84</text:p>
          </table:table-cell>
          <table:table-cell office:value-type="string" calcext:value-type="string">
            <text:p>Asentamiento como un océano en calma.</text:p>
          </table:table-cell>
          <table:table-cell office:value-type="string" calcext:value-type="string">
            <text:p>asentamiento-como-un-oceano-en-calma</text:p>
          </table:table-cell>
          <table:table-cell office:value-type="float" office:value="5" calcext:value-type="float">
            <text:p>5</text:p>
          </table:table-cell>
          <table:table-cell table:formula="of:=SUBSTITUTE(SUBSTITUTE(IF([.I85]=2;tpl_section;SUBSTITUTE(tpl_nivel;&quot;__NIVEL__&quot;;[.I85]));&quot;__ID__&quot;;[.H85]);&quot;__TEMA__&quot;;[.G85])" office:value-type="string" office:string-value="&lt;h5 id=&quot;asentamiento-como-un-oceano-en-calma&quot;&gt;Asentamiento como un océano en calma.&lt;/h5&gt;" calcext:value-type="string">
            <text:p>&lt;h5 id="asentamiento-como-un-oceano-en-calma"&gt;Asentamiento como un océano en calma.&lt;/h5&gt;</text:p>
          </table:table-cell>
          <table:table-cell table:formula="of:=&quot;&lt;li&gt;&lt;a href=&quot;&quot;#&quot;&amp;[.H85]&amp;&quot;&quot;&quot;&gt;&quot;&amp;[.G85]&amp;&quot;&lt;/a&gt;&lt;/li&gt;&quot;" office:value-type="string" office:string-value="&lt;li&gt;&lt;a href=&quot;#asentamiento-como-un-oceano-en-calma&quot;&gt;Asentamiento como un océano en calma.&lt;/a&gt;&lt;/li&gt;" calcext:value-type="string">
            <text:p>&lt;li&gt;&lt;a href="#asentamiento-como-un-oceano-en-calma"&gt;Asentamiento como un océano en calma.&lt;/a&gt;&lt;/li&gt;</text:p>
          </table:table-cell>
          <table:table-cell table:formula="of:=COUNTIF([.$H$2:.$H$200];[.H85])" office:value-type="float" office:value="1" calcext:value-type="float">
            <text:p>1</text:p>
          </table:table-cell>
        </table:table-row>
        <table:table-row table:style-name="ro1">
          <table:table-cell office:value-type="float" office:value="190" calcext:value-type="float">
            <text:p>190</text:p>
          </table:table-cell>
          <table:table-cell office:value-type="string" calcext:value-type="string">
            <text:p>SC</text:p>
          </table:table-cell>
          <table:table-cell office:value-type="float" office:value="85" calcext:value-type="float">
            <text:p>85</text:p>
          </table:table-cell>
          <table:table-cell office:value-type="float" office:value="76" calcext:value-type="float">
            <text:p>76</text:p>
          </table:table-cell>
          <table:table-cell table:style-name="ce1" table:formula="of:=NOT(ISERROR( VLOOKUP([.C86];[.D86:.$D$200];1;FALSE())))" office:value-type="boolean" office:boolean-value="false" calcext:value-type="boolean">
            <text:p>FALSO</text:p>
          </table:table-cell>
          <table:table-cell table:style-name="ce4" table:formula="of:=IF([.D86]&gt;0;[.D86]&amp; &quot; - &quot; &amp;[.C86];IF([.E86];[.C86]&amp; &quot; - 00&quot;;&quot;&quot;))" office:value-type="string" office:string-value="76 - 85" calcext:value-type="string">
            <text:p>76 - 85</text:p>
          </table:table-cell>
          <table:table-cell office:value-type="string" calcext:value-type="string">
            <text:p>Asentamiento como un niño pequeño que contempla un templo.</text:p>
          </table:table-cell>
          <table:table-cell office:value-type="string" calcext:value-type="string">
            <text:p>asentamiento-como-un-ninio-pequenio-que-contempla-un-templo</text:p>
          </table:table-cell>
          <table:table-cell office:value-type="float" office:value="5" calcext:value-type="float">
            <text:p>5</text:p>
          </table:table-cell>
          <table:table-cell table:formula="of:=SUBSTITUTE(SUBSTITUTE(IF([.I86]=2;tpl_section;SUBSTITUTE(tpl_nivel;&quot;__NIVEL__&quot;;[.I86]));&quot;__ID__&quot;;[.H86]);&quot;__TEMA__&quot;;[.G86])" office:value-type="string" office:string-value="&lt;h5 id=&quot;asentamiento-como-un-ninio-pequenio-que-contempla-un-templo&quot;&gt;Asentamiento como un niño pequeño que contempla un templo.&lt;/h5&gt;" calcext:value-type="string">
            <text:p>&lt;h5 id="asentamiento-como-un-ninio-pequenio-que-contempla-un-templo"&gt;Asentamiento como un niño pequeño que contempla un templo.&lt;/h5&gt;</text:p>
          </table:table-cell>
          <table:table-cell table:formula="of:=&quot;&lt;li&gt;&lt;a href=&quot;&quot;#&quot;&amp;[.H86]&amp;&quot;&quot;&quot;&gt;&quot;&amp;[.G86]&amp;&quot;&lt;/a&gt;&lt;/li&gt;&quot;" office:value-type="string" office:string-value="&lt;li&gt;&lt;a href=&quot;#asentamiento-como-un-ninio-pequenio-que-contempla-un-templo&quot;&gt;Asentamiento como un niño pequeño que contempla un templo.&lt;/a&gt;&lt;/li&gt;" calcext:value-type="string">
            <text:p>&lt;li&gt;&lt;a href="#asentamiento-como-un-ninio-pequenio-que-contempla-un-templo"&gt;Asentamiento como un niño pequeño que contempla un templo.&lt;/a&gt;&lt;/li&gt;</text:p>
          </table:table-cell>
          <table:table-cell table:formula="of:=COUNTIF([.$H$2:.$H$200];[.H86])" office:value-type="float" office:value="1" calcext:value-type="float">
            <text:p>1</text:p>
          </table:table-cell>
        </table:table-row>
        <table:table-row table:style-name="ro1">
          <table:table-cell office:value-type="float" office:value="190" calcext:value-type="float">
            <text:p>190</text:p>
          </table:table-cell>
          <table:table-cell office:value-type="string" calcext:value-type="string">
            <text:p>SC</text:p>
          </table:table-cell>
          <table:table-cell office:value-type="float" office:value="86" calcext:value-type="float">
            <text:p>86</text:p>
          </table:table-cell>
          <table:table-cell office:value-type="float" office:value="76" calcext:value-type="float">
            <text:p>76</text:p>
          </table:table-cell>
          <table:table-cell table:style-name="ce1" table:formula="of:=NOT(ISERROR( VLOOKUP([.C87];[.D87:.$D$200];1;FALSE())))" office:value-type="boolean" office:boolean-value="false" calcext:value-type="boolean">
            <text:p>FALSO</text:p>
          </table:table-cell>
          <table:table-cell table:style-name="ce4" table:formula="of:=IF([.D87]&gt;0;[.D87]&amp; &quot; - &quot; &amp;[.C87];IF([.E87];[.C87]&amp; &quot; - 00&quot;;&quot;&quot;))" office:value-type="string" office:string-value="76 - 86" calcext:value-type="string">
            <text:p>76 - 86</text:p>
          </table:table-cell>
          <table:table-cell office:value-type="string" calcext:value-type="string">
            <text:p>Asentamiento como el rastro de un pájaro que vuela por el cielo.</text:p>
          </table:table-cell>
          <table:table-cell office:value-type="string" calcext:value-type="string">
            <text:p>asentamiento-como-el-rastro-de-un-pajaro-que-vuela-por-el-cielo</text:p>
          </table:table-cell>
          <table:table-cell office:value-type="float" office:value="5" calcext:value-type="float">
            <text:p>5</text:p>
          </table:table-cell>
          <table:table-cell table:formula="of:=SUBSTITUTE(SUBSTITUTE(IF([.I87]=2;tpl_section;SUBSTITUTE(tpl_nivel;&quot;__NIVEL__&quot;;[.I87]));&quot;__ID__&quot;;[.H87]);&quot;__TEMA__&quot;;[.G87])" office:value-type="string" office:string-value="&lt;h5 id=&quot;asentamiento-como-el-rastro-de-un-pajaro-que-vuela-por-el-cielo&quot;&gt;Asentamiento como el rastro de un pájaro que vuela por el cielo.&lt;/h5&gt;" calcext:value-type="string">
            <text:p>&lt;h5 id="asentamiento-como-el-rastro-de-un-pajaro-que-vuela-por-el-cielo"&gt;Asentamiento como el rastro de un pájaro que vuela por el cielo.&lt;/h5&gt;</text:p>
          </table:table-cell>
          <table:table-cell table:formula="of:=&quot;&lt;li&gt;&lt;a href=&quot;&quot;#&quot;&amp;[.H87]&amp;&quot;&quot;&quot;&gt;&quot;&amp;[.G87]&amp;&quot;&lt;/a&gt;&lt;/li&gt;&quot;" office:value-type="string" office:string-value="&lt;li&gt;&lt;a href=&quot;#asentamiento-como-el-rastro-de-un-pajaro-que-vuela-por-el-cielo&quot;&gt;Asentamiento como el rastro de un pájaro que vuela por el cielo.&lt;/a&gt;&lt;/li&gt;" calcext:value-type="string">
            <text:p>&lt;li&gt;&lt;a href="#asentamiento-como-el-rastro-de-un-pajaro-que-vuela-por-el-cielo"&gt;Asentamiento como el rastro de un pájaro que vuela por el cielo.&lt;/a&gt;&lt;/li&gt;</text:p>
          </table:table-cell>
          <table:table-cell table:formula="of:=COUNTIF([.$H$2:.$H$200];[.H87])" office:value-type="float" office:value="1" calcext:value-type="float">
            <text:p>1</text:p>
          </table:table-cell>
        </table:table-row>
        <table:table-row table:style-name="ro1">
          <table:table-cell office:value-type="float" office:value="190" calcext:value-type="float">
            <text:p>190</text:p>
          </table:table-cell>
          <table:table-cell office:value-type="string" calcext:value-type="string">
            <text:p>SC</text:p>
          </table:table-cell>
          <table:table-cell office:value-type="float" office:value="87" calcext:value-type="float">
            <text:p>87</text:p>
          </table:table-cell>
          <table:table-cell office:value-type="float" office:value="76" calcext:value-type="float">
            <text:p>76</text:p>
          </table:table-cell>
          <table:table-cell table:style-name="ce1" table:formula="of:=NOT(ISERROR( VLOOKUP([.C88];[.D88:.$D$200];1;FALSE())))" office:value-type="boolean" office:boolean-value="false" calcext:value-type="boolean">
            <text:p>FALSO</text:p>
          </table:table-cell>
          <table:table-cell table:style-name="ce4" table:formula="of:=IF([.D88]&gt;0;[.D88]&amp; &quot; - &quot; &amp;[.C88];IF([.E88];[.C88]&amp; &quot; - 00&quot;;&quot;&quot;))" office:value-type="string" office:string-value="76 - 87" calcext:value-type="string">
            <text:p>76 - 87</text:p>
          </table:table-cell>
          <table:table-cell office:value-type="string" calcext:value-type="string">
            <text:p>Asentamiento como un hilo de fino algodón.</text:p>
          </table:table-cell>
          <table:table-cell office:value-type="string" calcext:value-type="string">
            <text:p>asentamiento-como-un-hilo-de-fino-algodon</text:p>
          </table:table-cell>
          <table:table-cell office:value-type="float" office:value="5" calcext:value-type="float">
            <text:p>5</text:p>
          </table:table-cell>
          <table:table-cell table:formula="of:=SUBSTITUTE(SUBSTITUTE(IF([.I88]=2;tpl_section;SUBSTITUTE(tpl_nivel;&quot;__NIVEL__&quot;;[.I88]));&quot;__ID__&quot;;[.H88]);&quot;__TEMA__&quot;;[.G88])" office:value-type="string" office:string-value="&lt;h5 id=&quot;asentamiento-como-un-hilo-de-fino-algodon&quot;&gt;Asentamiento como un hilo de fino algodón.&lt;/h5&gt;" calcext:value-type="string">
            <text:p>&lt;h5 id="asentamiento-como-un-hilo-de-fino-algodon"&gt;Asentamiento como un hilo de fino algodón.&lt;/h5&gt;</text:p>
          </table:table-cell>
          <table:table-cell table:formula="of:=&quot;&lt;li&gt;&lt;a href=&quot;&quot;#&quot;&amp;[.H88]&amp;&quot;&quot;&quot;&gt;&quot;&amp;[.G88]&amp;&quot;&lt;/a&gt;&lt;/li&gt;&quot;" office:value-type="string" office:string-value="&lt;li&gt;&lt;a href=&quot;#asentamiento-como-un-hilo-de-fino-algodon&quot;&gt;Asentamiento como un hilo de fino algodón.&lt;/a&gt;&lt;/li&gt;" calcext:value-type="string">
            <text:p>&lt;li&gt;&lt;a href="#asentamiento-como-un-hilo-de-fino-algodon"&gt;Asentamiento como un hilo de fino algodón.&lt;/a&gt;&lt;/li&gt;</text:p>
          </table:table-cell>
          <table:table-cell table:formula="of:=COUNTIF([.$H$2:.$H$200];[.H88])" office:value-type="float" office:value="1" calcext:value-type="float">
            <text:p>1</text:p>
          </table:table-cell>
        </table:table-row>
        <table:table-row table:style-name="ro1">
          <table:table-cell office:value-type="float" office:value="195" calcext:value-type="float">
            <text:p>195</text:p>
          </table:table-cell>
          <table:table-cell office:value-type="string" calcext:value-type="string">
            <text:p>SC</text:p>
          </table:table-cell>
          <table:table-cell office:value-type="float" office:value="88" calcext:value-type="float">
            <text:p>88</text:p>
          </table:table-cell>
          <table:table-cell office:value-type="float" office:value="65" calcext:value-type="float">
            <text:p>65</text:p>
          </table:table-cell>
          <table:table-cell table:style-name="ce1" table:formula="of:=NOT(ISERROR( VLOOKUP([.C89];[.D89:.$D$200];1;FALSE())))" office:value-type="boolean" office:boolean-value="true" calcext:value-type="boolean">
            <text:p>VERDADERO</text:p>
          </table:table-cell>
          <table:table-cell table:style-name="ce4" table:formula="of:=IF([.D89]&gt;0;[.D89]&amp; &quot; - &quot; &amp;[.C89];IF([.E89];[.C89]&amp; &quot; - 00&quot;;&quot;&quot;))" office:value-type="string" office:string-value="65 - 88" calcext:value-type="string">
            <text:p>65 - 88</text:p>
          </table:table-cell>
          <table:table-cell office:value-type="string" calcext:value-type="string">
            <text:p>Cómo meditar en la ausencia de entidad propia de las personas.</text:p>
          </table:table-cell>
          <table:table-cell office:value-type="string" calcext:value-type="string">
            <text:p>como-meditar-en-la-ausencia-de-entidad-propia-de-las-personas</text:p>
          </table:table-cell>
          <table:table-cell office:value-type="float" office:value="4" calcext:value-type="float">
            <text:p>4</text:p>
          </table:table-cell>
          <table:table-cell table:formula="of:=SUBSTITUTE(SUBSTITUTE(IF([.I89]=2;tpl_section;SUBSTITUTE(tpl_nivel;&quot;__NIVEL__&quot;;[.I89]));&quot;__ID__&quot;;[.H89]);&quot;__TEMA__&quot;;[.G89])" office:value-type="string" office:string-value="&lt;h4 id=&quot;como-meditar-en-la-ausencia-de-entidad-propia-de-las-personas&quot;&gt;Cómo meditar en la ausencia de entidad propia de las personas.&lt;/h4&gt;" calcext:value-type="string">
            <text:p>&lt;h4 id="como-meditar-en-la-ausencia-de-entidad-propia-de-las-personas"&gt;Cómo meditar en la ausencia de entidad propia de las personas.&lt;/h4&gt;</text:p>
          </table:table-cell>
          <table:table-cell table:formula="of:=&quot;&lt;li&gt;&lt;a href=&quot;&quot;#&quot;&amp;[.H89]&amp;&quot;&quot;&quot;&gt;&quot;&amp;[.G89]&amp;&quot;&lt;/a&gt;&lt;/li&gt;&quot;" office:value-type="string" office:string-value="&lt;li&gt;&lt;a href=&quot;#como-meditar-en-la-ausencia-de-entidad-propia-de-las-personas&quot;&gt;Cómo meditar en la ausencia de entidad propia de las personas.&lt;/a&gt;&lt;/li&gt;" calcext:value-type="string">
            <text:p>&lt;li&gt;&lt;a href="#como-meditar-en-la-ausencia-de-entidad-propia-de-las-personas"&gt;Cómo meditar en la ausencia de entidad propia de las personas.&lt;/a&gt;&lt;/li&gt;</text:p>
          </table:table-cell>
          <table:table-cell table:formula="of:=COUNTIF([.$H$2:.$H$200];[.H89])" office:value-type="float" office:value="1" calcext:value-type="float">
            <text:p>1</text:p>
          </table:table-cell>
        </table:table-row>
        <table:table-row table:style-name="ro1">
          <table:table-cell office:value-type="float" office:value="208" calcext:value-type="float">
            <text:p>208</text:p>
          </table:table-cell>
          <table:table-cell office:value-type="string" calcext:value-type="string">
            <text:p>SC</text:p>
          </table:table-cell>
          <table:table-cell office:value-type="float" office:value="89" calcext:value-type="float">
            <text:p>89</text:p>
          </table:table-cell>
          <table:table-cell office:value-type="float" office:value="65" calcext:value-type="float">
            <text:p>65</text:p>
          </table:table-cell>
          <table:table-cell table:style-name="ce1" table:formula="of:=NOT(ISERROR( VLOOKUP([.C90];[.D90:.$D$200];1;FALSE())))" office:value-type="boolean" office:boolean-value="true" calcext:value-type="boolean">
            <text:p>VERDADERO</text:p>
          </table:table-cell>
          <table:table-cell table:style-name="ce4" table:formula="of:=IF([.D90]&gt;0;[.D90]&amp; &quot; - &quot; &amp;[.C90];IF([.E90];[.C90]&amp; &quot; - 00&quot;;&quot;&quot;))" office:value-type="string" office:string-value="65 - 89" calcext:value-type="string">
            <text:p>65 - 89</text:p>
          </table:table-cell>
          <table:table-cell office:value-type="string" calcext:value-type="string">
            <text:p>Cómo meditar en la ausencia de entidad propia de los fenómenos.</text:p>
          </table:table-cell>
          <table:table-cell office:value-type="string" calcext:value-type="string">
            <text:p>como-meditar-en-la-ausencia-de-entidad-propia-de-los-fenomenos</text:p>
          </table:table-cell>
          <table:table-cell office:value-type="float" office:value="4" calcext:value-type="float">
            <text:p>4</text:p>
          </table:table-cell>
          <table:table-cell table:formula="of:=SUBSTITUTE(SUBSTITUTE(IF([.I90]=2;tpl_section;SUBSTITUTE(tpl_nivel;&quot;__NIVEL__&quot;;[.I90]));&quot;__ID__&quot;;[.H90]);&quot;__TEMA__&quot;;[.G90])" office:value-type="string" office:string-value="&lt;h4 id=&quot;como-meditar-en-la-ausencia-de-entidad-propia-de-los-fenomenos&quot;&gt;Cómo meditar en la ausencia de entidad propia de los fenómenos.&lt;/h4&gt;" calcext:value-type="string">
            <text:p>&lt;h4 id="como-meditar-en-la-ausencia-de-entidad-propia-de-los-fenomenos"&gt;Cómo meditar en la ausencia de entidad propia de los fenómenos.&lt;/h4&gt;</text:p>
          </table:table-cell>
          <table:table-cell table:formula="of:=&quot;&lt;li&gt;&lt;a href=&quot;&quot;#&quot;&amp;[.H90]&amp;&quot;&quot;&quot;&gt;&quot;&amp;[.G90]&amp;&quot;&lt;/a&gt;&lt;/li&gt;&quot;" office:value-type="string" office:string-value="&lt;li&gt;&lt;a href=&quot;#como-meditar-en-la-ausencia-de-entidad-propia-de-los-fenomenos&quot;&gt;Cómo meditar en la ausencia de entidad propia de los fenómenos.&lt;/a&gt;&lt;/li&gt;" calcext:value-type="string">
            <text:p>&lt;li&gt;&lt;a href="#como-meditar-en-la-ausencia-de-entidad-propia-de-los-fenomenos"&gt;Cómo meditar en la ausencia de entidad propia de los fenómenos.&lt;/a&gt;&lt;/li&gt;</text:p>
          </table:table-cell>
          <table:table-cell table:formula="of:=COUNTIF([.$H$2:.$H$200];[.H90])" office:value-type="float" office:value="1" calcext:value-type="float">
            <text:p>1</text:p>
          </table:table-cell>
        </table:table-row>
        <table:table-row table:style-name="ro1">
          <table:table-cell office:value-type="float" office:value="211" calcext:value-type="float">
            <text:p>211</text:p>
          </table:table-cell>
          <table:table-cell office:value-type="string" calcext:value-type="string">
            <text:p>SC</text:p>
          </table:table-cell>
          <table:table-cell office:value-type="float" office:value="90" calcext:value-type="float">
            <text:p>90</text:p>
          </table:table-cell>
          <table:table-cell office:value-type="float" office:value="65" calcext:value-type="float">
            <text:p>65</text:p>
          </table:table-cell>
          <table:table-cell table:style-name="ce1" table:formula="of:=NOT(ISERROR( VLOOKUP([.C91];[.D91:.$D$200];1;FALSE())))" office:value-type="boolean" office:boolean-value="false" calcext:value-type="boolean">
            <text:p>FALSO</text:p>
          </table:table-cell>
          <table:table-cell table:style-name="ce4" table:formula="of:=IF([.D91]&gt;0;[.D91]&amp; &quot; - &quot; &amp;[.C91];IF([.E91];[.C91]&amp; &quot; - 00&quot;;&quot;&quot;))" office:value-type="string" office:string-value="65 - 90" calcext:value-type="string">
            <text:p>65 - 90</text:p>
          </table:table-cell>
          <table:table-cell office:value-type="string" calcext:value-type="string">
            <text:p>Se aconseja a los que deseen lograr un entendimiento inequívoco de la visión última tanto del sutra como del tantra la necesidad de escuchar el texto raíz de Nagaryhuna sobre el camino medio, así como sus comentarios, de contemplarlos y meditar en ellos.</text:p>
          </table:table-cell>
          <table:table-cell office:value-type="string" calcext:value-type="string">
            <text:p>se-aconseja-a-los-que-deseen-lograr-un-entendimiento-inequivoco-de-la-</text:p>
          </table:table-cell>
          <table:table-cell office:value-type="float" office:value="4" calcext:value-type="float">
            <text:p>4</text:p>
          </table:table-cell>
          <table:table-cell table:formula="of:=SUBSTITUTE(SUBSTITUTE(IF([.I91]=2;tpl_section;SUBSTITUTE(tpl_nivel;&quot;__NIVEL__&quot;;[.I91]));&quot;__ID__&quot;;[.H91]);&quot;__TEMA__&quot;;[.G91])" office:value-type="string" office:string-value="&lt;h4 id=&quot;se-aconseja-a-los-que-deseen-lograr-un-entendimiento-inequivoco-de-la-&quot;&gt;Se aconseja a los que deseen lograr un entendimiento inequívoco de la visión última tanto del sutra como del tantra la necesidad de escuchar el texto raíz de Nagaryhuna sobre el camino medio, así como sus comentarios, de contemplarlos y meditar en ellos.&lt;/h4&gt;" calcext:value-type="string">
            <text:p>&lt;h4 id="se-aconseja-a-los-que-deseen-lograr-un-entendimiento-inequivoco-de-la-"&gt;Se aconseja a los que deseen lograr un entendimiento inequívoco de la visión última tanto del sutra como del tantra la necesidad de escuchar el texto raíz de Nagaryhuna sobre el camino medio, así como sus comentarios, de contemplarlos y meditar en ellos.&lt;/h4&gt;</text:p>
          </table:table-cell>
          <table:table-cell table:formula="of:=&quot;&lt;li&gt;&lt;a href=&quot;&quot;#&quot;&amp;[.H91]&amp;&quot;&quot;&quot;&gt;&quot;&amp;[.G91]&amp;&quot;&lt;/a&gt;&lt;/li&gt;&quot;" office:value-type="string" office:string-value="&lt;li&gt;&lt;a href=&quot;#se-aconseja-a-los-que-deseen-lograr-un-entendimiento-inequivoco-de-la-&quot;&gt;Se aconseja a los que deseen lograr un entendimiento inequívoco de la visión última tanto del sutra como del tantra la necesidad de escuchar el texto raíz de Nagaryhuna sobre el camino medio, así como sus comentarios, de contemplarlos y meditar en ellos.&lt;/a&gt;&lt;/li&gt;" calcext:value-type="string">
            <text:p>&lt;li&gt;&lt;a href="#se-aconseja-a-los-que-deseen-lograr-un-entendimiento-inequivoco-de-la-"&gt;Se aconseja a los que deseen lograr un entendimiento inequívoco de la visión última tanto del sutra como del tantra la necesidad de escuchar el texto raíz de Nagaryhuna sobre el camino medio, así como sus comentarios, de contemplarlos y meditar en ellos.&lt;/a&gt;&lt;/li&gt;</text:p>
          </table:table-cell>
          <table:table-cell table:formula="of:=COUNTIF([.$H$2:.$H$200];[.H91])" office:value-type="float" office:value="1" calcext:value-type="float">
            <text:p>1</text:p>
          </table:table-cell>
        </table:table-row>
        <table:table-row table:style-name="ro1">
          <table:table-cell office:value-type="float" office:value="196" calcext:value-type="float">
            <text:p>196</text:p>
          </table:table-cell>
          <table:table-cell office:value-type="string" calcext:value-type="string">
            <text:p>SC</text:p>
          </table:table-cell>
          <table:table-cell office:value-type="float" office:value="91" calcext:value-type="float">
            <text:p>91</text:p>
          </table:table-cell>
          <table:table-cell office:value-type="float" office:value="88" calcext:value-type="float">
            <text:p>88</text:p>
          </table:table-cell>
          <table:table-cell table:style-name="ce1" table:formula="of:=NOT(ISERROR( VLOOKUP([.C92];[.D92:.$D$200];1;FALSE())))" office:value-type="boolean" office:boolean-value="false" calcext:value-type="boolean">
            <text:p>FALSO</text:p>
          </table:table-cell>
          <table:table-cell table:style-name="ce4" table:formula="of:=IF([.D92]&gt;0;[.D92]&amp; &quot; - &quot; &amp;[.C92];IF([.E92];[.C92]&amp; &quot; - 00&quot;;&quot;&quot;))" office:value-type="string" office:string-value="88 - 91" calcext:value-type="string">
            <text:p>88 - 91</text:p>
          </table:table-cell>
          <table:table-cell office:value-type="string" calcext:value-type="string">
            <text:p>Identificación del objeto de negación.</text:p>
          </table:table-cell>
          <table:table-cell office:value-type="string" calcext:value-type="string">
            <text:p>identificacion-del-objeto-de-negacion</text:p>
          </table:table-cell>
          <table:table-cell office:value-type="float" office:value="5" calcext:value-type="float">
            <text:p>5</text:p>
          </table:table-cell>
          <table:table-cell table:formula="of:=SUBSTITUTE(SUBSTITUTE(IF([.I92]=2;tpl_section;SUBSTITUTE(tpl_nivel;&quot;__NIVEL__&quot;;[.I92]));&quot;__ID__&quot;;[.H92]);&quot;__TEMA__&quot;;[.G92])" office:value-type="string" office:string-value="&lt;h5 id=&quot;identificacion-del-objeto-de-negacion&quot;&gt;Identificación del objeto de negación.&lt;/h5&gt;" calcext:value-type="string">
            <text:p>&lt;h5 id="identificacion-del-objeto-de-negacion"&gt;Identificación del objeto de negación.&lt;/h5&gt;</text:p>
          </table:table-cell>
          <table:table-cell table:formula="of:=&quot;&lt;li&gt;&lt;a href=&quot;&quot;#&quot;&amp;[.H92]&amp;&quot;&quot;&quot;&gt;&quot;&amp;[.G92]&amp;&quot;&lt;/a&gt;&lt;/li&gt;&quot;" office:value-type="string" office:string-value="&lt;li&gt;&lt;a href=&quot;#identificacion-del-objeto-de-negacion&quot;&gt;Identificación del objeto de negación.&lt;/a&gt;&lt;/li&gt;" calcext:value-type="string">
            <text:p>&lt;li&gt;&lt;a href="#identificacion-del-objeto-de-negacion"&gt;Identificación del objeto de negación.&lt;/a&gt;&lt;/li&gt;</text:p>
          </table:table-cell>
          <table:table-cell table:formula="of:=COUNTIF([.$H$2:.$H$200];[.H92])" office:value-type="float" office:value="1" calcext:value-type="float">
            <text:p>1</text:p>
          </table:table-cell>
        </table:table-row>
        <table:table-row table:style-name="ro1">
          <table:table-cell office:value-type="float" office:value="199" calcext:value-type="float">
            <text:p>199</text:p>
          </table:table-cell>
          <table:table-cell office:value-type="string" calcext:value-type="string">
            <text:p>SC</text:p>
          </table:table-cell>
          <table:table-cell office:value-type="float" office:value="92" calcext:value-type="float">
            <text:p>92</text:p>
          </table:table-cell>
          <table:table-cell office:value-type="float" office:value="88" calcext:value-type="float">
            <text:p>88</text:p>
          </table:table-cell>
          <table:table-cell table:style-name="ce1" table:formula="of:=NOT(ISERROR( VLOOKUP([.C93];[.D93:.$D$200];1;FALSE())))" office:value-type="boolean" office:boolean-value="true" calcext:value-type="boolean">
            <text:p>VERDADERO</text:p>
          </table:table-cell>
          <table:table-cell table:style-name="ce4" table:formula="of:=IF([.D93]&gt;0;[.D93]&amp; &quot; - &quot; &amp;[.C93];IF([.E93];[.C93]&amp; &quot; - 00&quot;;&quot;&quot;))" office:value-type="string" office:string-value="88 - 92" calcext:value-type="string">
            <text:p>88 - 92</text:p>
          </table:table-cell>
          <table:table-cell office:value-type="string" calcext:value-type="string">
            <text:p>Cómo refutar el objeto de negación.</text:p>
          </table:table-cell>
          <table:table-cell office:value-type="string" calcext:value-type="string">
            <text:p>como-refutar-el-objeto-de-negacion</text:p>
          </table:table-cell>
          <table:table-cell office:value-type="float" office:value="5" calcext:value-type="float">
            <text:p>5</text:p>
          </table:table-cell>
          <table:table-cell table:formula="of:=SUBSTITUTE(SUBSTITUTE(IF([.I93]=2;tpl_section;SUBSTITUTE(tpl_nivel;&quot;__NIVEL__&quot;;[.I93]));&quot;__ID__&quot;;[.H93]);&quot;__TEMA__&quot;;[.G93])" office:value-type="string" office:string-value="&lt;h5 id=&quot;como-refutar-el-objeto-de-negacion&quot;&gt;Cómo refutar el objeto de negación.&lt;/h5&gt;" calcext:value-type="string">
            <text:p>&lt;h5 id="como-refutar-el-objeto-de-negacion"&gt;Cómo refutar el objeto de negación.&lt;/h5&gt;</text:p>
          </table:table-cell>
          <table:table-cell table:formula="of:=&quot;&lt;li&gt;&lt;a href=&quot;&quot;#&quot;&amp;[.H93]&amp;&quot;&quot;&quot;&gt;&quot;&amp;[.G93]&amp;&quot;&lt;/a&gt;&lt;/li&gt;&quot;" office:value-type="string" office:string-value="&lt;li&gt;&lt;a href=&quot;#como-refutar-el-objeto-de-negacion&quot;&gt;Cómo refutar el objeto de negación.&lt;/a&gt;&lt;/li&gt;" calcext:value-type="string">
            <text:p>&lt;li&gt;&lt;a href="#como-refutar-el-objeto-de-negacion"&gt;Cómo refutar el objeto de negación.&lt;/a&gt;&lt;/li&gt;</text:p>
          </table:table-cell>
          <table:table-cell table:formula="of:=COUNTIF([.$H$2:.$H$200];[.H93])" office:value-type="float" office:value="1" calcext:value-type="float">
            <text:p>1</text:p>
          </table:table-cell>
        </table:table-row>
        <table:table-row table:style-name="ro1">
          <table:table-cell office:value-type="float" office:value="205" calcext:value-type="float">
            <text:p>205</text:p>
          </table:table-cell>
          <table:table-cell office:value-type="string" calcext:value-type="string">
            <text:p>SC</text:p>
          </table:table-cell>
          <table:table-cell office:value-type="float" office:value="93" calcext:value-type="float">
            <text:p>93</text:p>
          </table:table-cell>
          <table:table-cell office:value-type="float" office:value="88" calcext:value-type="float">
            <text:p>88</text:p>
          </table:table-cell>
          <table:table-cell table:style-name="ce1" table:formula="of:=NOT(ISERROR( VLOOKUP([.C94];[.D94:.$D$200];1;FALSE())))" office:value-type="boolean" office:boolean-value="true" calcext:value-type="boolean">
            <text:p>VERDADERO</text:p>
          </table:table-cell>
          <table:table-cell table:style-name="ce4" table:formula="of:=IF([.D94]&gt;0;[.D94]&amp; &quot; - &quot; &amp;[.C94];IF([.E94];[.C94]&amp; &quot; - 00&quot;;&quot;&quot;))" office:value-type="string" office:string-value="88 - 93" calcext:value-type="string">
            <text:p>88 - 93</text:p>
          </table:table-cell>
          <table:table-cell office:value-type="string" calcext:value-type="string">
            <text:p>Cómo adiestrarse en la vacuidad durante la meditación estabilizada y el logro subsiguiente.</text:p>
          </table:table-cell>
          <table:table-cell office:value-type="string" calcext:value-type="string">
            <text:p>como-adiestrarse-en-la-vacuidad-durante-la-meditacion-estabilizada-y-e</text:p>
          </table:table-cell>
          <table:table-cell office:value-type="float" office:value="5" calcext:value-type="float">
            <text:p>5</text:p>
          </table:table-cell>
          <table:table-cell table:formula="of:=SUBSTITUTE(SUBSTITUTE(IF([.I94]=2;tpl_section;SUBSTITUTE(tpl_nivel;&quot;__NIVEL__&quot;;[.I94]));&quot;__ID__&quot;;[.H94]);&quot;__TEMA__&quot;;[.G94])" office:value-type="string" office:string-value="&lt;h5 id=&quot;como-adiestrarse-en-la-vacuidad-durante-la-meditacion-estabilizada-y-e&quot;&gt;Cómo adiestrarse en la vacuidad durante la meditación estabilizada y el logro subsiguiente.&lt;/h5&gt;" calcext:value-type="string">
            <text:p>&lt;h5 id="como-adiestrarse-en-la-vacuidad-durante-la-meditacion-estabilizada-y-e"&gt;Cómo adiestrarse en la vacuidad durante la meditación estabilizada y el logro subsiguiente.&lt;/h5&gt;</text:p>
          </table:table-cell>
          <table:table-cell table:formula="of:=&quot;&lt;li&gt;&lt;a href=&quot;&quot;#&quot;&amp;[.H94]&amp;&quot;&quot;&quot;&gt;&quot;&amp;[.G94]&amp;&quot;&lt;/a&gt;&lt;/li&gt;&quot;" office:value-type="string" office:string-value="&lt;li&gt;&lt;a href=&quot;#como-adiestrarse-en-la-vacuidad-durante-la-meditacion-estabilizada-y-e&quot;&gt;Cómo adiestrarse en la vacuidad durante la meditación estabilizada y el logro subsiguiente.&lt;/a&gt;&lt;/li&gt;" calcext:value-type="string">
            <text:p>&lt;li&gt;&lt;a href="#como-adiestrarse-en-la-vacuidad-durante-la-meditacion-estabilizada-y-e"&gt;Cómo adiestrarse en la vacuidad durante la meditación estabilizada y el logro subsiguiente.&lt;/a&gt;&lt;/li&gt;</text:p>
          </table:table-cell>
          <table:table-cell table:formula="of:=COUNTIF([.$H$2:.$H$200];[.H94])" office:value-type="float" office:value="1" calcext:value-type="float">
            <text:p>1</text:p>
          </table:table-cell>
        </table:table-row>
        <table:table-row table:style-name="ro1">
          <table:table-cell office:value-type="float" office:value="199" calcext:value-type="float">
            <text:p>199</text:p>
          </table:table-cell>
          <table:table-cell office:value-type="string" calcext:value-type="string">
            <text:p>SC</text:p>
          </table:table-cell>
          <table:table-cell office:value-type="float" office:value="94" calcext:value-type="float">
            <text:p>94</text:p>
          </table:table-cell>
          <table:table-cell office:value-type="float" office:value="92" calcext:value-type="float">
            <text:p>92</text:p>
          </table:table-cell>
          <table:table-cell table:style-name="ce1" table:formula="of:=NOT(ISERROR( VLOOKUP([.C95];[.D95:.$D$200];1;FALSE())))" office:value-type="boolean" office:boolean-value="false" calcext:value-type="boolean">
            <text:p>FALSO</text:p>
          </table:table-cell>
          <table:table-cell table:style-name="ce4" table:formula="of:=IF([.D95]&gt;0;[.D95]&amp; &quot; - &quot; &amp;[.C95];IF([.E95];[.C95]&amp; &quot; - 00&quot;;&quot;&quot;))" office:value-type="string" office:string-value="92 - 94" calcext:value-type="string">
            <text:p>92 - 94</text:p>
          </table:table-cell>
          <table:table-cell office:value-type="string" calcext:value-type="string">
            <text:p>El punto esencial de determinar la inclusión.</text:p>
          </table:table-cell>
          <table:table-cell office:value-type="string" calcext:value-type="string">
            <text:p>el-punto-esencial-de-determinar-la-inclusion</text:p>
          </table:table-cell>
          <table:table-cell office:value-type="float" office:value="6" calcext:value-type="float">
            <text:p>6</text:p>
          </table:table-cell>
          <table:table-cell table:formula="of:=SUBSTITUTE(SUBSTITUTE(IF([.I95]=2;tpl_section;SUBSTITUTE(tpl_nivel;&quot;__NIVEL__&quot;;[.I95]));&quot;__ID__&quot;;[.H95]);&quot;__TEMA__&quot;;[.G95])" office:value-type="string" office:string-value="&lt;h6 id=&quot;el-punto-esencial-de-determinar-la-inclusion&quot;&gt;El punto esencial de determinar la inclusión.&lt;/h6&gt;" calcext:value-type="string">
            <text:p>&lt;h6 id="el-punto-esencial-de-determinar-la-inclusion"&gt;El punto esencial de determinar la inclusión.&lt;/h6&gt;</text:p>
          </table:table-cell>
          <table:table-cell table:formula="of:=&quot;&lt;li&gt;&lt;a href=&quot;&quot;#&quot;&amp;[.H95]&amp;&quot;&quot;&quot;&gt;&quot;&amp;[.G95]&amp;&quot;&lt;/a&gt;&lt;/li&gt;&quot;" office:value-type="string" office:string-value="&lt;li&gt;&lt;a href=&quot;#el-punto-esencial-de-determinar-la-inclusion&quot;&gt;El punto esencial de determinar la inclusión.&lt;/a&gt;&lt;/li&gt;" calcext:value-type="string">
            <text:p>&lt;li&gt;&lt;a href="#el-punto-esencial-de-determinar-la-inclusion"&gt;El punto esencial de determinar la inclusión.&lt;/a&gt;&lt;/li&gt;</text:p>
          </table:table-cell>
          <table:table-cell table:formula="of:=COUNTIF([.$H$2:.$H$200];[.H95])" office:value-type="float" office:value="1" calcext:value-type="float">
            <text:p>1</text:p>
          </table:table-cell>
        </table:table-row>
        <table:table-row table:style-name="ro1">
          <table:table-cell office:value-type="float" office:value="200" calcext:value-type="float">
            <text:p>200</text:p>
          </table:table-cell>
          <table:table-cell office:value-type="string" calcext:value-type="string">
            <text:p>SC</text:p>
          </table:table-cell>
          <table:table-cell office:value-type="float" office:value="95" calcext:value-type="float">
            <text:p>95</text:p>
          </table:table-cell>
          <table:table-cell office:value-type="float" office:value="92" calcext:value-type="float">
            <text:p>92</text:p>
          </table:table-cell>
          <table:table-cell table:style-name="ce1" table:formula="of:=NOT(ISERROR( VLOOKUP([.C96];[.D96:.$D$200];1;FALSE())))" office:value-type="boolean" office:boolean-value="false" calcext:value-type="boolean">
            <text:p>FALSO</text:p>
          </table:table-cell>
          <table:table-cell table:style-name="ce4" table:formula="of:=IF([.D96]&gt;0;[.D96]&amp; &quot; - &quot; &amp;[.C96];IF([.E96];[.C96]&amp; &quot; - 00&quot;;&quot;&quot;))" office:value-type="string" office:string-value="92 - 95" calcext:value-type="string">
            <text:p>92 - 95</text:p>
          </table:table-cell>
          <table:table-cell office:value-type="string" calcext:value-type="string">
            <text:p>El punto esencial de determinar la ausencia de unidad.</text:p>
          </table:table-cell>
          <table:table-cell office:value-type="string" calcext:value-type="string">
            <text:p>el-punto-esencial-de-determinar-la-ausencia-de-unidad</text:p>
          </table:table-cell>
          <table:table-cell office:value-type="float" office:value="6" calcext:value-type="float">
            <text:p>6</text:p>
          </table:table-cell>
          <table:table-cell table:formula="of:=SUBSTITUTE(SUBSTITUTE(IF([.I96]=2;tpl_section;SUBSTITUTE(tpl_nivel;&quot;__NIVEL__&quot;;[.I96]));&quot;__ID__&quot;;[.H96]);&quot;__TEMA__&quot;;[.G96])" office:value-type="string" office:string-value="&lt;h6 id=&quot;el-punto-esencial-de-determinar-la-ausencia-de-unidad&quot;&gt;El punto esencial de determinar la ausencia de unidad.&lt;/h6&gt;" calcext:value-type="string">
            <text:p>&lt;h6 id="el-punto-esencial-de-determinar-la-ausencia-de-unidad"&gt;El punto esencial de determinar la ausencia de unidad.&lt;/h6&gt;</text:p>
          </table:table-cell>
          <table:table-cell table:formula="of:=&quot;&lt;li&gt;&lt;a href=&quot;&quot;#&quot;&amp;[.H96]&amp;&quot;&quot;&quot;&gt;&quot;&amp;[.G96]&amp;&quot;&lt;/a&gt;&lt;/li&gt;&quot;" office:value-type="string" office:string-value="&lt;li&gt;&lt;a href=&quot;#el-punto-esencial-de-determinar-la-ausencia-de-unidad&quot;&gt;El punto esencial de determinar la ausencia de unidad.&lt;/a&gt;&lt;/li&gt;" calcext:value-type="string">
            <text:p>&lt;li&gt;&lt;a href="#el-punto-esencial-de-determinar-la-ausencia-de-unidad"&gt;El punto esencial de determinar la ausencia de unidad.&lt;/a&gt;&lt;/li&gt;</text:p>
          </table:table-cell>
          <table:table-cell table:formula="of:=COUNTIF([.$H$2:.$H$200];[.H96])" office:value-type="float" office:value="1" calcext:value-type="float">
            <text:p>1</text:p>
          </table:table-cell>
        </table:table-row>
        <table:table-row table:style-name="ro1">
          <table:table-cell office:value-type="float" office:value="200" calcext:value-type="float">
            <text:p>200</text:p>
          </table:table-cell>
          <table:table-cell office:value-type="string" calcext:value-type="string">
            <text:p>SC</text:p>
          </table:table-cell>
          <table:table-cell office:value-type="float" office:value="96" calcext:value-type="float">
            <text:p>96</text:p>
          </table:table-cell>
          <table:table-cell office:value-type="float" office:value="92" calcext:value-type="float">
            <text:p>92</text:p>
          </table:table-cell>
          <table:table-cell table:style-name="ce1" table:formula="of:=NOT(ISERROR( VLOOKUP([.C97];[.D97:.$D$200];1;FALSE())))" office:value-type="boolean" office:boolean-value="false" calcext:value-type="boolean">
            <text:p>FALSO</text:p>
          </table:table-cell>
          <table:table-cell table:style-name="ce4" table:formula="of:=IF([.D97]&gt;0;[.D97]&amp; &quot; - &quot; &amp;[.C97];IF([.E97];[.C97]&amp; &quot; - 00&quot;;&quot;&quot;))" office:value-type="string" office:string-value="92 - 96" calcext:value-type="string">
            <text:p>92 - 96</text:p>
          </table:table-cell>
          <table:table-cell office:value-type="string" calcext:value-type="string">
            <text:p>El punto esencial de determinar la ausencia de ser diferente.</text:p>
          </table:table-cell>
          <table:table-cell office:value-type="string" calcext:value-type="string">
            <text:p>el-punto-esencial-de-determinar-la-ausencia-de-ser-diferente</text:p>
          </table:table-cell>
          <table:table-cell office:value-type="float" office:value="6" calcext:value-type="float">
            <text:p>6</text:p>
          </table:table-cell>
          <table:table-cell table:formula="of:=SUBSTITUTE(SUBSTITUTE(IF([.I97]=2;tpl_section;SUBSTITUTE(tpl_nivel;&quot;__NIVEL__&quot;;[.I97]));&quot;__ID__&quot;;[.H97]);&quot;__TEMA__&quot;;[.G97])" office:value-type="string" office:string-value="&lt;h6 id=&quot;el-punto-esencial-de-determinar-la-ausencia-de-ser-diferente&quot;&gt;El punto esencial de determinar la ausencia de ser diferente.&lt;/h6&gt;" calcext:value-type="string">
            <text:p>&lt;h6 id="el-punto-esencial-de-determinar-la-ausencia-de-ser-diferente"&gt;El punto esencial de determinar la ausencia de ser diferente.&lt;/h6&gt;</text:p>
          </table:table-cell>
          <table:table-cell table:formula="of:=&quot;&lt;li&gt;&lt;a href=&quot;&quot;#&quot;&amp;[.H97]&amp;&quot;&quot;&quot;&gt;&quot;&amp;[.G97]&amp;&quot;&lt;/a&gt;&lt;/li&gt;&quot;" office:value-type="string" office:string-value="&lt;li&gt;&lt;a href=&quot;#el-punto-esencial-de-determinar-la-ausencia-de-ser-diferente&quot;&gt;El punto esencial de determinar la ausencia de ser diferente.&lt;/a&gt;&lt;/li&gt;" calcext:value-type="string">
            <text:p>&lt;li&gt;&lt;a href="#el-punto-esencial-de-determinar-la-ausencia-de-ser-diferente"&gt;El punto esencial de determinar la ausencia de ser diferente.&lt;/a&gt;&lt;/li&gt;</text:p>
          </table:table-cell>
          <table:table-cell table:formula="of:=COUNTIF([.$H$2:.$H$200];[.H97])" office:value-type="float" office:value="1" calcext:value-type="float">
            <text:p>1</text:p>
          </table:table-cell>
        </table:table-row>
        <table:table-row table:style-name="ro1">
          <table:table-cell office:value-type="float" office:value="205" calcext:value-type="float">
            <text:p>205</text:p>
          </table:table-cell>
          <table:table-cell office:value-type="string" calcext:value-type="string">
            <text:p>SC</text:p>
          </table:table-cell>
          <table:table-cell office:value-type="float" office:value="97" calcext:value-type="float">
            <text:p>97</text:p>
          </table:table-cell>
          <table:table-cell office:value-type="float" office:value="93" calcext:value-type="float">
            <text:p>93</text:p>
          </table:table-cell>
          <table:table-cell table:style-name="ce1" table:formula="of:=NOT(ISERROR( VLOOKUP([.C98];[.D98:.$D$200];1;FALSE())))" office:value-type="boolean" office:boolean-value="false" calcext:value-type="boolean">
            <text:p>FALSO</text:p>
          </table:table-cell>
          <table:table-cell table:style-name="ce4" table:formula="of:=IF([.D98]&gt;0;[.D98]&amp; &quot; - &quot; &amp;[.C98];IF([.E98];[.C98]&amp; &quot; - 00&quot;;&quot;&quot;))" office:value-type="string" office:string-value="93 - 97" calcext:value-type="string">
            <text:p>93 - 97</text:p>
          </table:table-cell>
          <table:table-cell office:value-type="string" calcext:value-type="string">
            <text:p>El yoga de la meditación estabilizada y el logro subsiguiente semejante al espacio.</text:p>
          </table:table-cell>
          <table:table-cell office:value-type="string" calcext:value-type="string">
            <text:p>el-yoga-de-la-meditacion-estabilizada-y-el-logro-subsiguiente-semejant</text:p>
          </table:table-cell>
          <table:table-cell office:value-type="float" office:value="6" calcext:value-type="float">
            <text:p>6</text:p>
          </table:table-cell>
          <table:table-cell table:formula="of:=SUBSTITUTE(SUBSTITUTE(IF([.I98]=2;tpl_section;SUBSTITUTE(tpl_nivel;&quot;__NIVEL__&quot;;[.I98]));&quot;__ID__&quot;;[.H98]);&quot;__TEMA__&quot;;[.G98])" office:value-type="string" office:string-value="&lt;h6 id=&quot;el-yoga-de-la-meditacion-estabilizada-y-el-logro-subsiguiente-semejant&quot;&gt;El yoga de la meditación estabilizada y el logro subsiguiente semejante al espacio.&lt;/h6&gt;" calcext:value-type="string">
            <text:p>&lt;h6 id="el-yoga-de-la-meditacion-estabilizada-y-el-logro-subsiguiente-semejant"&gt;El yoga de la meditación estabilizada y el logro subsiguiente semejante al espacio.&lt;/h6&gt;</text:p>
          </table:table-cell>
          <table:table-cell table:formula="of:=&quot;&lt;li&gt;&lt;a href=&quot;&quot;#&quot;&amp;[.H98]&amp;&quot;&quot;&quot;&gt;&quot;&amp;[.G98]&amp;&quot;&lt;/a&gt;&lt;/li&gt;&quot;" office:value-type="string" office:string-value="&lt;li&gt;&lt;a href=&quot;#el-yoga-de-la-meditacion-estabilizada-y-el-logro-subsiguiente-semejant&quot;&gt;El yoga de la meditación estabilizada y el logro subsiguiente semejante al espacio.&lt;/a&gt;&lt;/li&gt;" calcext:value-type="string">
            <text:p>&lt;li&gt;&lt;a href="#el-yoga-de-la-meditacion-estabilizada-y-el-logro-subsiguiente-semejant"&gt;El yoga de la meditación estabilizada y el logro subsiguiente semejante al espacio.&lt;/a&gt;&lt;/li&gt;</text:p>
          </table:table-cell>
          <table:table-cell table:formula="of:=COUNTIF([.$H$2:.$H$200];[.H98])" office:value-type="float" office:value="1" calcext:value-type="float">
            <text:p>1</text:p>
          </table:table-cell>
        </table:table-row>
        <table:table-row table:style-name="ro1">
          <table:table-cell office:value-type="float" office:value="206" calcext:value-type="float">
            <text:p>206</text:p>
          </table:table-cell>
          <table:table-cell office:value-type="string" calcext:value-type="string">
            <text:p>SC</text:p>
          </table:table-cell>
          <table:table-cell office:value-type="float" office:value="98" calcext:value-type="float">
            <text:p>98</text:p>
          </table:table-cell>
          <table:table-cell office:value-type="float" office:value="93" calcext:value-type="float">
            <text:p>93</text:p>
          </table:table-cell>
          <table:table-cell table:style-name="ce1" table:formula="of:=NOT(ISERROR( VLOOKUP([.C99];[.D99:.$D$200];1;FALSE())))" office:value-type="boolean" office:boolean-value="false" calcext:value-type="boolean">
            <text:p>FALSO</text:p>
          </table:table-cell>
          <table:table-cell table:style-name="ce4" table:formula="of:=IF([.D99]&gt;0;[.D99]&amp; &quot; - &quot; &amp;[.C99];IF([.E99];[.C99]&amp; &quot; - 00&quot;;&quot;&quot;))" office:value-type="string" office:string-value="93 - 98" calcext:value-type="string">
            <text:p>93 - 98</text:p>
          </table:table-cell>
          <table:table-cell office:value-type="string" calcext:value-type="string">
            <text:p>El yoga de logra subsiguiente semejante a una ilusión.</text:p>
          </table:table-cell>
          <table:table-cell office:value-type="string" calcext:value-type="string">
            <text:p>el-yoga-de-logra-subsiguiente-semejante-a-una-ilusion</text:p>
          </table:table-cell>
          <table:table-cell office:value-type="float" office:value="6" calcext:value-type="float">
            <text:p>6</text:p>
          </table:table-cell>
          <table:table-cell table:formula="of:=SUBSTITUTE(SUBSTITUTE(IF([.I99]=2;tpl_section;SUBSTITUTE(tpl_nivel;&quot;__NIVEL__&quot;;[.I99]));&quot;__ID__&quot;;[.H99]);&quot;__TEMA__&quot;;[.G99])" office:value-type="string" office:string-value="&lt;h6 id=&quot;el-yoga-de-logra-subsiguiente-semejante-a-una-ilusion&quot;&gt;El yoga de logra subsiguiente semejante a una ilusión.&lt;/h6&gt;" calcext:value-type="string">
            <text:p>&lt;h6 id="el-yoga-de-logra-subsiguiente-semejante-a-una-ilusion"&gt;El yoga de logra subsiguiente semejante a una ilusión.&lt;/h6&gt;</text:p>
          </table:table-cell>
          <table:table-cell table:formula="of:=&quot;&lt;li&gt;&lt;a href=&quot;&quot;#&quot;&amp;[.H99]&amp;&quot;&quot;&quot;&gt;&quot;&amp;[.G99]&amp;&quot;&lt;/a&gt;&lt;/li&gt;&quot;" office:value-type="string" office:string-value="&lt;li&gt;&lt;a href=&quot;#el-yoga-de-logra-subsiguiente-semejante-a-una-ilusion&quot;&gt;El yoga de logra subsiguiente semejante a una ilusión.&lt;/a&gt;&lt;/li&gt;" calcext:value-type="string">
            <text:p>&lt;li&gt;&lt;a href="#el-yoga-de-logra-subsiguiente-semejante-a-una-ilusion"&gt;El yoga de logra subsiguiente semejante a una ilusión.&lt;/a&gt;&lt;/li&gt;</text:p>
          </table:table-cell>
          <table:table-cell table:formula="of:=COUNTIF([.$H$2:.$H$200];[.H99])" office:value-type="float" office:value="1" calcext:value-type="float">
            <text:p>1</text:p>
          </table:table-cell>
        </table:table-row>
        <table:table-row table:style-name="ro1">
          <table:table-cell office:value-type="float" office:value="208" calcext:value-type="float">
            <text:p>208</text:p>
          </table:table-cell>
          <table:table-cell office:value-type="string" calcext:value-type="string">
            <text:p>SC</text:p>
          </table:table-cell>
          <table:table-cell office:value-type="float" office:value="99" calcext:value-type="float">
            <text:p>99</text:p>
          </table:table-cell>
          <table:table-cell office:value-type="float" office:value="89" calcext:value-type="float">
            <text:p>89</text:p>
          </table:table-cell>
          <table:table-cell table:style-name="ce1" table:formula="of:=NOT(ISERROR( VLOOKUP([.C100];[.D100:.$D$200];1;FALSE())))" office:value-type="boolean" office:boolean-value="false" calcext:value-type="boolean">
            <text:p>FALSO</text:p>
          </table:table-cell>
          <table:table-cell table:style-name="ce4" table:formula="of:=IF([.D100]&gt;0;[.D100]&amp; &quot; - &quot; &amp;[.C100];IF([.E100];[.C100]&amp; &quot; - 00&quot;;&quot;&quot;))" office:value-type="string" office:string-value="89 - 99" calcext:value-type="string">
            <text:p>89 - 99</text:p>
          </table:table-cell>
          <table:table-cell office:value-type="string" calcext:value-type="string">
            <text:p>Meditación en la ausencia de existencia inherente del cuerpo.</text:p>
          </table:table-cell>
          <table:table-cell office:value-type="string" calcext:value-type="string">
            <text:p>meditacion-en-la-ausencia-de-existencia-inherente-del-cuerpo</text:p>
          </table:table-cell>
          <table:table-cell/>
          <table:table-cell table:formula="of:=SUBSTITUTE(SUBSTITUTE(IF([.I100]=2;tpl_section;SUBSTITUTE(tpl_nivel;&quot;__NIVEL__&quot;;[.I100]));&quot;__ID__&quot;;[.H100]);&quot;__TEMA__&quot;;[.G100])" office:value-type="string" office:string-value="&lt;h id=&quot;meditacion-en-la-ausencia-de-existencia-inherente-del-cuerpo&quot;&gt;Meditación en la ausencia de existencia inherente del cuerpo.&lt;/h&gt;" calcext:value-type="string">
            <text:p>&lt;h id="meditacion-en-la-ausencia-de-existencia-inherente-del-cuerpo"&gt;Meditación en la ausencia de existencia inherente del cuerpo.&lt;/h&gt;</text:p>
          </table:table-cell>
          <table:table-cell table:formula="of:=&quot;&lt;li&gt;&lt;a href=&quot;&quot;#&quot;&amp;[.H100]&amp;&quot;&quot;&quot;&gt;&quot;&amp;[.G100]&amp;&quot;&lt;/a&gt;&lt;/li&gt;&quot;" office:value-type="string" office:string-value="&lt;li&gt;&lt;a href=&quot;#meditacion-en-la-ausencia-de-existencia-inherente-del-cuerpo&quot;&gt;Meditación en la ausencia de existencia inherente del cuerpo.&lt;/a&gt;&lt;/li&gt;" calcext:value-type="string">
            <text:p>&lt;li&gt;&lt;a href="#meditacion-en-la-ausencia-de-existencia-inherente-del-cuerpo"&gt;Meditación en la ausencia de existencia inherente del cuerpo.&lt;/a&gt;&lt;/li&gt;</text:p>
          </table:table-cell>
          <table:table-cell table:formula="of:=COUNTIF([.$H$2:.$H$200];[.H100])" office:value-type="float" office:value="1" calcext:value-type="float">
            <text:p>1</text:p>
          </table:table-cell>
        </table:table-row>
        <table:table-row table:style-name="ro1">
          <table:table-cell office:value-type="float" office:value="208" calcext:value-type="float">
            <text:p>208</text:p>
          </table:table-cell>
          <table:table-cell office:value-type="string" calcext:value-type="string">
            <text:p>SC</text:p>
          </table:table-cell>
          <table:table-cell office:value-type="float" office:value="100" calcext:value-type="float">
            <text:p>100</text:p>
          </table:table-cell>
          <table:table-cell office:value-type="float" office:value="89" calcext:value-type="float">
            <text:p>89</text:p>
          </table:table-cell>
          <table:table-cell table:style-name="ce1" table:formula="of:=NOT(ISERROR( VLOOKUP([.C101];[.D101:.$D$200];1;FALSE())))" office:value-type="boolean" office:boolean-value="false" calcext:value-type="boolean">
            <text:p>FALSO</text:p>
          </table:table-cell>
          <table:table-cell table:style-name="ce4" table:formula="of:=IF([.D101]&gt;0;[.D101]&amp; &quot; - &quot; &amp;[.C101];IF([.E101];[.C101]&amp; &quot; - 00&quot;;&quot;&quot;))" office:value-type="string" office:string-value="89 - 100" calcext:value-type="string">
            <text:p>89 - 100</text:p>
          </table:table-cell>
          <table:table-cell office:value-type="string" calcext:value-type="string">
            <text:p>Meditación en la ausencia de existencia inherente de la mente.</text:p>
          </table:table-cell>
          <table:table-cell office:value-type="string" calcext:value-type="string">
            <text:p>meditacion-en-la-ausencia-de-existencia-inherente-de-la-mente</text:p>
          </table:table-cell>
          <table:table-cell/>
          <table:table-cell table:formula="of:=SUBSTITUTE(SUBSTITUTE(IF([.I101]=2;tpl_section;SUBSTITUTE(tpl_nivel;&quot;__NIVEL__&quot;;[.I101]));&quot;__ID__&quot;;[.H101]);&quot;__TEMA__&quot;;[.G101])" office:value-type="string" office:string-value="&lt;h id=&quot;meditacion-en-la-ausencia-de-existencia-inherente-de-la-mente&quot;&gt;Meditación en la ausencia de existencia inherente de la mente.&lt;/h&gt;" calcext:value-type="string">
            <text:p>&lt;h id="meditacion-en-la-ausencia-de-existencia-inherente-de-la-mente"&gt;Meditación en la ausencia de existencia inherente de la mente.&lt;/h&gt;</text:p>
          </table:table-cell>
          <table:table-cell table:formula="of:=&quot;&lt;li&gt;&lt;a href=&quot;&quot;#&quot;&amp;[.H101]&amp;&quot;&quot;&quot;&gt;&quot;&amp;[.G101]&amp;&quot;&lt;/a&gt;&lt;/li&gt;&quot;" office:value-type="string" office:string-value="&lt;li&gt;&lt;a href=&quot;#meditacion-en-la-ausencia-de-existencia-inherente-de-la-mente&quot;&gt;Meditación en la ausencia de existencia inherente de la mente.&lt;/a&gt;&lt;/li&gt;" calcext:value-type="string">
            <text:p>&lt;li&gt;&lt;a href="#meditacion-en-la-ausencia-de-existencia-inherente-de-la-mente"&gt;Meditación en la ausencia de existencia inherente de la mente.&lt;/a&gt;&lt;/li&gt;</text:p>
          </table:table-cell>
          <table:table-cell table:formula="of:=COUNTIF([.$H$2:.$H$200];[.H101])" office:value-type="float" office:value="1" calcext:value-type="float">
            <text:p>1</text:p>
          </table:table-cell>
        </table:table-row>
        <table:table-row table:style-name="ro1">
          <table:table-cell office:value-type="float" office:value="208" calcext:value-type="float">
            <text:p>208</text:p>
          </table:table-cell>
          <table:table-cell office:value-type="string" calcext:value-type="string">
            <text:p>SC</text:p>
          </table:table-cell>
          <table:table-cell office:value-type="float" office:value="101" calcext:value-type="float">
            <text:p>101</text:p>
          </table:table-cell>
          <table:table-cell office:value-type="float" office:value="89" calcext:value-type="float">
            <text:p>89</text:p>
          </table:table-cell>
          <table:table-cell table:style-name="ce1" table:formula="of:=NOT(ISERROR( VLOOKUP([.C102];[.D102:.$D$200];1;FALSE())))" office:value-type="boolean" office:boolean-value="false" calcext:value-type="boolean">
            <text:p>FALSO</text:p>
          </table:table-cell>
          <table:table-cell table:style-name="ce4" table:formula="of:=IF([.D102]&gt;0;[.D102]&amp; &quot; - &quot; &amp;[.C102];IF([.E102];[.C102]&amp; &quot; - 00&quot;;&quot;&quot;))" office:value-type="string" office:string-value="89 - 101" calcext:value-type="string">
            <text:p>89 - 101</text:p>
          </table:table-cell>
          <table:table-cell office:value-type="string" calcext:value-type="string">
            <text:p>Meditación en la ausencia de existencia inherente de los demás fenómenos.</text:p>
          </table:table-cell>
          <table:table-cell office:value-type="string" calcext:value-type="string">
            <text:p>meditacion-en-la-ausencia-de-existencia-inherente-de-los-demas-fenomen</text:p>
          </table:table-cell>
          <table:table-cell/>
          <table:table-cell table:formula="of:=SUBSTITUTE(SUBSTITUTE(IF([.I102]=2;tpl_section;SUBSTITUTE(tpl_nivel;&quot;__NIVEL__&quot;;[.I102]));&quot;__ID__&quot;;[.H102]);&quot;__TEMA__&quot;;[.G102])" office:value-type="string" office:string-value="&lt;h id=&quot;meditacion-en-la-ausencia-de-existencia-inherente-de-los-demas-fenomen&quot;&gt;Meditación en la ausencia de existencia inherente de los demás fenómenos.&lt;/h&gt;" calcext:value-type="string">
            <text:p>&lt;h id="meditacion-en-la-ausencia-de-existencia-inherente-de-los-demas-fenomen"&gt;Meditación en la ausencia de existencia inherente de los demás fenómenos.&lt;/h&gt;</text:p>
          </table:table-cell>
          <table:table-cell table:formula="of:=&quot;&lt;li&gt;&lt;a href=&quot;&quot;#&quot;&amp;[.H102]&amp;&quot;&quot;&quot;&gt;&quot;&amp;[.G102]&amp;&quot;&lt;/a&gt;&lt;/li&gt;&quot;" office:value-type="string" office:string-value="&lt;li&gt;&lt;a href=&quot;#meditacion-en-la-ausencia-de-existencia-inherente-de-los-demas-fenomen&quot;&gt;Meditación en la ausencia de existencia inherente de los demás fenómenos.&lt;/a&gt;&lt;/li&gt;" calcext:value-type="string">
            <text:p>&lt;li&gt;&lt;a href="#meditacion-en-la-ausencia-de-existencia-inherente-de-los-demas-fenomen"&gt;Meditación en la ausencia de existencia inherente de los demás fenómenos.&lt;/a&gt;&lt;/li&gt;</text:p>
          </table:table-cell>
          <table:table-cell table:formula="of:=COUNTIF([.$H$2:.$H$200];[.H102])" office:value-type="float" office:value="1" calcext:value-type="float">
            <text:p>1</text:p>
          </table:table-cell>
        </table:table-row>
        <table:table-row table:style-name="ro1">
          <table:table-cell office:value-type="float" office:value="0" calcext:value-type="float">
            <text:p>0</text:p>
          </table:table-cell>
          <table:table-cell office:value-type="string" calcext:value-type="string">
            <text:p>SC</text:p>
          </table:table-cell>
          <table:table-cell office:value-type="float" office:value="102" calcext:value-type="float">
            <text:p>102</text:p>
          </table:table-cell>
          <table:table-cell office:value-type="string" calcext:value-type="string">
            <text:p>***</text:p>
          </table:table-cell>
          <table:table-cell table:style-name="ce1" table:formula="of:=NOT(ISERROR( VLOOKUP([.C103];[.D103:.$D$200];1;FALSE())))" office:value-type="boolean" office:boolean-value="false" calcext:value-type="boolean">
            <text:p>FALSO</text:p>
          </table:table-cell>
          <table:table-cell table:style-name="ce4" table:formula="of:=IF([.D103]&gt;0;[.D103]&amp; &quot; - &quot; &amp;[.C103];IF([.E103];[.C103]&amp; &quot; - 00&quot;;&quot;&quot;))" office:value-type="string" office:string-value="*** - 102" calcext:value-type="string">
            <text:p>*** - 102</text:p>
          </table:table-cell>
          <table:table-cell office:value-type="string" calcext:value-type="string">
            <text:p>Cada una de estas tres tiene tres partes, identificación del objeto de negación y demás.</text:p>
          </table:table-cell>
          <table:table-cell office:value-type="string" calcext:value-type="string">
            <text:p>cada-una-de-estas-tres-tiene-tres-partes-identificacion-del-objeto-de-</text:p>
          </table:table-cell>
          <table:table-cell/>
          <table:table-cell table:formula="of:=SUBSTITUTE(SUBSTITUTE(IF([.I103]=2;tpl_section;SUBSTITUTE(tpl_nivel;&quot;__NIVEL__&quot;;[.I103]));&quot;__ID__&quot;;[.H103]);&quot;__TEMA__&quot;;[.G103])" office:value-type="string" office:string-value="&lt;h id=&quot;cada-una-de-estas-tres-tiene-tres-partes-identificacion-del-objeto-de-&quot;&gt;Cada una de estas tres tiene tres partes, identificación del objeto de negación y demás.&lt;/h&gt;" calcext:value-type="string">
            <text:p>&lt;h id="cada-una-de-estas-tres-tiene-tres-partes-identificacion-del-objeto-de-"&gt;Cada una de estas tres tiene tres partes, identificación del objeto de negación y demás.&lt;/h&gt;</text:p>
          </table:table-cell>
          <table:table-cell table:formula="of:=&quot;&lt;li&gt;&lt;a href=&quot;&quot;#&quot;&amp;[.H103]&amp;&quot;&quot;&quot;&gt;&quot;&amp;[.G103]&amp;&quot;&lt;/a&gt;&lt;/li&gt;&quot;" office:value-type="string" office:string-value="&lt;li&gt;&lt;a href=&quot;#cada-una-de-estas-tres-tiene-tres-partes-identificacion-del-objeto-de-&quot;&gt;Cada una de estas tres tiene tres partes, identificación del objeto de negación y demás.&lt;/a&gt;&lt;/li&gt;" calcext:value-type="string">
            <text:p>&lt;li&gt;&lt;a href="#cada-una-de-estas-tres-tiene-tres-partes-identificacion-del-objeto-de-"&gt;Cada una de estas tres tiene tres partes, identificación del objeto de negación y demás.&lt;/a&gt;&lt;/li&gt;</text:p>
          </table:table-cell>
          <table:table-cell table:formula="of:=COUNTIF([.$H$2:.$H$200];[.H103])" office:value-type="float" office:value="1" calcext:value-type="float">
            <text:p>1</text:p>
          </table:table-cell>
        </table:table-row>
        <table:table-row table:style-name="ro1">
          <table:table-cell office:value-type="float" office:value="217" calcext:value-type="float">
            <text:p>217</text:p>
          </table:table-cell>
          <table:table-cell office:value-type="string" calcext:value-type="string">
            <text:p>SC</text:p>
          </table:table-cell>
          <table:table-cell office:value-type="float" office:value="103" calcext:value-type="float">
            <text:p>103</text:p>
          </table:table-cell>
          <table:table-cell office:value-type="float" office:value="27" calcext:value-type="float">
            <text:p>27</text:p>
          </table:table-cell>
          <table:table-cell table:style-name="ce1" table:formula="of:=NOT(ISERROR( VLOOKUP([.C104];[.D104:.$D$200];1;FALSE())))" office:value-type="boolean" office:boolean-value="true" calcext:value-type="boolean">
            <text:p>VERDADERO</text:p>
          </table:table-cell>
          <table:table-cell table:style-name="ce4" table:formula="of:=IF([.D104]&gt;0;[.D104]&amp; &quot; - &quot; &amp;[.C104];IF([.E104];[.C104]&amp; &quot; - 00&quot;;&quot;&quot;))" office:value-type="string" office:string-value="27 - 103" calcext:value-type="string">
            <text:p>27 - 103</text:p>
          </table:table-cell>
          <table:table-cell office:value-type="string" calcext:value-type="string">
            <text:p>Exposición de las etapas para alcanzar el cuerpo ilusorio con respecto a la verdad convencional.</text:p>
          </table:table-cell>
          <table:table-cell office:value-type="string" calcext:value-type="string">
            <text:p>exposicion-de-las-etapas-para-alcanzar-el-cuerpo-ilusorio-con-respecto</text:p>
          </table:table-cell>
          <table:table-cell/>
          <table:table-cell table:formula="of:=SUBSTITUTE(SUBSTITUTE(IF([.I104]=2;tpl_section;SUBSTITUTE(tpl_nivel;&quot;__NIVEL__&quot;;[.I104]));&quot;__ID__&quot;;[.H104]);&quot;__TEMA__&quot;;[.G104])" office:value-type="string" office:string-value="&lt;h id=&quot;exposicion-de-las-etapas-para-alcanzar-el-cuerpo-ilusorio-con-respecto&quot;&gt;Exposición de las etapas para alcanzar el cuerpo ilusorio con respecto a la verdad convencional.&lt;/h&gt;" calcext:value-type="string">
            <text:p>&lt;h id="exposicion-de-las-etapas-para-alcanzar-el-cuerpo-ilusorio-con-respecto"&gt;Exposición de las etapas para alcanzar el cuerpo ilusorio con respecto a la verdad convencional.&lt;/h&gt;</text:p>
          </table:table-cell>
          <table:table-cell table:formula="of:=&quot;&lt;li&gt;&lt;a href=&quot;&quot;#&quot;&amp;[.H104]&amp;&quot;&quot;&quot;&gt;&quot;&amp;[.G104]&amp;&quot;&lt;/a&gt;&lt;/li&gt;&quot;" office:value-type="string" office:string-value="&lt;li&gt;&lt;a href=&quot;#exposicion-de-las-etapas-para-alcanzar-el-cuerpo-ilusorio-con-respecto&quot;&gt;Exposición de las etapas para alcanzar el cuerpo ilusorio con respecto a la verdad convencional.&lt;/a&gt;&lt;/li&gt;" calcext:value-type="string">
            <text:p>&lt;li&gt;&lt;a href="#exposicion-de-las-etapas-para-alcanzar-el-cuerpo-ilusorio-con-respecto"&gt;Exposición de las etapas para alcanzar el cuerpo ilusorio con respecto a la verdad convencional.&lt;/a&gt;&lt;/li&gt;</text:p>
          </table:table-cell>
          <table:table-cell table:formula="of:=COUNTIF([.$H$2:.$H$200];[.H104])" office:value-type="float" office:value="1" calcext:value-type="float">
            <text:p>1</text:p>
          </table:table-cell>
        </table:table-row>
        <table:table-row table:style-name="ro1">
          <table:table-cell office:value-type="float" office:value="239" calcext:value-type="float">
            <text:p>239</text:p>
          </table:table-cell>
          <table:table-cell office:value-type="string" calcext:value-type="string">
            <text:p>SC</text:p>
          </table:table-cell>
          <table:table-cell office:value-type="float" office:value="104" calcext:value-type="float">
            <text:p>104</text:p>
          </table:table-cell>
          <table:table-cell office:value-type="float" office:value="27" calcext:value-type="float">
            <text:p>27</text:p>
          </table:table-cell>
          <table:table-cell table:style-name="ce1" table:formula="of:=NOT(ISERROR( VLOOKUP([.C105];[.D105:.$D$200];1;FALSE())))" office:value-type="boolean" office:boolean-value="true" calcext:value-type="boolean">
            <text:p>VERDADERO</text:p>
          </table:table-cell>
          <table:table-cell table:style-name="ce4" table:formula="of:=IF([.D105]&gt;0;[.D105]&amp; &quot; - &quot; &amp;[.C105];IF([.E105];[.C105]&amp; &quot; - 00&quot;;&quot;&quot;))" office:value-type="string" office:string-value="27 - 104" calcext:value-type="string">
            <text:p>27 - 104</text:p>
          </table:table-cell>
          <table:table-cell office:value-type="string" calcext:value-type="string">
            <text:p>Exposición de las etapas para alcanzar la luz clara significativa con respecto a la verdad última.</text:p>
          </table:table-cell>
          <table:table-cell office:value-type="string" calcext:value-type="string">
            <text:p>exposicion-de-las-etapas-para-alcanzar-la-luz-clara-significativa-con-</text:p>
          </table:table-cell>
          <table:table-cell office:value-type="float" office:value="3" calcext:value-type="float">
            <text:p>3</text:p>
          </table:table-cell>
          <table:table-cell table:formula="of:=SUBSTITUTE(SUBSTITUTE(IF([.I105]=2;tpl_section;SUBSTITUTE(tpl_nivel;&quot;__NIVEL__&quot;;[.I105]));&quot;__ID__&quot;;[.H105]);&quot;__TEMA__&quot;;[.G105])" office:value-type="string" office:string-value="&lt;h3 id=&quot;exposicion-de-las-etapas-para-alcanzar-la-luz-clara-significativa-con-&quot;&gt;Exposición de las etapas para alcanzar la luz clara significativa con respecto a la verdad última.&lt;/h3&gt;" calcext:value-type="string">
            <text:p>&lt;h3 id="exposicion-de-las-etapas-para-alcanzar-la-luz-clara-significativa-con-"&gt;Exposición de las etapas para alcanzar la luz clara significativa con respecto a la verdad última.&lt;/h3&gt;</text:p>
          </table:table-cell>
          <table:table-cell table:formula="of:=&quot;&lt;li&gt;&lt;a href=&quot;&quot;#&quot;&amp;[.H105]&amp;&quot;&quot;&quot;&gt;&quot;&amp;[.G105]&amp;&quot;&lt;/a&gt;&lt;/li&gt;&quot;" office:value-type="string" office:string-value="&lt;li&gt;&lt;a href=&quot;#exposicion-de-las-etapas-para-alcanzar-la-luz-clara-significativa-con-&quot;&gt;Exposición de las etapas para alcanzar la luz clara significativa con respecto a la verdad última.&lt;/a&gt;&lt;/li&gt;" calcext:value-type="string">
            <text:p>&lt;li&gt;&lt;a href="#exposicion-de-las-etapas-para-alcanzar-la-luz-clara-significativa-con-"&gt;Exposición de las etapas para alcanzar la luz clara significativa con respecto a la verdad última.&lt;/a&gt;&lt;/li&gt;</text:p>
          </table:table-cell>
          <table:table-cell table:formula="of:=COUNTIF([.$H$2:.$H$200];[.H105])" office:value-type="float" office:value="1" calcext:value-type="float">
            <text:p>1</text:p>
          </table:table-cell>
        </table:table-row>
        <table:table-row table:style-name="ro1">
          <table:table-cell office:value-type="float" office:value="246" calcext:value-type="float">
            <text:p>246</text:p>
          </table:table-cell>
          <table:table-cell office:value-type="string" calcext:value-type="string">
            <text:p>SC</text:p>
          </table:table-cell>
          <table:table-cell office:value-type="float" office:value="105" calcext:value-type="float">
            <text:p>105</text:p>
          </table:table-cell>
          <table:table-cell office:value-type="float" office:value="27" calcext:value-type="float">
            <text:p>27</text:p>
          </table:table-cell>
          <table:table-cell table:style-name="ce1" table:formula="of:=NOT(ISERROR( VLOOKUP([.C106];[.D106:.$D$200];1;FALSE())))" office:value-type="boolean" office:boolean-value="true" calcext:value-type="boolean">
            <text:p>VERDADERO</text:p>
          </table:table-cell>
          <table:table-cell table:style-name="ce4" table:formula="of:=IF([.D106]&gt;0;[.D106]&amp; &quot; - &quot; &amp;[.C106];IF([.E106];[.C106]&amp; &quot; - 00&quot;;&quot;&quot;))" office:value-type="string" office:string-value="27 - 105" calcext:value-type="string">
            <text:p>27 - 105</text:p>
          </table:table-cell>
          <table:table-cell office:value-type="string" calcext:value-type="string">
            <text:p>Exposición en sí del Mahamudra que es la unión de las dos verdades.</text:p>
          </table:table-cell>
          <table:table-cell office:value-type="string" calcext:value-type="string">
            <text:p>exposicion-en-si-del-mahamudra-que-es-la-union-de-las-dos-verdades</text:p>
          </table:table-cell>
          <table:table-cell office:value-type="float" office:value="3" calcext:value-type="float">
            <text:p>3</text:p>
          </table:table-cell>
          <table:table-cell table:formula="of:=SUBSTITUTE(SUBSTITUTE(IF([.I106]=2;tpl_section;SUBSTITUTE(tpl_nivel;&quot;__NIVEL__&quot;;[.I106]));&quot;__ID__&quot;;[.H106]);&quot;__TEMA__&quot;;[.G106])" office:value-type="string" office:string-value="&lt;h3 id=&quot;exposicion-en-si-del-mahamudra-que-es-la-union-de-las-dos-verdades&quot;&gt;Exposición en sí del Mahamudra que es la unión de las dos verdades.&lt;/h3&gt;" calcext:value-type="string">
            <text:p>&lt;h3 id="exposicion-en-si-del-mahamudra-que-es-la-union-de-las-dos-verdades"&gt;Exposición en sí del Mahamudra que es la unión de las dos verdades.&lt;/h3&gt;</text:p>
          </table:table-cell>
          <table:table-cell table:formula="of:=&quot;&lt;li&gt;&lt;a href=&quot;&quot;#&quot;&amp;[.H106]&amp;&quot;&quot;&quot;&gt;&quot;&amp;[.G106]&amp;&quot;&lt;/a&gt;&lt;/li&gt;&quot;" office:value-type="string" office:string-value="&lt;li&gt;&lt;a href=&quot;#exposicion-en-si-del-mahamudra-que-es-la-union-de-las-dos-verdades&quot;&gt;Exposición en sí del Mahamudra que es la unión de las dos verdades.&lt;/a&gt;&lt;/li&gt;" calcext:value-type="string">
            <text:p>&lt;li&gt;&lt;a href="#exposicion-en-si-del-mahamudra-que-es-la-union-de-las-dos-verdades"&gt;Exposición en sí del Mahamudra que es la unión de las dos verdades.&lt;/a&gt;&lt;/li&gt;</text:p>
          </table:table-cell>
          <table:table-cell table:formula="of:=COUNTIF([.$H$2:.$H$200];[.H106])" office:value-type="float" office:value="1" calcext:value-type="float">
            <text:p>1</text:p>
          </table:table-cell>
        </table:table-row>
        <table:table-row table:style-name="ro1">
          <table:table-cell office:value-type="float" office:value="218" calcext:value-type="float">
            <text:p>218</text:p>
          </table:table-cell>
          <table:table-cell office:value-type="string" calcext:value-type="string">
            <text:p>SC</text:p>
          </table:table-cell>
          <table:table-cell office:value-type="float" office:value="106" calcext:value-type="float">
            <text:p>106</text:p>
          </table:table-cell>
          <table:table-cell office:value-type="float" office:value="103" calcext:value-type="float">
            <text:p>103</text:p>
          </table:table-cell>
          <table:table-cell table:style-name="ce1" table:formula="of:=NOT(ISERROR( VLOOKUP([.C107];[.D107:.$D$200];1;FALSE())))" office:value-type="boolean" office:boolean-value="false" calcext:value-type="boolean">
            <text:p>FALSO</text:p>
          </table:table-cell>
          <table:table-cell table:style-name="ce4" table:formula="of:=IF([.D107]&gt;0;[.D107]&amp; &quot; - &quot; &amp;[.C107];IF([.E107];[.C107]&amp; &quot; - 00&quot;;&quot;&quot;))" office:value-type="string" office:string-value="103 - 106" calcext:value-type="string">
            <text:p>103 - 106</text:p>
          </table:table-cell>
          <table:table-cell office:value-type="string" calcext:value-type="string">
            <text:p>Cómo discípulos que poseen los cuatro atributos suplican a un Guía Espiritual cualificado que revele el significado del cuerpo ilusorio.</text:p>
          </table:table-cell>
          <table:table-cell office:value-type="string" calcext:value-type="string">
            <text:p>como-discipulos-que-poseen-los-cuatro-atributos-suplican-a-un-guia-esp</text:p>
          </table:table-cell>
          <table:table-cell office:value-type="float" office:value="4" calcext:value-type="float">
            <text:p>4</text:p>
          </table:table-cell>
          <table:table-cell table:formula="of:=SUBSTITUTE(SUBSTITUTE(IF([.I107]=2;tpl_section;SUBSTITUTE(tpl_nivel;&quot;__NIVEL__&quot;;[.I107]));&quot;__ID__&quot;;[.H107]);&quot;__TEMA__&quot;;[.G107])" office:value-type="string" office:string-value="&lt;h4 id=&quot;como-discipulos-que-poseen-los-cuatro-atributos-suplican-a-un-guia-esp&quot;&gt;Cómo discípulos que poseen los cuatro atributos suplican a un Guía Espiritual cualificado que revele el significado del cuerpo ilusorio.&lt;/h4&gt;" calcext:value-type="string">
            <text:p>&lt;h4 id="como-discipulos-que-poseen-los-cuatro-atributos-suplican-a-un-guia-esp"&gt;Cómo discípulos que poseen los cuatro atributos suplican a un Guía Espiritual cualificado que revele el significado del cuerpo ilusorio.&lt;/h4&gt;</text:p>
          </table:table-cell>
          <table:table-cell table:formula="of:=&quot;&lt;li&gt;&lt;a href=&quot;&quot;#&quot;&amp;[.H107]&amp;&quot;&quot;&quot;&gt;&quot;&amp;[.G107]&amp;&quot;&lt;/a&gt;&lt;/li&gt;&quot;" office:value-type="string" office:string-value="&lt;li&gt;&lt;a href=&quot;#como-discipulos-que-poseen-los-cuatro-atributos-suplican-a-un-guia-esp&quot;&gt;Cómo discípulos que poseen los cuatro atributos suplican a un Guía Espiritual cualificado que revele el significado del cuerpo ilusorio.&lt;/a&gt;&lt;/li&gt;" calcext:value-type="string">
            <text:p>&lt;li&gt;&lt;a href="#como-discipulos-que-poseen-los-cuatro-atributos-suplican-a-un-guia-esp"&gt;Cómo discípulos que poseen los cuatro atributos suplican a un Guía Espiritual cualificado que revele el significado del cuerpo ilusorio.&lt;/a&gt;&lt;/li&gt;</text:p>
          </table:table-cell>
          <table:table-cell table:formula="of:=COUNTIF([.$H$2:.$H$200];[.H107])" office:value-type="float" office:value="1" calcext:value-type="float">
            <text:p>1</text:p>
          </table:table-cell>
        </table:table-row>
        <table:table-row table:style-name="ro1">
          <table:table-cell office:value-type="float" office:value="220" calcext:value-type="float">
            <text:p>220</text:p>
          </table:table-cell>
          <table:table-cell office:value-type="string" calcext:value-type="string">
            <text:p>SC</text:p>
          </table:table-cell>
          <table:table-cell office:value-type="float" office:value="107" calcext:value-type="float">
            <text:p>107</text:p>
          </table:table-cell>
          <table:table-cell office:value-type="float" office:value="103" calcext:value-type="float">
            <text:p>103</text:p>
          </table:table-cell>
          <table:table-cell table:style-name="ce1" table:formula="of:=NOT(ISERROR( VLOOKUP([.C108];[.D108:.$D$200];1;FALSE())))" office:value-type="boolean" office:boolean-value="false" calcext:value-type="boolean">
            <text:p>FALSO</text:p>
          </table:table-cell>
          <table:table-cell table:style-name="ce4" table:formula="of:=IF([.D108]&gt;0;[.D108]&amp; &quot; - &quot; &amp;[.C108];IF([.E108];[.C108]&amp; &quot; - 00&quot;;&quot;&quot;))" office:value-type="string" office:string-value="103 - 107" calcext:value-type="string">
            <text:p>103 - 107</text:p>
          </table:table-cell>
          <table:table-cell office:value-type="string" calcext:value-type="string">
            <text:p>La comprensión correcta del cuerpo ilusorio depende de las instrucciones del Guía Espiritual.</text:p>
          </table:table-cell>
          <table:table-cell office:value-type="string" calcext:value-type="string">
            <text:p>la-comprension-correcta-del-cuerpo-ilusorio-depende-de-las-instruccion</text:p>
          </table:table-cell>
          <table:table-cell office:value-type="float" office:value="4" calcext:value-type="float">
            <text:p>4</text:p>
          </table:table-cell>
          <table:table-cell table:formula="of:=SUBSTITUTE(SUBSTITUTE(IF([.I108]=2;tpl_section;SUBSTITUTE(tpl_nivel;&quot;__NIVEL__&quot;;[.I108]));&quot;__ID__&quot;;[.H108]);&quot;__TEMA__&quot;;[.G108])" office:value-type="string" office:string-value="&lt;h4 id=&quot;la-comprension-correcta-del-cuerpo-ilusorio-depende-de-las-instruccion&quot;&gt;La comprensión correcta del cuerpo ilusorio depende de las instrucciones del Guía Espiritual.&lt;/h4&gt;" calcext:value-type="string">
            <text:p>&lt;h4 id="la-comprension-correcta-del-cuerpo-ilusorio-depende-de-las-instruccion"&gt;La comprensión correcta del cuerpo ilusorio depende de las instrucciones del Guía Espiritual.&lt;/h4&gt;</text:p>
          </table:table-cell>
          <table:table-cell table:formula="of:=&quot;&lt;li&gt;&lt;a href=&quot;&quot;#&quot;&amp;[.H108]&amp;&quot;&quot;&quot;&gt;&quot;&amp;[.G108]&amp;&quot;&lt;/a&gt;&lt;/li&gt;&quot;" office:value-type="string" office:string-value="&lt;li&gt;&lt;a href=&quot;#la-comprension-correcta-del-cuerpo-ilusorio-depende-de-las-instruccion&quot;&gt;La comprensión correcta del cuerpo ilusorio depende de las instrucciones del Guía Espiritual.&lt;/a&gt;&lt;/li&gt;" calcext:value-type="string">
            <text:p>&lt;li&gt;&lt;a href="#la-comprension-correcta-del-cuerpo-ilusorio-depende-de-las-instruccion"&gt;La comprensión correcta del cuerpo ilusorio depende de las instrucciones del Guía Espiritual.&lt;/a&gt;&lt;/li&gt;</text:p>
          </table:table-cell>
          <table:table-cell table:formula="of:=COUNTIF([.$H$2:.$H$200];[.H108])" office:value-type="float" office:value="1" calcext:value-type="float">
            <text:p>1</text:p>
          </table:table-cell>
        </table:table-row>
        <table:table-row table:style-name="ro1">
          <table:table-cell office:value-type="float" office:value="225" calcext:value-type="float">
            <text:p>225</text:p>
          </table:table-cell>
          <table:table-cell office:value-type="string" calcext:value-type="string">
            <text:p>SC</text:p>
          </table:table-cell>
          <table:table-cell office:value-type="float" office:value="108" calcext:value-type="float">
            <text:p>108</text:p>
          </table:table-cell>
          <table:table-cell office:value-type="float" office:value="103" calcext:value-type="float">
            <text:p>103</text:p>
          </table:table-cell>
          <table:table-cell table:style-name="ce1" table:formula="of:=NOT(ISERROR( VLOOKUP([.C109];[.D109:.$D$200];1;FALSE())))" office:value-type="boolean" office:boolean-value="false" calcext:value-type="boolean">
            <text:p>FALSO</text:p>
          </table:table-cell>
          <table:table-cell table:style-name="ce4" table:formula="of:=IF([.D109]&gt;0;[.D109]&amp; &quot; - &quot; &amp;[.C109];IF([.E109];[.C109]&amp; &quot; - 00&quot;;&quot;&quot;))" office:value-type="string" office:string-value="103 - 108" calcext:value-type="string">
            <text:p>103 - 108</text:p>
          </table:table-cell>
          <table:table-cell office:value-type="string" calcext:value-type="string">
            <text:p>Identificación de la base para alcanzar el cuerpo ilusorio.</text:p>
          </table:table-cell>
          <table:table-cell office:value-type="string" calcext:value-type="string">
            <text:p>identificacion-de-la-base-para-alcanzar-el-cuerpo-ilusorio</text:p>
          </table:table-cell>
          <table:table-cell office:value-type="float" office:value="4" calcext:value-type="float">
            <text:p>4</text:p>
          </table:table-cell>
          <table:table-cell table:formula="of:=SUBSTITUTE(SUBSTITUTE(IF([.I109]=2;tpl_section;SUBSTITUTE(tpl_nivel;&quot;__NIVEL__&quot;;[.I109]));&quot;__ID__&quot;;[.H109]);&quot;__TEMA__&quot;;[.G109])" office:value-type="string" office:string-value="&lt;h4 id=&quot;identificacion-de-la-base-para-alcanzar-el-cuerpo-ilusorio&quot;&gt;Identificación de la base para alcanzar el cuerpo ilusorio.&lt;/h4&gt;" calcext:value-type="string">
            <text:p>&lt;h4 id="identificacion-de-la-base-para-alcanzar-el-cuerpo-ilusorio"&gt;Identificación de la base para alcanzar el cuerpo ilusorio.&lt;/h4&gt;</text:p>
          </table:table-cell>
          <table:table-cell table:formula="of:=&quot;&lt;li&gt;&lt;a href=&quot;&quot;#&quot;&amp;[.H109]&amp;&quot;&quot;&quot;&gt;&quot;&amp;[.G109]&amp;&quot;&lt;/a&gt;&lt;/li&gt;&quot;" office:value-type="string" office:string-value="&lt;li&gt;&lt;a href=&quot;#identificacion-de-la-base-para-alcanzar-el-cuerpo-ilusorio&quot;&gt;Identificación de la base para alcanzar el cuerpo ilusorio.&lt;/a&gt;&lt;/li&gt;" calcext:value-type="string">
            <text:p>&lt;li&gt;&lt;a href="#identificacion-de-la-base-para-alcanzar-el-cuerpo-ilusorio"&gt;Identificación de la base para alcanzar el cuerpo ilusorio.&lt;/a&gt;&lt;/li&gt;</text:p>
          </table:table-cell>
          <table:table-cell table:formula="of:=COUNTIF([.$H$2:.$H$200];[.H109])" office:value-type="float" office:value="1" calcext:value-type="float">
            <text:p>1</text:p>
          </table:table-cell>
        </table:table-row>
        <table:table-row table:style-name="ro1">
          <table:table-cell office:value-type="float" office:value="229" calcext:value-type="float">
            <text:p>229</text:p>
          </table:table-cell>
          <table:table-cell office:value-type="string" calcext:value-type="string">
            <text:p>SC</text:p>
          </table:table-cell>
          <table:table-cell office:value-type="float" office:value="109" calcext:value-type="float">
            <text:p>109</text:p>
          </table:table-cell>
          <table:table-cell office:value-type="float" office:value="103" calcext:value-type="float">
            <text:p>103</text:p>
          </table:table-cell>
          <table:table-cell table:style-name="ce1" table:formula="of:=NOT(ISERROR( VLOOKUP([.C110];[.D110:.$D$200];1;FALSE())))" office:value-type="boolean" office:boolean-value="false" calcext:value-type="boolean">
            <text:p>FALSO</text:p>
          </table:table-cell>
          <table:table-cell table:style-name="ce4" table:formula="of:=IF([.D110]&gt;0;[.D110]&amp; &quot; - &quot; &amp;[.C110];IF([.E110];[.C110]&amp; &quot; - 00&quot;;&quot;&quot;))" office:value-type="string" office:string-value="103 - 109" calcext:value-type="string">
            <text:p>103 - 109</text:p>
          </table:table-cell>
          <table:table-cell office:value-type="string" calcext:value-type="string">
            <text:p>El modo en sí de alcanzar el cuerpo ilusorio sobre esta base.</text:p>
          </table:table-cell>
          <table:table-cell office:value-type="string" calcext:value-type="string">
            <text:p>el-modo-en-si-de-alcanzar-el-cuerpo-ilusorio-sobre-esta-base</text:p>
          </table:table-cell>
          <table:table-cell office:value-type="float" office:value="4" calcext:value-type="float">
            <text:p>4</text:p>
          </table:table-cell>
          <table:table-cell table:formula="of:=SUBSTITUTE(SUBSTITUTE(IF([.I110]=2;tpl_section;SUBSTITUTE(tpl_nivel;&quot;__NIVEL__&quot;;[.I110]));&quot;__ID__&quot;;[.H110]);&quot;__TEMA__&quot;;[.G110])" office:value-type="string" office:string-value="&lt;h4 id=&quot;el-modo-en-si-de-alcanzar-el-cuerpo-ilusorio-sobre-esta-base&quot;&gt;El modo en sí de alcanzar el cuerpo ilusorio sobre esta base.&lt;/h4&gt;" calcext:value-type="string">
            <text:p>&lt;h4 id="el-modo-en-si-de-alcanzar-el-cuerpo-ilusorio-sobre-esta-base"&gt;El modo en sí de alcanzar el cuerpo ilusorio sobre esta base.&lt;/h4&gt;</text:p>
          </table:table-cell>
          <table:table-cell table:formula="of:=&quot;&lt;li&gt;&lt;a href=&quot;&quot;#&quot;&amp;[.H110]&amp;&quot;&quot;&quot;&gt;&quot;&amp;[.G110]&amp;&quot;&lt;/a&gt;&lt;/li&gt;&quot;" office:value-type="string" office:string-value="&lt;li&gt;&lt;a href=&quot;#el-modo-en-si-de-alcanzar-el-cuerpo-ilusorio-sobre-esta-base&quot;&gt;El modo en sí de alcanzar el cuerpo ilusorio sobre esta base.&lt;/a&gt;&lt;/li&gt;" calcext:value-type="string">
            <text:p>&lt;li&gt;&lt;a href="#el-modo-en-si-de-alcanzar-el-cuerpo-ilusorio-sobre-esta-base"&gt;El modo en sí de alcanzar el cuerpo ilusorio sobre esta base.&lt;/a&gt;&lt;/li&gt;</text:p>
          </table:table-cell>
          <table:table-cell table:formula="of:=COUNTIF([.$H$2:.$H$200];[.H110])" office:value-type="float" office:value="1" calcext:value-type="float">
            <text:p>1</text:p>
          </table:table-cell>
        </table:table-row>
        <table:table-row table:style-name="ro1">
          <table:table-cell office:value-type="float" office:value="239" calcext:value-type="float">
            <text:p>239</text:p>
          </table:table-cell>
          <table:table-cell office:value-type="string" calcext:value-type="string">
            <text:p>SC</text:p>
          </table:table-cell>
          <table:table-cell office:value-type="float" office:value="110" calcext:value-type="float">
            <text:p>110</text:p>
          </table:table-cell>
          <table:table-cell office:value-type="float" office:value="104" calcext:value-type="float">
            <text:p>104</text:p>
          </table:table-cell>
          <table:table-cell table:style-name="ce1" table:formula="of:=NOT(ISERROR( VLOOKUP([.C111];[.D111:.$D$200];1;FALSE())))" office:value-type="boolean" office:boolean-value="false" calcext:value-type="boolean">
            <text:p>FALSO</text:p>
          </table:table-cell>
          <table:table-cell table:style-name="ce4" table:formula="of:=IF([.D111]&gt;0;[.D111]&amp; &quot; - &quot; &amp;[.C111];IF([.E111];[.C111]&amp; &quot; - 00&quot;;&quot;&quot;))" office:value-type="string" office:string-value="104 - 110" calcext:value-type="string">
            <text:p>104 - 110</text:p>
          </table:table-cell>
          <table:table-cell office:value-type="string" calcext:value-type="string">
            <text:p>El método para cultivarla.</text:p>
          </table:table-cell>
          <table:table-cell office:value-type="string" calcext:value-type="string">
            <text:p>el-metodo-para-cultivarla</text:p>
          </table:table-cell>
          <table:table-cell office:value-type="float" office:value="4" calcext:value-type="float">
            <text:p>4</text:p>
          </table:table-cell>
          <table:table-cell table:formula="of:=SUBSTITUTE(SUBSTITUTE(IF([.I111]=2;tpl_section;SUBSTITUTE(tpl_nivel;&quot;__NIVEL__&quot;;[.I111]));&quot;__ID__&quot;;[.H111]);&quot;__TEMA__&quot;;[.G111])" office:value-type="string" office:string-value="&lt;h4 id=&quot;el-metodo-para-cultivarla&quot;&gt;El método para cultivarla.&lt;/h4&gt;" calcext:value-type="string">
            <text:p>&lt;h4 id="el-metodo-para-cultivarla"&gt;El método para cultivarla.&lt;/h4&gt;</text:p>
          </table:table-cell>
          <table:table-cell table:formula="of:=&quot;&lt;li&gt;&lt;a href=&quot;&quot;#&quot;&amp;[.H111]&amp;&quot;&quot;&quot;&gt;&quot;&amp;[.G111]&amp;&quot;&lt;/a&gt;&lt;/li&gt;&quot;" office:value-type="string" office:string-value="&lt;li&gt;&lt;a href=&quot;#el-metodo-para-cultivarla&quot;&gt;El método para cultivarla.&lt;/a&gt;&lt;/li&gt;" calcext:value-type="string">
            <text:p>&lt;li&gt;&lt;a href="#el-metodo-para-cultivarla"&gt;El método para cultivarla.&lt;/a&gt;&lt;/li&gt;</text:p>
          </table:table-cell>
          <table:table-cell table:formula="of:=COUNTIF([.$H$2:.$H$200];[.H111])" office:value-type="float" office:value="1" calcext:value-type="float">
            <text:p>1</text:p>
          </table:table-cell>
        </table:table-row>
        <table:table-row table:style-name="ro1">
          <table:table-cell office:value-type="float" office:value="242" calcext:value-type="float">
            <text:p>242</text:p>
          </table:table-cell>
          <table:table-cell office:value-type="string" calcext:value-type="string">
            <text:p>SC</text:p>
          </table:table-cell>
          <table:table-cell office:value-type="float" office:value="111" calcext:value-type="float">
            <text:p>111</text:p>
          </table:table-cell>
          <table:table-cell office:value-type="float" office:value="104" calcext:value-type="float">
            <text:p>104</text:p>
          </table:table-cell>
          <table:table-cell table:style-name="ce1" table:formula="of:=NOT(ISERROR( VLOOKUP([.C112];[.D112:.$D$200];1;FALSE())))" office:value-type="boolean" office:boolean-value="false" calcext:value-type="boolean">
            <text:p>FALSO</text:p>
          </table:table-cell>
          <table:table-cell table:style-name="ce4" table:formula="of:=IF([.D112]&gt;0;[.D112]&amp; &quot; - &quot; &amp;[.C112];IF([.E112];[.C112]&amp; &quot; - 00&quot;;&quot;&quot;))" office:value-type="string" office:string-value="104 - 111" calcext:value-type="string">
            <text:p>104 - 111</text:p>
          </table:table-cell>
          <table:table-cell office:value-type="string" calcext:value-type="string">
            <text:p>Cómo cultivarla siguiendo este método.</text:p>
          </table:table-cell>
          <table:table-cell office:value-type="string" calcext:value-type="string">
            <text:p>como-cultivarla-siguiendo-este-metodo</text:p>
          </table:table-cell>
          <table:table-cell office:value-type="float" office:value="4" calcext:value-type="float">
            <text:p>4</text:p>
          </table:table-cell>
          <table:table-cell table:formula="of:=SUBSTITUTE(SUBSTITUTE(IF([.I112]=2;tpl_section;SUBSTITUTE(tpl_nivel;&quot;__NIVEL__&quot;;[.I112]));&quot;__ID__&quot;;[.H112]);&quot;__TEMA__&quot;;[.G112])" office:value-type="string" office:string-value="&lt;h4 id=&quot;como-cultivarla-siguiendo-este-metodo&quot;&gt;Cómo cultivarla siguiendo este método.&lt;/h4&gt;" calcext:value-type="string">
            <text:p>&lt;h4 id="como-cultivarla-siguiendo-este-metodo"&gt;Cómo cultivarla siguiendo este método.&lt;/h4&gt;</text:p>
          </table:table-cell>
          <table:table-cell table:formula="of:=&quot;&lt;li&gt;&lt;a href=&quot;&quot;#&quot;&amp;[.H112]&amp;&quot;&quot;&quot;&gt;&quot;&amp;[.G112]&amp;&quot;&lt;/a&gt;&lt;/li&gt;&quot;" office:value-type="string" office:string-value="&lt;li&gt;&lt;a href=&quot;#como-cultivarla-siguiendo-este-metodo&quot;&gt;Cómo cultivarla siguiendo este método.&lt;/a&gt;&lt;/li&gt;" calcext:value-type="string">
            <text:p>&lt;li&gt;&lt;a href="#como-cultivarla-siguiendo-este-metodo"&gt;Cómo cultivarla siguiendo este método.&lt;/a&gt;&lt;/li&gt;</text:p>
          </table:table-cell>
          <table:table-cell table:formula="of:=COUNTIF([.$H$2:.$H$200];[.H112])" office:value-type="float" office:value="1" calcext:value-type="float">
            <text:p>1</text:p>
          </table:table-cell>
        </table:table-row>
        <table:table-row table:style-name="ro1">
          <table:table-cell office:value-type="float" office:value="244" calcext:value-type="float">
            <text:p>244</text:p>
          </table:table-cell>
          <table:table-cell office:value-type="string" calcext:value-type="string">
            <text:p>SC</text:p>
          </table:table-cell>
          <table:table-cell office:value-type="float" office:value="112" calcext:value-type="float">
            <text:p>112</text:p>
          </table:table-cell>
          <table:table-cell office:value-type="float" office:value="104" calcext:value-type="float">
            <text:p>104</text:p>
          </table:table-cell>
          <table:table-cell table:style-name="ce1" table:formula="of:=NOT(ISERROR( VLOOKUP([.C113];[.D113:.$D$200];1;FALSE())))" office:value-type="boolean" office:boolean-value="false" calcext:value-type="boolean">
            <text:p>FALSO</text:p>
          </table:table-cell>
          <table:table-cell table:style-name="ce4" table:formula="of:=IF([.D113]&gt;0;[.D113]&amp; &quot; - &quot; &amp;[.C113];IF([.E113];[.C113]&amp; &quot; - 00&quot;;&quot;&quot;))" office:value-type="string" office:string-value="104 - 112" calcext:value-type="string">
            <text:p>104 - 112</text:p>
          </table:table-cell>
          <table:table-cell office:value-type="string" calcext:value-type="string">
            <text:p>La razón por la que esta luz clara por sí sola actúa como el antídoto directo contra las perturbaciones mentales adquiridas intelectualmente y las innatas.</text:p>
          </table:table-cell>
          <table:table-cell office:value-type="string" calcext:value-type="string">
            <text:p>la-razon-por-la-que-esta-luz-clara-por-si-sola-actua-como-el-antidoto-</text:p>
          </table:table-cell>
          <table:table-cell office:value-type="float" office:value="4" calcext:value-type="float">
            <text:p>4</text:p>
          </table:table-cell>
          <table:table-cell table:formula="of:=SUBSTITUTE(SUBSTITUTE(IF([.I113]=2;tpl_section;SUBSTITUTE(tpl_nivel;&quot;__NIVEL__&quot;;[.I113]));&quot;__ID__&quot;;[.H113]);&quot;__TEMA__&quot;;[.G113])" office:value-type="string" office:string-value="&lt;h4 id=&quot;la-razon-por-la-que-esta-luz-clara-por-si-sola-actua-como-el-antidoto-&quot;&gt;La razón por la que esta luz clara por sí sola actúa como el antídoto directo contra las perturbaciones mentales adquiridas intelectualmente y las innatas.&lt;/h4&gt;" calcext:value-type="string">
            <text:p>&lt;h4 id="la-razon-por-la-que-esta-luz-clara-por-si-sola-actua-como-el-antidoto-"&gt;La razón por la que esta luz clara por sí sola actúa como el antídoto directo contra las perturbaciones mentales adquiridas intelectualmente y las innatas.&lt;/h4&gt;</text:p>
          </table:table-cell>
          <table:table-cell table:formula="of:=&quot;&lt;li&gt;&lt;a href=&quot;&quot;#&quot;&amp;[.H113]&amp;&quot;&quot;&quot;&gt;&quot;&amp;[.G113]&amp;&quot;&lt;/a&gt;&lt;/li&gt;&quot;" office:value-type="string" office:string-value="&lt;li&gt;&lt;a href=&quot;#la-razon-por-la-que-esta-luz-clara-por-si-sola-actua-como-el-antidoto-&quot;&gt;La razón por la que esta luz clara por sí sola actúa como el antídoto directo contra las perturbaciones mentales adquiridas intelectualmente y las innatas.&lt;/a&gt;&lt;/li&gt;" calcext:value-type="string">
            <text:p>&lt;li&gt;&lt;a href="#la-razon-por-la-que-esta-luz-clara-por-si-sola-actua-como-el-antidoto-"&gt;La razón por la que esta luz clara por sí sola actúa como el antídoto directo contra las perturbaciones mentales adquiridas intelectualmente y las innatas.&lt;/a&gt;&lt;/li&gt;</text:p>
          </table:table-cell>
          <table:table-cell table:formula="of:=COUNTIF([.$H$2:.$H$200];[.H113])" office:value-type="float" office:value="1" calcext:value-type="float">
            <text:p>1</text:p>
          </table:table-cell>
        </table:table-row>
        <table:table-row table:style-name="ro1">
          <table:table-cell office:value-type="float" office:value="246" calcext:value-type="float">
            <text:p>246</text:p>
          </table:table-cell>
          <table:table-cell office:value-type="string" calcext:value-type="string">
            <text:p>SC</text:p>
          </table:table-cell>
          <table:table-cell office:value-type="float" office:value="113" calcext:value-type="float">
            <text:p>113</text:p>
          </table:table-cell>
          <table:table-cell office:value-type="float" office:value="105" calcext:value-type="float">
            <text:p>105</text:p>
          </table:table-cell>
          <table:table-cell table:style-name="ce1" table:formula="of:=NOT(ISERROR( VLOOKUP([.C114];[.D114:.$D$200];1;FALSE())))" office:value-type="boolean" office:boolean-value="false" calcext:value-type="boolean">
            <text:p>FALSO</text:p>
          </table:table-cell>
          <table:table-cell table:style-name="ce4" table:formula="of:=IF([.D114]&gt;0;[.D114]&amp; &quot; - &quot; &amp;[.C114];IF([.E114];[.C114]&amp; &quot; - 00&quot;;&quot;&quot;))" office:value-type="string" office:string-value="105 - 113" calcext:value-type="string">
            <text:p>105 - 113</text:p>
          </table:table-cell>
          <table:table-cell office:value-type="string" calcext:value-type="string">
            <text:p>Introducción a la unión.</text:p>
          </table:table-cell>
          <table:table-cell office:value-type="string" calcext:value-type="string">
            <text:p>introduccion-a-la-union</text:p>
          </table:table-cell>
          <table:table-cell office:value-type="float" office:value="4" calcext:value-type="float">
            <text:p>4</text:p>
          </table:table-cell>
          <table:table-cell table:formula="of:=SUBSTITUTE(SUBSTITUTE(IF([.I114]=2;tpl_section;SUBSTITUTE(tpl_nivel;&quot;__NIVEL__&quot;;[.I114]));&quot;__ID__&quot;;[.H114]);&quot;__TEMA__&quot;;[.G114])" office:value-type="string" office:string-value="&lt;h4 id=&quot;introduccion-a-la-union&quot;&gt;Introducción a la unión.&lt;/h4&gt;" calcext:value-type="string">
            <text:p>&lt;h4 id="introduccion-a-la-union"&gt;Introducción a la unión.&lt;/h4&gt;</text:p>
          </table:table-cell>
          <table:table-cell table:formula="of:=&quot;&lt;li&gt;&lt;a href=&quot;&quot;#&quot;&amp;[.H114]&amp;&quot;&quot;&quot;&gt;&quot;&amp;[.G114]&amp;&quot;&lt;/a&gt;&lt;/li&gt;&quot;" office:value-type="string" office:string-value="&lt;li&gt;&lt;a href=&quot;#introduccion-a-la-union&quot;&gt;Introducción a la unión.&lt;/a&gt;&lt;/li&gt;" calcext:value-type="string">
            <text:p>&lt;li&gt;&lt;a href="#introduccion-a-la-union"&gt;Introducción a la unión.&lt;/a&gt;&lt;/li&gt;</text:p>
          </table:table-cell>
          <table:table-cell table:formula="of:=COUNTIF([.$H$2:.$H$200];[.H114])" office:value-type="float" office:value="1" calcext:value-type="float">
            <text:p>1</text:p>
          </table:table-cell>
        </table:table-row>
        <table:table-row table:style-name="ro1">
          <table:table-cell office:value-type="float" office:value="247" calcext:value-type="float">
            <text:p>247</text:p>
          </table:table-cell>
          <table:table-cell office:value-type="string" calcext:value-type="string">
            <text:p>SC</text:p>
          </table:table-cell>
          <table:table-cell office:value-type="float" office:value="114" calcext:value-type="float">
            <text:p>114</text:p>
          </table:table-cell>
          <table:table-cell office:value-type="float" office:value="105" calcext:value-type="float">
            <text:p>105</text:p>
          </table:table-cell>
          <table:table-cell table:style-name="ce1" table:formula="of:=NOT(ISERROR( VLOOKUP([.C115];[.D115:.$D$200];1;FALSE())))" office:value-type="boolean" office:boolean-value="false" calcext:value-type="boolean">
            <text:p>FALSO</text:p>
          </table:table-cell>
          <table:table-cell table:style-name="ce4" table:formula="of:=IF([.D115]&gt;0;[.D115]&amp; &quot; - &quot; &amp;[.C115];IF([.E115];[.C115]&amp; &quot; - 00&quot;;&quot;&quot;))" office:value-type="string" office:string-value="105 - 114" calcext:value-type="string">
            <text:p>105 - 114</text:p>
          </table:table-cell>
          <table:table-cell office:value-type="string" calcext:value-type="string">
            <text:p>Etapas del logro gradual de la unión.</text:p>
          </table:table-cell>
          <table:table-cell office:value-type="string" calcext:value-type="string">
            <text:p>etapas-del-logro-gradual-de-la-union</text:p>
          </table:table-cell>
          <table:table-cell office:value-type="float" office:value="4" calcext:value-type="float">
            <text:p>4</text:p>
          </table:table-cell>
          <table:table-cell table:formula="of:=SUBSTITUTE(SUBSTITUTE(IF([.I115]=2;tpl_section;SUBSTITUTE(tpl_nivel;&quot;__NIVEL__&quot;;[.I115]));&quot;__ID__&quot;;[.H115]);&quot;__TEMA__&quot;;[.G115])" office:value-type="string" office:string-value="&lt;h4 id=&quot;etapas-del-logro-gradual-de-la-union&quot;&gt;Etapas del logro gradual de la unión.&lt;/h4&gt;" calcext:value-type="string">
            <text:p>&lt;h4 id="etapas-del-logro-gradual-de-la-union"&gt;Etapas del logro gradual de la unión.&lt;/h4&gt;</text:p>
          </table:table-cell>
          <table:table-cell table:formula="of:=&quot;&lt;li&gt;&lt;a href=&quot;&quot;#&quot;&amp;[.H115]&amp;&quot;&quot;&quot;&gt;&quot;&amp;[.G115]&amp;&quot;&lt;/a&gt;&lt;/li&gt;&quot;" office:value-type="string" office:string-value="&lt;li&gt;&lt;a href=&quot;#etapas-del-logro-gradual-de-la-union&quot;&gt;Etapas del logro gradual de la unión.&lt;/a&gt;&lt;/li&gt;" calcext:value-type="string">
            <text:p>&lt;li&gt;&lt;a href="#etapas-del-logro-gradual-de-la-union"&gt;Etapas del logro gradual de la unión.&lt;/a&gt;&lt;/li&gt;</text:p>
          </table:table-cell>
          <table:table-cell table:formula="of:=COUNTIF([.$H$2:.$H$200];[.H115])" office:value-type="float" office:value="1" calcext:value-type="float">
            <text:p>1</text:p>
          </table:table-cell>
        </table:table-row>
        <table:table-row table:style-name="ro1">
          <table:table-cell office:value-type="float" office:value="251" calcext:value-type="float">
            <text:p>251</text:p>
          </table:table-cell>
          <table:table-cell office:value-type="string" calcext:value-type="string">
            <text:p>SC</text:p>
          </table:table-cell>
          <table:table-cell office:value-type="float" office:value="115" calcext:value-type="float">
            <text:p>115</text:p>
          </table:table-cell>
          <table:table-cell office:value-type="float" office:value="28" calcext:value-type="float">
            <text:p>28</text:p>
          </table:table-cell>
          <table:table-cell table:style-name="ce1" table:formula="of:=NOT(ISERROR( VLOOKUP([.C116];[.D116:.$D$200];1;FALSE())))" office:value-type="boolean" office:boolean-value="false" calcext:value-type="boolean">
            <text:p>FALSO</text:p>
          </table:table-cell>
          <table:table-cell table:style-name="ce4" table:formula="of:=IF([.D116]&gt;0;[.D116]&amp; &quot; - &quot; &amp;[.C116];IF([.E116];[.C116]&amp; &quot; - 00&quot;;&quot;&quot;))" office:value-type="string" office:string-value="28 - 115" calcext:value-type="string">
            <text:p>28 - 115</text:p>
          </table:table-cell>
          <table:table-cell office:value-type="string" calcext:value-type="string">
            <text:p>El lugar donde se alcanza la Budeidad.</text:p>
          </table:table-cell>
          <table:table-cell office:value-type="string" calcext:value-type="string">
            <text:p>el-lugar-donde-se-alcanza-la-budeidad</text:p>
          </table:table-cell>
          <table:table-cell office:value-type="float" office:value="4" calcext:value-type="float">
            <text:p>4</text:p>
          </table:table-cell>
          <table:table-cell table:formula="of:=SUBSTITUTE(SUBSTITUTE(IF([.I116]=2;tpl_section;SUBSTITUTE(tpl_nivel;&quot;__NIVEL__&quot;;[.I116]));&quot;__ID__&quot;;[.H116]);&quot;__TEMA__&quot;;[.G116])" office:value-type="string" office:string-value="&lt;h4 id=&quot;el-lugar-donde-se-alcanza-la-budeidad&quot;&gt;El lugar donde se alcanza la Budeidad.&lt;/h4&gt;" calcext:value-type="string">
            <text:p>&lt;h4 id="el-lugar-donde-se-alcanza-la-budeidad"&gt;El lugar donde se alcanza la Budeidad.&lt;/h4&gt;</text:p>
          </table:table-cell>
          <table:table-cell table:formula="of:=&quot;&lt;li&gt;&lt;a href=&quot;&quot;#&quot;&amp;[.H116]&amp;&quot;&quot;&quot;&gt;&quot;&amp;[.G116]&amp;&quot;&lt;/a&gt;&lt;/li&gt;&quot;" office:value-type="string" office:string-value="&lt;li&gt;&lt;a href=&quot;#el-lugar-donde-se-alcanza-la-budeidad&quot;&gt;El lugar donde se alcanza la Budeidad.&lt;/a&gt;&lt;/li&gt;" calcext:value-type="string">
            <text:p>&lt;li&gt;&lt;a href="#el-lugar-donde-se-alcanza-la-budeidad"&gt;El lugar donde se alcanza la Budeidad.&lt;/a&gt;&lt;/li&gt;</text:p>
          </table:table-cell>
          <table:table-cell table:formula="of:=COUNTIF([.$H$2:.$H$200];[.H116])" office:value-type="float" office:value="1" calcext:value-type="float">
            <text:p>1</text:p>
          </table:table-cell>
        </table:table-row>
        <table:table-row table:style-name="ro1">
          <table:table-cell office:value-type="float" office:value="254" calcext:value-type="float">
            <text:p>254</text:p>
          </table:table-cell>
          <table:table-cell office:value-type="string" calcext:value-type="string">
            <text:p>SC</text:p>
          </table:table-cell>
          <table:table-cell office:value-type="float" office:value="116" calcext:value-type="float">
            <text:p>116</text:p>
          </table:table-cell>
          <table:table-cell office:value-type="float" office:value="28" calcext:value-type="float">
            <text:p>28</text:p>
          </table:table-cell>
          <table:table-cell table:style-name="ce1" table:formula="of:=NOT(ISERROR( VLOOKUP([.C117];[.D117:.$D$200];1;FALSE())))" office:value-type="boolean" office:boolean-value="false" calcext:value-type="boolean">
            <text:p>FALSO</text:p>
          </table:table-cell>
          <table:table-cell table:style-name="ce4" table:formula="of:=IF([.D117]&gt;0;[.D117]&amp; &quot; - &quot; &amp;[.C117];IF([.E117];[.C117]&amp; &quot; - 00&quot;;&quot;&quot;))" office:value-type="string" office:string-value="28 - 116" calcext:value-type="string">
            <text:p>28 - 116</text:p>
          </table:table-cell>
          <table:table-cell office:value-type="string" calcext:value-type="string">
            <text:p>La base sobre la que se alcanza la Budeidad.</text:p>
          </table:table-cell>
          <table:table-cell office:value-type="string" calcext:value-type="string">
            <text:p>la-base-sobre-la-que-se-alcanza-la-budeidad</text:p>
          </table:table-cell>
          <table:table-cell office:value-type="float" office:value="4" calcext:value-type="float">
            <text:p>4</text:p>
          </table:table-cell>
          <table:table-cell table:formula="of:=SUBSTITUTE(SUBSTITUTE(IF([.I117]=2;tpl_section;SUBSTITUTE(tpl_nivel;&quot;__NIVEL__&quot;;[.I117]));&quot;__ID__&quot;;[.H117]);&quot;__TEMA__&quot;;[.G117])" office:value-type="string" office:string-value="&lt;h4 id=&quot;la-base-sobre-la-que-se-alcanza-la-budeidad&quot;&gt;La base sobre la que se alcanza la Budeidad.&lt;/h4&gt;" calcext:value-type="string">
            <text:p>&lt;h4 id="la-base-sobre-la-que-se-alcanza-la-budeidad"&gt;La base sobre la que se alcanza la Budeidad.&lt;/h4&gt;</text:p>
          </table:table-cell>
          <table:table-cell table:formula="of:=&quot;&lt;li&gt;&lt;a href=&quot;&quot;#&quot;&amp;[.H117]&amp;&quot;&quot;&quot;&gt;&quot;&amp;[.G117]&amp;&quot;&lt;/a&gt;&lt;/li&gt;&quot;" office:value-type="string" office:string-value="&lt;li&gt;&lt;a href=&quot;#la-base-sobre-la-que-se-alcanza-la-budeidad&quot;&gt;La base sobre la que se alcanza la Budeidad.&lt;/a&gt;&lt;/li&gt;" calcext:value-type="string">
            <text:p>&lt;li&gt;&lt;a href="#la-base-sobre-la-que-se-alcanza-la-budeidad"&gt;La base sobre la que se alcanza la Budeidad.&lt;/a&gt;&lt;/li&gt;</text:p>
          </table:table-cell>
          <table:table-cell table:formula="of:=COUNTIF([.$H$2:.$H$200];[.H117])" office:value-type="float" office:value="1" calcext:value-type="float">
            <text:p>1</text:p>
          </table:table-cell>
        </table:table-row>
        <table:table-row table:style-name="ro1">
          <table:table-cell office:value-type="float" office:value="261" calcext:value-type="float">
            <text:p>261</text:p>
          </table:table-cell>
          <table:table-cell office:value-type="string" calcext:value-type="string">
            <text:p>SC</text:p>
          </table:table-cell>
          <table:table-cell office:value-type="float" office:value="117" calcext:value-type="float">
            <text:p>117</text:p>
          </table:table-cell>
          <table:table-cell office:value-type="float" office:value="28" calcext:value-type="float">
            <text:p>28</text:p>
          </table:table-cell>
          <table:table-cell table:style-name="ce1" table:formula="of:=NOT(ISERROR( VLOOKUP([.C118];[.D118:.$D$200];1;FALSE())))" office:value-type="boolean" office:boolean-value="false" calcext:value-type="boolean">
            <text:p>FALSO</text:p>
          </table:table-cell>
          <table:table-cell table:style-name="ce4" table:formula="of:=IF([.D118]&gt;0;[.D118]&amp; &quot; - &quot; &amp;[.C118];IF([.E118];[.C118]&amp; &quot; - 00&quot;;&quot;&quot;))" office:value-type="string" office:string-value="28 - 117" calcext:value-type="string">
            <text:p>28 - 117</text:p>
          </table:table-cell>
          <table:table-cell office:value-type="string" calcext:value-type="string">
            <text:p>Las buenas cualidades un Buda.</text:p>
          </table:table-cell>
          <table:table-cell office:value-type="string" calcext:value-type="string">
            <text:p>las-buenas-cualidades-un-buda</text:p>
          </table:table-cell>
          <table:table-cell office:value-type="float" office:value="4" calcext:value-type="float">
            <text:p>4</text:p>
          </table:table-cell>
          <table:table-cell table:formula="of:=SUBSTITUTE(SUBSTITUTE(IF([.I118]=2;tpl_section;SUBSTITUTE(tpl_nivel;&quot;__NIVEL__&quot;;[.I118]));&quot;__ID__&quot;;[.H118]);&quot;__TEMA__&quot;;[.G118])" office:value-type="string" office:string-value="&lt;h4 id=&quot;las-buenas-cualidades-un-buda&quot;&gt;Las buenas cualidades un Buda.&lt;/h4&gt;" calcext:value-type="string">
            <text:p>&lt;h4 id="las-buenas-cualidades-un-buda"&gt;Las buenas cualidades un Buda.&lt;/h4&gt;</text:p>
          </table:table-cell>
          <table:table-cell table:formula="of:=&quot;&lt;li&gt;&lt;a href=&quot;&quot;#&quot;&amp;[.H118]&amp;&quot;&quot;&quot;&gt;&quot;&amp;[.G118]&amp;&quot;&lt;/a&gt;&lt;/li&gt;&quot;" office:value-type="string" office:string-value="&lt;li&gt;&lt;a href=&quot;#las-buenas-cualidades-un-buda&quot;&gt;Las buenas cualidades un Buda.&lt;/a&gt;&lt;/li&gt;" calcext:value-type="string">
            <text:p>&lt;li&gt;&lt;a href="#las-buenas-cualidades-un-buda"&gt;Las buenas cualidades un Buda.&lt;/a&gt;&lt;/li&gt;</text:p>
          </table:table-cell>
          <table:table-cell table:formula="of:=COUNTIF([.$H$2:.$H$200];[.H118])" office:value-type="float" office:value="1" calcext:value-type="float">
            <text:p>1</text:p>
          </table:table-cell>
        </table:table-row>
        <table:table-row table:style-name="ro1">
          <table:table-cell office:value-type="float" office:value="262" calcext:value-type="float">
            <text:p>262</text:p>
          </table:table-cell>
          <table:table-cell office:value-type="string" calcext:value-type="string">
            <text:p>SC</text:p>
          </table:table-cell>
          <table:table-cell office:value-type="float" office:value="118" calcext:value-type="float">
            <text:p>118</text:p>
          </table:table-cell>
          <table:table-cell office:value-type="float" office:value="28" calcext:value-type="float">
            <text:p>28</text:p>
          </table:table-cell>
          <table:table-cell table:style-name="ce1" table:formula="of:=NOT(ISERROR( VLOOKUP([.C119];[.D119:.$D$200];1;FALSE())))" office:value-type="boolean" office:boolean-value="false" calcext:value-type="boolean">
            <text:p>FALSO</text:p>
          </table:table-cell>
          <table:table-cell table:style-name="ce4" table:formula="of:=IF([.D119]&gt;0;[.D119]&amp; &quot; - &quot; &amp;[.C119];IF([.E119];[.C119]&amp; &quot; - 00&quot;;&quot;&quot;))" office:value-type="string" office:string-value="28 - 118" calcext:value-type="string">
            <text:p>28 - 118</text:p>
          </table:table-cell>
          <table:table-cell office:value-type="string" calcext:value-type="string">
            <text:p>Explicación de las relaciones del orden directo e inverso.</text:p>
          </table:table-cell>
          <table:table-cell office:value-type="string" calcext:value-type="string">
            <text:p>explicacion-de-las-relaciones-del-orden-directo-e-inverso</text:p>
          </table:table-cell>
          <table:table-cell office:value-type="float" office:value="4" calcext:value-type="float">
            <text:p>4</text:p>
          </table:table-cell>
          <table:table-cell table:formula="of:=SUBSTITUTE(SUBSTITUTE(IF([.I119]=2;tpl_section;SUBSTITUTE(tpl_nivel;&quot;__NIVEL__&quot;;[.I119]));&quot;__ID__&quot;;[.H119]);&quot;__TEMA__&quot;;[.G119])" office:value-type="string" office:string-value="&lt;h4 id=&quot;explicacion-de-las-relaciones-del-orden-directo-e-inverso&quot;&gt;Explicación de las relaciones del orden directo e inverso.&lt;/h4&gt;" calcext:value-type="string">
            <text:p>&lt;h4 id="explicacion-de-las-relaciones-del-orden-directo-e-inverso"&gt;Explicación de las relaciones del orden directo e inverso.&lt;/h4&gt;</text:p>
          </table:table-cell>
          <table:table-cell table:formula="of:=&quot;&lt;li&gt;&lt;a href=&quot;&quot;#&quot;&amp;[.H119]&amp;&quot;&quot;&quot;&gt;&quot;&amp;[.G119]&amp;&quot;&lt;/a&gt;&lt;/li&gt;&quot;" office:value-type="string" office:string-value="&lt;li&gt;&lt;a href=&quot;#explicacion-de-las-relaciones-del-orden-directo-e-inverso&quot;&gt;Explicación de las relaciones del orden directo e inverso.&lt;/a&gt;&lt;/li&gt;" calcext:value-type="string">
            <text:p>&lt;li&gt;&lt;a href="#explicacion-de-las-relaciones-del-orden-directo-e-inverso"&gt;Explicación de las relaciones del orden directo e inverso.&lt;/a&gt;&lt;/li&gt;</text:p>
          </table:table-cell>
          <table:table-cell table:formula="of:=COUNTIF([.$H$2:.$H$200];[.H119])" office:value-type="float" office:value="1" calcext:value-type="float">
            <text:p>1</text:p>
          </table:table-cell>
        </table:table-row>
        <table:table-row table:style-name="ro1" table:number-rows-repeated="81">
          <table:table-cell table:number-columns-repeated="4"/>
          <table:table-cell table:style-name="ce1"/>
          <table:table-cell table:style-name="ce5"/>
          <table:table-cell table:number-columns-repeated="6"/>
        </table:table-row>
        <table:table-row table:style-name="ro1" table:number-rows-repeated="1048375">
          <table:table-cell table:number-columns-repeated="12"/>
        </table:table-row>
        <table:table-row table:style-name="ro1">
          <table:table-cell table:number-columns-repeated="12"/>
        </table:table-row>
        <calcext:conditional-formats>
          <calcext:conditional-format calcext:target-range-address="Temas.E2:Temas.F200">
            <calcext:condition calcext:apply-style-name="Warning" calcext:value="=FALSE()" calcext:base-cell-address="Templates.E2"/>
            <calcext:condition calcext:apply-style-name="Good" calcext:value="=TRUE()" calcext:base-cell-address="Templates.E2"/>
          </calcext:conditional-format>
        </calcext:conditional-formats>
      </table:table>
      <table:table table:name="Templates" table:style-name="ta1">
        <office:forms form:automatic-focus="false" form:apply-design-mode="false"/>
        <table:table-column table:style-name="co10" table:default-cell-style-name="Default"/>
        <table:table-row table:style-name="ro1">
          <table:table-cell office:value-type="string" calcext:value-type="string">
            <text:p>&lt;section&gt;&lt;h2 id="__ID__"&gt;__TEMA__&lt;/h2&gt;&lt;div class="contenido"&gt;&lt;p&gt;&lt;/p&gt;&lt;/div&gt;&lt;/section&gt;</text:p>
          </table:table-cell>
        </table:table-row>
        <table:table-row table:style-name="ro1">
          <table:table-cell office:value-type="string" calcext:value-type="string">
            <text:p>&lt;h__NIVEL__ id="__ID__"&gt;__TEMA__&lt;/h__NIVEL__&gt;</text:p>
          </table:table-cell>
        </table:table-row>
      </table:table>
      <table:named-expressions>
        <table:named-range table:name="tpl_nivel" table:base-cell-address="$Templates.$A$2" table:cell-range-address="$Templates.$A$2"/>
        <table:named-range table:name="tpl_section" table:base-cell-address="$Templates.$A$1" table:cell-range-address="$Templates.$A$1"/>
      </table:named-expressions>
      <table:database-ranges>
        <table:database-range table:name="__Anonymous_Sheet_DB__0" table:target-range-address="Temas.A1:Temas.L119"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2T21:00:44.084282463</meta:creation-date>
    <dc:date>2024-09-24T00:18:36.574822121</dc:date>
    <meta:editing-duration>PT54M20S</meta:editing-duration>
    <meta:editing-cycles>8</meta:editing-cycles>
    <meta:generator>LibreOffice/7.3.7.2$Linux_X86_64 LibreOffice_project/30$Build-2</meta:generator>
    <meta:document-statistic meta:table-count="2" meta:cell-count="1405" meta:object-count="0"/>
  </office:meta>
</office:document-meta>
</file>